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Heading_20_1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margin-top="0cm" fo:border-bottom="#808080 0.053cm solid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margin-top="0cm" style:writing-mode="lr-tb"/>
    </style:style>
    <style:style style:name="P12" style:family="paragraph" style:parent-style-name="Heading_20_2">
      <style:paragraph-properties fo:break-before="auto" fo:margin-top="0.635cm" fo:margin-bottom="0.141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>
      <style:text-properties fo:color="#000099" style:text-underline-style="solid" style:text-underline-color="font-color"/>
    </style:style>
    <style:style style:name="T21_3" style:family="text"/>
    <style:style style:name="T21_4" style:family="text">
      <style:text-properties fo:color="#000099" style:text-underline-style="solid" style:text-underline-color="font-color"/>
    </style:style>
    <style:style style:name="T21_5" style:family="text"/>
    <style:style style:name="T21_6" style:family="text">
      <style:text-properties fo:color="#000099" style:text-underline-style="solid" style:text-underline-color="font-color"/>
    </style:style>
    <style:style style:name="T21_7" style:family="text"/>
    <style:style style:name="T21_8" style:family="text">
      <style:text-properties fo:color="#000099" style:text-underline-style="solid" style:text-underline-color="font-color"/>
    </style:style>
    <style:style style:name="T21_9" style:family="text"/>
    <style:style style:name="T21_10" style:family="text">
      <style:text-properties fo:color="#000099" style:text-underline-style="solid" style:text-underline-color="font-color"/>
    </style:style>
    <style:style style:name="T21_11" style:family="text"/>
    <style:style style:name="T21_12" style:family="text">
      <style:text-properties fo:color="#000099" style:text-underline-style="solid" style:text-underline-color="font-color"/>
    </style:style>
    <style:style style:name="P22" style:family="paragraph" style:parent-style-name="Standard">
      <style:paragraph-properties fo:break-before="auto" fo:margin-top="0cm" fo:margin-bottom="0cm" style:writing-mode="lr-tb"/>
    </style:style>
    <style:style style:name="T22_1" style:family="text"/>
    <style:style style:name="T22_2" style:family="text">
      <style:text-properties fo:color="#000099" style:text-underline-style="solid" style:text-underline-color="font-color"/>
    </style:style>
    <style:style style:name="T22_3" style:family="text"/>
    <style:style style:name="T22_4" style:family="text">
      <style:text-properties fo:color="#000099" style:text-underline-style="solid" style:text-underline-color="font-color"/>
    </style:style>
    <style:style style:name="T22_5" style:family="text"/>
    <style:style style:name="T22_6" style:family="text">
      <style:text-properties fo:color="#000099" style:text-underline-style="solid" style:text-underline-color="font-color"/>
    </style:style>
    <style:style style:name="T22_7" style:family="text"/>
    <style:style style:name="T22_8" style:family="text">
      <style:text-properties fo:color="#000099" style:text-underline-style="solid" style:text-underline-color="font-color"/>
    </style:style>
    <style:style style:name="T22_9" style:family="text"/>
    <style:style style:name="T22_10" style:family="text">
      <style:text-properties fo:color="#000099" style:text-underline-style="solid" style:text-underline-color="font-color"/>
    </style:style>
    <style:style style:name="P23" style:family="paragraph" style:parent-style-name="Standard">
      <style:paragraph-properties fo:break-before="auto" fo:border-bottom="#808080 0.053cm solid" style:writing-mode="lr-tb"/>
    </style:style>
    <style:style style:name="T23_1" style:family="text"/>
    <style:style style:name="T23_2" style:family="text">
      <style:text-properties fo:color="#000099" style:text-underline-style="solid" style:text-underline-color="font-color"/>
    </style:style>
    <style:style style:name="T23_3" style:family="text"/>
    <style:style style:name="T23_4" style:family="text">
      <style:text-properties fo:color="#000099" style:text-underline-style="solid" style:text-underline-color="font-color"/>
    </style:style>
    <style:style style:name="T23_5" style:family="text"/>
    <style:style style:name="T23_6" style:family="text">
      <style:text-properties fo:color="#000099" style:text-underline-style="solid" style:text-underline-color="font-color"/>
    </style:style>
    <style:style style:name="T23_7" style:family="text"/>
    <style:style style:name="T23_8" style:family="text">
      <style:text-properties fo:color="#000099" style:text-underline-style="solid" style:text-underline-color="font-color"/>
    </style:style>
    <style:style style:name="T23_9" style:family="text"/>
    <style:style style:name="T23_10" style:family="text">
      <style:text-properties fo:color="#000099" style:text-underline-style="solid" style:text-underline-color="font-color"/>
    </style:style>
    <style:style style:name="T23_11" style:family="text"/>
    <style:style style:name="T23_12" style:family="text">
      <style:text-properties fo:color="#000099" style:text-underline-style="solid" style:text-underline-color="font-color"/>
    </style:style>
    <style:style style:name="T23_13" style:family="text"/>
    <style:style style:name="T23_14" style:family="text">
      <style:text-properties fo:color="#000099" style:text-underline-style="solid" style:text-underline-color="font-color"/>
    </style:style>
    <style:style style:name="T23_15" style:family="text"/>
    <style:style style:name="T23_16" style:family="text">
      <style:text-properties fo:color="#000099" style:text-underline-style="solid" style:text-underline-color="font-color"/>
    </style:style>
    <style:style style:name="T23_17" style:family="text"/>
    <style:style style:name="T23_18" style:family="text">
      <style:text-properties fo:color="#000099" style:text-underline-style="solid" style:text-underline-color="font-color"/>
    </style:style>
    <style:style style:name="T23_19" style:family="text"/>
    <style:style style:name="T23_20" style:family="text">
      <style:text-properties fo:color="#000099" style:text-underline-style="solid" style:text-underline-color="font-color"/>
    </style:style>
    <style:style style:name="T23_21" style:family="text"/>
    <style:style style:name="T23_22" style:family="text">
      <style:text-properties fo:color="#000099" style:text-underline-style="solid" style:text-underline-color="font-color"/>
    </style:style>
    <style:style style:name="T23_23" style:family="text"/>
    <style:style style:name="T23_24" style:family="text">
      <style:text-properties fo:color="#000099" style:text-underline-style="solid" style:text-underline-color="font-color"/>
    </style:style>
    <style:style style:name="T23_25" style:family="text"/>
    <style:style style:name="T23_26" style:family="text">
      <style:text-properties fo:color="#000099" style:text-underline-style="solid" style:text-underline-color="font-color"/>
    </style:style>
    <style:style style:name="T23_27" style:family="text"/>
    <style:style style:name="T23_28" style:family="text">
      <style:text-properties fo:color="#000099" style:text-underline-style="solid" style:text-underline-color="font-color"/>
    </style:style>
    <style:style style:name="P24" style:family="paragraph" style:parent-style-name="Heading_20_2">
      <style:paragraph-properties fo:break-before="auto" style:writing-mode="lr-tb"/>
    </style:style>
    <style:style style:name="P25" style:family="paragraph" style:parent-style-name="Heading_20_2">
      <style:paragraph-properties fo:break-before="auto" style:writing-mode="lr-tb"/>
    </style:style>
    <style:style style:name="T25_1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P28" style:family="paragraph" style:parent-style-name="Heading_20_2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P30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fo:color="#000099" style:text-underline-style="solid" style:text-underline-color="font-color"/>
    </style:style>
    <style:style style:name="T31_3" style:family="text"/>
    <style:style style:name="T31_4" style:family="text">
      <style:text-properties fo:color="#000099" style:text-underline-style="solid" style:text-underline-color="font-color"/>
    </style:style>
    <style:style style:name="T31_5" style:family="text"/>
    <style:style style:name="T31_6" style:family="text">
      <style:text-properties fo:color="#000099" style:text-underline-style="solid" style:text-underline-color="font-color"/>
    </style:style>
    <style:style style:name="T31_7" style:family="text"/>
    <style:style style:name="T31_8" style:family="text">
      <style:text-properties fo:color="#000099" style:text-underline-style="solid" style:text-underline-color="font-color"/>
    </style:style>
    <style:style style:name="T31_9" style:family="text"/>
    <style:style style:name="T31_10" style:family="text">
      <style:text-properties fo:color="#000099" style:text-underline-style="solid" style:text-underline-color="font-color"/>
    </style:style>
    <style:style style:name="T31_11" style:family="text"/>
    <style:style style:name="T31_12" style:family="text">
      <style:text-properties fo:color="#000099" style:text-underline-style="solid" style:text-underline-color="font-color"/>
    </style:style>
    <style:style style:name="T31_13" style:family="text"/>
    <style:style style:name="T31_14" style:family="text">
      <style:text-properties fo:color="#000099" style:text-underline-style="solid" style:text-underline-color="font-color"/>
    </style:style>
    <style:style style:name="T31_15" style:family="text"/>
    <style:style style:name="T31_16" style:family="text">
      <style:text-properties fo:color="#000099" style:text-underline-style="solid" style:text-underline-color="font-color"/>
    </style:style>
    <style:style style:name="T31_17" style:family="text"/>
    <style:style style:name="T31_18" style:family="text">
      <style:text-properties fo:color="#000099" style:text-underline-style="solid" style:text-underline-color="font-color"/>
    </style:style>
    <style:style style:name="T31_19" style:family="text"/>
    <style:style style:name="T31_20" style:family="text">
      <style:text-properties fo:color="#000099" style:text-underline-style="solid" style:text-underline-color="font-color"/>
    </style:style>
    <style:style style:name="T31_21" style:family="text"/>
    <style:style style:name="T31_22" style:family="text">
      <style:text-properties fo:color="#000099" style:text-underline-style="solid" style:text-underline-color="font-color"/>
    </style:style>
    <style:style style:name="T31_23" style:family="text"/>
    <style:style style:name="T31_24" style:family="text">
      <style:text-properties fo:color="#000099" style:text-underline-style="solid" style:text-underline-color="font-color"/>
    </style:style>
    <style:style style:name="P32" style:family="paragraph" style:parent-style-name="Heading_20_2">
      <style:paragraph-properties fo:break-before="auto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style:writing-mode="lr-tb"/>
    </style:style>
    <style:style style:name="T3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Heading_20_2">
      <style:paragraph-properties fo:break-before="auto" style:writing-mode="lr-tb"/>
    </style:style>
    <style:style style:name="T39_1" style:family="text"/>
    <style:style style:name="P40" style:family="paragraph" style:parent-style-name="Heading_20_3">
      <style:paragraph-properties fo:break-before="auto" style:writing-mode="lr-tb"/>
    </style:style>
    <style:style style:name="T40_1" style:family="text"/>
    <style:style style:name="P41" style:family="paragraph" style:parent-style-name="Standard">
      <style:paragraph-properties fo:break-before="auto" fo:margin-top="0cm" style:writing-mode="lr-tb"/>
    </style:style>
    <style:style style:name="P42" style:family="paragraph" style:parent-style-name="Standard">
      <style:paragraph-properties fo:break-before="auto" fo:margin-top="0cm" fo:margin-bottom="0cm" style:writing-mode="lr-tb"/>
    </style:style>
    <style:style style:name="T42_1" style:family="text"/>
    <style:style style:name="T42_2" style:family="text"/>
    <style:style style:name="P43" style:family="paragraph" style:parent-style-name="Heading_20_3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/>
    <style:style style:name="T50_2" style:family="text"/>
    <style:style style:name="P51" style:family="paragraph" style:parent-style-name="Heading_20_3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fo:background-color="#ffffff" fo:color="#393939" style:font-name="Courier New" style:font-name-asian="Courier New" style:font-name-complex="Courier New"/>
    </style:style>
    <style:style style:name="T55_2" style:family="text">
      <style:text-properties fo:background-color="#ffffff" fo:color="#393939" style:font-name="Courier New" style:font-name-asian="Courier New" style:font-name-complex="Courier New"/>
    </style:style>
    <style:style style:name="T55_3" style:family="text">
      <style:text-properties fo:background-color="#ffffff" fo:color="#393939" style:font-name="Courier New" style:font-name-asian="Courier New" style:font-name-complex="Courier New"/>
    </style:style>
    <style:style style:name="T55_4" style:family="text">
      <style:text-properties fo:background-color="#ffffff" fo:color="#393939" style:font-name="Courier New" style:font-name-asian="Courier New" style:font-name-complex="Courier New"/>
    </style:style>
    <style:style style:name="T55_5" style:family="text">
      <style:text-properties fo:background-color="#ffffff" fo:color="#393939" style:font-name="Courier New" style:font-name-asian="Courier New" style:font-name-complex="Courier New"/>
    </style:style>
    <style:style style:name="T55_6" style:family="text">
      <style:text-properties fo:background-color="#ffffff" fo:color="#393939" style:font-name="Courier New" style:font-name-asian="Courier New" style:font-name-complex="Courier New"/>
    </style:style>
    <style:style style:name="T55_7" style:family="text">
      <style:text-properties fo:background-color="#ffffff" fo:color="#393939" style:font-name="Courier New" style:font-name-asian="Courier New" style:font-name-complex="Courier New"/>
    </style:style>
    <style:style style:name="T55_8" style:family="text">
      <style:text-properties fo:background-color="#ffffff" fo:color="#393939" style:font-name="Courier New" style:font-name-asian="Courier New" style:font-name-complex="Courier New"/>
    </style:style>
    <style:style style:name="T55_9" style:family="text">
      <style:text-properties fo:background-color="#ffffff" fo:color="#393939" style:font-name="Courier New" style:font-name-asian="Courier New" style:font-name-complex="Courier New"/>
    </style:style>
    <style:style style:name="T55_10" style:family="text">
      <style:text-properties fo:background-color="#ffffff" fo:color="#393939" style:font-name="Courier New" style:font-name-asian="Courier New" style:font-name-complex="Courier New"/>
    </style:style>
    <style:style style:name="T55_11" style:family="text">
      <style:text-properties fo:background-color="#ffffff" fo:color="#393939" style:font-name="Courier New" style:font-name-asian="Courier New" style:font-name-complex="Courier New"/>
    </style:style>
    <style:style style:name="T55_12" style:family="text">
      <style:text-properties fo:background-color="#ffffff" fo:color="#393939" style:font-name="Courier New" style:font-name-asian="Courier New" style:font-name-complex="Courier New"/>
    </style:style>
    <style:style style:name="T55_13" style:family="text">
      <style:text-properties fo:background-color="#ffffff" fo:color="#393939" style:font-name="Courier New" style:font-name-asian="Courier New" style:font-name-complex="Courier New"/>
    </style:style>
    <style:style style:name="T55_14" style:family="text">
      <style:text-properties fo:background-color="#ffffff" fo:color="#393939" style:font-name="Courier New" style:font-name-asian="Courier New" style:font-name-complex="Courier New"/>
    </style:style>
    <style:style style:name="T55_15" style:family="text">
      <style:text-properties fo:background-color="#ffffff" fo:color="#393939" style:font-name="Courier New" style:font-name-asian="Courier New" style:font-name-complex="Courier New"/>
    </style:style>
    <style:style style:name="T55_16" style:family="text">
      <style:text-properties fo:background-color="#ffffff" fo:color="#393939" style:font-name="Courier New" style:font-name-asian="Courier New" style:font-name-complex="Courier New"/>
    </style:style>
    <style:style style:name="T55_17" style:family="text">
      <style:text-properties fo:background-color="#ffffff" fo:color="#393939" style:font-name="Courier New" style:font-name-asian="Courier New" style:font-name-complex="Courier New"/>
    </style:style>
    <style:style style:name="T55_18" style:family="text">
      <style:text-properties fo:background-color="#ffffff" fo:color="#393939" style:font-name="Courier New" style:font-name-asian="Courier New" style:font-name-complex="Courier New"/>
    </style:style>
    <style:style style:name="T55_19" style:family="text">
      <style:text-properties fo:background-color="#ffffff" fo:color="#393939" style:font-name="Courier New" style:font-name-asian="Courier New" style:font-name-complex="Courier New"/>
    </style:style>
    <style:style style:name="T55_20" style:family="text">
      <style:text-properties fo:background-color="#ffffff" fo:color="#393939" style:font-name="Courier New" style:font-name-asian="Courier New" style:font-name-complex="Courier New"/>
    </style:style>
    <style:style style:name="T55_21" style:family="text">
      <style:text-properties fo:background-color="#ffffff" fo:color="#393939" style:font-name="Courier New" style:font-name-asian="Courier New" style:font-name-complex="Courier New"/>
    </style:style>
    <style:style style:name="T55_22" style:family="text">
      <style:text-properties fo:background-color="#ffffff" fo:color="#393939" style:font-name="Courier New" style:font-name-asian="Courier New" style:font-name-complex="Courier New"/>
    </style:style>
    <style:style style:name="T55_23" style:family="text">
      <style:text-properties fo:background-color="#ffffff" fo:color="#393939" style:font-name="Courier New" style:font-name-asian="Courier New" style:font-name-complex="Courier New"/>
    </style:style>
    <style:style style:name="T55_24" style:family="text">
      <style:text-properties fo:background-color="#ffffff" fo:color="#393939" style:font-name="Courier New" style:font-name-asian="Courier New" style:font-name-complex="Courier New"/>
    </style:style>
    <style:style style:name="T55_25" style:family="text">
      <style:text-properties fo:background-color="#ffffff" fo:color="#393939" style:font-name="Courier New" style:font-name-asian="Courier New" style:font-name-complex="Courier New"/>
    </style:style>
    <style:style style:name="T55_26" style:family="text">
      <style:text-properties fo:background-color="#ffffff" fo:color="#393939" style:font-name="Courier New" style:font-name-asian="Courier New" style:font-name-complex="Courier New"/>
    </style:style>
    <style:style style:name="T55_27" style:family="text">
      <style:text-properties fo:background-color="#ffffff" fo:color="#393939" style:font-name="Courier New" style:font-name-asian="Courier New" style:font-name-complex="Courier New"/>
    </style:style>
    <style:style style:name="T55_28" style:family="text">
      <style:text-properties fo:background-color="#ffffff" fo:color="#393939" style:font-name="Courier New" style:font-name-asian="Courier New" style:font-name-complex="Courier New"/>
    </style:style>
    <style:style style:name="T55_29" style:family="text">
      <style:text-properties fo:background-color="#ffffff" fo:color="#393939" style:font-name="Courier New" style:font-name-asian="Courier New" style:font-name-complex="Courier New"/>
    </style:style>
    <style:style style:name="T55_30" style:family="text">
      <style:text-properties fo:background-color="#ffffff" fo:color="#393939" style:font-name="Courier New" style:font-name-asian="Courier New" style:font-name-complex="Courier New"/>
    </style:style>
    <style:style style:name="T55_31" style:family="text">
      <style:text-properties fo:background-color="#ffffff" fo:color="#393939" style:font-name="Courier New" style:font-name-asian="Courier New" style:font-name-complex="Courier New"/>
    </style:style>
    <style:style style:name="T55_32" style:family="text">
      <style:text-properties fo:background-color="#ffffff" fo:color="#393939" style:font-name="Courier New" style:font-name-asian="Courier New" style:font-name-complex="Courier New"/>
    </style:style>
    <style:style style:name="T55_33" style:family="text">
      <style:text-properties fo:background-color="#ffffff" fo:color="#393939" style:font-name="Courier New" style:font-name-asian="Courier New" style:font-name-complex="Courier New"/>
    </style:style>
    <style:style style:name="T55_34" style:family="text">
      <style:text-properties fo:background-color="#ffffff" fo:color="#393939" style:font-name="Courier New" style:font-name-asian="Courier New" style:font-name-complex="Courier New"/>
    </style:style>
    <style:style style:name="T55_35" style:family="text">
      <style:text-properties fo:background-color="#ffffff" fo:color="#393939" style:font-name="Courier New" style:font-name-asian="Courier New" style:font-name-complex="Courier New"/>
    </style:style>
    <style:style style:name="T55_36" style:family="text">
      <style:text-properties fo:background-color="#ffffff" fo:color="#393939" style:font-name="Courier New" style:font-name-asian="Courier New" style:font-name-complex="Courier New"/>
    </style:style>
    <style:style style:name="T55_37" style:family="text">
      <style:text-properties fo:background-color="#ffffff" fo:color="#393939" style:font-name="Courier New" style:font-name-asian="Courier New" style:font-name-complex="Courier New"/>
    </style:style>
    <style:style style:name="T55_38" style:family="text">
      <style:text-properties fo:background-color="#ffffff" fo:color="#393939" style:font-name="Courier New" style:font-name-asian="Courier New" style:font-name-complex="Courier New"/>
    </style:style>
    <style:style style:name="T55_39" style:family="text">
      <style:text-properties fo:background-color="#ffffff" fo:color="#393939" style:font-name="Courier New" style:font-name-asian="Courier New" style:font-name-complex="Courier New"/>
    </style:style>
    <style:style style:name="T55_40" style:family="text">
      <style:text-properties fo:background-color="#ffffff" fo:color="#393939" style:font-name="Courier New" style:font-name-asian="Courier New" style:font-name-complex="Courier New"/>
    </style:style>
    <style:style style:name="T55_41" style:family="text">
      <style:text-properties fo:background-color="#ffffff" fo:color="#393939" style:font-name="Courier New" style:font-name-asian="Courier New" style:font-name-complex="Courier New"/>
    </style:style>
    <style:style style:name="T55_42" style:family="text">
      <style:text-properties fo:background-color="#ffffff" fo:color="#393939" style:font-name="Courier New" style:font-name-asian="Courier New" style:font-name-complex="Courier New"/>
    </style:style>
    <style:style style:name="T55_43" style:family="text">
      <style:text-properties fo:background-color="#ffffff" fo:color="#393939" style:font-name="Courier New" style:font-name-asian="Courier New" style:font-name-complex="Courier New"/>
    </style:style>
    <style:style style:name="T55_44" style:family="text">
      <style:text-properties fo:background-color="#ffffff" fo:color="#393939" style:font-name="Courier New" style:font-name-asian="Courier New" style:font-name-complex="Courier New"/>
    </style:style>
    <style:style style:name="T55_45" style:family="text">
      <style:text-properties fo:background-color="#ffffff" fo:color="#393939" style:font-name="Courier New" style:font-name-asian="Courier New" style:font-name-complex="Courier New"/>
    </style:style>
    <style:style style:name="T55_46" style:family="text">
      <style:text-properties fo:background-color="#ffffff" fo:color="#393939" style:font-name="Courier New" style:font-name-asian="Courier New" style:font-name-complex="Courier New"/>
    </style:style>
    <style:style style:name="T55_47" style:family="text">
      <style:text-properties fo:background-color="#ffffff" fo:color="#393939" style:font-name="Courier New" style:font-name-asian="Courier New" style:font-name-complex="Courier New"/>
    </style:style>
    <style:style style:name="T55_48" style:family="text">
      <style:text-properties fo:background-color="#ffffff" fo:color="#393939" style:font-name="Courier New" style:font-name-asian="Courier New" style:font-name-complex="Courier New"/>
    </style:style>
    <style:style style:name="T55_49" style:family="text">
      <style:text-properties fo:background-color="#ffffff" fo:color="#393939" style:font-name="Courier New" style:font-name-asian="Courier New" style:font-name-complex="Courier New"/>
    </style:style>
    <style:style style:name="T55_50" style:family="text">
      <style:text-properties fo:background-color="#ffffff" fo:color="#393939" style:font-name="Courier New" style:font-name-asian="Courier New" style:font-name-complex="Courier New"/>
    </style:style>
    <style:style style:name="T55_51" style:family="text">
      <style:text-properties fo:background-color="#ffffff" fo:color="#393939" style:font-name="Courier New" style:font-name-asian="Courier New" style:font-name-complex="Courier New"/>
    </style:style>
    <style:style style:name="T55_52" style:family="text">
      <style:text-properties fo:background-color="#ffffff" fo:color="#393939" style:font-name="Courier New" style:font-name-asian="Courier New" style:font-name-complex="Courier New"/>
    </style:style>
    <style:style style:name="T55_53" style:family="text">
      <style:text-properties fo:background-color="#ffffff" fo:color="#393939" style:font-name="Courier New" style:font-name-asian="Courier New" style:font-name-complex="Courier New"/>
    </style:style>
    <style:style style:name="T55_54" style:family="text">
      <style:text-properties fo:background-color="#ffffff" fo:color="#393939" style:font-name="Courier New" style:font-name-asian="Courier New" style:font-name-complex="Courier New"/>
    </style:style>
    <style:style style:name="T55_55" style:family="text">
      <style:text-properties fo:background-color="#ffffff" fo:color="#393939" style:font-name="Courier New" style:font-name-asian="Courier New" style:font-name-complex="Courier New"/>
    </style:style>
    <style:style style:name="T55_56" style:family="text">
      <style:text-properties fo:background-color="#ffffff" fo:color="#393939" style:font-name="Courier New" style:font-name-asian="Courier New" style:font-name-complex="Courier New"/>
    </style:style>
    <style:style style:name="T55_57" style:family="text">
      <style:text-properties fo:background-color="#ffffff" fo:color="#393939" style:font-name="Courier New" style:font-name-asian="Courier New" style:font-name-complex="Courier New"/>
    </style:style>
    <style:style style:name="T55_58" style:family="text">
      <style:text-properties fo:background-color="#ffffff" fo:color="#393939" style:font-name="Courier New" style:font-name-asian="Courier New" style:font-name-complex="Courier New"/>
    </style:style>
    <style:style style:name="T55_59" style:family="text">
      <style:text-properties fo:background-color="#ffffff" fo:color="#393939" style:font-name="Courier New" style:font-name-asian="Courier New" style:font-name-complex="Courier New"/>
    </style:style>
    <style:style style:name="T55_60" style:family="text">
      <style:text-properties fo:background-color="#ffffff" fo:color="#393939" style:font-name="Courier New" style:font-name-asian="Courier New" style:font-name-complex="Courier New"/>
    </style:style>
    <style:style style:name="T55_61" style:family="text">
      <style:text-properties fo:background-color="#ffffff" fo:color="#393939" style:font-name="Courier New" style:font-name-asian="Courier New" style:font-name-complex="Courier New"/>
    </style:style>
    <style:style style:name="T55_62" style:family="text">
      <style:text-properties fo:background-color="#ffffff" fo:color="#393939" style:font-name="Courier New" style:font-name-asian="Courier New" style:font-name-complex="Courier New"/>
    </style:style>
    <style:style style:name="T55_63" style:family="text">
      <style:text-properties fo:background-color="#ffffff" fo:color="#393939" style:font-name="Courier New" style:font-name-asian="Courier New" style:font-name-complex="Courier New"/>
    </style:style>
    <style:style style:name="T55_64" style:family="text">
      <style:text-properties fo:background-color="#ffffff" fo:color="#393939" style:font-name="Courier New" style:font-name-asian="Courier New" style:font-name-complex="Courier New"/>
    </style:style>
    <style:style style:name="T55_65" style:family="text">
      <style:text-properties fo:background-color="#ffffff" fo:color="#393939" style:font-name="Courier New" style:font-name-asian="Courier New" style:font-name-complex="Courier New"/>
    </style:style>
    <style:style style:name="T55_66" style:family="text">
      <style:text-properties fo:background-color="#ffffff" fo:color="#393939" style:font-name="Courier New" style:font-name-asian="Courier New" style:font-name-complex="Courier New"/>
    </style:style>
    <style:style style:name="T55_67" style:family="text">
      <style:text-properties fo:background-color="#ffffff" fo:color="#393939" style:font-name="Courier New" style:font-name-asian="Courier New" style:font-name-complex="Courier New"/>
    </style:style>
    <style:style style:name="T55_68" style:family="text">
      <style:text-properties fo:background-color="#ffffff" fo:color="#393939" style:font-name="Courier New" style:font-name-asian="Courier New" style:font-name-complex="Courier New"/>
    </style:style>
    <style:style style:name="T55_69" style:family="text">
      <style:text-properties fo:background-color="#ffffff" fo:color="#393939" style:font-name="Courier New" style:font-name-asian="Courier New" style:font-name-complex="Courier New"/>
    </style:style>
    <style:style style:name="T55_70" style:family="text">
      <style:text-properties fo:background-color="#ffffff" fo:color="#393939" style:font-name="Courier New" style:font-name-asian="Courier New" style:font-name-complex="Courier New"/>
    </style:style>
    <style:style style:name="T55_71" style:family="text">
      <style:text-properties fo:background-color="#ffffff" fo:color="#393939" style:font-name="Courier New" style:font-name-asian="Courier New" style:font-name-complex="Courier New"/>
    </style:style>
    <style:style style:name="T55_72" style:family="text">
      <style:text-properties fo:background-color="#ffffff" fo:color="#393939" style:font-name="Courier New" style:font-name-asian="Courier New" style:font-name-complex="Courier New"/>
    </style:style>
    <style:style style:name="T55_73" style:family="text">
      <style:text-properties fo:background-color="#ffffff" fo:color="#393939" style:font-name="Courier New" style:font-name-asian="Courier New" style:font-name-complex="Courier New"/>
    </style:style>
    <style:style style:name="T55_74" style:family="text">
      <style:text-properties fo:background-color="#ffffff" fo:color="#393939" style:font-name="Courier New" style:font-name-asian="Courier New" style:font-name-complex="Courier New"/>
    </style:style>
    <style:style style:name="T55_75" style:family="text">
      <style:text-properties fo:background-color="#ffffff" fo:color="#393939" style:font-name="Courier New" style:font-name-asian="Courier New" style:font-name-complex="Courier New"/>
    </style:style>
    <style:style style:name="T55_76" style:family="text">
      <style:text-properties fo:background-color="#ffffff" fo:color="#393939" style:font-name="Courier New" style:font-name-asian="Courier New" style:font-name-complex="Courier New"/>
    </style:style>
    <style:style style:name="T55_77" style:family="text">
      <style:text-properties fo:background-color="#ffffff" fo:color="#393939" style:font-name="Courier New" style:font-name-asian="Courier New" style:font-name-complex="Courier New"/>
    </style:style>
    <style:style style:name="T55_78" style:family="text">
      <style:text-properties fo:background-color="#ffffff" fo:color="#393939" style:font-name="Courier New" style:font-name-asian="Courier New" style:font-name-complex="Courier New"/>
    </style:style>
    <style:style style:name="T55_79" style:family="text">
      <style:text-properties fo:background-color="#ffffff" fo:color="#393939" style:font-name="Courier New" style:font-name-asian="Courier New" style:font-name-complex="Courier New"/>
    </style:style>
    <style:style style:name="T55_80" style:family="text">
      <style:text-properties fo:background-color="#ffffff" fo:color="#393939" style:font-name="Courier New" style:font-name-asian="Courier New" style:font-name-complex="Courier New"/>
    </style:style>
    <style:style style:name="T55_81" style:family="text">
      <style:text-properties fo:background-color="#ffffff" fo:color="#393939" style:font-name="Courier New" style:font-name-asian="Courier New" style:font-name-complex="Courier New"/>
    </style:style>
    <style:style style:name="T55_82" style:family="text">
      <style:text-properties fo:background-color="#ffffff" fo:color="#393939" style:font-name="Courier New" style:font-name-asian="Courier New" style:font-name-complex="Courier New"/>
    </style:style>
    <style:style style:name="T55_83" style:family="text">
      <style:text-properties fo:background-color="#ffffff" fo:color="#393939" style:font-name="Courier New" style:font-name-asian="Courier New" style:font-name-complex="Courier New"/>
    </style:style>
    <style:style style:name="T55_84" style:family="text">
      <style:text-properties fo:background-color="#ffffff" fo:color="#393939" style:font-name="Courier New" style:font-name-asian="Courier New" style:font-name-complex="Courier New"/>
    </style:style>
    <style:style style:name="T55_85" style:family="text">
      <style:text-properties fo:background-color="#ffffff" fo:color="#393939" style:font-name="Courier New" style:font-name-asian="Courier New" style:font-name-complex="Courier New"/>
    </style:style>
    <style:style style:name="T55_86" style:family="text">
      <style:text-properties fo:background-color="#ffffff" fo:color="#393939" style:font-name="Courier New" style:font-name-asian="Courier New" style:font-name-complex="Courier New"/>
    </style:style>
    <style:style style:name="T55_87" style:family="text">
      <style:text-properties fo:background-color="#ffffff" fo:color="#393939" style:font-name="Courier New" style:font-name-asian="Courier New" style:font-name-complex="Courier New"/>
    </style:style>
    <style:style style:name="T55_88" style:family="text">
      <style:text-properties fo:background-color="#ffffff" fo:color="#393939" style:font-name="Courier New" style:font-name-asian="Courier New" style:font-name-complex="Courier New"/>
    </style:style>
    <style:style style:name="T55_89" style:family="text">
      <style:text-properties fo:background-color="#ffffff" fo:color="#393939" style:font-name="Courier New" style:font-name-asian="Courier New" style:font-name-complex="Courier New"/>
    </style:style>
    <style:style style:name="T55_90" style:family="text">
      <style:text-properties fo:background-color="#ffffff" fo:color="#393939" style:font-name="Courier New" style:font-name-asian="Courier New" style:font-name-complex="Courier New"/>
    </style:style>
    <style:style style:name="T55_91" style:family="text">
      <style:text-properties fo:background-color="#ffffff" fo:color="#393939" style:font-name="Courier New" style:font-name-asian="Courier New" style:font-name-complex="Courier New"/>
    </style:style>
    <style:style style:name="T55_92" style:family="text">
      <style:text-properties fo:background-color="#ffffff" fo:color="#393939" style:font-name="Courier New" style:font-name-asian="Courier New" style:font-name-complex="Courier New"/>
    </style:style>
    <style:style style:name="T55_93" style:family="text">
      <style:text-properties fo:background-color="#ffffff" fo:color="#393939" style:font-name="Courier New" style:font-name-asian="Courier New" style:font-name-complex="Courier New"/>
    </style:style>
    <style:style style:name="T55_94" style:family="text">
      <style:text-properties fo:background-color="#ffffff" fo:color="#393939" style:font-name="Courier New" style:font-name-asian="Courier New" style:font-name-complex="Courier New"/>
    </style:style>
    <style:style style:name="T55_95" style:family="text">
      <style:text-properties fo:background-color="#ffffff" fo:color="#393939" style:font-name="Courier New" style:font-name-asian="Courier New" style:font-name-complex="Courier New"/>
    </style:style>
    <style:style style:name="T55_96" style:family="text">
      <style:text-properties fo:background-color="#ffffff" fo:color="#393939" style:font-name="Courier New" style:font-name-asian="Courier New" style:font-name-complex="Courier New"/>
    </style:style>
    <style:style style:name="T55_97" style:family="text">
      <style:text-properties fo:background-color="#ffffff" fo:color="#393939" style:font-name="Courier New" style:font-name-asian="Courier New" style:font-name-complex="Courier New"/>
    </style:style>
    <style:style style:name="T55_98" style:family="text">
      <style:text-properties fo:background-color="#ffffff" fo:color="#393939" style:font-name="Courier New" style:font-name-asian="Courier New" style:font-name-complex="Courier New"/>
    </style:style>
    <style:style style:name="T55_99" style:family="text">
      <style:text-properties fo:background-color="#ffffff" fo:color="#393939" style:font-name="Courier New" style:font-name-asian="Courier New" style:font-name-complex="Courier New"/>
    </style:style>
    <style:style style:name="T55_100" style:family="text">
      <style:text-properties fo:background-color="#ffffff" fo:color="#393939" style:font-name="Courier New" style:font-name-asian="Courier New" style:font-name-complex="Courier New"/>
    </style:style>
    <style:style style:name="T55_101" style:family="text">
      <style:text-properties fo:background-color="#ffffff" fo:color="#393939" style:font-name="Courier New" style:font-name-asian="Courier New" style:font-name-complex="Courier New"/>
    </style:style>
    <style:style style:name="T55_102" style:family="text">
      <style:text-properties fo:background-color="#ffffff" fo:color="#393939" style:font-name="Courier New" style:font-name-asian="Courier New" style:font-name-complex="Courier New"/>
    </style:style>
    <style:style style:name="T55_103" style:family="text">
      <style:text-properties fo:background-color="#ffffff" fo:color="#393939" style:font-name="Courier New" style:font-name-asian="Courier New" style:font-name-complex="Courier New"/>
    </style:style>
    <style:style style:name="T55_104" style:family="text">
      <style:text-properties fo:background-color="#ffffff" fo:color="#393939" style:font-name="Courier New" style:font-name-asian="Courier New" style:font-name-complex="Courier New"/>
    </style:style>
    <style:style style:name="T55_105" style:family="text">
      <style:text-properties fo:background-color="#ffffff" fo:color="#393939" style:font-name="Courier New" style:font-name-asian="Courier New" style:font-name-complex="Courier New"/>
    </style:style>
    <style:style style:name="T55_106" style:family="text">
      <style:text-properties fo:background-color="#ffffff" fo:color="#393939" style:font-name="Courier New" style:font-name-asian="Courier New" style:font-name-complex="Courier New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57_1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P61" style:family="paragraph" style:parent-style-name="Heading_20_3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fo:font-style="italic" style:font-style-asian="italic" style:font-style-complex="italic"/>
    </style:style>
    <style:style style:name="T66_2" style:family="text">
      <style:text-properties fo:font-style="italic" style:font-style-asian="italic" style:font-style-complex="italic"/>
    </style:style>
    <style:style style:name="T66_3" style:family="text">
      <style:text-properties fo:font-style="italic" style:font-style-asian="italic" style:font-style-complex="italic"/>
    </style:style>
    <style:style style:name="T66_4" style:family="text">
      <style:text-properties fo:font-style="italic" style:font-style-asian="italic" style:font-style-complex="italic"/>
    </style:style>
    <style:style style:name="P67" style:family="paragraph" style:parent-style-name="Standard">
      <style:paragraph-properties fo:break-before="auto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/>
    </style:style>
    <style:style style:name="T67_6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T68_3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fo:font-style="italic" style:font-style-asian="italic" style:font-style-complex="italic"/>
    </style:style>
    <style:style style:name="T75_2" style:family="text">
      <style:text-properties fo:font-style="italic" style:font-style-asian="italic" style:font-style-complex="italic"/>
    </style:style>
    <style:style style:name="T75_3" style:family="text">
      <style:text-properties fo:font-style="italic" style:font-style-asian="italic" style:font-style-complex="italic"/>
    </style:style>
    <style:style style:name="T75_4" style:family="text">
      <style:text-properties fo:font-style="italic" style:font-style-asian="italic" style:font-style-complex="italic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font-name="Courier New" style:font-name-asian="Courier New" style:font-name-complex="Courier New"/>
    </style:style>
    <style:style style:name="T76_2" style:family="text">
      <style:text-properties style:font-name="Courier New" style:font-name-asian="Courier New" style:font-name-complex="Courier New"/>
    </style:style>
    <style:style style:name="T76_3" style:family="text">
      <style:text-properties style:font-name="Courier New" style:font-name-asian="Courier New" style:font-name-complex="Courier New"/>
    </style:style>
    <style:style style:name="T76_4" style:family="text">
      <style:text-properties style:font-name="Courier New" style:font-name-asian="Courier New" style:font-name-complex="Courier New"/>
    </style:style>
    <style:style style:name="T76_5" style:family="text">
      <style:text-properties style:font-name="Courier New" style:font-name-asian="Courier New" style:font-name-complex="Courier New"/>
    </style:style>
    <style:style style:name="T76_6" style:family="text">
      <style:text-properties style:font-name="Courier New" style:font-name-asian="Courier New" style:font-name-complex="Courier New"/>
    </style:style>
    <style:style style:name="T76_7" style:family="text">
      <style:text-properties style:font-name="Courier New" style:font-name-asian="Courier New" style:font-name-complex="Courier New"/>
    </style:style>
    <style:style style:name="T76_8" style:family="text">
      <style:text-properties style:font-name="Courier New" style:font-name-asian="Courier New" style:font-name-complex="Courier New"/>
    </style:style>
    <style:style style:name="T76_9" style:family="text">
      <style:text-properties style:font-name="Courier New" style:font-name-asian="Courier New" style:font-name-complex="Courier New"/>
    </style:style>
    <style:style style:name="T76_10" style:family="text">
      <style:text-properties style:font-name="Courier New" style:font-name-asian="Courier New" style:font-name-complex="Courier New"/>
    </style:style>
    <style:style style:name="T76_11" style:family="text">
      <style:text-properties style:font-name="Courier New" style:font-name-asian="Courier New" style:font-name-complex="Courier New"/>
    </style:style>
    <style:style style:name="T76_12" style:family="text">
      <style:text-properties style:font-name="Courier New" style:font-name-asian="Courier New" style:font-name-complex="Courier New"/>
    </style:style>
    <style:style style:name="T76_13" style:family="text">
      <style:text-properties style:font-name="Courier New" style:font-name-asian="Courier New" style:font-name-complex="Courier New"/>
    </style:style>
    <style:style style:name="T76_14" style:family="text">
      <style:text-properties style:font-name="Courier New" style:font-name-asian="Courier New" style:font-name-complex="Courier New"/>
    </style:style>
    <style:style style:name="T76_15" style:family="text">
      <style:text-properties style:font-name="Courier New" style:font-name-asian="Courier New" style:font-name-complex="Courier New"/>
    </style:style>
    <style:style style:name="T76_16" style:family="text"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fo:font-style="italic" style:font-style-asian="italic" style:font-style-complex="italic"/>
    </style:style>
    <style:style style:name="T79_2" style:family="text">
      <style:text-properties fo:font-style="italic" style:font-style-asian="italic" style:font-style-complex="italic"/>
    </style:style>
    <style:style style:name="T79_3" style:family="text">
      <style:text-properties fo:font-style="italic" style:font-style-asian="italic" style:font-style-complex="italic"/>
    </style:style>
    <style:style style:name="T79_4" style:family="text">
      <style:text-properties fo:font-style="italic" style:font-style-asian="italic" style:font-style-complex="italic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8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8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80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80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80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80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81" style:family="paragraph" style:parent-style-name="Standard">
      <style:paragraph-properties fo:break-before="auto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4" style:family="paragraph" style:parent-style-name="Heading_20_2">
      <style:paragraph-properties fo:break-before="auto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85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1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6" style:family="paragraph" style:parent-style-name="Standard">
      <style:paragraph-properties fo:break-before="auto" style:writing-mode="lr-tb"/>
    </style:style>
    <style:style style:name="T86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6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7" style:family="paragraph" style:parent-style-name="Standard">
      <style:paragraph-properties fo:break-before="auto" style:writing-mode="lr-tb"/>
    </style:style>
    <style:style style:name="T87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7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7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8" style:family="paragraph" style:parent-style-name="Standard">
      <style:paragraph-properties fo:break-before="auto" style:writing-mode="lr-tb"/>
    </style:style>
    <style:style style:name="T88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8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9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9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91" style:family="paragraph" style:parent-style-name="Standard">
      <style:paragraph-properties fo:break-before="auto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>
      <style:text-properties fo:color="#222222"/>
    </style:style>
    <style:style style:name="T93_2" style:family="text">
      <style:text-properties fo:color="#222222"/>
    </style:style>
    <style:style style:name="T93_3" style:family="text"/>
    <style:style style:name="T93_4" style:family="text">
      <style:text-properties fo:color="#0678be"/>
    </style:style>
    <style:style style:name="T93_5" style:family="text"/>
    <style:style style:name="T93_6" style:family="text">
      <style:text-properties fo:color="#0678be"/>
    </style:style>
    <style:style style:name="T93_7" style:family="text"/>
    <style:style style:name="T93_8" style:family="text">
      <style:text-properties fo:color="#0678be"/>
    </style:style>
    <style:style style:name="T93_9" style:family="text"/>
    <style:style style:name="T93_10" style:family="text">
      <style:text-properties fo:color="#0678be"/>
    </style:style>
    <style:style style:name="T93_11" style:family="text"/>
    <style:style style:name="T93_12" style:family="text">
      <style:text-properties fo:color="#0678be"/>
    </style:style>
    <style:style style:name="T93_13" style:family="text"/>
    <style:style style:name="T93_14" style:family="text">
      <style:text-properties fo:color="#0678be"/>
    </style:style>
    <style:style style:name="T93_15" style:family="text"/>
    <style:style style:name="T93_16" style:family="text">
      <style:text-properties fo:color="#0678be"/>
    </style:style>
    <style:style style:name="T93_17" style:family="text"/>
    <style:style style:name="T93_18" style:family="text">
      <style:text-properties fo:color="#0678be"/>
    </style:style>
    <style:style style:name="T93_19" style:family="text"/>
    <style:style style:name="T93_20" style:family="text">
      <style:text-properties fo:color="#0678be"/>
    </style:style>
    <style:style style:name="T93_21" style:family="text"/>
    <style:style style:name="T93_22" style:family="text">
      <style:text-properties fo:color="#0678be"/>
    </style:style>
    <style:style style:name="T93_23" style:family="text"/>
    <style:style style:name="T93_24" style:family="text">
      <style:text-properties fo:color="#0678be"/>
    </style:style>
    <style:style style:name="T93_25" style:family="text"/>
    <style:style style:name="T93_26" style:family="text">
      <style:text-properties fo:color="#0678be"/>
    </style:style>
    <style:style style:name="T93_27" style:family="text"/>
    <style:style style:name="T93_28" style:family="text">
      <style:text-properties fo:color="#0678be"/>
    </style:style>
    <style:style style:name="T93_29" style:family="text"/>
    <style:style style:name="T93_30" style:family="text">
      <style:text-properties fo:color="#0678be"/>
    </style:style>
    <style:style style:name="T93_31" style:family="text"/>
    <style:style style:name="T93_32" style:family="text">
      <style:text-properties fo:color="#0678be"/>
    </style:style>
    <style:style style:name="T93_33" style:family="text"/>
    <style:style style:name="T93_34" style:family="text">
      <style:text-properties fo:color="#0678be"/>
    </style:style>
    <style:style style:name="T93_35" style:family="text"/>
    <style:style style:name="T93_36" style:family="text">
      <style:text-properties fo:color="#0678be"/>
    </style:style>
    <style:style style:name="T93_37" style:family="text"/>
    <style:style style:name="T93_38" style:family="text">
      <style:text-properties fo:color="#0678be"/>
    </style:style>
    <style:style style:name="T93_39" style:family="text"/>
    <style:style style:name="T93_40" style:family="text">
      <style:text-properties fo:color="#0678be"/>
    </style:style>
    <style:style style:name="T93_41" style:family="text">
      <style:text-properties fo:color="#222222"/>
    </style:style>
    <style:style style:name="P94" style:family="paragraph" style:parent-style-name="Standard">
      <style:paragraph-properties fo:break-before="auto" fo:margin-top="0cm" style:writing-mode="lr-tb"/>
    </style:style>
    <style:style style:name="T94_1" style:family="text">
      <style:text-properties fo:color="#222222"/>
    </style:style>
    <style:style style:name="T94_2" style:family="text">
      <style:text-properties fo:color="#222222"/>
    </style:style>
    <style:style style:name="T94_3" style:family="text">
      <style:text-properties fo:color="#222222"/>
    </style:style>
    <style:style style:name="T94_4" style:family="text">
      <style:text-properties fo:color="#222222"/>
    </style:style>
    <style:style style:name="T94_5" style:family="text">
      <style:text-properties fo:color="#222222"/>
    </style:style>
    <style:style style:name="T94_6" style:family="text">
      <style:text-properties fo:color="#222222"/>
    </style:style>
    <style:style style:name="T94_7" style:family="text">
      <style:text-properties fo:color="#222222"/>
    </style:style>
    <style:style style:name="T94_8" style:family="text">
      <style:text-properties fo:color="#222222"/>
    </style:style>
    <style:style style:name="T94_9" style:family="text">
      <style:text-properties fo:color="#222222"/>
    </style:style>
    <style:style style:name="T94_10" style:family="text">
      <style:text-properties fo:color="#222222"/>
    </style:style>
    <style:style style:name="T94_11" style:family="text">
      <style:text-properties fo:color="#222222"/>
    </style:style>
    <style:style style:name="T94_12" style:family="text">
      <style:text-properties fo:color="#222222"/>
    </style:style>
    <style:style style:name="T94_13" style:family="text">
      <style:text-properties fo:color="#222222"/>
    </style:style>
    <style:style style:name="T94_14" style:family="text">
      <style:text-properties fo:color="#222222"/>
    </style:style>
    <style:style style:name="T94_15" style:family="text">
      <style:text-properties fo:color="#222222"/>
    </style:style>
    <style:style style:name="T94_16" style:family="text">
      <style:text-properties fo:color="#222222"/>
    </style:style>
    <style:style style:name="T94_17" style:family="text">
      <style:text-properties fo:color="#222222"/>
    </style:style>
    <style:style style:name="T94_18" style:family="text">
      <style:text-properties fo:color="#222222"/>
    </style:style>
    <style:style style:name="T94_19" style:family="text">
      <style:text-properties fo:color="#222222"/>
    </style:style>
    <style:style style:name="T94_20" style:family="text">
      <style:text-properties fo:color="#222222"/>
    </style:style>
    <style:style style:name="T94_21" style:family="text">
      <style:text-properties fo:color="#222222"/>
    </style:style>
    <style:style style:name="T94_22" style:family="text">
      <style:text-properties fo:color="#222222"/>
    </style:style>
    <style:style style:name="T94_23" style:family="text">
      <style:text-properties fo:color="#222222"/>
    </style:style>
    <style:style style:name="T94_24" style:family="text">
      <style:text-properties fo:color="#222222"/>
    </style:style>
    <style:style style:name="T94_25" style:family="text">
      <style:text-properties fo:color="#222222"/>
    </style:style>
    <style:style style:name="T94_26" style:family="text">
      <style:text-properties fo:color="#222222"/>
    </style:style>
    <style:style style:name="T94_27" style:family="text">
      <style:text-properties fo:color="#222222"/>
    </style:style>
    <style:style style:name="T94_28" style:family="text">
      <style:text-properties fo:color="#222222"/>
    </style:style>
    <style:style style:name="T94_29" style:family="text"/>
    <style:style style:name="T94_30" style:family="text">
      <style:text-properties fo:color="#0678be"/>
    </style:style>
    <style:style style:name="T94_31" style:family="text"/>
    <style:style style:name="T94_32" style:family="text">
      <style:text-properties fo:color="#0678be"/>
    </style:style>
    <style:style style:name="T94_33" style:family="text"/>
    <style:style style:name="T94_34" style:family="text">
      <style:text-properties fo:color="#0678be"/>
    </style:style>
    <style:style style:name="T94_35" style:family="text">
      <style:text-properties fo:color="#222222"/>
    </style:style>
    <style:style style:name="T94_36" style:family="text">
      <style:text-properties fo:color="#222222"/>
    </style:style>
    <style:style style:name="T94_37" style:family="text">
      <style:text-properties fo:color="#222222"/>
    </style:style>
    <style:style style:name="T94_38" style:family="text">
      <style:text-properties fo:color="#222222"/>
    </style:style>
    <style:style style:name="T94_39" style:family="text">
      <style:text-properties fo:color="#222222"/>
    </style:style>
    <style:style style:name="T94_40" style:family="text">
      <style:text-properties fo:color="#222222"/>
    </style:style>
    <style:style style:name="T94_41" style:family="text">
      <style:text-properties fo:color="#222222"/>
    </style:style>
    <style:style style:name="T94_42" style:family="text">
      <style:text-properties fo:color="#222222"/>
    </style:style>
    <style:style style:name="T94_43" style:family="text">
      <style:text-properties fo:color="#222222"/>
    </style:style>
    <style:style style:name="T94_44" style:family="text">
      <style:text-properties fo:color="#222222"/>
    </style:style>
    <style:style style:name="T94_45" style:family="text">
      <style:text-properties fo:color="#222222"/>
    </style:style>
    <style:style style:name="T94_46" style:family="text">
      <style:text-properties fo:color="#222222"/>
    </style:style>
    <style:style style:name="T94_47" style:family="text">
      <style:text-properties fo:color="#222222"/>
    </style:style>
    <style:style style:name="T94_48" style:family="text">
      <style:text-properties fo:color="#222222"/>
    </style:style>
    <style:style style:name="T94_49" style:family="text">
      <style:text-properties fo:color="#222222"/>
    </style:style>
    <style:style style:name="T94_50" style:family="text">
      <style:text-properties fo:color="#222222"/>
    </style:style>
    <style:style style:name="T94_51" style:family="text">
      <style:text-properties fo:color="#222222"/>
    </style:style>
    <style:style style:name="T94_52" style:family="text">
      <style:text-properties fo:color="#222222"/>
    </style:style>
    <style:style style:name="T94_53" style:family="text">
      <style:text-properties fo:color="#222222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6" style:family="paragraph" style:parent-style-name="Heading_20_3">
      <style:paragraph-properties fo:break-before="auto" style:writing-mode="lr-tb"/>
    </style:style>
    <style:style style:name="T96_1" style:family="text"/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8_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8_3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>
      <style:text-properties fo:color="#000099" style:text-underline-style="solid" style:text-underline-color="font-color"/>
    </style:style>
    <style:style style:name="T104_22" style:family="text"/>
    <style:style style:name="T104_23" style:family="text">
      <style:text-properties fo:color="#000099" style:text-underline-style="solid" style:text-underline-color="font-color"/>
    </style:style>
    <style:style style:name="T104_24" style:family="text"/>
    <style:style style:name="T104_25" style:family="text">
      <style:text-properties fo:color="#000099" style:text-underline-style="solid" style:text-underline-color="font-color"/>
    </style:style>
    <style:style style:name="T104_26" style:family="text"/>
    <style:style style:name="T104_27" style:family="text">
      <style:text-properties fo:color="#000099" style:text-underline-style="solid" style:text-underline-color="font-color"/>
    </style:style>
    <style:style style:name="T104_28" style:family="text"/>
    <style:style style:name="T104_29" style:family="text">
      <style:text-properties fo:color="#000099" style:text-underline-style="solid" style:text-underline-color="font-color"/>
    </style:style>
    <style:style style:name="T104_30" style:family="text"/>
    <style:style style:name="T104_31" style:family="text">
      <style:text-properties fo:color="#000099" style:text-underline-style="solid" style:text-underline-color="font-color"/>
    </style:style>
    <style:style style:name="T104_32" style:family="text"/>
    <style:style style:name="T104_33" style:family="text">
      <style:text-properties fo:color="#000099" style:text-underline-style="solid" style:text-underline-color="font-color"/>
    </style:style>
    <style:style style:name="T104_34" style:family="text"/>
    <style:style style:name="T104_35" style:family="text">
      <style:text-properties fo:color="#000099" style:text-underline-style="solid" style:text-underline-color="font-color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7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/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P115" style:family="paragraph" style:parent-style-name="Heading_20_2">
      <style:paragraph-properties fo:break-before="auto" style:writing-mode="lr-tb"/>
    </style:style>
    <style:style style:name="T115_1" style:family="text"/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P120" style:family="paragraph" style:parent-style-name="Heading_20_2">
      <style:paragraph-properties fo:break-before="auto" style:writing-mode="lr-tb"/>
    </style:style>
    <style:style style:name="T120_1" style:family="text"/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P122" style:family="paragraph" style:parent-style-name="Heading_20_2">
      <style:paragraph-properties fo:break-before="auto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4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5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6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7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5_8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4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5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6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8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8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30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31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31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6" style:family="paragraph" style:parent-style-name="Heading_20_4">
      <style:paragraph-properties fo:break-before="auto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2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3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4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5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6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7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8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9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10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40_11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P146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46_1" style:family="text"/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7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8" style:family="paragraph" style:parent-style-name="Standard">
      <style:paragraph-properties fo:break-before="auto" style:writing-mode="lr-tb"/>
    </style:style>
    <style:style style:name="P149" style:family="paragraph" style:parent-style-name="Standard">
      <style:paragraph-properties fo:break-before="auto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P150" style:family="paragraph" style:parent-style-name="Standard">
      <style:paragraph-properties fo:break-before="auto" style:writing-mode="lr-tb"/>
    </style:style>
    <style:style style:name="T15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51" style:family="paragraph" style:parent-style-name="Standard">
      <style:paragraph-properties fo:break-before="auto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P152" style:family="paragraph" style:parent-style-name="Standard">
      <style:paragraph-properties fo:break-before="auto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P153" style:family="paragraph" style:parent-style-name="Standard">
      <style:paragraph-properties fo:break-before="auto" style:writing-mode="lr-tb"/>
    </style:style>
    <style:style style:name="P154" style:family="paragraph" style:parent-style-name="Standard">
      <style:paragraph-properties fo:break-before="auto" style:writing-mode="lr-tb"/>
    </style:style>
    <style:style style:name="T15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55" style:family="paragraph" style:parent-style-name="Standard">
      <style:paragraph-properties fo:break-before="auto" style:writing-mode="lr-tb"/>
    </style:style>
    <style:style style:name="T15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5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56" style:family="paragraph" style:parent-style-name="Standard">
      <style:paragraph-properties fo:break-before="auto" style:writing-mode="lr-tb"/>
    </style:style>
    <style:style style:name="P157" style:family="paragraph" style:parent-style-name="Standard">
      <style:paragraph-properties fo:break-before="auto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P158" style:family="paragraph" style:parent-style-name="Standard">
      <style:paragraph-properties fo:break-before="auto" style:writing-mode="lr-tb"/>
    </style:style>
    <style:style style:name="T158_1" style:family="text"/>
    <style:style style:name="T158_2" style:family="text"/>
    <style:style style:name="P159" style:family="paragraph" style:parent-style-name="Standard">
      <style:paragraph-properties fo:break-before="auto" style:writing-mode="lr-tb"/>
    </style:style>
    <style:style style:name="T159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9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60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60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60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60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61_2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1_3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1_4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1_5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1_6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1_7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P162" style:family="paragraph" style:parent-style-name="Standard">
      <style:paragraph-properties fo:break-before="auto" style:writing-mode="lr-tb"/>
    </style:style>
    <style:style style:name="T162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64" style:family="paragraph" style:parent-style-name="Heading_20_2">
      <style:paragraph-properties fo:break-before="auto" style:writing-mode="lr-tb"/>
    </style:style>
    <style:style style:name="T164_1" style:family="text"/>
    <style:style style:name="P165" style:family="paragraph" style:parent-style-name="Standard">
      <style:paragraph-properties fo:break-before="auto" style:writing-mode="lr-tb"/>
    </style:style>
    <style:style style:name="T16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5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66" style:family="paragraph" style:parent-style-name="Standard">
      <style:paragraph-properties fo:break-before="auto" style:writing-mode="lr-tb"/>
    </style:style>
    <style:style style:name="T16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7" style:family="paragraph" style:parent-style-name="Standard">
      <style:paragraph-properties fo:break-before="auto" fo:margin-top="0cm" style:writing-mode="lr-tb"/>
    </style:style>
    <style:style style:name="P168" style:family="paragraph" style:parent-style-name="Standard">
      <style:paragraph-properties fo:break-before="auto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9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9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1" style:family="paragraph" style:parent-style-name="Standard">
      <style:paragraph-properties fo:break-before="auto" fo:margin-top="0cm" style:writing-mode="lr-tb"/>
    </style:style>
    <style:style style:name="T171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2" style:family="paragraph" style:parent-style-name="Standard">
      <style:paragraph-properties fo:break-before="auto" fo:margin-top="0cm" style:writing-mode="lr-tb"/>
    </style:style>
    <style:style style:name="T172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3" style:family="paragraph" style:parent-style-name="Standard">
      <style:paragraph-properties fo:break-before="auto" fo:margin-top="0cm" style:writing-mode="lr-tb"/>
    </style:style>
    <style:style style:name="T173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4" style:family="paragraph" style:parent-style-name="Standard">
      <style:paragraph-properties fo:break-before="auto" fo:margin-top="0cm" style:writing-mode="lr-tb"/>
    </style:style>
    <style:style style:name="T174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4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4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5" style:family="paragraph" style:parent-style-name="Standard">
      <style:paragraph-properties fo:break-before="auto" fo:margin-top="0cm" style:writing-mode="lr-tb"/>
    </style:style>
    <style:style style:name="T17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6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7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8" style:family="paragraph" style:parent-style-name="Standard">
      <style:paragraph-properties fo:break-before="auto" fo:margin-top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0" style:family="paragraph" style:parent-style-name="Heading_20_2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P182" style:family="paragraph" style:parent-style-name="Standard">
      <style:paragraph-properties fo:break-before="auto" fo:margin-top="0cm" style:writing-mode="lr-tb"/>
    </style:style>
    <style:style style:name="T182_1" style:family="text"/>
    <style:style style:name="T182_2" style:family="text"/>
    <style:style style:name="P183" style:family="paragraph" style:parent-style-name="Standard">
      <style:paragraph-properties fo:break-before="auto" fo:margin-top="0cm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margin-top="0cm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margin-top="0cm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margin-top="0cm" fo:margin-bottom="0cm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8" style:family="paragraph" style:parent-style-name="Standard">
      <style:paragraph-properties fo:break-before="auto" style:writing-mode="lr-tb"/>
    </style:style>
    <style:style style:name="T18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8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9" style:family="paragraph" style:parent-style-name="Standard">
      <style:paragraph-properties fo:break-before="auto" style:writing-mode="lr-tb"/>
    </style:style>
    <style:style style:name="T189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9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90" style:family="paragraph" style:parent-style-name="Standard">
      <style:paragraph-properties fo:break-before="auto" style:writing-mode="lr-tb"/>
    </style:style>
    <style:style style:name="T190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90_5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90_6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90_7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90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91" style:family="paragraph" style:parent-style-name="Standard">
      <style:paragraph-properties fo:break-before="auto" style:writing-mode="lr-tb"/>
    </style:style>
    <style:style style:name="T191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91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7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92" style:family="paragraph" style:parent-style-name="Standard">
      <style:paragraph-properties fo:break-before="auto" style:writing-mode="lr-tb"/>
    </style:style>
    <style:style style:name="T192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2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2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2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92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2_6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3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94" style:family="paragraph" style:parent-style-name="Heading_20_2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P195" style:family="paragraph" style:parent-style-name="Standard">
      <style:paragraph-properties fo:break-before="auto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P196" style:family="paragraph" style:parent-style-name="Standard">
      <style:paragraph-properties fo:break-before="auto" fo:margin-top="0cm" fo:margin-bottom="0cm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style:writing-mode="lr-tb"/>
    </style:style>
    <style:style style:name="T197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8" style:family="paragraph" style:parent-style-name="Standard">
      <style:paragraph-properties fo:break-before="auto" style:writing-mode="lr-tb"/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9" style:family="paragraph" style:parent-style-name="Standard">
      <style:paragraph-properties fo:break-before="auto" style:writing-mode="lr-tb"/>
    </style:style>
    <style:style style:name="T199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9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9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0" style:family="paragraph" style:parent-style-name="Standard">
      <style:paragraph-properties fo:break-before="auto" style:writing-mode="lr-tb"/>
    </style:style>
    <style:style style:name="T200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0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0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0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0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0_6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0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0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0_9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1" style:family="paragraph" style:parent-style-name="Standard">
      <style:paragraph-properties fo:break-before="auto" style:writing-mode="lr-tb"/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2" style:family="paragraph" style:parent-style-name="Standard">
      <style:paragraph-properties fo:break-before="auto" style:writing-mode="lr-tb"/>
    </style:style>
    <style:style style:name="T202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2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2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3" style:family="paragraph" style:parent-style-name="Standard">
      <style:paragraph-properties fo:break-before="auto" style:writing-mode="lr-tb"/>
    </style:style>
    <style:style style:name="T203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3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1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2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2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2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4" style:family="paragraph" style:parent-style-name="Standard">
      <style:paragraph-properties fo:break-before="auto" style:writing-mode="lr-tb"/>
    </style:style>
    <style:style style:name="T204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4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4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4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4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5" style:family="paragraph" style:parent-style-name="Standard">
      <style:paragraph-properties fo:break-before="auto" fo:margin-top="0cm" fo:margin-bottom="0cm" style:writing-mode="lr-tb"/>
    </style:style>
    <style:style style:name="T205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6" style:family="paragraph" style:parent-style-name="Heading_20_4">
      <style:paragraph-properties fo:break-before="auto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>
      <style:text-properties fo:color="#000099" style:text-underline-style="solid" style:text-underline-color="font-color"/>
    </style:style>
    <style:style style:name="T207_17" style:family="text"/>
    <style:style style:name="T207_18" style:family="text">
      <style:text-properties fo:color="#000099" style:text-underline-style="solid" style:text-underline-color="font-color"/>
    </style:style>
    <style:style style:name="T207_19" style:family="text"/>
    <style:style style:name="T207_20" style:family="text">
      <style:text-properties fo:color="#000099" style:text-underline-style="solid" style:text-underline-color="font-color"/>
    </style:style>
    <style:style style:name="T207_21" style:family="text"/>
    <style:style style:name="T207_22" style:family="text">
      <style:text-properties fo:color="#000099" style:text-underline-style="solid" style:text-underline-color="font-color"/>
    </style:style>
    <style:style style:name="T207_23" style:family="text"/>
    <style:style style:name="T207_24" style:family="text">
      <style:text-properties fo:color="#000099" style:text-underline-style="solid" style:text-underline-color="font-color"/>
    </style:style>
    <style:style style:name="T207_25" style:family="text"/>
    <style:style style:name="T207_26" style:family="text">
      <style:text-properties fo:color="#000099" style:text-underline-style="solid" style:text-underline-color="font-color"/>
    </style:style>
    <style:style style:name="T207_27" style:family="text"/>
    <style:style style:name="T207_28" style:family="text">
      <style:text-properties fo:color="#000099" style:text-underline-style="solid" style:text-underline-color="font-color"/>
    </style:style>
    <style:style style:name="T207_29" style:family="text"/>
    <style:style style:name="T207_30" style:family="text">
      <style:text-properties fo:color="#000099" style:text-underline-style="solid" style:text-underline-color="font-color"/>
    </style:style>
    <style:style style:name="T207_31" style:family="text"/>
    <style:style style:name="T207_32" style:family="text">
      <style:text-properties fo:color="#000099" style:text-underline-style="solid" style:text-underline-color="font-color"/>
    </style:style>
    <style:style style:name="T207_33" style:family="text"/>
    <style:style style:name="T207_34" style:family="text">
      <style:text-properties fo:color="#000099" style:text-underline-style="solid" style:text-underline-color="font-color"/>
    </style:style>
    <style:style style:name="T207_35" style:family="text"/>
    <style:style style:name="T207_36" style:family="text">
      <style:text-properties fo:color="#000099" style:text-underline-style="solid" style:text-underline-color="font-color"/>
    </style:style>
    <style:style style:name="T207_37" style:family="text"/>
    <style:style style:name="T207_38" style:family="text">
      <style:text-properties fo:color="#000099" style:text-underline-style="solid" style:text-underline-color="font-color"/>
    </style:style>
    <style:style style:name="T207_39" style:family="text"/>
    <style:style style:name="T207_40" style:family="text">
      <style:text-properties fo:color="#000099" style:text-underline-style="solid" style:text-underline-color="font-color"/>
    </style:style>
    <style:style style:name="T207_41" style:family="text"/>
    <style:style style:name="T207_42" style:family="text">
      <style:text-properties fo:color="#000099" style:text-underline-style="solid" style:text-underline-color="font-color"/>
    </style:style>
    <style:style style:name="T207_43" style:family="text"/>
    <style:style style:name="T207_44" style:family="text">
      <style:text-properties fo:color="#000099" style:text-underline-style="solid" style:text-underline-color="font-color"/>
    </style:style>
    <style:style style:name="T207_45" style:family="text"/>
    <style:style style:name="T207_46" style:family="text">
      <style:text-properties fo:color="#000099" style:text-underline-style="solid" style:text-underline-color="font-color"/>
    </style:style>
    <style:style style:name="T207_47" style:family="text"/>
    <style:style style:name="T207_48" style:family="text">
      <style:text-properties fo:color="#000099" style:text-underline-style="solid" style:text-underline-color="font-color"/>
    </style:style>
    <style:style style:name="T207_49" style:family="text"/>
    <style:style style:name="P208" style:family="paragraph" style:parent-style-name="Heading_20_2">
      <style:paragraph-properties fo:break-before="auto" style:writing-mode="lr-tb"/>
    </style:style>
    <style:style style:name="T208_1" style:family="text"/>
    <style:style style:name="P209" style:family="paragraph" style:parent-style-name="Standard">
      <style:paragraph-properties fo:break-before="auto" style:writing-mode="lr-tb"/>
    </style:style>
    <style:style style:name="T20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0" style:family="paragraph" style:parent-style-name="Standard">
      <style:paragraph-properties fo:break-before="auto" style:writing-mode="lr-tb"/>
    </style:style>
    <style:style style:name="T210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0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0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0_9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0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1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1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1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1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1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1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1_8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1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1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12" style:family="paragraph" style:parent-style-name="Heading_20_3">
      <style:paragraph-properties fo:break-before="auto" style:writing-mode="lr-tb"/>
    </style:style>
    <style:style style:name="T212_1" style:family="text"/>
    <style:style style:name="P213" style:family="paragraph" style:parent-style-name="Standard">
      <style:paragraph-properties fo:break-before="auto" fo:margin-top="0cm" style:writing-mode="lr-tb"/>
    </style:style>
    <style:style style:name="T21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3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3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3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1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5" style:family="paragraph" style:parent-style-name="Heading_20_2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7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8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9" style:family="paragraph" style:parent-style-name="Heading_20_2">
      <style:paragraph-properties fo:break-before="auto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style:writing-mode="lr-tb"/>
    </style:style>
    <style:style style:name="T220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21" style:family="paragraph" style:parent-style-name="Standard">
      <style:paragraph-properties fo:break-before="auto" fo:border-bottom="#808080 0.053cm solid" style:writing-mode="lr-tb"/>
    </style:style>
    <style:style style:name="T221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1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22" style:family="paragraph" style:parent-style-name="Standard">
      <style:paragraph-properties fo:break-before="auto" fo:margin-top="0cm" style:writing-mode="lr-tb"/>
    </style:style>
    <style:style style:name="P22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23_1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6" style:family="paragraph" style:parent-style-name="Standard">
      <style:paragraph-properties fo:break-before="auto" fo:margin-top="0cm" style:writing-mode="lr-tb"/>
    </style:style>
    <style:style style:name="T226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5" style:family="text"/>
    <style:style style:name="T226_1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17" style:family="text"/>
    <style:style style:name="T226_1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19" style:family="text"/>
    <style:style style:name="T226_20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21" style:family="text"/>
    <style:style style:name="T226_22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23" style:family="text"/>
    <style:style style:name="T226_24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25" style:family="text"/>
    <style:style style:name="T226_2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27" style:family="text"/>
    <style:style style:name="T226_2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6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7" style:family="paragraph" style:parent-style-name="Standard">
      <style:paragraph-properties fo:break-before="auto" fo:margin-top="0cm" style:writing-mode="lr-tb"/>
    </style:style>
    <style:style style:name="T227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8" style:family="paragraph" style:parent-style-name="Standard">
      <style:paragraph-properties fo:break-before="auto" fo:margin-top="0cm" style:writing-mode="lr-tb"/>
    </style:style>
    <style:style style:name="T228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8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P235" style:family="paragraph" style:parent-style-name="Standard">
      <style:paragraph-properties fo:break-before="auto" fo:margin-top="0cm" style:writing-mode="lr-tb"/>
    </style:style>
    <style:style style:name="T235_1" style:family="text"/>
    <style:style style:name="T235_2" style:family="text"/>
    <style:style style:name="P2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P237" style:family="paragraph" style:parent-style-name="Heading_20_3">
      <style:paragraph-properties fo:break-before="auto" style:writing-mode="lr-tb"/>
    </style:style>
    <style:style style:name="T237_1" style:family="text"/>
    <style:style style:name="P238" style:family="paragraph" style:parent-style-name="Standard">
      <style:paragraph-properties fo:break-before="auto" fo:margin-top="0cm" style:writing-mode="lr-tb"/>
    </style:style>
    <style:style style:name="T238_1" style:family="text">
      <style:text-properties fo:background-color="#ffffff" style:font-name="Verdana" style:font-name-asian="Verdana" style:font-name-complex="Verdana"/>
    </style:style>
    <style:style style:name="T238_2" style:family="text">
      <style:text-properties fo:background-color="#ffffff" style:font-name="Verdana" style:font-name-asian="Verdana" style:font-name-complex="Verdana"/>
    </style:style>
    <style:style style:name="T238_3" style:family="text">
      <style:text-properties fo:background-color="#ffffff" style:font-name="Verdana" style:font-name-asian="Verdana" style:font-name-complex="Verdana"/>
    </style:style>
    <style:style style:name="T238_4" style:family="text">
      <style:text-properties fo:background-color="#ffffff" style:font-name="Verdana" style:font-name-asian="Verdana" style:font-name-complex="Verdana"/>
    </style:style>
    <style:style style:name="T238_5" style:family="text">
      <style:text-properties fo:background-color="#ffffff" style:font-name="Verdana" style:font-name-asian="Verdana" style:font-name-complex="Verdana"/>
    </style:style>
    <style:style style:name="T238_6" style:family="text">
      <style:text-properties fo:background-color="#ffffff" style:font-name="Verdana" style:font-name-asian="Verdana" style:font-name-complex="Verdana"/>
    </style:style>
    <style:style style:name="T238_7" style:family="text">
      <style:text-properties fo:background-color="#ffffff" style:font-name="Verdana" style:font-name-asian="Verdana" style:font-name-complex="Verdana"/>
    </style:style>
    <style:style style:name="T238_8" style:family="text">
      <style:text-properties fo:background-color="#ffffff" style:font-name="Verdana" style:font-name-asian="Verdana" style:font-name-complex="Verdana"/>
    </style:style>
    <style:style style:name="T238_9" style:family="text">
      <style:text-properties fo:background-color="#ffffff" style:font-name="Verdana" style:font-name-asian="Verdana" style:font-name-complex="Verdana"/>
    </style:style>
    <style:style style:name="T238_10" style:family="text">
      <style:text-properties fo:background-color="#ffffff" style:font-name="Verdana" style:font-name-asian="Verdana" style:font-name-complex="Verdana"/>
    </style:style>
    <style:style style:name="T238_11" style:family="text">
      <style:text-properties fo:background-color="#ffffff" style:font-name="Verdana" style:font-name-asian="Verdana" style:font-name-complex="Verdana"/>
    </style:style>
    <style:style style:name="T238_12" style:family="text">
      <style:text-properties fo:background-color="#ffffff" style:font-name="Verdana" style:font-name-asian="Verdana" style:font-name-complex="Verdana"/>
    </style:style>
    <style:style style:name="T238_13" style:family="text">
      <style:text-properties fo:background-color="#ffffff" style:font-name="Verdana" style:font-name-asian="Verdana" style:font-name-complex="Verdana"/>
    </style:style>
    <style:style style:name="T238_14" style:family="text">
      <style:text-properties fo:background-color="#ffffff" style:font-name="Verdana" style:font-name-asian="Verdana" style:font-name-complex="Verdana"/>
    </style:style>
    <style:style style:name="T238_15" style:family="text">
      <style:text-properties fo:background-color="#ffffff" style:font-name="Verdana" style:font-name-asian="Verdana" style:font-name-complex="Verdana"/>
    </style:style>
    <style:style style:name="T238_16" style:family="text">
      <style:text-properties fo:background-color="#ffffff" style:font-name="Verdana" style:font-name-asian="Verdana" style:font-name-complex="Verdana"/>
    </style:style>
    <style:style style:name="T238_17" style:family="text">
      <style:text-properties fo:background-color="#ffffff" style:font-name="Verdana" style:font-name-asian="Verdana" style:font-name-complex="Verdana"/>
    </style:style>
    <style:style style:name="T238_18" style:family="text">
      <style:text-properties fo:background-color="#ffffff" style:font-name="Verdana" style:font-name-asian="Verdana" style:font-name-complex="Verdana"/>
    </style:style>
    <style:style style:name="T238_19" style:family="text">
      <style:text-properties fo:background-color="#ffffff" style:font-name="Verdana" style:font-name-asian="Verdana" style:font-name-complex="Verdana"/>
    </style:style>
    <style:style style:name="T238_20" style:family="text">
      <style:text-properties fo:background-color="#ffffff" style:font-name="Verdana" style:font-name-asian="Verdana" style:font-name-complex="Verdana"/>
    </style:style>
    <style:style style:name="T238_21" style:family="text">
      <style:text-properties fo:background-color="#ffffff" style:font-name="Verdana" style:font-name-asian="Verdana" style:font-name-complex="Verdana"/>
    </style:style>
    <style:style style:name="T238_22" style:family="text">
      <style:text-properties fo:background-color="#ffffff" style:font-name="Verdana" style:font-name-asian="Verdana" style:font-name-complex="Verdana"/>
    </style:style>
    <style:style style:name="T238_23" style:family="text">
      <style:text-properties fo:background-color="#ffffff" style:font-name="Verdana" style:font-name-asian="Verdana" style:font-name-complex="Verdana"/>
    </style:style>
    <style:style style:name="T238_24" style:family="text">
      <style:text-properties fo:background-color="#ffffff" style:font-name="Verdana" style:font-name-asian="Verdana" style:font-name-complex="Verdana"/>
    </style:style>
    <style:style style:name="T238_25" style:family="text">
      <style:text-properties fo:background-color="#ffffff" style:font-name="Verdana" style:font-name-asian="Verdana" style:font-name-complex="Verdana"/>
    </style:style>
    <style:style style:name="T238_26" style:family="text">
      <style:text-properties fo:background-color="#ffffff" style:font-name="Verdana" style:font-name-asian="Verdana" style:font-name-complex="Verdana"/>
    </style:style>
    <style:style style:name="T238_27" style:family="text">
      <style:text-properties fo:background-color="#ffffff" style:font-name="Verdana" style:font-name-asian="Verdana" style:font-name-complex="Verdana"/>
    </style:style>
    <style:style style:name="T238_28" style:family="text">
      <style:text-properties fo:background-color="#ffffff" style:font-name="Verdana" style:font-name-asian="Verdana" style:font-name-complex="Verdana"/>
    </style:style>
    <style:style style:name="T238_29" style:family="text">
      <style:text-properties fo:background-color="#ffffff" style:font-name="Verdana" style:font-name-asian="Verdana" style:font-name-complex="Verdana"/>
    </style:style>
    <style:style style:name="T238_30" style:family="text">
      <style:text-properties fo:background-color="#ffffff" style:font-name="Verdana" style:font-name-asian="Verdana" style:font-name-complex="Verdana"/>
    </style:style>
    <style:style style:name="T238_31" style:family="text">
      <style:text-properties fo:background-color="#ffffff" style:font-name="Verdana" style:font-name-asian="Verdana" style:font-name-complex="Verdana"/>
    </style:style>
    <style:style style:name="T238_32" style:family="text">
      <style:text-properties fo:background-color="#ffffff" style:font-name="Verdana" style:font-name-asian="Verdana" style:font-name-complex="Verdana"/>
    </style:style>
    <style:style style:name="T238_33" style:family="text">
      <style:text-properties fo:background-color="#ffffff" style:font-name="Verdana" style:font-name-asian="Verdana" style:font-name-complex="Verdana"/>
    </style:style>
    <style:style style:name="P2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9_1" style:family="text">
      <style:text-properties fo:background-color="#ffffff" style:font-name="Verdana" style:font-name-asian="Verdana" style:font-name-complex="Verdana"/>
    </style:style>
    <style:style style:name="T239_2" style:family="text">
      <style:text-properties fo:background-color="#ffffff" style:font-name="Verdana" style:font-name-asian="Verdana" style:font-name-complex="Verdana"/>
    </style:style>
    <style:style style:name="T239_3" style:family="text">
      <style:text-properties fo:background-color="#ffffff" style:font-name="Verdana" style:font-name-asian="Verdana" style:font-name-complex="Verdana"/>
    </style:style>
    <style:style style:name="T239_4" style:family="text">
      <style:text-properties fo:background-color="#ffffff" style:font-name="Verdana" style:font-name-asian="Verdana" style:font-name-complex="Verdana"/>
    </style:style>
    <style:style style:name="T239_5" style:family="text">
      <style:text-properties fo:background-color="#ffffff" style:font-name="Verdana" style:font-name-asian="Verdana" style:font-name-complex="Verdana"/>
    </style:style>
    <style:style style:name="T239_6" style:family="text">
      <style:text-properties fo:background-color="#ffffff" style:font-name="Verdana" style:font-name-asian="Verdana" style:font-name-complex="Verdana"/>
    </style:style>
    <style:style style:name="T239_7" style:family="text">
      <style:text-properties fo:background-color="#ffffff" style:font-name="Verdana" style:font-name-asian="Verdana" style:font-name-complex="Verdana"/>
    </style:style>
    <style:style style:name="T239_8" style:family="text">
      <style:text-properties fo:background-color="#ffffff" style:font-name="Verdana" style:font-name-asian="Verdana" style:font-name-complex="Verdana"/>
    </style:style>
    <style:style style:name="T239_9" style:family="text">
      <style:text-properties fo:background-color="#ffffff" style:font-name="Verdana" style:font-name-asian="Verdana" style:font-name-complex="Verdana"/>
    </style:style>
    <style:style style:name="T239_10" style:family="text">
      <style:text-properties fo:background-color="#ffffff" style:font-name="Verdana" style:font-name-asian="Verdana" style:font-name-complex="Verdana"/>
    </style:style>
    <style:style style:name="T239_11" style:family="text">
      <style:text-properties fo:background-color="#ffffff" style:font-name="Verdana" style:font-name-asian="Verdana" style:font-name-complex="Verdana"/>
    </style:style>
    <style:style style:name="T239_12" style:family="text">
      <style:text-properties fo:background-color="#ffffff" style:font-name="Verdana" style:font-name-asian="Verdana" style:font-name-complex="Verdana"/>
    </style:style>
    <style:style style:name="T239_13" style:family="text">
      <style:text-properties fo:background-color="#ffffff" style:font-name="Verdana" style:font-name-asian="Verdana" style:font-name-complex="Verdana"/>
    </style:style>
    <style:style style:name="T239_14" style:family="text">
      <style:text-properties fo:background-color="#ffffff" style:font-name="Verdana" style:font-name-asian="Verdana" style:font-name-complex="Verdana"/>
    </style:style>
    <style:style style:name="T239_15" style:family="text">
      <style:text-properties fo:background-color="#ffffff" style:font-name="Verdana" style:font-name-asian="Verdana" style:font-name-complex="Verdana"/>
    </style:style>
    <style:style style:name="T239_16" style:family="text">
      <style:text-properties fo:background-color="#ffffff" style:font-name="Verdana" style:font-name-asian="Verdana" style:font-name-complex="Verdana"/>
    </style:style>
    <style:style style:name="T239_17" style:family="text">
      <style:text-properties fo:background-color="#ffffff" style:font-name="Verdana" style:font-name-asian="Verdana" style:font-name-complex="Verdana"/>
    </style:style>
    <style:style style:name="T239_18" style:family="text">
      <style:text-properties fo:background-color="#ffffff" style:font-name="Verdana" style:font-name-asian="Verdana" style:font-name-complex="Verdana"/>
    </style:style>
    <style:style style:name="T239_19" style:family="text">
      <style:text-properties fo:background-color="#ffffff" style:font-name="Verdana" style:font-name-asian="Verdana" style:font-name-complex="Verdana"/>
    </style:style>
    <style:style style:name="T239_20" style:family="text">
      <style:text-properties fo:background-color="#ffffff" style:font-name="Verdana" style:font-name-asian="Verdana" style:font-name-complex="Verdana"/>
    </style:style>
    <style:style style:name="T239_21" style:family="text">
      <style:text-properties fo:background-color="#ffffff" style:font-name="Verdana" style:font-name-asian="Verdana" style:font-name-complex="Verdana"/>
    </style:style>
    <style:style style:name="T239_22" style:family="text">
      <style:text-properties fo:background-color="#ffffff" style:font-name="Verdana" style:font-name-asian="Verdana" style:font-name-complex="Verdana"/>
    </style:style>
    <style:style style:name="T239_23" style:family="text">
      <style:text-properties fo:background-color="#ffffff" style:font-name="Verdana" style:font-name-asian="Verdana" style:font-name-complex="Verdana"/>
    </style:style>
    <style:style style:name="P240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40_1" style:family="text"/>
    <style:style style:name="P241" style:family="paragraph" style:parent-style-name="Heading_20_3">
      <style:paragraph-properties fo:break-before="auto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P243" style:family="paragraph" style:parent-style-name="Standard">
      <style:paragraph-properties fo:break-before="auto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P2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4_1" style:family="text">
      <style:text-properties fo:background-color="#ffffff" style:font-name="Verdana" style:font-name-asian="Verdana" style:font-name-complex="Verdana"/>
    </style:style>
    <style:style style:name="T244_2" style:family="text">
      <style:text-properties fo:background-color="#ffffff" style:font-name="Verdana" style:font-name-asian="Verdana" style:font-name-complex="Verdana"/>
    </style:style>
    <style:style style:name="T244_3" style:family="text">
      <style:text-properties fo:background-color="#ffffff" style:font-name="Verdana" style:font-name-asian="Verdana" style:font-name-complex="Verdana"/>
    </style:style>
    <style:style style:name="T244_4" style:family="text">
      <style:text-properties fo:background-color="#ffffff" style:font-name="Verdana" style:font-name-asian="Verdana" style:font-name-complex="Verdana"/>
    </style:style>
    <style:style style:name="T244_5" style:family="text">
      <style:text-properties fo:background-color="#ffffff" style:font-name="Verdana" style:font-name-asian="Verdana" style:font-name-complex="Verdana"/>
    </style:style>
    <style:style style:name="T244_6" style:family="text">
      <style:text-properties fo:background-color="#ffffff" style:font-name="Verdana" style:font-name-asian="Verdana" style:font-name-complex="Verdana"/>
    </style:style>
    <style:style style:name="T244_7" style:family="text">
      <style:text-properties fo:background-color="#ffffff" style:font-name="Verdana" style:font-name-asian="Verdana" style:font-name-complex="Verdana"/>
    </style:style>
    <style:style style:name="T244_8" style:family="text">
      <style:text-properties fo:background-color="#ffffff" style:font-name="Verdana" style:font-name-asian="Verdana" style:font-name-complex="Verdana"/>
    </style:style>
    <style:style style:name="T244_9" style:family="text">
      <style:text-properties fo:background-color="#ffffff" style:font-name="Verdana" style:font-name-asian="Verdana" style:font-name-complex="Verdana"/>
    </style:style>
    <style:style style:name="T244_10" style:family="text">
      <style:text-properties fo:background-color="#ffffff" style:font-name="Verdana" style:font-name-asian="Verdana" style:font-name-complex="Verdana"/>
    </style:style>
    <style:style style:name="T244_11" style:family="text">
      <style:text-properties fo:background-color="#ffffff" style:font-name="Verdana" style:font-name-asian="Verdana" style:font-name-complex="Verdana"/>
    </style:style>
    <style:style style:name="T244_12" style:family="text">
      <style:text-properties fo:background-color="#ffffff" style:font-name="Verdana" style:font-name-asian="Verdana" style:font-name-complex="Verdana"/>
    </style:style>
    <style:style style:name="T244_13" style:family="text">
      <style:text-properties fo:background-color="#ffffff" style:font-name="Verdana" style:font-name-asian="Verdana" style:font-name-complex="Verdana"/>
    </style:style>
    <style:style style:name="T244_14" style:family="text">
      <style:text-properties fo:background-color="#ffffff" style:font-name="Verdana" style:font-name-asian="Verdana" style:font-name-complex="Verdana"/>
    </style:style>
    <style:style style:name="T244_15" style:family="text">
      <style:text-properties fo:background-color="#ffffff" style:font-name="Verdana" style:font-name-asian="Verdana" style:font-name-complex="Verdana"/>
    </style:style>
    <style:style style:name="P245" style:family="paragraph" style:parent-style-name="Standard">
      <style:paragraph-properties fo:break-before="auto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P246" style:family="paragraph" style:parent-style-name="Standard">
      <style:paragraph-properties fo:break-before="auto" fo:margin-top="0cm" style:writing-mode="lr-tb"/>
    </style:style>
    <style:style style:name="T246_1" style:family="text">
      <style:text-properties fo:background-color="#ffffff" style:font-name="Verdana" style:font-name-asian="Verdana" style:font-name-complex="Verdana"/>
    </style:style>
    <style:style style:name="T246_2" style:family="text">
      <style:text-properties fo:background-color="#ffffff" style:font-name="Verdana" style:font-name-asian="Verdana" style:font-name-complex="Verdana"/>
    </style:style>
    <style:style style:name="T246_3" style:family="text">
      <style:text-properties fo:background-color="#ffffff" style:font-name="Verdana" style:font-name-asian="Verdana" style:font-name-complex="Verdana"/>
    </style:style>
    <style:style style:name="T246_4" style:family="text">
      <style:text-properties fo:background-color="#ffffff" style:font-name="Verdana" style:font-name-asian="Verdana" style:font-name-complex="Verdana"/>
    </style:style>
    <style:style style:name="T246_5" style:family="text">
      <style:text-properties fo:background-color="#ffffff" style:font-name="Verdana" style:font-name-asian="Verdana" style:font-name-complex="Verdana"/>
    </style:style>
    <style:style style:name="T246_6" style:family="text">
      <style:text-properties fo:background-color="#ffffff" style:font-name="Verdana" style:font-name-asian="Verdana" style:font-name-complex="Verdana"/>
    </style:style>
    <style:style style:name="T246_7" style:family="text">
      <style:text-properties fo:background-color="#ffffff" style:font-name="Verdana" style:font-name-asian="Verdana" style:font-name-complex="Verdana"/>
    </style:style>
    <style:style style:name="T246_8" style:family="text">
      <style:text-properties fo:background-color="#ffffff" style:font-name="Verdana" style:font-name-asian="Verdana" style:font-name-complex="Verdana"/>
    </style:style>
    <style:style style:name="T246_9" style:family="text">
      <style:text-properties fo:background-color="#ffffff" style:font-name="Verdana" style:font-name-asian="Verdana" style:font-name-complex="Verdana"/>
    </style:style>
    <style:style style:name="P247" style:family="paragraph" style:parent-style-name="Standard">
      <style:paragraph-properties fo:break-before="auto" fo:margin-top="0cm" style:writing-mode="lr-tb"/>
    </style:style>
    <style:style style:name="T247_1" style:family="text">
      <style:text-properties fo:background-color="#ffffff" style:font-name="Verdana" style:font-name-asian="Verdana" style:font-name-complex="Verdana"/>
    </style:style>
    <style:style style:name="T247_2" style:family="text">
      <style:text-properties fo:background-color="#ffffff" style:font-name="Verdana" style:font-name-asian="Verdana" style:font-name-complex="Verdana"/>
    </style:style>
    <style:style style:name="T247_3" style:family="text">
      <style:text-properties fo:background-color="#ffffff" style:font-name="Verdana" style:font-name-asian="Verdana" style:font-name-complex="Verdana"/>
    </style:style>
    <style:style style:name="T247_4" style:family="text">
      <style:text-properties fo:background-color="#ffffff" style:font-name="Verdana" style:font-name-asian="Verdana" style:font-name-complex="Verdana"/>
    </style:style>
    <style:style style:name="T247_5" style:family="text">
      <style:text-properties fo:background-color="#ffffff" style:font-name="Verdana" style:font-name-asian="Verdana" style:font-name-complex="Verdana"/>
    </style:style>
    <style:style style:name="T247_6" style:family="text">
      <style:text-properties fo:background-color="#ffffff" style:font-name="Verdana" style:font-name-asian="Verdana" style:font-name-complex="Verdana"/>
    </style:style>
    <style:style style:name="T247_7" style:family="text">
      <style:text-properties fo:background-color="#ffffff" style:font-name="Verdana" style:font-name-asian="Verdana" style:font-name-complex="Verdana"/>
    </style:style>
    <style:style style:name="T247_8" style:family="text">
      <style:text-properties fo:background-color="#ffffff" style:font-name="Verdana" style:font-name-asian="Verdana" style:font-name-complex="Verdana"/>
    </style:style>
    <style:style style:name="T247_9" style:family="text">
      <style:text-properties fo:background-color="#ffffff" style:font-name="Verdana" style:font-name-asian="Verdana" style:font-name-complex="Verdana"/>
    </style:style>
    <style:style style:name="T247_10" style:family="text">
      <style:text-properties fo:background-color="#ffffff" style:font-name="Verdana" style:font-name-asian="Verdana" style:font-name-complex="Verdana"/>
    </style:style>
    <style:style style:name="T247_11" style:family="text">
      <style:text-properties fo:background-color="#ffffff" style:font-name="Verdana" style:font-name-asian="Verdana" style:font-name-complex="Verdana"/>
    </style:style>
    <style:style style:name="T247_12" style:family="text">
      <style:text-properties fo:background-color="#ffffff" style:font-name="Verdana" style:font-name-asian="Verdana" style:font-name-complex="Verdana"/>
    </style:style>
    <style:style style:name="T247_13" style:family="text">
      <style:text-properties fo:background-color="#ffffff" style:font-name="Verdana" style:font-name-asian="Verdana" style:font-name-complex="Verdana"/>
    </style:style>
    <style:style style:name="T247_14" style:family="text">
      <style:text-properties fo:background-color="#ffffff" style:font-name="Verdana" style:font-name-asian="Verdana" style:font-name-complex="Verdana"/>
    </style:style>
    <style:style style:name="T247_15" style:family="text">
      <style:text-properties fo:background-color="#ffffff" style:font-name="Verdana" style:font-name-asian="Verdana" style:font-name-complex="Verdana"/>
    </style:style>
    <style:style style:name="T247_16" style:family="text">
      <style:text-properties fo:background-color="#ffffff" style:font-name="Verdana" style:font-name-asian="Verdana" style:font-name-complex="Verdana"/>
    </style:style>
    <style:style style:name="T247_17" style:family="text">
      <style:text-properties fo:background-color="#ffffff" style:font-name="Verdana" style:font-name-asian="Verdana" style:font-name-complex="Verdana"/>
    </style:style>
    <style:style style:name="T247_18" style:family="text">
      <style:text-properties fo:background-color="#ffffff" style:font-name="Verdana" style:font-name-asian="Verdana" style:font-name-complex="Verdana"/>
    </style:style>
    <style:style style:name="T247_19" style:family="text">
      <style:text-properties fo:background-color="#ffffff" style:font-name="Verdana" style:font-name-asian="Verdana" style:font-name-complex="Verdana"/>
    </style:style>
    <style:style style:name="T247_20" style:family="text">
      <style:text-properties fo:background-color="#ffffff" style:font-name="Verdana" style:font-name-asian="Verdana" style:font-name-complex="Verdana"/>
    </style:style>
    <style:style style:name="T247_21" style:family="text">
      <style:text-properties fo:background-color="#ffffff" style:font-name="Verdana" style:font-name-asian="Verdana" style:font-name-complex="Verdana"/>
    </style:style>
    <style:style style:name="T247_22" style:family="text">
      <style:text-properties fo:background-color="#ffffff" style:font-name="Verdana" style:font-name-asian="Verdana" style:font-name-complex="Verdana"/>
    </style:style>
    <style:style style:name="T247_23" style:family="text">
      <style:text-properties fo:background-color="#ffffff" style:font-name="Verdana" style:font-name-asian="Verdana" style:font-name-complex="Verdana"/>
    </style:style>
    <style:style style:name="T247_24" style:family="text">
      <style:text-properties fo:background-color="#ffffff" style:font-name="Verdana" style:font-name-asian="Verdana" style:font-name-complex="Verdana"/>
    </style:style>
    <style:style style:name="T247_25" style:family="text">
      <style:text-properties fo:background-color="#ffffff" style:font-name="Verdana" style:font-name-asian="Verdana" style:font-name-complex="Verdana"/>
    </style:style>
    <style:style style:name="T247_26" style:family="text">
      <style:text-properties fo:background-color="#ffffff" style:font-name="Verdana" style:font-name-asian="Verdana" style:font-name-complex="Verdana"/>
    </style:style>
    <style:style style:name="T247_27" style:family="text">
      <style:text-properties fo:background-color="#ffffff" style:font-name="Verdana" style:font-name-asian="Verdana" style:font-name-complex="Verdana"/>
    </style:style>
    <style:style style:name="T247_28" style:family="text">
      <style:text-properties fo:background-color="#ffffff" style:font-name="Verdana" style:font-name-asian="Verdana" style:font-name-complex="Verdana"/>
    </style:style>
    <style:style style:name="T247_29" style:family="text">
      <style:text-properties fo:background-color="#ffffff" style:font-name="Verdana" style:font-name-asian="Verdana" style:font-name-complex="Verdana"/>
    </style:style>
    <style:style style:name="T247_30" style:family="text">
      <style:text-properties fo:background-color="#ffffff" style:font-name="Verdana" style:font-name-asian="Verdana" style:font-name-complex="Verdana"/>
    </style:style>
    <style:style style:name="T247_31" style:family="text">
      <style:text-properties fo:background-color="#ffffff" style:font-name="Verdana" style:font-name-asian="Verdana" style:font-name-complex="Verdana"/>
    </style:style>
    <style:style style:name="T247_32" style:family="text">
      <style:text-properties fo:background-color="#ffffff" style:font-name="Verdana" style:font-name-asian="Verdana" style:font-name-complex="Verdana"/>
    </style:style>
    <style:style style:name="P248" style:family="paragraph" style:parent-style-name="Standard">
      <style:paragraph-properties fo:break-before="auto" fo:margin-top="0cm" style:writing-mode="lr-tb"/>
    </style:style>
    <style:style style:name="T248_1" style:family="text">
      <style:text-properties fo:background-color="#ffffff" style:font-name="Verdana" style:font-name-asian="Verdana" style:font-name-complex="Verdana"/>
    </style:style>
    <style:style style:name="T248_2" style:family="text">
      <style:text-properties fo:background-color="#ffffff" style:font-name="Verdana" style:font-name-asian="Verdana" style:font-name-complex="Verdana"/>
    </style:style>
    <style:style style:name="T248_3" style:family="text">
      <style:text-properties fo:background-color="#ffffff" style:font-name="Verdana" style:font-name-asian="Verdana" style:font-name-complex="Verdana"/>
    </style:style>
    <style:style style:name="T248_4" style:family="text">
      <style:text-properties fo:background-color="#ffffff" style:font-name="Verdana" style:font-name-asian="Verdana" style:font-name-complex="Verdana"/>
    </style:style>
    <style:style style:name="T248_5" style:family="text">
      <style:text-properties fo:background-color="#ffffff" style:font-name="Verdana" style:font-name-asian="Verdana" style:font-name-complex="Verdana"/>
    </style:style>
    <style:style style:name="T248_6" style:family="text">
      <style:text-properties fo:background-color="#ffffff" style:font-name="Verdana" style:font-name-asian="Verdana" style:font-name-complex="Verdana"/>
    </style:style>
    <style:style style:name="T248_7" style:family="text">
      <style:text-properties fo:background-color="#ffffff" style:font-name="Verdana" style:font-name-asian="Verdana" style:font-name-complex="Verdana"/>
    </style:style>
    <style:style style:name="T248_8" style:family="text">
      <style:text-properties fo:background-color="#ffffff" style:font-name="Verdana" style:font-name-asian="Verdana" style:font-name-complex="Verdana"/>
    </style:style>
    <style:style style:name="T248_9" style:family="text">
      <style:text-properties fo:background-color="#ffffff" style:font-name="Verdana" style:font-name-asian="Verdana" style:font-name-complex="Verdana"/>
    </style:style>
    <style:style style:name="T248_10" style:family="text">
      <style:text-properties fo:background-color="#ffffff" style:font-name="Verdana" style:font-name-asian="Verdana" style:font-name-complex="Verdana"/>
    </style:style>
    <style:style style:name="T248_11" style:family="text">
      <style:text-properties fo:background-color="#ffffff" style:font-name="Verdana" style:font-name-asian="Verdana" style:font-name-complex="Verdana"/>
    </style:style>
    <style:style style:name="T248_12" style:family="text">
      <style:text-properties fo:background-color="#ffffff" style:font-name="Verdana" style:font-name-asian="Verdana" style:font-name-complex="Verdana"/>
    </style:style>
    <style:style style:name="T248_13" style:family="text">
      <style:text-properties fo:background-color="#ffffff" style:font-name="Verdana" style:font-name-asian="Verdana" style:font-name-complex="Verdana"/>
    </style:style>
    <style:style style:name="T248_14" style:family="text">
      <style:text-properties fo:background-color="#ffffff" style:font-name="Verdana" style:font-name-asian="Verdana" style:font-name-complex="Verdana"/>
    </style:style>
    <style:style style:name="T248_15" style:family="text">
      <style:text-properties fo:background-color="#ffffff" style:font-name="Verdana" style:font-name-asian="Verdana" style:font-name-complex="Verdana"/>
    </style:style>
    <style:style style:name="T248_16" style:family="text">
      <style:text-properties fo:background-color="#ffffff" style:font-name="Verdana" style:font-name-asian="Verdana" style:font-name-complex="Verdana"/>
    </style:style>
    <style:style style:name="T248_17" style:family="text">
      <style:text-properties fo:background-color="#ffffff" style:font-name="Verdana" style:font-name-asian="Verdana" style:font-name-complex="Verdana"/>
    </style:style>
    <style:style style:name="T248_18" style:family="text">
      <style:text-properties fo:background-color="#ffffff" style:font-name="Verdana" style:font-name-asian="Verdana" style:font-name-complex="Verdana"/>
    </style:style>
    <style:style style:name="T248_19" style:family="text">
      <style:text-properties fo:background-color="#ffffff" style:font-name="Verdana" style:font-name-asian="Verdana" style:font-name-complex="Verdana"/>
    </style:style>
    <style:style style:name="T248_20" style:family="text">
      <style:text-properties fo:background-color="#ffffff" style:font-name="Verdana" style:font-name-asian="Verdana" style:font-name-complex="Verdana"/>
    </style:style>
    <style:style style:name="T248_21" style:family="text">
      <style:text-properties fo:background-color="#ffffff" style:font-name="Verdana" style:font-name-asian="Verdana" style:font-name-complex="Verdana"/>
    </style:style>
    <style:style style:name="T248_22" style:family="text">
      <style:text-properties fo:background-color="#ffffff" style:font-name="Verdana" style:font-name-asian="Verdana" style:font-name-complex="Verdana"/>
    </style:style>
    <style:style style:name="T248_23" style:family="text">
      <style:text-properties fo:background-color="#ffffff" style:font-name="Verdana" style:font-name-asian="Verdana" style:font-name-complex="Verdana"/>
    </style:style>
    <style:style style:name="T248_24" style:family="text">
      <style:text-properties fo:background-color="#ffffff" style:font-name="Verdana" style:font-name-asian="Verdana" style:font-name-complex="Verdana"/>
    </style:style>
    <style:style style:name="P249" style:family="paragraph" style:parent-style-name="Standard">
      <style:paragraph-properties fo:break-before="auto" fo:margin-top="0cm" style:writing-mode="lr-tb"/>
    </style:style>
    <style:style style:name="T249_1" style:family="text">
      <style:text-properties fo:background-color="#ffffff" style:font-name="Verdana" style:font-name-asian="Verdana" style:font-name-complex="Verdana"/>
    </style:style>
    <style:style style:name="T249_2" style:family="text">
      <style:text-properties fo:background-color="#ffffff" style:font-name="Verdana" style:font-name-asian="Verdana" style:font-name-complex="Verdana"/>
    </style:style>
    <style:style style:name="T249_3" style:family="text">
      <style:text-properties fo:background-color="#ffffff" style:font-name="Verdana" style:font-name-asian="Verdana" style:font-name-complex="Verdana"/>
    </style:style>
    <style:style style:name="T249_4" style:family="text">
      <style:text-properties fo:background-color="#ffffff" style:font-name="Verdana" style:font-name-asian="Verdana" style:font-name-complex="Verdana"/>
    </style:style>
    <style:style style:name="T249_5" style:family="text">
      <style:text-properties fo:background-color="#ffffff" style:font-name="Verdana" style:font-name-asian="Verdana" style:font-name-complex="Verdana"/>
    </style:style>
    <style:style style:name="T249_6" style:family="text">
      <style:text-properties fo:background-color="#ffffff" style:font-name="Verdana" style:font-name-asian="Verdana" style:font-name-complex="Verdana"/>
    </style:style>
    <style:style style:name="T249_7" style:family="text">
      <style:text-properties fo:background-color="#ffffff" style:font-name="Verdana" style:font-name-asian="Verdana" style:font-name-complex="Verdana"/>
    </style:style>
    <style:style style:name="T249_8" style:family="text">
      <style:text-properties fo:background-color="#ffffff" style:font-name="Verdana" style:font-name-asian="Verdana" style:font-name-complex="Verdana"/>
    </style:style>
    <style:style style:name="T249_9" style:family="text">
      <style:text-properties fo:background-color="#ffffff" style:font-name="Verdana" style:font-name-asian="Verdana" style:font-name-complex="Verdana"/>
    </style:style>
    <style:style style:name="T249_10" style:family="text">
      <style:text-properties fo:background-color="#ffffff" style:font-name="Verdana" style:font-name-asian="Verdana" style:font-name-complex="Verdana"/>
    </style:style>
    <style:style style:name="T249_11" style:family="text">
      <style:text-properties fo:background-color="#ffffff" style:font-name="Verdana" style:font-name-asian="Verdana" style:font-name-complex="Verdana"/>
    </style:style>
    <style:style style:name="T249_12" style:family="text">
      <style:text-properties fo:background-color="#ffffff" style:font-name="Verdana" style:font-name-asian="Verdana" style:font-name-complex="Verdana"/>
    </style:style>
    <style:style style:name="T249_13" style:family="text">
      <style:text-properties fo:background-color="#ffffff" style:font-name="Verdana" style:font-name-asian="Verdana" style:font-name-complex="Verdana"/>
    </style:style>
    <style:style style:name="T249_14" style:family="text">
      <style:text-properties fo:background-color="#ffffff" style:font-name="Verdana" style:font-name-asian="Verdana" style:font-name-complex="Verdana"/>
    </style:style>
    <style:style style:name="T249_15" style:family="text">
      <style:text-properties fo:background-color="#ffffff" style:font-name="Verdana" style:font-name-asian="Verdana" style:font-name-complex="Verdana"/>
    </style:style>
    <style:style style:name="T249_16" style:family="text">
      <style:text-properties fo:background-color="#ffffff" style:font-name="Verdana" style:font-name-asian="Verdana" style:font-name-complex="Verdana"/>
    </style:style>
    <style:style style:name="T249_17" style:family="text">
      <style:text-properties fo:background-color="#ffffff" style:font-name="Verdana" style:font-name-asian="Verdana" style:font-name-complex="Verdana"/>
    </style:style>
    <style:style style:name="T249_18" style:family="text">
      <style:text-properties fo:background-color="#ffffff" style:font-name="Verdana" style:font-name-asian="Verdana" style:font-name-complex="Verdana"/>
    </style:style>
    <style:style style:name="T249_19" style:family="text">
      <style:text-properties fo:background-color="#ffffff" style:font-name="Verdana" style:font-name-asian="Verdana" style:font-name-complex="Verdana"/>
    </style:style>
    <style:style style:name="T249_20" style:family="text">
      <style:text-properties fo:background-color="#ffffff" style:font-name="Verdana" style:font-name-asian="Verdana" style:font-name-complex="Verdana"/>
    </style:style>
    <style:style style:name="T249_21" style:family="text">
      <style:text-properties fo:background-color="#ffffff" style:font-name="Verdana" style:font-name-asian="Verdana" style:font-name-complex="Verdana"/>
    </style:style>
    <style:style style:name="P250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51" style:family="paragraph" style:parent-style-name="Standard">
      <style:paragraph-properties fo:break-before="auto" fo:margin-top="0cm" style:writing-mode="lr-tb"/>
    </style:style>
    <style:style style:name="T251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51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51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52" style:family="paragraph" style:parent-style-name="Standard">
      <style:paragraph-properties fo:break-before="auto" fo:margin-top="0cm" style:writing-mode="lr-tb"/>
    </style:style>
    <style:style style:name="T252_1" style:family="text">
      <style:text-properties fo:background-color="#ffffff" style:font-name="Verdana" style:font-name-asian="Verdana" style:font-name-complex="Verdana"/>
    </style:style>
    <style:style style:name="T252_2" style:family="text">
      <style:text-properties fo:background-color="#ffffff" style:font-name="Verdana" style:font-name-asian="Verdana" style:font-name-complex="Verdana"/>
    </style:style>
    <style:style style:name="T252_3" style:family="text">
      <style:text-properties fo:background-color="#ffffff" style:font-name="Verdana" style:font-name-asian="Verdana" style:font-name-complex="Verdana"/>
    </style:style>
    <style:style style:name="T252_4" style:family="text">
      <style:text-properties fo:background-color="#ffffff" style:font-name="Verdana" style:font-name-asian="Verdana" style:font-name-complex="Verdana"/>
    </style:style>
    <style:style style:name="T252_5" style:family="text">
      <style:text-properties fo:background-color="#ffffff" style:font-name="Verdana" style:font-name-asian="Verdana" style:font-name-complex="Verdana"/>
    </style:style>
    <style:style style:name="T252_6" style:family="text">
      <style:text-properties fo:background-color="#ffffff" style:font-name="Verdana" style:font-name-asian="Verdana" style:font-name-complex="Verdana"/>
    </style:style>
    <style:style style:name="T252_7" style:family="text">
      <style:text-properties fo:background-color="#ffffff" style:font-name="Verdana" style:font-name-asian="Verdana" style:font-name-complex="Verdana"/>
    </style:style>
    <style:style style:name="T252_8" style:family="text">
      <style:text-properties fo:background-color="#ffffff" style:font-name="Verdana" style:font-name-asian="Verdana" style:font-name-complex="Verdana"/>
    </style:style>
    <style:style style:name="T252_9" style:family="text">
      <style:text-properties fo:background-color="#ffffff" style:font-name="Verdana" style:font-name-asian="Verdana" style:font-name-complex="Verdana"/>
    </style:style>
    <style:style style:name="T252_10" style:family="text">
      <style:text-properties fo:background-color="#ffffff" style:font-name="Verdana" style:font-name-asian="Verdana" style:font-name-complex="Verdana"/>
    </style:style>
    <style:style style:name="T252_11" style:family="text">
      <style:text-properties fo:background-color="#ffffff" style:font-name="Verdana" style:font-name-asian="Verdana" style:font-name-complex="Verdana"/>
    </style:style>
    <style:style style:name="T252_12" style:family="text">
      <style:text-properties fo:background-color="#ffffff" style:font-name="Verdana" style:font-name-asian="Verdana" style:font-name-complex="Verdana"/>
    </style:style>
    <style:style style:name="T252_13" style:family="text">
      <style:text-properties fo:background-color="#ffffff" style:font-name="Verdana" style:font-name-asian="Verdana" style:font-name-complex="Verdana"/>
    </style:style>
    <style:style style:name="T252_14" style:family="text">
      <style:text-properties fo:background-color="#ffffff" style:font-name="Verdana" style:font-name-asian="Verdana" style:font-name-complex="Verdana"/>
    </style:style>
    <style:style style:name="T252_15" style:family="text">
      <style:text-properties fo:background-color="#ffffff" style:font-name="Verdana" style:font-name-asian="Verdana" style:font-name-complex="Verdana"/>
    </style:style>
    <style:style style:name="T252_16" style:family="text">
      <style:text-properties fo:background-color="#ffffff" style:font-name="Verdana" style:font-name-asian="Verdana" style:font-name-complex="Verdana"/>
    </style:style>
    <style:style style:name="T252_17" style:family="text">
      <style:text-properties fo:background-color="#ffffff" style:font-name="Verdana" style:font-name-asian="Verdana" style:font-name-complex="Verdana"/>
    </style:style>
    <style:style style:name="T252_18" style:family="text">
      <style:text-properties fo:background-color="#ffffff" style:font-name="Verdana" style:font-name-asian="Verdana" style:font-name-complex="Verdana"/>
    </style:style>
    <style:style style:name="T252_19" style:family="text">
      <style:text-properties fo:background-color="#ffffff" style:font-name="Verdana" style:font-name-asian="Verdana" style:font-name-complex="Verdana"/>
    </style:style>
    <style:style style:name="T252_20" style:family="text">
      <style:text-properties fo:background-color="#ffffff" style:font-name="Verdana" style:font-name-asian="Verdana" style:font-name-complex="Verdana"/>
    </style:style>
    <style:style style:name="T252_21" style:family="text">
      <style:text-properties fo:background-color="#ffffff" style:font-name="Verdana" style:font-name-asian="Verdana" style:font-name-complex="Verdana"/>
    </style:style>
    <style:style style:name="T252_22" style:family="text">
      <style:text-properties fo:background-color="#ffffff" style:font-name="Verdana" style:font-name-asian="Verdana" style:font-name-complex="Verdana"/>
    </style:style>
    <style:style style:name="T252_23" style:family="text">
      <style:text-properties fo:background-color="#ffffff" style:font-name="Verdana" style:font-name-asian="Verdana" style:font-name-complex="Verdana"/>
    </style:style>
    <style:style style:name="T252_24" style:family="text">
      <style:text-properties fo:background-color="#ffffff" style:font-name="Verdana" style:font-name-asian="Verdana" style:font-name-complex="Verdana"/>
    </style:style>
    <style:style style:name="T252_25" style:family="text">
      <style:text-properties fo:background-color="#ffffff" style:font-name="Verdana" style:font-name-asian="Verdana" style:font-name-complex="Verdana"/>
    </style:style>
    <style:style style:name="T252_26" style:family="text">
      <style:text-properties fo:background-color="#ffffff" style:font-name="Verdana" style:font-name-asian="Verdana" style:font-name-complex="Verdana"/>
    </style:style>
    <style:style style:name="T252_27" style:family="text">
      <style:text-properties fo:background-color="#ffffff" style:font-name="Verdana" style:font-name-asian="Verdana" style:font-name-complex="Verdana"/>
    </style:style>
    <style:style style:name="T252_28" style:family="text">
      <style:text-properties fo:background-color="#ffffff" style:font-name="Verdana" style:font-name-asian="Verdana" style:font-name-complex="Verdana"/>
    </style:style>
    <style:style style:name="T252_29" style:family="text">
      <style:text-properties fo:background-color="#ffffff" style:font-name="Verdana" style:font-name-asian="Verdana" style:font-name-complex="Verdana"/>
    </style:style>
    <style:style style:name="T252_30" style:family="text">
      <style:text-properties fo:background-color="#ffffff" style:font-name="Verdana" style:font-name-asian="Verdana" style:font-name-complex="Verdana"/>
    </style:style>
    <style:style style:name="T252_31" style:family="text">
      <style:text-properties fo:background-color="#ffffff" style:font-name="Verdana" style:font-name-asian="Verdana" style:font-name-complex="Verdana"/>
    </style:style>
    <style:style style:name="P253" style:family="paragraph" style:parent-style-name="Standard">
      <style:paragraph-properties fo:break-before="auto" fo:margin-top="0cm" style:writing-mode="lr-tb"/>
    </style:style>
    <style:style style:name="T253_1" style:family="text">
      <style:text-properties fo:background-color="#ffffff" style:font-name="Verdana" style:font-name-asian="Verdana" style:font-name-complex="Verdana"/>
    </style:style>
    <style:style style:name="T253_2" style:family="text">
      <style:text-properties fo:background-color="#ffffff" style:font-name="Verdana" style:font-name-asian="Verdana" style:font-name-complex="Verdana"/>
    </style:style>
    <style:style style:name="T253_3" style:family="text">
      <style:text-properties fo:background-color="#ffffff" style:font-name="Verdana" style:font-name-asian="Verdana" style:font-name-complex="Verdana"/>
    </style:style>
    <style:style style:name="T253_4" style:family="text">
      <style:text-properties fo:background-color="#ffffff" style:font-name="Verdana" style:font-name-asian="Verdana" style:font-name-complex="Verdana"/>
    </style:style>
    <style:style style:name="T253_5" style:family="text">
      <style:text-properties fo:background-color="#ffffff" style:font-name="Verdana" style:font-name-asian="Verdana" style:font-name-complex="Verdana"/>
    </style:style>
    <style:style style:name="T253_6" style:family="text">
      <style:text-properties fo:background-color="#ffffff" style:font-name="Verdana" style:font-name-asian="Verdana" style:font-name-complex="Verdana"/>
    </style:style>
    <style:style style:name="T253_7" style:family="text">
      <style:text-properties fo:background-color="#ffffff" style:font-name="Verdana" style:font-name-asian="Verdana" style:font-name-complex="Verdana"/>
    </style:style>
    <style:style style:name="T253_8" style:family="text">
      <style:text-properties fo:background-color="#ffffff" style:font-name="Verdana" style:font-name-asian="Verdana" style:font-name-complex="Verdana"/>
    </style:style>
    <style:style style:name="T253_9" style:family="text">
      <style:text-properties fo:background-color="#ffffff" style:font-name="Verdana" style:font-name-asian="Verdana" style:font-name-complex="Verdana"/>
    </style:style>
    <style:style style:name="T253_10" style:family="text">
      <style:text-properties fo:background-color="#ffffff" style:font-name="Verdana" style:font-name-asian="Verdana" style:font-name-complex="Verdana"/>
    </style:style>
    <style:style style:name="T253_11" style:family="text">
      <style:text-properties fo:background-color="#ffffff" style:font-name="Verdana" style:font-name-asian="Verdana" style:font-name-complex="Verdana"/>
    </style:style>
    <style:style style:name="P254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55" style:family="paragraph" style:parent-style-name="Standard">
      <style:paragraph-properties fo:break-before="auto" fo:margin-top="0cm" style:writing-mode="lr-tb"/>
    </style:style>
    <style:style style:name="T255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56" style:family="paragraph" style:parent-style-name="Standard">
      <style:paragraph-properties fo:break-before="auto" fo:margin-top="0cm" style:writing-mode="lr-tb"/>
    </style:style>
    <style:style style:name="T256_1" style:family="text">
      <style:text-properties fo:background-color="#ffffff" style:font-name="Verdana" style:font-name-asian="Verdana" style:font-name-complex="Verdana"/>
    </style:style>
    <style:style style:name="T256_2" style:family="text">
      <style:text-properties fo:background-color="#ffffff" style:font-name="Verdana" style:font-name-asian="Verdana" style:font-name-complex="Verdana"/>
    </style:style>
    <style:style style:name="T256_3" style:family="text">
      <style:text-properties fo:background-color="#ffffff" style:font-name="Verdana" style:font-name-asian="Verdana" style:font-name-complex="Verdana"/>
    </style:style>
    <style:style style:name="T256_4" style:family="text">
      <style:text-properties fo:background-color="#ffffff" style:font-name="Verdana" style:font-name-asian="Verdana" style:font-name-complex="Verdana"/>
    </style:style>
    <style:style style:name="T256_5" style:family="text">
      <style:text-properties fo:background-color="#ffffff" style:font-name="Verdana" style:font-name-asian="Verdana" style:font-name-complex="Verdana"/>
    </style:style>
    <style:style style:name="T256_6" style:family="text">
      <style:text-properties fo:background-color="#ffffff" style:font-name="Verdana" style:font-name-asian="Verdana" style:font-name-complex="Verdana"/>
    </style:style>
    <style:style style:name="T256_7" style:family="text">
      <style:text-properties fo:background-color="#ffffff" style:font-name="Verdana" style:font-name-asian="Verdana" style:font-name-complex="Verdana"/>
    </style:style>
    <style:style style:name="T256_8" style:family="text">
      <style:text-properties fo:background-color="#ffffff" style:font-name="Verdana" style:font-name-asian="Verdana" style:font-name-complex="Verdana"/>
    </style:style>
    <style:style style:name="T256_9" style:family="text">
      <style:text-properties fo:background-color="#ffffff" style:font-name="Verdana" style:font-name-asian="Verdana" style:font-name-complex="Verdana"/>
    </style:style>
    <style:style style:name="T256_10" style:family="text">
      <style:text-properties fo:background-color="#ffffff" style:font-name="Verdana" style:font-name-asian="Verdana" style:font-name-complex="Verdana"/>
    </style:style>
    <style:style style:name="T256_11" style:family="text">
      <style:text-properties fo:background-color="#ffffff" style:font-name="Verdana" style:font-name-asian="Verdana" style:font-name-complex="Verdana"/>
    </style:style>
    <style:style style:name="T256_12" style:family="text">
      <style:text-properties fo:background-color="#ffffff" style:font-name="Verdana" style:font-name-asian="Verdana" style:font-name-complex="Verdana"/>
    </style:style>
    <style:style style:name="T256_13" style:family="text">
      <style:text-properties fo:background-color="#ffffff" style:font-name="Verdana" style:font-name-asian="Verdana" style:font-name-complex="Verdana"/>
    </style:style>
    <style:style style:name="T256_14" style:family="text">
      <style:text-properties fo:background-color="#ffffff" style:font-name="Verdana" style:font-name-asian="Verdana" style:font-name-complex="Verdana"/>
    </style:style>
    <style:style style:name="T256_15" style:family="text">
      <style:text-properties fo:background-color="#ffffff" style:font-name="Verdana" style:font-name-asian="Verdana" style:font-name-complex="Verdana"/>
    </style:style>
    <style:style style:name="T256_16" style:family="text">
      <style:text-properties fo:background-color="#ffffff" style:font-name="Verdana" style:font-name-asian="Verdana" style:font-name-complex="Verdana"/>
    </style:style>
    <style:style style:name="T256_17" style:family="text">
      <style:text-properties fo:background-color="#ffffff" style:font-name="Verdana" style:font-name-asian="Verdana" style:font-name-complex="Verdana"/>
    </style:style>
    <style:style style:name="T256_18" style:family="text">
      <style:text-properties fo:background-color="#ffffff" style:font-name="Verdana" style:font-name-asian="Verdana" style:font-name-complex="Verdana"/>
    </style:style>
    <style:style style:name="T256_19" style:family="text">
      <style:text-properties fo:background-color="#ffffff" style:font-name="Verdana" style:font-name-asian="Verdana" style:font-name-complex="Verdana"/>
    </style:style>
    <style:style style:name="T256_20" style:family="text">
      <style:text-properties fo:background-color="#ffffff" style:font-name="Verdana" style:font-name-asian="Verdana" style:font-name-complex="Verdana"/>
    </style:style>
    <style:style style:name="T256_21" style:family="text">
      <style:text-properties fo:background-color="#ffffff" style:font-name="Verdana" style:font-name-asian="Verdana" style:font-name-complex="Verdana"/>
    </style:style>
    <style:style style:name="T256_22" style:family="text">
      <style:text-properties fo:background-color="#ffffff" style:font-name="Verdana" style:font-name-asian="Verdana" style:font-name-complex="Verdana"/>
    </style:style>
    <style:style style:name="T256_23" style:family="text">
      <style:text-properties fo:background-color="#ffffff" style:font-name="Verdana" style:font-name-asian="Verdana" style:font-name-complex="Verdana"/>
    </style:style>
    <style:style style:name="T256_24" style:family="text">
      <style:text-properties fo:background-color="#ffffff" style:font-name="Verdana" style:font-name-asian="Verdana" style:font-name-complex="Verdana"/>
    </style:style>
    <style:style style:name="T256_25" style:family="text">
      <style:text-properties fo:background-color="#ffffff" style:font-name="Verdana" style:font-name-asian="Verdana" style:font-name-complex="Verdana"/>
    </style:style>
    <style:style style:name="P257" style:family="paragraph" style:parent-style-name="Standard">
      <style:paragraph-properties fo:break-before="auto" fo:margin-top="0cm" style:writing-mode="lr-tb"/>
    </style:style>
    <style:style style:name="T257_1" style:family="text">
      <style:text-properties fo:background-color="#ffffff" style:font-name="Verdana" style:font-name-asian="Verdana" style:font-name-complex="Verdana"/>
    </style:style>
    <style:style style:name="T257_2" style:family="text">
      <style:text-properties fo:background-color="#ffffff" style:font-name="Verdana" style:font-name-asian="Verdana" style:font-name-complex="Verdana"/>
    </style:style>
    <style:style style:name="T257_3" style:family="text">
      <style:text-properties fo:background-color="#ffffff" style:font-name="Verdana" style:font-name-asian="Verdana" style:font-name-complex="Verdana"/>
    </style:style>
    <style:style style:name="T257_4" style:family="text">
      <style:text-properties fo:background-color="#ffffff" style:font-name="Verdana" style:font-name-asian="Verdana" style:font-name-complex="Verdana"/>
    </style:style>
    <style:style style:name="T257_5" style:family="text">
      <style:text-properties fo:background-color="#ffffff" style:font-name="Verdana" style:font-name-asian="Verdana" style:font-name-complex="Verdana"/>
    </style:style>
    <style:style style:name="T257_6" style:family="text">
      <style:text-properties fo:background-color="#ffffff" style:font-name="Verdana" style:font-name-asian="Verdana" style:font-name-complex="Verdana"/>
    </style:style>
    <style:style style:name="T257_7" style:family="text">
      <style:text-properties fo:background-color="#ffffff" style:font-name="Verdana" style:font-name-asian="Verdana" style:font-name-complex="Verdana"/>
    </style:style>
    <style:style style:name="T257_8" style:family="text">
      <style:text-properties fo:background-color="#ffffff" style:font-name="Verdana" style:font-name-asian="Verdana" style:font-name-complex="Verdana"/>
    </style:style>
    <style:style style:name="T257_9" style:family="text">
      <style:text-properties fo:background-color="#ffffff" style:font-name="Verdana" style:font-name-asian="Verdana" style:font-name-complex="Verdana"/>
    </style:style>
    <style:style style:name="P258" style:family="paragraph" style:parent-style-name="Standard">
      <style:paragraph-properties fo:break-before="auto" fo:margin-top="0cm" style:writing-mode="lr-tb"/>
    </style:style>
    <style:style style:name="T258_1" style:family="text">
      <style:text-properties fo:background-color="#ffffff" style:font-name="Verdana" style:font-name-asian="Verdana" style:font-name-complex="Verdana"/>
    </style:style>
    <style:style style:name="T258_2" style:family="text">
      <style:text-properties fo:background-color="#ffffff" style:font-name="Verdana" style:font-name-asian="Verdana" style:font-name-complex="Verdana"/>
    </style:style>
    <style:style style:name="T258_3" style:family="text">
      <style:text-properties fo:background-color="#ffffff" style:font-name="Verdana" style:font-name-asian="Verdana" style:font-name-complex="Verdana"/>
    </style:style>
    <style:style style:name="T258_4" style:family="text">
      <style:text-properties fo:background-color="#ffffff" style:font-name="Verdana" style:font-name-asian="Verdana" style:font-name-complex="Verdana"/>
    </style:style>
    <style:style style:name="T258_5" style:family="text">
      <style:text-properties fo:background-color="#ffffff" style:font-name="Verdana" style:font-name-asian="Verdana" style:font-name-complex="Verdana"/>
    </style:style>
    <style:style style:name="T258_6" style:family="text">
      <style:text-properties fo:background-color="#ffffff" style:font-name="Verdana" style:font-name-asian="Verdana" style:font-name-complex="Verdana"/>
    </style:style>
    <style:style style:name="T258_7" style:family="text">
      <style:text-properties fo:background-color="#ffffff" style:font-name="Verdana" style:font-name-asian="Verdana" style:font-name-complex="Verdana"/>
    </style:style>
    <style:style style:name="T258_8" style:family="text">
      <style:text-properties fo:background-color="#ffffff" style:font-name="Verdana" style:font-name-asian="Verdana" style:font-name-complex="Verdana"/>
    </style:style>
    <style:style style:name="T258_9" style:family="text">
      <style:text-properties fo:background-color="#ffffff" style:font-name="Verdana" style:font-name-asian="Verdana" style:font-name-complex="Verdana"/>
    </style:style>
    <style:style style:name="T258_10" style:family="text">
      <style:text-properties fo:background-color="#ffffff" style:font-name="Verdana" style:font-name-asian="Verdana" style:font-name-complex="Verdana"/>
    </style:style>
    <style:style style:name="T258_11" style:family="text">
      <style:text-properties fo:background-color="#ffffff" style:font-name="Verdana" style:font-name-asian="Verdana" style:font-name-complex="Verdana"/>
    </style:style>
    <style:style style:name="T258_12" style:family="text">
      <style:text-properties fo:background-color="#ffffff" style:font-name="Verdana" style:font-name-asian="Verdana" style:font-name-complex="Verdana"/>
    </style:style>
    <style:style style:name="T258_13" style:family="text">
      <style:text-properties fo:background-color="#ffffff" style:font-name="Verdana" style:font-name-asian="Verdana" style:font-name-complex="Verdana"/>
    </style:style>
    <style:style style:name="T258_14" style:family="text">
      <style:text-properties fo:background-color="#ffffff" style:font-name="Verdana" style:font-name-asian="Verdana" style:font-name-complex="Verdana"/>
    </style:style>
    <style:style style:name="T258_15" style:family="text">
      <style:text-properties fo:background-color="#ffffff" style:font-name="Verdana" style:font-name-asian="Verdana" style:font-name-complex="Verdana"/>
    </style:style>
    <style:style style:name="T258_16" style:family="text">
      <style:text-properties fo:background-color="#ffffff" style:font-name="Verdana" style:font-name-asian="Verdana" style:font-name-complex="Verdana"/>
    </style:style>
    <style:style style:name="T258_17" style:family="text">
      <style:text-properties fo:background-color="#ffffff" style:font-name="Verdana" style:font-name-asian="Verdana" style:font-name-complex="Verdana"/>
    </style:style>
    <style:style style:name="T258_18" style:family="text">
      <style:text-properties fo:background-color="#ffffff" style:font-name="Verdana" style:font-name-asian="Verdana" style:font-name-complex="Verdana"/>
    </style:style>
    <style:style style:name="T258_19" style:family="text">
      <style:text-properties fo:background-color="#ffffff" style:font-name="Verdana" style:font-name-asian="Verdana" style:font-name-complex="Verdana"/>
    </style:style>
    <style:style style:name="P259" style:family="paragraph" style:parent-style-name="Standard">
      <style:paragraph-properties fo:break-before="auto" fo:margin-top="0cm" style:writing-mode="lr-tb"/>
    </style:style>
    <style:style style:name="T259_1" style:family="text">
      <style:text-properties fo:background-color="#ffffff" style:font-name="Verdana" style:font-name-asian="Verdana" style:font-name-complex="Verdana"/>
    </style:style>
    <style:style style:name="T259_2" style:family="text">
      <style:text-properties fo:background-color="#ffffff" style:font-name="Verdana" style:font-name-asian="Verdana" style:font-name-complex="Verdana"/>
    </style:style>
    <style:style style:name="T259_3" style:family="text">
      <style:text-properties fo:background-color="#ffffff" style:font-name="Verdana" style:font-name-asian="Verdana" style:font-name-complex="Verdana"/>
    </style:style>
    <style:style style:name="T259_4" style:family="text">
      <style:text-properties fo:background-color="#ffffff" style:font-name="Verdana" style:font-name-asian="Verdana" style:font-name-complex="Verdana"/>
    </style:style>
    <style:style style:name="T259_5" style:family="text">
      <style:text-properties fo:background-color="#ffffff" style:font-name="Verdana" style:font-name-asian="Verdana" style:font-name-complex="Verdana"/>
    </style:style>
    <style:style style:name="T259_6" style:family="text">
      <style:text-properties fo:background-color="#ffffff" style:font-name="Verdana" style:font-name-asian="Verdana" style:font-name-complex="Verdana"/>
    </style:style>
    <style:style style:name="T259_7" style:family="text">
      <style:text-properties fo:background-color="#ffffff" style:font-name="Verdana" style:font-name-asian="Verdana" style:font-name-complex="Verdana"/>
    </style:style>
    <style:style style:name="T259_8" style:family="text">
      <style:text-properties fo:background-color="#ffffff" style:font-name="Verdana" style:font-name-asian="Verdana" style:font-name-complex="Verdana"/>
    </style:style>
    <style:style style:name="P260" style:family="paragraph" style:parent-style-name="Standard">
      <style:paragraph-properties fo:break-before="auto" fo:margin-top="0cm" style:writing-mode="lr-tb"/>
    </style:style>
    <style:style style:name="T260_1" style:family="text">
      <style:text-properties fo:background-color="#ffffff" style:font-name="Verdana" style:font-name-asian="Verdana" style:font-name-complex="Verdana"/>
    </style:style>
    <style:style style:name="T260_2" style:family="text">
      <style:text-properties fo:background-color="#ffffff" style:font-name="Verdana" style:font-name-asian="Verdana" style:font-name-complex="Verdana"/>
    </style:style>
    <style:style style:name="T260_3" style:family="text">
      <style:text-properties fo:background-color="#ffffff" style:font-name="Verdana" style:font-name-asian="Verdana" style:font-name-complex="Verdana"/>
    </style:style>
    <style:style style:name="T260_4" style:family="text">
      <style:text-properties fo:background-color="#ffffff" style:font-name="Verdana" style:font-name-asian="Verdana" style:font-name-complex="Verdana"/>
    </style:style>
    <style:style style:name="T260_5" style:family="text">
      <style:text-properties fo:background-color="#ffffff" style:font-name="Verdana" style:font-name-asian="Verdana" style:font-name-complex="Verdana"/>
    </style:style>
    <style:style style:name="T260_6" style:family="text">
      <style:text-properties fo:background-color="#ffffff" style:font-name="Verdana" style:font-name-asian="Verdana" style:font-name-complex="Verdana"/>
    </style:style>
    <style:style style:name="T260_7" style:family="text">
      <style:text-properties fo:background-color="#ffffff" style:font-name="Verdana" style:font-name-asian="Verdana" style:font-name-complex="Verdana"/>
    </style:style>
    <style:style style:name="T260_8" style:family="text">
      <style:text-properties fo:background-color="#ffffff" style:font-name="Verdana" style:font-name-asian="Verdana" style:font-name-complex="Verdana"/>
    </style:style>
    <style:style style:name="T260_9" style:family="text">
      <style:text-properties fo:background-color="#ffffff" style:font-name="Verdana" style:font-name-asian="Verdana" style:font-name-complex="Verdana"/>
    </style:style>
    <style:style style:name="T260_10" style:family="text">
      <style:text-properties fo:background-color="#ffffff" style:font-name="Verdana" style:font-name-asian="Verdana" style:font-name-complex="Verdana"/>
    </style:style>
    <style:style style:name="T260_11" style:family="text">
      <style:text-properties fo:background-color="#ffffff" style:font-name="Verdana" style:font-name-asian="Verdana" style:font-name-complex="Verdana"/>
    </style:style>
    <style:style style:name="T260_12" style:family="text">
      <style:text-properties fo:background-color="#ffffff" style:font-name="Verdana" style:font-name-asian="Verdana" style:font-name-complex="Verdana"/>
    </style:style>
    <style:style style:name="T260_13" style:family="text">
      <style:text-properties fo:background-color="#ffffff" style:font-name="Verdana" style:font-name-asian="Verdana" style:font-name-complex="Verdana"/>
    </style:style>
    <style:style style:name="T260_14" style:family="text">
      <style:text-properties fo:background-color="#ffffff" style:font-name="Verdana" style:font-name-asian="Verdana" style:font-name-complex="Verdana"/>
    </style:style>
    <style:style style:name="T260_15" style:family="text">
      <style:text-properties fo:background-color="#ffffff" style:font-name="Verdana" style:font-name-asian="Verdana" style:font-name-complex="Verdana"/>
    </style:style>
    <style:style style:name="T260_16" style:family="text">
      <style:text-properties fo:background-color="#ffffff" style:font-name="Verdana" style:font-name-asian="Verdana" style:font-name-complex="Verdana"/>
    </style:style>
    <style:style style:name="T260_17" style:family="text">
      <style:text-properties fo:background-color="#ffffff" style:font-name="Verdana" style:font-name-asian="Verdana" style:font-name-complex="Verdana"/>
    </style:style>
    <style:style style:name="T260_18" style:family="text">
      <style:text-properties fo:background-color="#ffffff" style:font-name="Verdana" style:font-name-asian="Verdana" style:font-name-complex="Verdana"/>
    </style:style>
    <style:style style:name="T260_19" style:family="text">
      <style:text-properties fo:background-color="#ffffff" style:font-name="Verdana" style:font-name-asian="Verdana" style:font-name-complex="Verdana"/>
    </style:style>
    <style:style style:name="T260_20" style:family="text">
      <style:text-properties fo:background-color="#ffffff" style:font-name="Verdana" style:font-name-asian="Verdana" style:font-name-complex="Verdana"/>
    </style:style>
    <style:style style:name="T260_21" style:family="text">
      <style:text-properties fo:background-color="#ffffff" style:font-name="Verdana" style:font-name-asian="Verdana" style:font-name-complex="Verdana"/>
    </style:style>
    <style:style style:name="T260_22" style:family="text">
      <style:text-properties fo:background-color="#ffffff" style:font-name="Verdana" style:font-name-asian="Verdana" style:font-name-complex="Verdana"/>
    </style:style>
    <style:style style:name="T260_23" style:family="text">
      <style:text-properties fo:background-color="#ffffff" style:font-name="Verdana" style:font-name-asian="Verdana" style:font-name-complex="Verdana"/>
    </style:style>
    <style:style style:name="P261" style:family="paragraph" style:parent-style-name="Standard">
      <style:paragraph-properties fo:break-before="auto" fo:margin-top="0cm" style:writing-mode="lr-tb"/>
    </style:style>
    <style:style style:name="T261_1" style:family="text">
      <style:text-properties fo:background-color="#ffffff" style:font-name="Verdana" style:font-name-asian="Verdana" style:font-name-complex="Verdana"/>
    </style:style>
    <style:style style:name="T261_2" style:family="text">
      <style:text-properties fo:background-color="#ffffff" style:font-name="Verdana" style:font-name-asian="Verdana" style:font-name-complex="Verdana"/>
    </style:style>
    <style:style style:name="T261_3" style:family="text">
      <style:text-properties fo:background-color="#ffffff" style:font-name="Verdana" style:font-name-asian="Verdana" style:font-name-complex="Verdana"/>
    </style:style>
    <style:style style:name="T261_4" style:family="text">
      <style:text-properties fo:background-color="#ffffff" style:font-name="Verdana" style:font-name-asian="Verdana" style:font-name-complex="Verdana"/>
    </style:style>
    <style:style style:name="T261_5" style:family="text">
      <style:text-properties fo:background-color="#ffffff" style:font-name="Verdana" style:font-name-asian="Verdana" style:font-name-complex="Verdana"/>
    </style:style>
    <style:style style:name="T261_6" style:family="text">
      <style:text-properties fo:background-color="#ffffff" style:font-name="Verdana" style:font-name-asian="Verdana" style:font-name-complex="Verdana"/>
    </style:style>
    <style:style style:name="T261_7" style:family="text">
      <style:text-properties fo:background-color="#ffffff" style:font-name="Verdana" style:font-name-asian="Verdana" style:font-name-complex="Verdana"/>
    </style:style>
    <style:style style:name="T261_8" style:family="text">
      <style:text-properties fo:background-color="#ffffff" style:font-name="Verdana" style:font-name-asian="Verdana" style:font-name-complex="Verdana"/>
    </style:style>
    <style:style style:name="T261_9" style:family="text">
      <style:text-properties fo:background-color="#ffffff" style:font-name="Verdana" style:font-name-asian="Verdana" style:font-name-complex="Verdana"/>
    </style:style>
    <style:style style:name="T261_10" style:family="text">
      <style:text-properties fo:background-color="#ffffff" style:font-name="Verdana" style:font-name-asian="Verdana" style:font-name-complex="Verdana"/>
    </style:style>
    <style:style style:name="T261_11" style:family="text">
      <style:text-properties fo:background-color="#ffffff" style:font-name="Verdana" style:font-name-asian="Verdana" style:font-name-complex="Verdana"/>
    </style:style>
    <style:style style:name="T261_12" style:family="text">
      <style:text-properties fo:background-color="#ffffff" style:font-name="Verdana" style:font-name-asian="Verdana" style:font-name-complex="Verdana"/>
    </style:style>
    <style:style style:name="T261_13" style:family="text">
      <style:text-properties fo:background-color="#ffffff" style:font-name="Verdana" style:font-name-asian="Verdana" style:font-name-complex="Verdana"/>
    </style:style>
    <style:style style:name="T261_14" style:family="text">
      <style:text-properties fo:background-color="#ffffff" style:font-name="Verdana" style:font-name-asian="Verdana" style:font-name-complex="Verdana"/>
    </style:style>
    <style:style style:name="T261_15" style:family="text">
      <style:text-properties fo:background-color="#ffffff" style:font-name="Verdana" style:font-name-asian="Verdana" style:font-name-complex="Verdana"/>
    </style:style>
    <style:style style:name="T261_16" style:family="text">
      <style:text-properties fo:background-color="#ffffff" style:font-name="Verdana" style:font-name-asian="Verdana" style:font-name-complex="Verdana"/>
    </style:style>
    <style:style style:name="T261_17" style:family="text">
      <style:text-properties fo:background-color="#ffffff" style:font-name="Verdana" style:font-name-asian="Verdana" style:font-name-complex="Verdana"/>
    </style:style>
    <style:style style:name="T261_18" style:family="text">
      <style:text-properties fo:background-color="#ffffff" style:font-name="Verdana" style:font-name-asian="Verdana" style:font-name-complex="Verdana"/>
    </style:style>
    <style:style style:name="T261_19" style:family="text">
      <style:text-properties fo:background-color="#ffffff" style:font-name="Verdana" style:font-name-asian="Verdana" style:font-name-complex="Verdana"/>
    </style:style>
    <style:style style:name="T261_20" style:family="text">
      <style:text-properties fo:background-color="#ffffff" style:font-name="Verdana" style:font-name-asian="Verdana" style:font-name-complex="Verdana"/>
    </style:style>
    <style:style style:name="T261_21" style:family="text">
      <style:text-properties fo:background-color="#ffffff" style:font-name="Verdana" style:font-name-asian="Verdana" style:font-name-complex="Verdana"/>
    </style:style>
    <style:style style:name="T261_22" style:family="text">
      <style:text-properties fo:background-color="#ffffff" style:font-name="Verdana" style:font-name-asian="Verdana" style:font-name-complex="Verdana"/>
    </style:style>
    <style:style style:name="T261_23" style:family="text">
      <style:text-properties fo:background-color="#ffffff" style:font-name="Verdana" style:font-name-asian="Verdana" style:font-name-complex="Verdana"/>
    </style:style>
    <style:style style:name="T261_24" style:family="text">
      <style:text-properties fo:background-color="#ffffff" style:font-name="Verdana" style:font-name-asian="Verdana" style:font-name-complex="Verdana"/>
    </style:style>
    <style:style style:name="T261_25" style:family="text">
      <style:text-properties fo:background-color="#ffffff" style:font-name="Verdana" style:font-name-asian="Verdana" style:font-name-complex="Verdana"/>
    </style:style>
    <style:style style:name="T261_26" style:family="text">
      <style:text-properties fo:background-color="#ffffff" style:font-name="Verdana" style:font-name-asian="Verdana" style:font-name-complex="Verdana"/>
    </style:style>
    <style:style style:name="T261_27" style:family="text">
      <style:text-properties fo:background-color="#ffffff" style:font-name="Verdana" style:font-name-asian="Verdana" style:font-name-complex="Verdana"/>
    </style:style>
    <style:style style:name="T261_28" style:family="text">
      <style:text-properties fo:background-color="#ffffff" style:font-name="Verdana" style:font-name-asian="Verdana" style:font-name-complex="Verdana"/>
    </style:style>
    <style:style style:name="T261_29" style:family="text">
      <style:text-properties fo:background-color="#ffffff" style:font-name="Verdana" style:font-name-asian="Verdana" style:font-name-complex="Verdana"/>
    </style:style>
    <style:style style:name="P262" style:family="paragraph" style:parent-style-name="Standard">
      <style:paragraph-properties fo:break-before="auto" fo:margin-top="0cm" style:writing-mode="lr-tb"/>
    </style:style>
    <style:style style:name="T262_1" style:family="text">
      <style:text-properties fo:background-color="#ffffff" style:font-name="Verdana" style:font-name-asian="Verdana" style:font-name-complex="Verdana"/>
    </style:style>
    <style:style style:name="T262_2" style:family="text">
      <style:text-properties fo:background-color="#ffffff" style:font-name="Verdana" style:font-name-asian="Verdana" style:font-name-complex="Verdana"/>
    </style:style>
    <style:style style:name="P263" style:family="paragraph" style:parent-style-name="Standard">
      <style:paragraph-properties fo:break-before="auto" fo:margin-top="0cm" style:writing-mode="lr-tb"/>
    </style:style>
    <style:style style:name="T263_1" style:family="text">
      <style:text-properties fo:background-color="#ffffff" style:font-name="Verdana" style:font-name-asian="Verdana" style:font-name-complex="Verdana"/>
    </style:style>
    <style:style style:name="T263_2" style:family="text">
      <style:text-properties fo:background-color="#ffffff" style:font-name="Verdana" style:font-name-asian="Verdana" style:font-name-complex="Verdana"/>
    </style:style>
    <style:style style:name="T263_3" style:family="text">
      <style:text-properties fo:background-color="#ffffff" style:font-name="Verdana" style:font-name-asian="Verdana" style:font-name-complex="Verdana"/>
    </style:style>
    <style:style style:name="P264" style:family="paragraph" style:parent-style-name="Standard">
      <style:paragraph-properties fo:break-before="auto" fo:margin-top="0cm" style:writing-mode="lr-tb"/>
    </style:style>
    <style:style style:name="T264_1" style:family="text">
      <style:text-properties fo:background-color="#ffffff" style:font-name="Verdana" style:font-name-asian="Verdana" style:font-name-complex="Verdana"/>
    </style:style>
    <style:style style:name="T264_2" style:family="text">
      <style:text-properties fo:background-color="#ffffff" style:font-name="Verdana" style:font-name-asian="Verdana" style:font-name-complex="Verdana"/>
    </style:style>
    <style:style style:name="T264_3" style:family="text">
      <style:text-properties fo:background-color="#ffffff" style:font-name="Verdana" style:font-name-asian="Verdana" style:font-name-complex="Verdana"/>
    </style:style>
    <style:style style:name="P265" style:family="paragraph" style:parent-style-name="Standard">
      <style:paragraph-properties fo:break-before="auto" fo:margin-top="0cm" style:writing-mode="lr-tb"/>
    </style:style>
    <style:style style:name="T265_1" style:family="text">
      <style:text-properties fo:background-color="#ffffff" style:font-name="Verdana" style:font-name-asian="Verdana" style:font-name-complex="Verdana"/>
    </style:style>
    <style:style style:name="T265_2" style:family="text">
      <style:text-properties fo:background-color="#ffffff" style:font-name="Verdana" style:font-name-asian="Verdana" style:font-name-complex="Verdana"/>
    </style:style>
    <style:style style:name="T265_3" style:family="text">
      <style:text-properties fo:background-color="#ffffff" style:font-name="Verdana" style:font-name-asian="Verdana" style:font-name-complex="Verdana"/>
    </style:style>
    <style:style style:name="T265_4" style:family="text">
      <style:text-properties fo:background-color="#ffffff" style:font-name="Verdana" style:font-name-asian="Verdana" style:font-name-complex="Verdana"/>
    </style:style>
    <style:style style:name="T265_5" style:family="text">
      <style:text-properties fo:background-color="#ffffff" style:font-name="Verdana" style:font-name-asian="Verdana" style:font-name-complex="Verdana"/>
    </style:style>
    <style:style style:name="P266" style:family="paragraph" style:parent-style-name="Standard">
      <style:paragraph-properties fo:break-before="auto" fo:margin-top="0cm" style:writing-mode="lr-tb"/>
    </style:style>
    <style:style style:name="T266_1" style:family="text">
      <style:text-properties fo:background-color="#ffffff" style:font-name="Verdana" style:font-name-asian="Verdana" style:font-name-complex="Verdana"/>
    </style:style>
    <style:style style:name="T266_2" style:family="text">
      <style:text-properties fo:background-color="#ffffff" style:font-name="Verdana" style:font-name-asian="Verdana" style:font-name-complex="Verdana"/>
    </style:style>
    <style:style style:name="T266_3" style:family="text">
      <style:text-properties fo:background-color="#ffffff" style:font-name="Verdana" style:font-name-asian="Verdana" style:font-name-complex="Verdana"/>
    </style:style>
    <style:style style:name="T266_4" style:family="text">
      <style:text-properties fo:background-color="#ffffff" style:font-name="Verdana" style:font-name-asian="Verdana" style:font-name-complex="Verdana"/>
    </style:style>
    <style:style style:name="T266_5" style:family="text">
      <style:text-properties fo:background-color="#ffffff" style:font-name="Verdana" style:font-name-asian="Verdana" style:font-name-complex="Verdana"/>
    </style:style>
    <style:style style:name="P267" style:family="paragraph" style:parent-style-name="Standard">
      <style:paragraph-properties fo:break-before="auto" fo:margin-top="0cm" style:writing-mode="lr-tb"/>
    </style:style>
    <style:style style:name="T267_1" style:family="text">
      <style:text-properties fo:background-color="#ffffff" style:font-name="Verdana" style:font-name-asian="Verdana" style:font-name-complex="Verdana"/>
    </style:style>
    <style:style style:name="T267_2" style:family="text">
      <style:text-properties fo:background-color="#ffffff" style:font-name="Verdana" style:font-name-asian="Verdana" style:font-name-complex="Verdana"/>
    </style:style>
    <style:style style:name="T267_3" style:family="text">
      <style:text-properties fo:background-color="#ffffff" style:font-name="Verdana" style:font-name-asian="Verdana" style:font-name-complex="Verdana"/>
    </style:style>
    <style:style style:name="T267_4" style:family="text">
      <style:text-properties fo:background-color="#ffffff" style:font-name="Verdana" style:font-name-asian="Verdana" style:font-name-complex="Verdana"/>
    </style:style>
    <style:style style:name="T267_5" style:family="text">
      <style:text-properties fo:background-color="#ffffff" style:font-name="Verdana" style:font-name-asian="Verdana" style:font-name-complex="Verdana"/>
    </style:style>
    <style:style style:name="P268" style:family="paragraph" style:parent-style-name="Standard">
      <style:paragraph-properties fo:break-before="auto" fo:margin-top="0cm" style:writing-mode="lr-tb"/>
    </style:style>
    <style:style style:name="T268_1" style:family="text">
      <style:text-properties fo:background-color="#ffffff" style:font-name="Verdana" style:font-name-asian="Verdana" style:font-name-complex="Verdana"/>
    </style:style>
    <style:style style:name="P269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70" style:family="paragraph" style:parent-style-name="Standard">
      <style:paragraph-properties fo:break-before="auto" fo:margin-top="0cm" style:writing-mode="lr-tb"/>
    </style:style>
    <style:style style:name="T270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71" style:family="paragraph" style:parent-style-name="Standard">
      <style:paragraph-properties fo:break-before="auto" fo:margin-top="0cm" style:writing-mode="lr-tb"/>
    </style:style>
    <style:style style:name="T271_1" style:family="text">
      <style:text-properties fo:background-color="#ffffff" style:font-name="Verdana" style:font-name-asian="Verdana" style:font-name-complex="Verdana"/>
    </style:style>
    <style:style style:name="T271_2" style:family="text">
      <style:text-properties fo:background-color="#ffffff" style:font-name="Verdana" style:font-name-asian="Verdana" style:font-name-complex="Verdana"/>
    </style:style>
    <style:style style:name="T271_3" style:family="text">
      <style:text-properties fo:background-color="#ffffff" style:font-name="Verdana" style:font-name-asian="Verdana" style:font-name-complex="Verdana"/>
    </style:style>
    <style:style style:name="T271_4" style:family="text">
      <style:text-properties fo:background-color="#ffffff" style:font-name="Verdana" style:font-name-asian="Verdana" style:font-name-complex="Verdana"/>
    </style:style>
    <style:style style:name="T271_5" style:family="text">
      <style:text-properties fo:background-color="#ffffff" style:font-name="Verdana" style:font-name-asian="Verdana" style:font-name-complex="Verdana"/>
    </style:style>
    <style:style style:name="T271_6" style:family="text">
      <style:text-properties fo:background-color="#ffffff" style:font-name="Verdana" style:font-name-asian="Verdana" style:font-name-complex="Verdana"/>
    </style:style>
    <style:style style:name="T271_7" style:family="text">
      <style:text-properties fo:background-color="#ffffff" style:font-name="Verdana" style:font-name-asian="Verdana" style:font-name-complex="Verdana"/>
    </style:style>
    <style:style style:name="T271_8" style:family="text">
      <style:text-properties fo:background-color="#ffffff" style:font-name="Verdana" style:font-name-asian="Verdana" style:font-name-complex="Verdana"/>
    </style:style>
    <style:style style:name="T271_9" style:family="text">
      <style:text-properties fo:background-color="#ffffff" style:font-name="Verdana" style:font-name-asian="Verdana" style:font-name-complex="Verdana"/>
    </style:style>
    <style:style style:name="T271_10" style:family="text">
      <style:text-properties fo:background-color="#ffffff" style:font-name="Verdana" style:font-name-asian="Verdana" style:font-name-complex="Verdana"/>
    </style:style>
    <style:style style:name="T271_11" style:family="text">
      <style:text-properties fo:background-color="#ffffff" style:font-name="Verdana" style:font-name-asian="Verdana" style:font-name-complex="Verdana"/>
    </style:style>
    <style:style style:name="T271_12" style:family="text">
      <style:text-properties fo:background-color="#ffffff" style:font-name="Verdana" style:font-name-asian="Verdana" style:font-name-complex="Verdana"/>
    </style:style>
    <style:style style:name="T271_13" style:family="text">
      <style:text-properties fo:background-color="#ffffff" style:font-name="Verdana" style:font-name-asian="Verdana" style:font-name-complex="Verdana"/>
    </style:style>
    <style:style style:name="P272" style:family="paragraph" style:parent-style-name="Standard">
      <style:paragraph-properties fo:break-before="auto" fo:margin-top="0cm" style:writing-mode="lr-tb"/>
    </style:style>
    <style:style style:name="T272_1" style:family="text">
      <style:text-properties fo:background-color="#ffffff" style:font-name="Verdana" style:font-name-asian="Verdana" style:font-name-complex="Verdana"/>
    </style:style>
    <style:style style:name="T272_2" style:family="text">
      <style:text-properties fo:background-color="#ffffff" style:font-name="Verdana" style:font-name-asian="Verdana" style:font-name-complex="Verdana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3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break-before="auto" fo:margin-top="0cm" style:writing-mode="lr-tb"/>
    </style:style>
    <style:style style:name="T274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4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break-before="auto" fo:margin-top="0cm" style:writing-mode="lr-tb"/>
    </style:style>
    <style:style style:name="T275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break-before="auto" fo:margin-top="0cm" style:writing-mode="lr-tb"/>
    </style:style>
    <style:style style:name="T276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P2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6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4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5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6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7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8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6_9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P2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P289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P290" style:family="paragraph" style:parent-style-name="Standard">
      <style:paragraph-properties fo:break-before="auto" fo:margin-top="0cm" fo:margin-bottom="0cm" style:writing-mode="lr-tb"/>
    </style:style>
    <style:style style:name="P291" style:family="paragraph" style:parent-style-name="Standard">
      <style:paragraph-properties fo:break-before="auto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P292" style:family="paragraph" style:parent-style-name="Standard">
      <style:paragraph-properties fo:break-before="auto" style:writing-mode="lr-tb"/>
    </style:style>
    <style:style style:name="P293" style:family="paragraph" style:parent-style-name="Standard">
      <style:paragraph-properties fo:break-before="auto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P294" style:family="paragraph" style:parent-style-name="Standard">
      <style:paragraph-properties fo:break-before="auto" style:writing-mode="lr-tb"/>
    </style:style>
    <style:style style:name="P295" style:family="paragraph" style:parent-style-name="Heading_20_2">
      <style:paragraph-properties fo:break-before="auto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P296" style:family="paragraph" style:parent-style-name="Standard">
      <style:paragraph-properties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297" style:family="paragraph" style:parent-style-name="Standard">
      <style:paragraph-properties fo:break-before="auto" style:writing-mode="lr-tb"/>
    </style:style>
    <style:style style:name="T297_1" style:family="text"/>
    <style:style style:name="P298" style:family="paragraph" style:parent-style-name="Standard">
      <style:paragraph-properties fo:break-before="auto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Standard">
      <style:paragraph-properties fo:break-before="auto" style:writing-mode="lr-tb"/>
    </style:style>
    <style:style style:name="T299_1" style:family="text"/>
    <style:style style:name="T299_2" style:family="text"/>
    <style:style style:name="T299_3" style:family="text"/>
    <style:style style:name="P300" style:family="paragraph" style:parent-style-name="Standard">
      <style:paragraph-properties fo:break-before="auto" style:writing-mode="lr-tb"/>
    </style:style>
    <style:style style:name="T300_1" style:family="text"/>
    <style:style style:name="P301" style:family="paragraph" style:parent-style-name="Standard">
      <style:paragraph-properties fo:break-before="auto" style:writing-mode="lr-tb"/>
    </style:style>
    <style:style style:name="T301_1" style:family="text"/>
    <style:style style:name="P302" style:family="paragraph" style:parent-style-name="Standard">
      <style:paragraph-properties fo:break-before="auto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break-before="auto" style:writing-mode="lr-tb"/>
    </style:style>
    <style:style style:name="P304" style:family="paragraph" style:parent-style-name="Standard">
      <style:paragraph-properties fo:break-before="auto" style:writing-mode="lr-tb"/>
    </style:style>
    <style:style style:name="T304_1" style:family="text"/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P305" style:family="paragraph" style:parent-style-name="Standard">
      <style:paragraph-properties fo:break-before="auto" style:writing-mode="lr-tb"/>
    </style:style>
    <style:style style:name="T305_1" style:family="text"/>
    <style:style style:name="T305_2" style:family="text"/>
    <style:style style:name="T305_3" style:family="text"/>
    <style:style style:name="P306" style:family="paragraph" style:parent-style-name="Standard">
      <style:paragraph-properties fo:break-before="auto" style:writing-mode="lr-tb"/>
    </style:style>
    <style:style style:name="T306_1" style:family="text"/>
    <style:style style:name="T306_2" style:family="text"/>
    <style:style style:name="P307" style:family="paragraph" style:parent-style-name="Standard">
      <style:paragraph-properties fo:break-before="auto" style:writing-mode="lr-tb"/>
    </style:style>
    <style:style style:name="T307_1" style:family="text"/>
    <style:style style:name="T307_2" style:family="text">
      <style:text-properties fo:font-weight="bold" style:font-weight-asian="bold" style:font-weight-complex="bold"/>
    </style:style>
    <style:style style:name="T307_3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break-before="auto" style:writing-mode="lr-tb"/>
    </style:style>
    <style:style style:name="T308_1" style:family="text"/>
    <style:style style:name="T308_2" style:family="text"/>
    <style:style style:name="P309" style:family="paragraph" style:parent-style-name="Standard">
      <style:paragraph-properties fo:break-before="auto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P310" style:family="paragraph" style:parent-style-name="Standard">
      <style:paragraph-properties fo:break-before="auto" style:writing-mode="lr-tb"/>
    </style:style>
    <style:style style:name="T310_1" style:family="text"/>
    <style:style style:name="T310_2" style:family="text"/>
    <style:style style:name="P311" style:family="paragraph" style:parent-style-name="Standard">
      <style:paragraph-properties fo:break-before="auto" style:writing-mode="lr-tb"/>
    </style:style>
    <style:style style:name="T311_1" style:family="text"/>
    <style:style style:name="T311_2" style:family="text"/>
    <style:style style:name="T311_3" style:family="text"/>
    <style:style style:name="P312" style:family="paragraph" style:parent-style-name="Standard">
      <style:paragraph-properties fo:break-before="auto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break-before="auto" style:writing-mode="lr-tb"/>
    </style:style>
    <style:style style:name="T313_1" style:family="text"/>
    <style:style style:name="T313_2" style:family="text"/>
    <style:style style:name="P314" style:family="paragraph" style:parent-style-name="Standard">
      <style:paragraph-properties fo:break-before="auto" style:writing-mode="lr-tb"/>
    </style:style>
    <style:style style:name="T314_1" style:family="text"/>
    <style:style style:name="T314_2" style:family="text"/>
    <style:style style:name="P315" style:family="paragraph" style:parent-style-name="Standard">
      <style:paragraph-properties fo:break-before="auto" style:writing-mode="lr-tb"/>
    </style:style>
    <style:style style:name="T315_1" style:family="text"/>
    <style:style style:name="T315_2" style:family="text"/>
    <style:style style:name="P316" style:family="paragraph" style:parent-style-name="Standard">
      <style:paragraph-properties fo:break-before="auto" style:writing-mode="lr-tb"/>
    </style:style>
    <style:style style:name="T316_1" style:family="text"/>
    <style:style style:name="T316_2" style:family="text"/>
    <style:style style:name="P317" style:family="paragraph" style:parent-style-name="Standard">
      <style:paragraph-properties fo:break-before="auto" style:writing-mode="lr-tb"/>
    </style:style>
    <style:style style:name="T317_1" style:family="text"/>
    <style:style style:name="T317_2" style:family="text"/>
    <style:style style:name="P318" style:family="paragraph" style:parent-style-name="Standard">
      <style:paragraph-properties fo:break-before="auto" style:writing-mode="lr-tb"/>
    </style:style>
    <style:style style:name="T318_1" style:family="text"/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break-before="auto" style:writing-mode="lr-tb"/>
    </style:style>
    <style:style style:name="T319_1" style:family="text"/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P320" style:family="paragraph" style:parent-style-name="Standard">
      <style:paragraph-properties fo:break-before="auto" style:writing-mode="lr-tb"/>
    </style:style>
    <style:style style:name="T320_1" style:family="text"/>
    <style:style style:name="T320_2" style:family="text"/>
    <style:style style:name="P321" style:family="paragraph" style:parent-style-name="Standard">
      <style:paragraph-properties fo:break-before="auto" style:writing-mode="lr-tb"/>
    </style:style>
    <style:style style:name="T321_1" style:family="text"/>
    <style:style style:name="T321_2" style:family="text"/>
    <style:style style:name="P322" style:family="paragraph" style:parent-style-name="Standard">
      <style:paragraph-properties fo:break-before="auto" style:writing-mode="lr-tb"/>
    </style:style>
    <style:style style:name="T322_1" style:family="text"/>
    <style:style style:name="P323" style:family="paragraph" style:parent-style-name="Standard">
      <style:paragraph-properties fo:break-before="auto" style:writing-mode="lr-tb"/>
    </style:style>
    <style:style style:name="P324" style:family="paragraph" style:parent-style-name="Standard">
      <style:paragraph-properties fo:break-before="auto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P325" style:family="paragraph" style:parent-style-name="Standard">
      <style:paragraph-properties fo:break-before="auto" style:writing-mode="lr-tb"/>
    </style:style>
    <style:style style:name="P326" style:family="paragraph" style:parent-style-name="Standard">
      <style:paragraph-properties fo:break-before="auto" style:writing-mode="lr-tb"/>
    </style:style>
    <style:style style:name="T326_1" style:family="text"/>
    <style:style style:name="T326_2" style:family="text"/>
    <style:style style:name="P327" style:family="paragraph" style:parent-style-name="Standard">
      <style:paragraph-properties fo:break-before="auto" style:writing-mode="lr-tb"/>
    </style:style>
    <style:style style:name="T327_1" style:family="text"/>
    <style:style style:name="T327_2" style:family="text"/>
    <style:style style:name="P328" style:family="paragraph" style:parent-style-name="Standard">
      <style:paragraph-properties fo:break-before="auto" style:writing-mode="lr-tb"/>
    </style:style>
    <style:style style:name="T328_1" style:family="text"/>
    <style:style style:name="T328_2" style:family="text"/>
    <style:style style:name="P329" style:family="paragraph" style:parent-style-name="Standard">
      <style:paragraph-properties fo:break-before="auto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P330" style:family="paragraph" style:parent-style-name="Standard">
      <style:paragraph-properties fo:break-before="auto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P3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P332" style:family="paragraph" style:parent-style-name="Standard">
      <style:paragraph-properties fo:break-before="auto" style:writing-mode="lr-tb"/>
    </style:style>
    <style:style style:name="T332_1" style:family="text"/>
    <style:style style:name="T332_2" style:family="text"/>
    <style:style style:name="P333" style:family="paragraph" style:parent-style-name="Standard">
      <style:paragraph-properties fo:break-before="auto" style:writing-mode="lr-tb"/>
    </style:style>
    <style:style style:name="T333_1" style:family="text"/>
    <style:style style:name="P334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Topics</text:span></text:p>
      <text:p text:style-name="P2"><text:span text:style-name="T2_1">-<text:s/></text:span><text:span text:style-name="T2_2">Introduce</text:span><text:span text:style-name="T2_3"><text:s/></text:span><text:span text:style-name="T2_4">idea</text:span><text:span text:style-name="T2_5"><text:s/></text:span><text:span text:style-name="T2_6">of</text:span><text:span text:style-name="T2_7"><text:s/></text:span><text:span text:style-name="T2_8">oocss</text:span></text:p>
      <text:p text:style-name="P3"><text:span text:style-name="T3_1">-<text:s/></text:span><text:span text:style-name="T3_2">Review</text:span><text:span text:style-name="T3_3"><text:s/>/<text:s/></text:span><text:span text:style-name="T3_4">Revise</text:span><text:span text:style-name="T3_5"><text:s/></text:span><text:span text:style-name="T3_6">helper</text:span><text:span text:style-name="T3_7"><text:s/></text:span><text:span text:style-name="T3_8">file</text:span></text:p>
      <text:p text:style-name="P4"><text:span text:style-name="T4_1">-<text:s/></text:span><text:span text:style-name="T4_2">Bitbucket</text:span><text:span text:style-name="T4_3"><text:s/>-<text:s/></text:span><text:span text:style-name="T4_4">username</text:span><text:span text:style-name="T4_5">:<text:s/></text:span><text:span text:style-name="T4_6">globerunnerseo</text:span><text:span text:style-name="T4_7"><text:s/></text:span><text:span text:style-name="T4_8">password</text:span><text:span text:style-name="T4_9">:<text:s/></text:span><text:span text:style-name="T4_10">jackson</text:span><text:span text:style-name="T4_11">123</text:span></text:p>
      <text:h text:style-name="P5" text:outline-level="10"><text:bookmark-start text:name="h.wgj7l56pu7fe"/><text:bookmark-end text:name="h.wgj7l56pu7fe"/><text:span text:style-name="T5_1">Development</text:span><text:span text:style-name="T5_2"><text:s/></text:span><text:span text:style-name="T5_3">Standards</text:span><text:span text:style-name="T5_4"><text:s/>2012</text:span></text:h>
      <text:h text:style-name="P6" text:outline-level="10"><text:bookmark-start text:name="h.2g2m33jdcwl9"/><text:bookmark-end text:name="h.2g2m33jdcwl9"/><text:span text:style-name="T6_1">Authors</text:span></text:h>
      <text:p text:style-name="P7"><text:span text:style-name="T7_1">Chris</text:span><text:span text:style-name="T7_2"><text:s/></text:span><text:span text:style-name="T7_3">Lee</text:span><text:span text:style-name="T7_4">,<text:s/></text:span><text:span text:style-name="T7_5">Felipe</text:span><text:span text:style-name="T7_6"><text:s/></text:span><text:span text:style-name="T7_7">Rocha</text:span><text:span text:style-name="T7_8">,<text:s/></text:span><text:span text:style-name="T7_9">Jonathan</text:span><text:span text:style-name="T7_10"><text:s/></text:span><text:span text:style-name="T7_11">Masiello</text:span><text:span text:style-name="T7_12">,<text:s/></text:span><text:span text:style-name="T7_13">Bobby</text:span><text:span text:style-name="T7_14"><text:s/></text:span><text:span text:style-name="T7_15">Dean</text:span></text:p>
      <text:p text:style-name="P8"/>
      <text:h text:style-name="P9" text:outline-level="10"><text:bookmark-start text:name="h.6c54tmtyddeu"/><text:bookmark-end text:name="h.6c54tmtyddeu"/><text:span text:style-name="T9_1">Document</text:span><text:span text:style-name="T9_2"><text:s/></text:span><text:span text:style-name="T9_3">State</text:span></text:h>
      <text:p text:style-name="P10"><text:span text:style-name="T10_1">Initial</text:span><text:span text:style-name="T10_2"><text:s/></text:span><text:span text:style-name="T10_3">Draft</text:span><text:span text:style-name="T10_4"><text:s/>1/3/2012</text:span></text:p>
      <text:p text:style-name="P11"/>
      <text:h text:style-name="P12" text:outline-level="10"><text:bookmark-start text:name="h.x5xrtjcs1cbb"/><text:bookmark-end text:name="h.x5xrtjcs1cbb"/><text:span text:style-name="T12_1">Coding</text:span><text:span text:style-name="T12_2"><text:s/></text:span><text:span text:style-name="T12_3">Philosophies</text:span></text:h>
      <text:p text:style-name="P13"><text:span text:style-name="T13_1">As</text:span><text:span text:style-name="T13_2"><text:s/></text:span><text:span text:style-name="T13_3">a</text:span><text:span text:style-name="T13_4"><text:s/></text:span><text:span text:style-name="T13_5">team</text:span><text:span text:style-name="T13_6">,<text:s/></text:span><text:span text:style-name="T13_7">we</text:span><text:span text:style-name="T13_8"><text:s/></text:span><text:span text:style-name="T13_9">should</text:span><text:span text:style-name="T13_10"><text:s/></text:span><text:span text:style-name="T13_11">be</text:span><text:span text:style-name="T13_12"><text:s/></text:span><text:span text:style-name="T13_13">well</text:span><text:span text:style-name="T13_14"><text:s/></text:span><text:span text:style-name="T13_15">versed</text:span><text:span text:style-name="T13_16"><text:s/></text:span><text:span text:style-name="T13_17">with</text:span><text:span text:style-name="T13_18"><text:s/></text:span><text:span text:style-name="T13_19">the</text:span><text:span text:style-name="T13_20"><text:s/></text:span><text:span text:style-name="T13_21">following</text:span><text:span text:style-name="T13_22"><text:s/></text:span><text:span text:style-name="T13_23">coding</text:span><text:span text:style-name="T13_24"><text:s/></text:span><text:span text:style-name="T13_25">philosophies</text:span><text:span text:style-name="T13_26">:</text:span></text:p>
      <text:list text:style-name="LS1" xml:id="list0">
        <text:list-item>
          <text:p text:style-name="P14"><text:span text:style-name="T14_1">Do</text:span><text:span text:style-name="T14_2"><text:s/></text:span><text:span text:style-name="T14_3">not</text:span><text:span text:style-name="T14_4"><text:s/></text:span><text:span text:style-name="T14_5">Repeat</text:span><text:span text:style-name="T14_6"><text:s/></text:span><text:span text:style-name="T14_7">Yourself</text:span><text:span text:style-name="T14_8"><text:s/>(</text:span><text:span text:style-name="T14_9">DRY</text:span><text:span text:style-name="T14_10">)</text:span></text:p>
          <text:list>
            <text:list-item>
              <text:p text:style-name="P15"><text:span text:style-name="T15_1">Repeating</text:span><text:span text:style-name="T15_2"><text:s/></text:span><text:span text:style-name="T15_3">or</text:span><text:span text:style-name="T15_4"><text:s/></text:span><text:span text:style-name="T15_5">redoing</text:span><text:span text:style-name="T15_6"><text:s/></text:span><text:span text:style-name="T15_7">a</text:span><text:span text:style-name="T15_8"><text:s/></text:span><text:span text:style-name="T15_9">task</text:span><text:span text:style-name="T15_10"><text:s/></text:span><text:span text:style-name="T15_11">is</text:span><text:span text:style-name="T15_12"><text:s/></text:span><text:span text:style-name="T15_13">a</text:span><text:span text:style-name="T15_14"><text:s/></text:span><text:span text:style-name="T15_15">defect</text:span><text:span text:style-name="T15_16"><text:s/></text:span><text:span text:style-name="T15_17">or</text:span><text:span text:style-name="T15_18"><text:s/></text:span><text:span text:style-name="T15_19">bug</text:span></text:p>
            </text:list-item>
          </text:list>
        </text:list-item>
        <text:list-item>
          <text:p text:style-name="P16"><text:span text:style-name="T16_1">Fail</text:span><text:span text:style-name="T16_2"><text:s/></text:span><text:span text:style-name="T16_3">often</text:span><text:span text:style-name="T16_4">.<text:s/></text:span><text:span text:style-name="T16_5">Fail</text:span><text:span text:style-name="T16_6"><text:s/></text:span><text:span text:style-name="T16_7">early</text:span><text:span text:style-name="T16_8">.<text:s/></text:span><text:span text:style-name="T16_9">Fail</text:span><text:span text:style-name="T16_10"><text:s/></text:span><text:span text:style-name="T16_11">quickly</text:span><text:span text:style-name="T16_12">.<text:s/>(</text:span><text:span text:style-name="T16_13">TDD</text:span><text:span text:style-name="T16_14">)</text:span></text:p>
          <text:list>
            <text:list-item>
              <text:p text:style-name="P17"><text:span text:style-name="T17_1">Discover</text:span><text:span text:style-name="T17_2"><text:s/></text:span><text:span text:style-name="T17_3">your</text:span><text:span text:style-name="T17_4"><text:s/></text:span><text:span text:style-name="T17_5">mistakes</text:span><text:span text:style-name="T17_6"><text:s/></text:span><text:span text:style-name="T17_7">quickly</text:span><text:span text:style-name="T17_8"><text:s/></text:span><text:span text:style-name="T17_9">and</text:span><text:span text:style-name="T17_10"><text:s/></text:span><text:span text:style-name="T17_11">iterate</text:span><text:span text:style-name="T17_12"><text:s/></text:span><text:span text:style-name="T17_13">quickly</text:span></text:p>
            </text:list-item>
          </text:list>
        </text:list-item>
        <text:list-item>
          <text:p text:style-name="P18"><text:span text:style-name="T18_1">Simplicity</text:span><text:span text:style-name="T18_2"><text:s/></text:span><text:span text:style-name="T18_3">over</text:span><text:span text:style-name="T18_4"><text:s/></text:span><text:span text:style-name="T18_5">cleverness</text:span></text:p>
        </text:list-item>
        <text:list-item>
          <text:p text:style-name="P19"><text:span text:style-name="T19_1">Reuse</text:span><text:span text:style-name="T19_2"><text:s/></text:span><text:span text:style-name="T19_3">over</text:span><text:span text:style-name="T19_4"><text:s/></text:span><text:span text:style-name="T19_5">functionality</text:span></text:p>
        </text:list-item>
        <text:list-item>
          <text:p text:style-name="P20"><text:span text:style-name="T20_1">Keep</text:span><text:span text:style-name="T20_2"><text:s/></text:span><text:span text:style-name="T20_3">It</text:span><text:span text:style-name="T20_4"><text:s/></text:span><text:span text:style-name="T20_5">Simple</text:span><text:span text:style-name="T20_6"><text:s/></text:span><text:span text:style-name="T20_7">Stupid</text:span><text:span text:style-name="T20_8"><text:s/>(</text:span><text:span text:style-name="T20_9">KISS</text:span><text:span text:style-name="T20_10">)</text:span></text:p>
        </text:list-item>
        <text:list-item>
          <text:p text:style-name="P21"><text:span text:style-name="T21_1"><text:a xlink:type="simple" xlink:href="http://en.wikipedia.org/wiki/Rule_of_three_(computer_programming)"><text:span text:style-name="T21_2">Principle</text:span></text:a></text:span><text:span text:style-name="T21_3"><text:a xlink:type="simple" xlink:href="http://en.wikipedia.org/wiki/Rule_of_three_(computer_programming)"><text:span text:style-name="T21_4"><text:s/></text:span></text:a></text:span><text:span text:style-name="T21_5"><text:a xlink:type="simple" xlink:href="http://en.wikipedia.org/wiki/Rule_of_three_(computer_programming)"><text:span text:style-name="T21_6">of</text:span></text:a></text:span><text:span text:style-name="T21_7"><text:a xlink:type="simple" xlink:href="http://en.wikipedia.org/wiki/Rule_of_three_(computer_programming)"><text:span text:style-name="T21_8"><text:s/></text:span></text:a></text:span><text:span text:style-name="T21_9"><text:a xlink:type="simple" xlink:href="http://en.wikipedia.org/wiki/Rule_of_three_(computer_programming)"><text:span text:style-name="T21_10">three</text:span></text:a></text:span><text:span text:style-name="T21_11"><text:a xlink:type="simple" xlink:href="http://en.wikipedia.org/wiki/Rule_of_three_(computer_programming)"><text:span text:style-name="T21_12"><text:s/></text:span></text:a></text:span></text:p>
        </text:list-item>
        <text:list-item>
          <text:p text:style-name="P22"><text:span text:style-name="T22_1"><text:a xlink:type="simple" xlink:href="http://en.wikipedia.org/wiki/Separation_of_concerns"><text:span text:style-name="T22_2">Seperation</text:span></text:a></text:span><text:span text:style-name="T22_3"><text:a xlink:type="simple" xlink:href="http://en.wikipedia.org/wiki/Separation_of_concerns"><text:span text:style-name="T22_4"><text:s/></text:span></text:a></text:span><text:span text:style-name="T22_5"><text:a xlink:type="simple" xlink:href="http://en.wikipedia.org/wiki/Separation_of_concerns"><text:span text:style-name="T22_6">of</text:span></text:a></text:span><text:span text:style-name="T22_7"><text:a xlink:type="simple" xlink:href="http://en.wikipedia.org/wiki/Separation_of_concerns"><text:span text:style-name="T22_8"><text:s/></text:span></text:a></text:span><text:span text:style-name="T22_9"><text:a xlink:type="simple" xlink:href="http://en.wikipedia.org/wiki/Separation_of_concerns"><text:span text:style-name="T22_10">Concerns</text:span></text:a></text:span></text:p>
        </text:list-item>
      </text:list>
      <text:p text:style-name="P23"><text:span text:style-name="T23_1"><text:a xlink:type="simple" xlink:href="http://www.python.org/dev/peps/pep-0020/"><text:span text:style-name="T23_2">http</text:span></text:a></text:span><text:span text:style-name="T23_3"><text:a xlink:type="simple" xlink:href="http://www.python.org/dev/peps/pep-0020/"><text:span text:style-name="T23_4">://</text:span></text:a></text:span><text:span text:style-name="T23_5"><text:a xlink:type="simple" xlink:href="http://www.python.org/dev/peps/pep-0020/"><text:span text:style-name="T23_6">www</text:span></text:a></text:span><text:span text:style-name="T23_7"><text:a xlink:type="simple" xlink:href="http://www.python.org/dev/peps/pep-0020/"><text:span text:style-name="T23_8">.</text:span></text:a></text:span><text:span text:style-name="T23_9"><text:a xlink:type="simple" xlink:href="http://www.python.org/dev/peps/pep-0020/"><text:span text:style-name="T23_10">python</text:span></text:a></text:span><text:span text:style-name="T23_11"><text:a xlink:type="simple" xlink:href="http://www.python.org/dev/peps/pep-0020/"><text:span text:style-name="T23_12">.</text:span></text:a></text:span><text:span text:style-name="T23_13"><text:a xlink:type="simple" xlink:href="http://www.python.org/dev/peps/pep-0020/"><text:span text:style-name="T23_14">org</text:span></text:a></text:span><text:span text:style-name="T23_15"><text:a xlink:type="simple" xlink:href="http://www.python.org/dev/peps/pep-0020/"><text:span text:style-name="T23_16">/</text:span></text:a></text:span><text:span text:style-name="T23_17"><text:a xlink:type="simple" xlink:href="http://www.python.org/dev/peps/pep-0020/"><text:span text:style-name="T23_18">dev</text:span></text:a></text:span><text:span text:style-name="T23_19"><text:a xlink:type="simple" xlink:href="http://www.python.org/dev/peps/pep-0020/"><text:span text:style-name="T23_20">/</text:span></text:a></text:span><text:span text:style-name="T23_21"><text:a xlink:type="simple" xlink:href="http://www.python.org/dev/peps/pep-0020/"><text:span text:style-name="T23_22">peps</text:span></text:a></text:span><text:span text:style-name="T23_23"><text:a xlink:type="simple" xlink:href="http://www.python.org/dev/peps/pep-0020/"><text:span text:style-name="T23_24">/</text:span></text:a></text:span><text:span text:style-name="T23_25"><text:a xlink:type="simple" xlink:href="http://www.python.org/dev/peps/pep-0020/"><text:span text:style-name="T23_26">pep</text:span></text:a></text:span><text:span text:style-name="T23_27"><text:a xlink:type="simple" xlink:href="http://www.python.org/dev/peps/pep-0020/"><text:span text:style-name="T23_28">-0020/</text:span></text:a></text:span></text:p>
      <text:h text:style-name="P24" text:outline-level="10"><text:bookmark-start text:name="h.sirapjx2697y"/><text:bookmark-end text:name="h.sirapjx2697y"/></text:h>
      <text:h text:style-name="P25" text:outline-level="10"><text:bookmark-start text:name="h.dz7l91lq2rhk"/><text:bookmark-end text:name="h.dz7l91lq2rhk"/><text:span text:style-name="T25_1">Indentation</text:span></text:h>
      <text:p text:style-name="P26"><text:span text:style-name="T26_1">Lines</text:span><text:span text:style-name="T26_2"><text:s/></text:span><text:span text:style-name="T26_3">should</text:span><text:span text:style-name="T26_4"><text:s/></text:span><text:span text:style-name="T26_5">have</text:span><text:span text:style-name="T26_6"><text:s/></text:span><text:span text:style-name="T26_7">no</text:span><text:span text:style-name="T26_8"><text:s/></text:span><text:span text:style-name="T26_9">trailing</text:span><text:span text:style-name="T26_10"><text:s/></text:span><text:span text:style-name="T26_11">whitespace</text:span><text:span text:style-name="T26_12"><text:s/></text:span><text:span text:style-name="T26_13">at</text:span><text:span text:style-name="T26_14"><text:s/></text:span><text:span text:style-name="T26_15">the</text:span><text:span text:style-name="T26_16"><text:s/></text:span><text:span text:style-name="T26_17">end</text:span><text:span text:style-name="T26_18">.</text:span></text:p>
      <text:p text:style-name="P27"><text:span text:style-name="T27_1">Files</text:span><text:span text:style-name="T27_2"><text:s/></text:span><text:span text:style-name="T27_3">should</text:span><text:span text:style-name="T27_4"><text:s/></text:span><text:span text:style-name="T27_5">be</text:span><text:span text:style-name="T27_6"><text:s/></text:span><text:span text:style-name="T27_7">formatted</text:span><text:span text:style-name="T27_8"><text:s/></text:span><text:span text:style-name="T27_9">with</text:span><text:span text:style-name="T27_10"><text:s/>\</text:span><text:span text:style-name="T27_11">n</text:span><text:span text:style-name="T27_12"><text:s/></text:span><text:span text:style-name="T27_13">as</text:span><text:span text:style-name="T27_14"><text:s/></text:span><text:span text:style-name="T27_15">the</text:span><text:span text:style-name="T27_16"><text:s/></text:span><text:span text:style-name="T27_17">line</text:span><text:span text:style-name="T27_18"><text:s/></text:span><text:span text:style-name="T27_19">ending</text:span><text:span text:style-name="T27_20"><text:s/>(</text:span><text:span text:style-name="T27_21">Unix</text:span><text:span text:style-name="T27_22"><text:s/></text:span><text:span text:style-name="T27_23">line</text:span><text:span text:style-name="T27_24"><text:s/></text:span><text:span text:style-name="T27_25">endings</text:span><text:span text:style-name="T27_26">),<text:s/></text:span><text:span text:style-name="T27_27">not</text:span><text:span text:style-name="T27_28"><text:s/>\</text:span><text:span text:style-name="T27_29">r</text:span><text:span text:style-name="T27_30">\</text:span><text:span text:style-name="T27_31">n</text:span><text:span text:style-name="T27_32"><text:s/>(</text:span><text:span text:style-name="T27_33">Windows</text:span><text:span text:style-name="T27_34"><text:s/></text:span><text:span text:style-name="T27_35">line</text:span><text:span text:style-name="T27_36"><text:s/></text:span><text:span text:style-name="T27_37">endings</text:span><text:span text:style-name="T27_38">).</text:span></text:p>
      <text:h text:style-name="P28" text:outline-level="10"><text:bookmark-start text:name="h.iwzqxjua2pd6"/><text:bookmark-end text:name="h.iwzqxjua2pd6"/><text:span text:style-name="T28_1">Line</text:span><text:span text:style-name="T28_2"><text:s/></text:span><text:span text:style-name="T28_3">Endings</text:span></text:h>
      <text:list text:style-name="LS2" xml:id="list9">
        <text:list-item>
          <text:p text:style-name="P29"><text:span text:style-name="T29_1">When</text:span><text:span text:style-name="T29_2"><text:s/></text:span><text:span text:style-name="T29_3">setting</text:span><text:span text:style-name="T29_4"><text:s/></text:span><text:span text:style-name="T29_5">up</text:span><text:span text:style-name="T29_6"><text:s/></text:span><text:span text:style-name="T29_7">git</text:span><text:span text:style-name="T29_8"><text:s/></text:span><text:span text:style-name="T29_9">windows</text:span><text:span text:style-name="T29_10"><text:s/></text:span><text:span text:style-name="T29_11">users</text:span><text:span text:style-name="T29_12"><text:s/></text:span><text:span text:style-name="T29_13">should</text:span><text:span text:style-name="T29_14"><text:s/></text:span><text:span text:style-name="T29_15">setup</text:span><text:span text:style-name="T29_16"><text:s/></text:span><text:span text:style-name="T29_17">configuration</text:span><text:span text:style-name="T29_18"><text:s/></text:span><text:span text:style-name="T29_19">to</text:span><text:span text:style-name="T29_20"><text:s/></text:span><text:span text:style-name="T29_21">convert</text:span><text:span text:style-name="T29_22"><text:s/></text:span><text:span text:style-name="T29_23">line</text:span><text:span text:style-name="T29_24"><text:s/></text:span><text:span text:style-name="T29_25">endings</text:span></text:p>
        </text:list-item>
      </text:list>
      <text:p text:style-name="P30"><text:span text:style-name="T30_1">git</text:span><text:span text:style-name="T30_2"><text:s/></text:span><text:span text:style-name="T30_3">config</text:span><text:span text:style-name="T30_4"><text:s/>--</text:span><text:span text:style-name="T30_5">global</text:span><text:span text:style-name="T30_6"><text:s/></text:span><text:span text:style-name="T30_7">core</text:span><text:span text:style-name="T30_8">.</text:span><text:span text:style-name="T30_9">autocrlf</text:span><text:span text:style-name="T30_10"><text:s/></text:span><text:span text:style-name="T30_11">input</text:span></text:p>
      <text:p text:style-name="P31"><text:span text:style-name="T31_1"><text:a xlink:type="simple" xlink:href="http://help.github.com/line-endings/"><text:span text:style-name="T31_2">http</text:span></text:a></text:span><text:span text:style-name="T31_3"><text:a xlink:type="simple" xlink:href="http://help.github.com/line-endings/"><text:span text:style-name="T31_4">://</text:span></text:a></text:span><text:span text:style-name="T31_5"><text:a xlink:type="simple" xlink:href="http://help.github.com/line-endings/"><text:span text:style-name="T31_6">help</text:span></text:a></text:span><text:span text:style-name="T31_7"><text:a xlink:type="simple" xlink:href="http://help.github.com/line-endings/"><text:span text:style-name="T31_8">.</text:span></text:a></text:span><text:span text:style-name="T31_9"><text:a xlink:type="simple" xlink:href="http://help.github.com/line-endings/"><text:span text:style-name="T31_10">github</text:span></text:a></text:span><text:span text:style-name="T31_11"><text:a xlink:type="simple" xlink:href="http://help.github.com/line-endings/"><text:span text:style-name="T31_12">.</text:span></text:a></text:span><text:span text:style-name="T31_13"><text:a xlink:type="simple" xlink:href="http://help.github.com/line-endings/"><text:span text:style-name="T31_14">com</text:span></text:a></text:span><text:span text:style-name="T31_15"><text:a xlink:type="simple" xlink:href="http://help.github.com/line-endings/"><text:span text:style-name="T31_16">/</text:span></text:a></text:span><text:span text:style-name="T31_17"><text:a xlink:type="simple" xlink:href="http://help.github.com/line-endings/"><text:span text:style-name="T31_18">line</text:span></text:a></text:span><text:span text:style-name="T31_19"><text:a xlink:type="simple" xlink:href="http://help.github.com/line-endings/"><text:span text:style-name="T31_20">-</text:span></text:a></text:span><text:span text:style-name="T31_21"><text:a xlink:type="simple" xlink:href="http://help.github.com/line-endings/"><text:span text:style-name="T31_22">endings</text:span></text:a></text:span><text:span text:style-name="T31_23"><text:a xlink:type="simple" xlink:href="http://help.github.com/line-endings/"><text:span text:style-name="T31_24">/</text:span></text:a></text:span></text:p>
      <text:h text:style-name="P32" text:outline-level="10"><text:bookmark-start text:name="h.tc0cewc27jai"/><text:bookmark-end text:name="h.tc0cewc27jai"/><text:span text:style-name="T32_1">Quoting</text:span><text:span text:style-name="T32_2"><text:s/></text:span></text:h>
      <text:p text:style-name="P33"><text:span text:style-name="T33_1">Where</text:span><text:span text:style-name="T33_2"><text:s/></text:span><text:span text:style-name="T33_3">possible</text:span><text:span text:style-name="T33_4">,<text:s/></text:span><text:span text:style-name="T33_5">keep</text:span><text:span text:style-name="T33_6"><text:s/></text:span><text:span text:style-name="T33_7">consistency</text:span><text:span text:style-name="T33_8"><text:s/></text:span><text:span text:style-name="T33_9">within</text:span><text:span text:style-name="T33_10"><text:s/></text:span><text:span text:style-name="T33_11">each</text:span><text:span text:style-name="T33_12"><text:s/></text:span><text:span text:style-name="T33_13">module</text:span><text:span text:style-name="T33_14">,<text:s/></text:span><text:span text:style-name="T33_15">and</text:span><text:span text:style-name="T33_16"><text:s/></text:span><text:span text:style-name="T33_17">respect</text:span><text:span text:style-name="T33_18"><text:s/></text:span><text:span text:style-name="T33_19">the</text:span><text:span text:style-name="T33_20"><text:s/></text:span><text:span text:style-name="T33_21">personal</text:span><text:span text:style-name="T33_22"><text:s/></text:span><text:span text:style-name="T33_23">style</text:span><text:span text:style-name="T33_24"><text:s/></text:span><text:span text:style-name="T33_25">of</text:span><text:span text:style-name="T33_26"><text:s/></text:span><text:span text:style-name="T33_27">other</text:span><text:span text:style-name="T33_28"><text:s/></text:span><text:span text:style-name="T33_29">developers</text:span><text:span text:style-name="T33_30">.</text:span></text:p>
      <text:p text:style-name="P34"><text:span text:style-name="T34_1">With</text:span><text:span text:style-name="T34_2"><text:s/></text:span><text:span text:style-name="T34_3">that</text:span><text:span text:style-name="T34_4"><text:s/></text:span><text:span text:style-name="T34_5">caveat</text:span><text:span text:style-name="T34_6"><text:s/></text:span><text:span text:style-name="T34_7">in</text:span><text:span text:style-name="T34_8"><text:s/></text:span><text:span text:style-name="T34_9">mind</text:span><text:span text:style-name="T34_10">:<text:s/></text:span><text:span text:style-name="T34_11">single</text:span><text:span text:style-name="T34_12"><text:s/></text:span><text:span text:style-name="T34_13">quote</text:span><text:span text:style-name="T34_14"><text:s/></text:span><text:span text:style-name="T34_15">strings</text:span><text:span text:style-name="T34_16"><text:s/></text:span><text:span text:style-name="T34_17">are</text:span><text:span text:style-name="T34_18"><text:s/></text:span><text:span text:style-name="T34_19">known</text:span><text:span text:style-name="T34_20"><text:s/></text:span><text:span text:style-name="T34_21">to</text:span><text:span text:style-name="T34_22"><text:s/></text:span><text:span text:style-name="T34_23">be</text:span><text:span text:style-name="T34_24"><text:s/></text:span><text:span text:style-name="T34_25">faster</text:span><text:span text:style-name="T34_26"><text:s/></text:span><text:span text:style-name="T34_27">because</text:span><text:span text:style-name="T34_28"><text:s/></text:span><text:span text:style-name="T34_29">the</text:span><text:span text:style-name="T34_30"><text:s/></text:span><text:span text:style-name="T34_31">parser</text:span><text:span text:style-name="T34_32"><text:s/></text:span><text:span text:style-name="T34_33">doesn</text:span><text:span text:style-name="T34_34">'</text:span><text:span text:style-name="T34_35">t</text:span><text:span text:style-name="T34_36"><text:s/></text:span><text:span text:style-name="T34_37">have</text:span><text:span text:style-name="T34_38"><text:s/></text:span><text:span text:style-name="T34_39">to</text:span><text:span text:style-name="T34_40"><text:s/></text:span><text:span text:style-name="T34_41">look</text:span><text:span text:style-name="T34_42"><text:s/></text:span><text:span text:style-name="T34_43">for</text:span><text:span text:style-name="T34_44"><text:s/></text:span><text:span text:style-name="T34_45">in</text:span><text:span text:style-name="T34_46">-</text:span><text:span text:style-name="T34_47">line</text:span><text:span text:style-name="T34_48"><text:s/></text:span><text:span text:style-name="T34_49">variables</text:span><text:span text:style-name="T34_50">.<text:s/></text:span><text:span text:style-name="T34_51">Their</text:span><text:span text:style-name="T34_52"><text:s/></text:span><text:span text:style-name="T34_53">use</text:span><text:span text:style-name="T34_54"><text:s/></text:span><text:span text:style-name="T34_55">is</text:span><text:span text:style-name="T34_56"><text:s/></text:span><text:span text:style-name="T34_57">recommended</text:span><text:span text:style-name="T34_58"><text:s/></text:span><text:span text:style-name="T34_59">except</text:span><text:span text:style-name="T34_60"><text:s/></text:span><text:span text:style-name="T34_61">in</text:span><text:span text:style-name="T34_62"><text:s/></text:span><text:span text:style-name="T34_63">two</text:span><text:span text:style-name="T34_64"><text:s/></text:span><text:span text:style-name="T34_65">cases</text:span><text:span text:style-name="T34_66">:</text:span></text:p>
      <text:list text:style-name="LS3" xml:id="list10">
        <text:list-item>
          <text:p text:style-name="P35"><text:span text:style-name="T35_1">In</text:span><text:span text:style-name="T35_2">-</text:span><text:span text:style-name="T35_3">line</text:span><text:span text:style-name="T35_4"><text:s/></text:span><text:span text:style-name="T35_5">variable</text:span><text:span text:style-name="T35_6"><text:s/></text:span><text:span text:style-name="T35_7">usage</text:span><text:span text:style-name="T35_8">,<text:s/></text:span><text:span text:style-name="T35_9">e</text:span><text:span text:style-name="T35_10">.</text:span><text:span text:style-name="T35_11">g</text:span><text:span text:style-name="T35_12">.<text:s/>"&lt;</text:span><text:span text:style-name="T35_13">h</text:span><text:span text:style-name="T35_14">2&gt;$</text:span><text:span text:style-name="T35_15">header</text:span><text:span text:style-name="T35_16">&lt;/</text:span><text:span text:style-name="T35_17">h</text:span><text:span text:style-name="T35_18">2&gt;".</text:span></text:p>
        </text:list-item>
        <text:list-item>
          <text:p text:style-name="P36"><text:span text:style-name="T36_1">Translated</text:span><text:span text:style-name="T36_2"><text:s/></text:span><text:span text:style-name="T36_3">strings</text:span><text:span text:style-name="T36_4"><text:s/></text:span><text:span text:style-name="T36_5">where</text:span><text:span text:style-name="T36_6"><text:s/></text:span><text:span text:style-name="T36_7">one</text:span><text:span text:style-name="T36_8"><text:s/></text:span><text:span text:style-name="T36_9">can</text:span><text:span text:style-name="T36_10"><text:s/></text:span><text:span text:style-name="T36_11">avoid</text:span><text:span text:style-name="T36_12"><text:s/></text:span><text:span text:style-name="T36_13">escaping</text:span><text:span text:style-name="T36_14"><text:s/></text:span><text:span text:style-name="T36_15">single</text:span><text:span text:style-name="T36_16"><text:s/></text:span><text:span text:style-name="T36_17">quotes</text:span><text:span text:style-name="T36_18"><text:s/></text:span><text:span text:style-name="T36_19">by</text:span><text:span text:style-name="T36_20"><text:s/></text:span><text:span text:style-name="T36_21">enclosing</text:span><text:span text:style-name="T36_22"><text:s/></text:span><text:span text:style-name="T36_23">the</text:span><text:span text:style-name="T36_24"><text:s/></text:span><text:span text:style-name="T36_25">string</text:span><text:span text:style-name="T36_26"><text:s/></text:span><text:span text:style-name="T36_27">in</text:span><text:span text:style-name="T36_28"><text:s/></text:span><text:span text:style-name="T36_29">double</text:span><text:span text:style-name="T36_30"><text:s/></text:span><text:span text:style-name="T36_31">quotes</text:span><text:span text:style-name="T36_32">.<text:s/></text:span><text:span text:style-name="T36_33">One</text:span><text:span text:style-name="T36_34"><text:s/></text:span><text:span text:style-name="T36_35">such</text:span><text:span text:style-name="T36_36"><text:s/></text:span><text:span text:style-name="T36_37">string</text:span><text:span text:style-name="T36_38"><text:s/></text:span><text:span text:style-name="T36_39">would</text:span><text:span text:style-name="T36_40"><text:s/></text:span><text:span text:style-name="T36_41">be</text:span><text:span text:style-name="T36_42"><text:s/>"</text:span><text:span text:style-name="T36_43">He</text:span><text:span text:style-name="T36_44">'</text:span><text:span text:style-name="T36_45">s</text:span><text:span text:style-name="T36_46"><text:s/></text:span><text:span text:style-name="T36_47">a</text:span><text:span text:style-name="T36_48"><text:s/></text:span><text:span text:style-name="T36_49">good</text:span><text:span text:style-name="T36_50"><text:s/></text:span><text:span text:style-name="T36_51">person</text:span><text:span text:style-name="T36_52">."<text:s/></text:span><text:span text:style-name="T36_53">It</text:span><text:span text:style-name="T36_54"><text:s/></text:span><text:span text:style-name="T36_55">would</text:span><text:span text:style-name="T36_56"><text:s/></text:span><text:span text:style-name="T36_57">be</text:span><text:span text:style-name="T36_58"><text:s/>'</text:span><text:span text:style-name="T36_59">He</text:span><text:span text:style-name="T36_60">\'</text:span><text:span text:style-name="T36_61">s</text:span><text:span text:style-name="T36_62"><text:s/></text:span><text:span text:style-name="T36_63">a</text:span><text:span text:style-name="T36_64"><text:s/></text:span><text:span text:style-name="T36_65">good</text:span><text:span text:style-name="T36_66"><text:s/></text:span><text:span text:style-name="T36_67">person</text:span><text:span text:style-name="T36_68">.'<text:s/></text:span><text:span text:style-name="T36_69">with</text:span><text:span text:style-name="T36_70"><text:s/></text:span><text:span text:style-name="T36_71">single</text:span><text:span text:style-name="T36_72"><text:s/></text:span><text:span text:style-name="T36_73">quotes</text:span><text:span text:style-name="T36_74">.</text:span></text:p>
        </text:list-item>
      </text:list>
      <text:h text:style-name="P37" text:outline-level="10"><text:bookmark-start text:name="h.1dg39b3u1equ"/><text:bookmark-end text:name="h.1dg39b3u1equ"/><text:span text:style-name="T37_1">Version</text:span><text:span text:style-name="T37_2"><text:s/></text:span><text:span text:style-name="T37_3">Control</text:span></text:h>
      <text:p text:style-name="P38"><text:span text:style-name="T38_1">All</text:span><text:span text:style-name="T38_2"><text:s/></text:span><text:span text:style-name="T38_3">developers</text:span><text:span text:style-name="T38_4"><text:s/></text:span><text:span text:style-name="T38_5">must</text:span><text:span text:style-name="T38_6"><text:s/></text:span><text:span text:style-name="T38_7">use</text:span><text:span text:style-name="T38_8"><text:s/></text:span><text:span text:style-name="T38_9">git</text:span><text:span text:style-name="T38_10"><text:s/></text:span><text:span text:style-name="T38_11">as</text:span><text:span text:style-name="T38_12"><text:s/></text:span><text:span text:style-name="T38_13">their</text:span><text:span text:style-name="T38_14"><text:s/></text:span><text:span text:style-name="T38_15">means</text:span><text:span text:style-name="T38_16"><text:s/></text:span><text:span text:style-name="T38_17">for</text:span><text:span text:style-name="T38_18"><text:s/></text:span><text:span text:style-name="T38_19">version</text:span><text:span text:style-name="T38_20"><text:s/></text:span><text:span text:style-name="T38_21">control</text:span><text:span text:style-name="T38_22">.</text:span></text:p>
      <text:h text:style-name="P39" text:outline-level="10"><text:bookmark-start text:name="h.hy67ojdv8898"/><text:bookmark-end text:name="h.hy67ojdv8898"/><text:span text:style-name="T39_1">Git</text:span></text:h>
      <text:h text:style-name="P40" text:outline-level="10"><text:bookmark-start text:name="h.dlhiygq6qiye"/><text:bookmark-end text:name="h.dlhiygq6qiye"/><text:span text:style-name="T40_1">Branching</text:span></text:h>
      <text:p text:style-name="P41"/>
      <text:p text:style-name="P42"><text:span text:style-name="T42_1">@</text:span><text:span text:style-name="T42_2">TODO</text:span></text:p>
      <text:h text:style-name="P43" text:outline-level="10"><text:bookmark-start text:name="h.j53v2s4h9ca9"/><text:bookmark-end text:name="h.j53v2s4h9ca9"/><text:span text:style-name="T43_1">File</text:span><text:span text:style-name="T43_2"><text:s/></text:span><text:span text:style-name="T43_3">Structure</text:span></text:h>
      <text:p text:style-name="P44"><text:span text:style-name="T44_1">Example</text:span><text:span text:style-name="T44_2"><text:s/></text:span><text:span text:style-name="T44_3">Git</text:span><text:span text:style-name="T44_4"><text:s/></text:span><text:span text:style-name="T44_5">Repo</text:span><text:span text:style-name="T44_6"><text:s/></text:span><text:span text:style-name="T44_7">Structure</text:span></text:p>
      <text:p text:style-name="P45"><text:span text:style-name="T45_1">-<text:s/>/</text:span><text:span text:style-name="T45_2">data</text:span></text:p>
      <text:p text:style-name="P46"><text:span text:style-name="T46_1">-<text:s/>/</text:span><text:span text:style-name="T46_2">data</text:span><text:span text:style-name="T46_3">/</text:span><text:span text:style-name="T46_4">wp</text:span><text:span text:style-name="T46_5">-</text:span><text:span text:style-name="T46_6">settings</text:span><text:span text:style-name="T46_7">.</text:span><text:span text:style-name="T46_8">php</text:span></text:p>
      <text:p text:style-name="P47"><text:span text:style-name="T47_1">-<text:s/>/</text:span><text:span text:style-name="T47_2">db</text:span><text:span text:style-name="T47_3"><text:s/></text:span></text:p>
      <text:p text:style-name="P48"><text:span text:style-name="T48_1">-<text:s/>/</text:span><text:span text:style-name="T48_2">www</text:span></text:p>
      <text:p text:style-name="P49"><text:span text:style-name="T49_1">-<text:s/></text:span><text:span text:style-name="T49_2">latest</text:span><text:span text:style-name="T49_3">.</text:span><text:span text:style-name="T49_4">zip</text:span></text:p>
      <text:p text:style-name="P50"><text:span text:style-name="T50_1">-<text:s/>*.</text:span><text:span text:style-name="T50_2">sh</text:span></text:p>
      <text:h text:style-name="P51" text:outline-level="10"><text:bookmark-start text:name="h.wlplrz4ah9gz"/><text:bookmark-end text:name="h.wlplrz4ah9gz"/><text:span text:style-name="T51_1">Gitignore</text:span><text:span text:style-name="T51_2"><text:s/></text:span><text:span text:style-name="T51_3">files</text:span></text:h>
      <text:p text:style-name="P52"/>
      <text:p text:style-name="P53"><text:span text:style-name="T53_1">All</text:span><text:span text:style-name="T53_2"><text:s/></text:span><text:span text:style-name="T53_3">developers</text:span><text:span text:style-name="T53_4"><text:s/></text:span><text:span text:style-name="T53_5">should</text:span><text:span text:style-name="T53_6"><text:s/></text:span><text:span text:style-name="T53_7">have</text:span><text:span text:style-name="T53_8"><text:s/>.</text:span><text:span text:style-name="T53_9">gitignore</text:span><text:span text:style-name="T53_10"><text:s/></text:span><text:span text:style-name="T53_11">in</text:span><text:span text:style-name="T53_12"><text:s/></text:span><text:span text:style-name="T53_13">their</text:span><text:span text:style-name="T53_14"><text:s/></text:span><text:span text:style-name="T53_15">home</text:span><text:span text:style-name="T53_16"><text:s/>/<text:s/></text:span><text:span text:style-name="T53_17">User</text:span><text:span text:style-name="T53_18"><text:s/>(</text:span><text:span text:style-name="T53_19">macs</text:span><text:span text:style-name="T53_20">)<text:s/></text:span><text:span text:style-name="T53_21">folder</text:span><text:span text:style-name="T53_22">.<text:s/></text:span></text:p>
      <text:p text:style-name="P54"/>
      <text:p text:style-name="P55"><text:span text:style-name="T55_1">#<text:s/></text:span><text:span text:style-name="T55_2">Compiled</text:span><text:span text:style-name="T55_3"><text:s/></text:span><text:span text:style-name="T55_4">source</text:span><text:span text:style-name="T55_5"><text:s/>#<text:line-break/>###################<text:line-break/>*.</text:span><text:span text:style-name="T55_6">com</text:span><text:span text:style-name="T55_7"><text:line-break/>*.</text:span><text:span text:style-name="T55_8">class</text:span><text:span text:style-name="T55_9"><text:line-break/>*.</text:span><text:span text:style-name="T55_10">dll</text:span><text:span text:style-name="T55_11"><text:line-break/>*.</text:span><text:span text:style-name="T55_12">exe</text:span><text:span text:style-name="T55_13"><text:line-break/>*.</text:span><text:span text:style-name="T55_14">o</text:span><text:span text:style-name="T55_15"><text:line-break/>*.</text:span><text:span text:style-name="T55_16">so</text:span><text:span text:style-name="T55_17"><text:line-break/><text:line-break/>#<text:s/></text:span><text:span text:style-name="T55_18">Packages</text:span><text:span text:style-name="T55_19"><text:s/>#<text:line-break/>############<text:line-break/>#<text:s/></text:span><text:span text:style-name="T55_20">it</text:span><text:span text:style-name="T55_21">'</text:span><text:span text:style-name="T55_22">s</text:span><text:span text:style-name="T55_23"><text:s/></text:span><text:span text:style-name="T55_24">better</text:span><text:span text:style-name="T55_25"><text:s/></text:span><text:span text:style-name="T55_26">to</text:span><text:span text:style-name="T55_27"><text:s/></text:span><text:span text:style-name="T55_28">unpack</text:span><text:span text:style-name="T55_29"><text:s/></text:span><text:span text:style-name="T55_30">these</text:span><text:span text:style-name="T55_31"><text:s/></text:span><text:span text:style-name="T55_32">files</text:span><text:span text:style-name="T55_33"><text:s/></text:span><text:span text:style-name="T55_34">and</text:span><text:span text:style-name="T55_35"><text:s/></text:span><text:span text:style-name="T55_36">commit</text:span><text:span text:style-name="T55_37"><text:s/></text:span><text:span text:style-name="T55_38">the</text:span><text:span text:style-name="T55_39"><text:s/></text:span><text:span text:style-name="T55_40">raw</text:span><text:span text:style-name="T55_41"><text:s/></text:span><text:span text:style-name="T55_42">source</text:span><text:span text:style-name="T55_43"><text:line-break/>#<text:s/></text:span><text:span text:style-name="T55_44">git</text:span><text:span text:style-name="T55_45"><text:s/></text:span><text:span text:style-name="T55_46">has</text:span><text:span text:style-name="T55_47"><text:s/></text:span><text:span text:style-name="T55_48">its</text:span><text:span text:style-name="T55_49"><text:s/></text:span><text:span text:style-name="T55_50">own</text:span><text:span text:style-name="T55_51"><text:s/></text:span><text:span text:style-name="T55_52">built</text:span><text:span text:style-name="T55_53"><text:s/></text:span><text:span text:style-name="T55_54">in</text:span><text:span text:style-name="T55_55"><text:s/></text:span><text:span text:style-name="T55_56">compression</text:span><text:span text:style-name="T55_57"><text:s/></text:span><text:span text:style-name="T55_58">methods</text:span><text:span text:style-name="T55_59"><text:line-break/>*.7</text:span><text:span text:style-name="T55_60">z</text:span><text:span text:style-name="T55_61"><text:line-break/>*.</text:span><text:span text:style-name="T55_62">dmg</text:span><text:span text:style-name="T55_63"><text:line-break/>*.</text:span><text:span text:style-name="T55_64">gz</text:span><text:span text:style-name="T55_65"><text:line-break/>*.</text:span><text:span text:style-name="T55_66">iso</text:span><text:span text:style-name="T55_67"><text:line-break/>*.</text:span><text:span text:style-name="T55_68">jar</text:span><text:span text:style-name="T55_69"><text:line-break/>*.</text:span><text:span text:style-name="T55_70">rar</text:span><text:span text:style-name="T55_71"><text:line-break/>*.</text:span><text:span text:style-name="T55_72">tar</text:span><text:span text:style-name="T55_73"><text:line-break/>*.</text:span><text:span text:style-name="T55_74">zip</text:span><text:span text:style-name="T55_75"><text:line-break/><text:line-break/>#<text:s/></text:span><text:span text:style-name="T55_76">Logs</text:span><text:span text:style-name="T55_77"><text:s/></text:span><text:span text:style-name="T55_78">and</text:span><text:span text:style-name="T55_79"><text:s/></text:span><text:span text:style-name="T55_80">databases</text:span><text:span text:style-name="T55_81"><text:s/>#<text:line-break/>######################<text:line-break/>*.</text:span><text:span text:style-name="T55_82">log</text:span><text:span text:style-name="T55_83"><text:line-break/>*.</text:span><text:span text:style-name="T55_84">sql</text:span><text:span text:style-name="T55_85"><text:line-break/>*.</text:span><text:span text:style-name="T55_86">sqlite</text:span><text:span text:style-name="T55_87"><text:line-break/><text:line-break/>#<text:s/></text:span><text:span text:style-name="T55_88">OS</text:span><text:span text:style-name="T55_89"><text:s/></text:span><text:span text:style-name="T55_90">generated</text:span><text:span text:style-name="T55_91"><text:s/></text:span><text:span text:style-name="T55_92">files</text:span><text:span text:style-name="T55_93"><text:s/>#<text:line-break/>######################<text:line-break/>.</text:span><text:span text:style-name="T55_94">DS</text:span><text:span text:style-name="T55_95">_</text:span><text:span text:style-name="T55_96">Store</text:span><text:span text:style-name="T55_97">*<text:line-break/></text:span><text:span text:style-name="T55_98">ehthumbs</text:span><text:span text:style-name="T55_99">.</text:span><text:span text:style-name="T55_100">db</text:span><text:span text:style-name="T55_101"><text:line-break/></text:span><text:span text:style-name="T55_102">Icon</text:span><text:span text:style-name="T55_103">?<text:line-break/></text:span><text:span text:style-name="T55_104">Thumbs</text:span><text:span text:style-name="T55_105">.</text:span><text:span text:style-name="T55_106">db</text:span></text:p>
      <text:p text:style-name="P56"/>
      <text:h text:style-name="P57" text:outline-level="10"><text:bookmark-start text:name="h.vssg96lefq36"/><text:bookmark-end text:name="h.vssg96lefq36"/><text:span text:style-name="T57_1">Filenaming</text:span></text:h>
      <text:p text:style-name="P58"><text:span text:style-name="T58_1">-<text:s/></text:span><text:span text:style-name="T58_2">All</text:span><text:span text:style-name="T58_3"><text:s/></text:span><text:span text:style-name="T58_4">files</text:span><text:span text:style-name="T58_5"><text:s/></text:span><text:span text:style-name="T58_6">should</text:span><text:span text:style-name="T58_7"><text:s/></text:span><text:span text:style-name="T58_8">not</text:span><text:span text:style-name="T58_9"><text:s/></text:span><text:span text:style-name="T58_10">be</text:span><text:span text:style-name="T58_11"><text:s/></text:span><text:span text:style-name="T58_12">capitalized</text:span><text:span text:style-name="T58_13">.<text:s/></text:span><text:span text:style-name="T58_14">Use</text:span><text:span text:style-name="T58_15"><text:s/></text:span><text:span text:style-name="T58_16">lowercase</text:span><text:span text:style-name="T58_17"><text:s/></text:span><text:span text:style-name="T58_18">at</text:span><text:span text:style-name="T58_19"><text:s/></text:span><text:span text:style-name="T58_20">all</text:span><text:span text:style-name="T58_21"><text:s/></text:span><text:span text:style-name="T58_22">times</text:span></text:p>
      <text:p text:style-name="P59"><text:span text:style-name="T59_1">-<text:s/></text:span><text:span text:style-name="T59_2">Absolutely</text:span><text:span text:style-name="T59_3"><text:s/></text:span><text:span text:style-name="T59_4">no</text:span><text:span text:style-name="T59_5"><text:s/></text:span><text:span text:style-name="T59_6">spaces</text:span><text:span text:style-name="T59_7"><text:s/></text:span><text:span text:style-name="T59_8">in</text:span><text:span text:style-name="T59_9"><text:s/></text:span><text:span text:style-name="T59_10">files</text:span><text:span text:style-name="T59_11">;<text:s/></text:span><text:span text:style-name="T59_12">use</text:span><text:span text:style-name="T59_13"><text:s/></text:span><text:span text:style-name="T59_14">dashes</text:span><text:span text:style-name="T59_15"><text:s/></text:span><text:span text:style-name="T59_16">in</text:span><text:span text:style-name="T59_17"><text:s/></text:span><text:span text:style-name="T59_18">place</text:span><text:span text:style-name="T59_19"><text:s/></text:span><text:span text:style-name="T59_20">of</text:span><text:span text:style-name="T59_21"><text:s/></text:span><text:span text:style-name="T59_22">spaces</text:span><text:span text:style-name="T59_23"><text:s/></text:span><text:span text:style-name="T59_24">for</text:span><text:span text:style-name="T59_25"><text:s/></text:span><text:span text:style-name="T59_26">php</text:span><text:span text:style-name="T59_27"><text:s/></text:span><text:span text:style-name="T59_28">files</text:span></text:p>
      <text:p text:style-name="P60"><text:span text:style-name="T60_1">-<text:s/></text:span><text:span text:style-name="T60_2">When</text:span><text:span text:style-name="T60_3"><text:s/></text:span><text:span text:style-name="T60_4">naming</text:span><text:span text:style-name="T60_5"><text:s/></text:span><text:span text:style-name="T60_6">javascript</text:span><text:span text:style-name="T60_7"><text:s/></text:span><text:span text:style-name="T60_8">files</text:span><text:span text:style-name="T60_9"><text:s/></text:span><text:span text:style-name="T60_10">use</text:span><text:span text:style-name="T60_11"><text:s/></text:span><text:span text:style-name="T60_12">periods</text:span><text:span text:style-name="T60_13"><text:s/></text:span><text:span text:style-name="T60_14">in</text:span><text:span text:style-name="T60_15"><text:s/></text:span><text:span text:style-name="T60_16">place</text:span><text:span text:style-name="T60_17"><text:s/></text:span><text:span text:style-name="T60_18">of</text:span><text:span text:style-name="T60_19"><text:s/></text:span><text:span text:style-name="T60_20">spaces</text:span><text:span text:style-name="T60_21">.<text:s/></text:span><text:span text:style-name="T60_22">Dots</text:span><text:span text:style-name="T60_23"><text:s/></text:span><text:span text:style-name="T60_24">are</text:span><text:span text:style-name="T60_25"><text:s/></text:span><text:span text:style-name="T60_26">used</text:span><text:span text:style-name="T60_27"><text:s/></text:span><text:span text:style-name="T60_28">instead</text:span><text:span text:style-name="T60_29"><text:s/></text:span><text:span text:style-name="T60_30">to</text:span><text:span text:style-name="T60_31"><text:s/></text:span><text:span text:style-name="T60_32">preserve</text:span><text:span text:style-name="T60_33"><text:s/></text:span><text:span text:style-name="T60_34">jquery</text:span><text:span text:style-name="T60_35"><text:s/></text:span><text:span text:style-name="T60_36">standards</text:span><text:span text:style-name="T60_37"><text:s/></text:span><text:span text:style-name="T60_38">in</text:span><text:span text:style-name="T60_39"><text:s/></text:span><text:span text:style-name="T60_40">file</text:span><text:span text:style-name="T60_41"><text:s/></text:span><text:span text:style-name="T60_42">naming</text:span><text:span text:style-name="T60_43">.</text:span></text:p>
      <text:h text:style-name="P61" text:outline-level="10"><text:bookmark-start text:name="h.nnsr5yw0fc9v"/><text:bookmark-end text:name="h.nnsr5yw0fc9v"/><text:span text:style-name="T61_1">Naming</text:span><text:span text:style-name="T61_2"><text:s/></text:span><text:span text:style-name="T61_3">Conventions</text:span></text:h>
      <text:p text:style-name="P62"/>
      <text:p text:style-name="P63"><text:span text:style-name="T63_1">PHP</text:span><text:span text:style-name="T63_2"><text:s/></text:span></text:p>
      <text:p text:style-name="P64"><text:span text:style-name="T64_1">-<text:s/></text:span><text:span text:style-name="T64_2">No</text:span><text:span text:style-name="T64_3"><text:s/></text:span><text:span text:style-name="T64_4">dashes</text:span><text:span text:style-name="T64_5"><text:s/></text:span><text:span text:style-name="T64_6">or</text:span><text:span text:style-name="T64_7"><text:s/></text:span><text:span text:style-name="T64_8">spaces</text:span><text:span text:style-name="T64_9">.<text:s/></text:span><text:span text:style-name="T64_10">Use</text:span><text:span text:style-name="T64_11"><text:s/></text:span><text:span text:style-name="T64_12">underscore</text:span><text:span text:style-name="T64_13"><text:s/></text:span><text:span text:style-name="T64_14">in</text:span><text:span text:style-name="T64_15"><text:s/></text:span><text:span text:style-name="T64_16">place</text:span><text:span text:style-name="T64_17"><text:s/></text:span><text:span text:style-name="T64_18">of</text:span><text:span text:style-name="T64_19"><text:s/></text:span><text:span text:style-name="T64_20">dashes</text:span></text:p>
      <text:p text:style-name="P65"><text:span text:style-name="T65_1">-<text:s/></text:span><text:span text:style-name="T65_2">No</text:span><text:span text:style-name="T65_3"><text:s/></text:span><text:span text:style-name="T65_4">spaces</text:span><text:span text:style-name="T65_5"><text:s/></text:span><text:span text:style-name="T65_6">between</text:span><text:span text:style-name="T65_7"><text:s/></text:span><text:span text:style-name="T65_8">function</text:span><text:span text:style-name="T65_9"><text:s/></text:span><text:span text:style-name="T65_10">name</text:span><text:span text:style-name="T65_11"><text:s/></text:span><text:span text:style-name="T65_12">and</text:span><text:span text:style-name="T65_13"><text:s/></text:span><text:span text:style-name="T65_14">parentheses</text:span></text:p>
      <text:p text:style-name="P66"><text:span text:style-name="T66_1">Valid</text:span><text:span text:style-name="T66_2"><text:s/></text:span><text:span text:style-name="T66_3">Examples</text:span><text:span text:style-name="T66_4">:</text:span></text:p>
      <text:p text:style-name="P67"><text:span text:style-name="T67_1">function</text:span><text:span text:style-name="T67_2"><text:s/></text:span><text:span text:style-name="T67_3">foo</text:span><text:span text:style-name="T67_4">_</text:span><text:span text:style-name="T67_5">bar</text:span><text:span text:style-name="T67_6">()<text:s/>{</text:span></text:p>
      <text:p text:style-name="P68"><text:span text:style-name="T68_1"><text:s text:c="2"/></text:span><text:span text:style-name="T68_2">return</text:span><text:span text:style-name="T68_3">;</text:span></text:p>
      <text:p text:style-name="P69"><text:span text:style-name="T69_1">}</text:span></text:p>
      <text:p text:style-name="P70"><text:span text:style-name="T70_1">-<text:s/></text:span><text:span text:style-name="T70_2">Function</text:span><text:span text:style-name="T70_3"><text:s/></text:span><text:span text:style-name="T70_4">names</text:span><text:span text:style-name="T70_5"><text:s/></text:span><text:span text:style-name="T70_6">may</text:span><text:span text:style-name="T70_7"><text:s/></text:span><text:span text:style-name="T70_8">not</text:span><text:span text:style-name="T70_9"><text:s/></text:span><text:span text:style-name="T70_10">contain</text:span><text:span text:style-name="T70_11"><text:s/></text:span><text:span text:style-name="T70_12">numerical</text:span><text:span text:style-name="T70_13"><text:s/></text:span><text:span text:style-name="T70_14">characters</text:span></text:p>
      <text:p text:style-name="P71"><text:span text:style-name="T71_1">-<text:s/></text:span><text:span text:style-name="T71_2">Bracket</text:span><text:span text:style-name="T71_3"><text:s/></text:span><text:span text:style-name="T71_4">should</text:span><text:span text:style-name="T71_5"><text:s/></text:span><text:span text:style-name="T71_6">start</text:span><text:span text:style-name="T71_7"><text:s/></text:span><text:span text:style-name="T71_8">on</text:span><text:span text:style-name="T71_9"><text:s/></text:span><text:span text:style-name="T71_10">same</text:span><text:span text:style-name="T71_11"><text:s/></text:span><text:span text:style-name="T71_12">line</text:span><text:span text:style-name="T71_13"><text:s/></text:span><text:span text:style-name="T71_14">as</text:span><text:span text:style-name="T71_15"><text:s/></text:span><text:span text:style-name="T71_16">the</text:span><text:span text:style-name="T71_17"><text:s/></text:span><text:span text:style-name="T71_18">function</text:span></text:p>
      <text:p text:style-name="P72"><text:span text:style-name="T72_1">-<text:s/></text:span><text:span text:style-name="T72_2">Space</text:span><text:span text:style-name="T72_3"><text:s/></text:span><text:span text:style-name="T72_4">should</text:span><text:span text:style-name="T72_5"><text:s/></text:span><text:span text:style-name="T72_6">exist</text:span><text:span text:style-name="T72_7"><text:s/></text:span><text:span text:style-name="T72_8">between</text:span><text:span text:style-name="T72_9"><text:s/></text:span><text:span text:style-name="T72_10">parentheses</text:span><text:span text:style-name="T72_11"><text:s/></text:span><text:span text:style-name="T72_12">and</text:span><text:span text:style-name="T72_13"><text:s/></text:span><text:span text:style-name="T72_14">beginning</text:span><text:span text:style-name="T72_15"><text:s/></text:span><text:span text:style-name="T72_16">curly</text:span><text:span text:style-name="T72_17"><text:s/>(<text:s/>{<text:s/>)<text:s/></text:span><text:span text:style-name="T72_18">bracket</text:span></text:p>
      <text:p text:style-name="P73"><text:span text:style-name="T73_1">- <text:s/></text:span><text:span text:style-name="T73_2">No</text:span><text:span text:style-name="T73_3"><text:s/></text:span><text:span text:style-name="T73_4">extra</text:span><text:span text:style-name="T73_5"><text:s/></text:span><text:span text:style-name="T73_6">spaces</text:span><text:span text:style-name="T73_7"><text:s/></text:span><text:span text:style-name="T73_8">at</text:span><text:span text:style-name="T73_9"><text:s/></text:span><text:span text:style-name="T73_10">the</text:span><text:span text:style-name="T73_11"><text:s/></text:span><text:span text:style-name="T73_12">beginning</text:span><text:span text:style-name="T73_13"><text:s/></text:span><text:span text:style-name="T73_14">or</text:span><text:span text:style-name="T73_15"><text:s/></text:span><text:span text:style-name="T73_16">end</text:span><text:span text:style-name="T73_17"><text:s/></text:span><text:span text:style-name="T73_18">of</text:span><text:span text:style-name="T73_19"><text:s/></text:span><text:span text:style-name="T73_20">arguments</text:span></text:p>
      <text:p text:style-name="P74"><text:span text:style-name="T74_1">-<text:s/></text:span><text:span text:style-name="T74_2">There</text:span><text:span text:style-name="T74_3"><text:s/></text:span><text:span text:style-name="T74_4">should</text:span><text:span text:style-name="T74_5"><text:s/></text:span><text:span text:style-name="T74_6">be</text:span><text:span text:style-name="T74_7"><text:s/></text:span><text:span text:style-name="T74_8">space</text:span><text:span text:style-name="T74_9"><text:s/></text:span><text:span text:style-name="T74_10">after</text:span><text:span text:style-name="T74_11"><text:s/></text:span><text:span text:style-name="T74_12">the</text:span><text:span text:style-name="T74_13"><text:s/></text:span><text:span text:style-name="T74_14">comma</text:span></text:p>
      <text:p text:style-name="P75"><text:span text:style-name="T75_1">Valid</text:span><text:span text:style-name="T75_2"><text:s/></text:span><text:span text:style-name="T75_3">Example</text:span><text:span text:style-name="T75_4">:<text:s/></text:span></text:p>
      <text:p text:style-name="P76"><text:span text:style-name="T76_1">function</text:span><text:span text:style-name="T76_2"><text:s/></text:span><text:span text:style-name="T76_3">foo</text:span><text:span text:style-name="T76_4">_</text:span><text:span text:style-name="T76_5">bar</text:span><text:span text:style-name="T76_6">($</text:span><text:span text:style-name="T76_7">test</text:span><text:span text:style-name="T76_8">,<text:s/>$</text:span><text:span text:style-name="T76_9">foo</text:span><text:span text:style-name="T76_10">,<text:s/>$</text:span><text:span text:style-name="T76_11">bar</text:span><text:span text:style-name="T76_12">,<text:s/>$</text:span><text:span text:style-name="T76_13">baz</text:span><text:span text:style-name="T76_14">,<text:s/>$</text:span><text:span text:style-name="T76_15">quux</text:span><text:span text:style-name="T76_16">)<text:s/>{}</text:span></text:p>
      <text:p text:style-name="P77"/>
      <text:p text:style-name="P78"><text:span text:style-name="T78_1">-<text:s/></text:span><text:span text:style-name="T78_2">For</text:span><text:span text:style-name="T78_3"><text:s/></text:span><text:span text:style-name="T78_4">class</text:span><text:span text:style-name="T78_5"><text:s/></text:span><text:span text:style-name="T78_6">names</text:span><text:span text:style-name="T78_7"><text:s/></text:span><text:span text:style-name="T78_8">camel</text:span><text:span text:style-name="T78_9"><text:s/></text:span><text:span text:style-name="T78_10">case</text:span><text:span text:style-name="T78_11"><text:s/></text:span><text:span text:style-name="T78_12">is</text:span><text:span text:style-name="T78_13"><text:s/></text:span><text:span text:style-name="T78_14">required</text:span><text:span text:style-name="T78_15">.<text:s/></text:span><text:span text:style-name="T78_16">This</text:span><text:span text:style-name="T78_17"><text:s/></text:span><text:span text:style-name="T78_18">shall</text:span><text:span text:style-name="T78_19"><text:s/></text:span><text:span text:style-name="T78_20">be</text:span><text:span text:style-name="T78_21"><text:s/></text:span><text:span text:style-name="T78_22">the</text:span><text:span text:style-name="T78_23"><text:s/></text:span><text:span text:style-name="T78_24">only</text:span><text:span text:style-name="T78_25"><text:s/></text:span><text:span text:style-name="T78_26">exception</text:span><text:span text:style-name="T78_27"><text:s/></text:span><text:span text:style-name="T78_28">in</text:span><text:span text:style-name="T78_29"><text:s/></text:span><text:span text:style-name="T78_30">order</text:span><text:span text:style-name="T78_31"><text:s/></text:span><text:span text:style-name="T78_32">to</text:span><text:span text:style-name="T78_33"><text:s/></text:span><text:span text:style-name="T78_34">allow</text:span><text:span text:style-name="T78_35"><text:s/></text:span><text:span text:style-name="T78_36">quick</text:span><text:span text:style-name="T78_37"><text:s/></text:span><text:span text:style-name="T78_38">identification</text:span><text:span text:style-name="T78_39"><text:s/></text:span><text:span text:style-name="T78_40">for</text:span><text:span text:style-name="T78_41"><text:s/></text:span><text:span text:style-name="T78_42">classes</text:span><text:span text:style-name="T78_43">.</text:span></text:p>
      <text:p text:style-name="P79"><text:span text:style-name="T79_1">Valid</text:span><text:span text:style-name="T79_2"><text:s/></text:span><text:span text:style-name="T79_3">Example</text:span><text:span text:style-name="T79_4">:<text:s/></text:span></text:p>
      <text:p text:style-name="P80"><text:span text:style-name="T80_1">$</text:span><text:span text:style-name="T80_2">foo</text:span><text:span text:style-name="T80_3"><text:s/>=<text:s/></text:span><text:span text:style-name="T80_4">new</text:span><text:span text:style-name="T80_5"><text:s/></text:span><text:span text:style-name="T80_6">MyClassName</text:span><text:span text:style-name="T80_7">();</text:span></text:p>
      <text:p text:style-name="P81"><text:span text:style-name="T81_1">Invalid</text:span><text:span text:style-name="T81_2"><text:s/></text:span><text:span text:style-name="T81_3">Example</text:span><text:span text:style-name="T81_4">:</text:span></text:p>
      <text:p text:style-name="P82"><text:span text:style-name="T82_1">$</text:span><text:span text:style-name="T82_2">foo</text:span><text:span text:style-name="T82_3"><text:s/>=<text:s/></text:span><text:span text:style-name="T82_4">new</text:span><text:span text:style-name="T82_5"><text:s/></text:span><text:span text:style-name="T82_6">myclassname</text:span><text:span text:style-name="T82_7">;</text:span></text:p>
      <text:p text:style-name="P83"/>
      <text:h text:style-name="P84" text:outline-level="10"><text:bookmark-start text:name="h.4wj2bb94aj48"/><text:bookmark-end text:name="h.4wj2bb94aj48"/><text:span text:style-name="T84_1">PHP</text:span><text:span text:style-name="T84_2"><text:s/></text:span><text:span text:style-name="T84_3">Open</text:span><text:span text:style-name="T84_4"><text:s/>/<text:s/></text:span><text:span text:style-name="T84_5">Close</text:span><text:span text:style-name="T84_6"><text:s/></text:span><text:span text:style-name="T84_7">Tags</text:span></text:h>
      <text:p text:style-name="P85"><text:span text:style-name="T85_1">No</text:span><text:span text:style-name="T85_2"><text:s/></text:span><text:span text:style-name="T85_3">Shorthand</text:span><text:span text:style-name="T85_4"><text:s/></text:span><text:span text:style-name="T85_5">PHP</text:span><text:span text:style-name="T85_6"><text:s/></text:span><text:span text:style-name="T85_7">tags</text:span><text:span text:style-name="T85_8"><text:s/></text:span><text:span text:style-name="T85_9"><text:s/></text:span><text:span text:style-name="T85_10">Never</text:span><text:span text:style-name="T85_11"><text:s/></text:span><text:span text:style-name="T85_12">use</text:span><text:span text:style-name="T85_13"><text:s/></text:span><text:span text:style-name="T85_14">shorthand</text:span><text:span text:style-name="T85_15"><text:s/></text:span><text:span text:style-name="T85_16">PHP</text:span><text:span text:style-name="T85_17"><text:s/></text:span><text:span text:style-name="T85_18">start</text:span><text:span text:style-name="T85_19"><text:s/></text:span><text:span text:style-name="T85_20">tags</text:span><text:span text:style-name="T85_21">.<text:s/></text:span><text:span text:style-name="T85_22">Always</text:span><text:span text:style-name="T85_23"><text:s/></text:span><text:span text:style-name="T85_24">use</text:span><text:span text:style-name="T85_25"><text:s/></text:span><text:span text:style-name="T85_26">full</text:span><text:span text:style-name="T85_27"><text:s/></text:span><text:span text:style-name="T85_28">PHP</text:span><text:span text:style-name="T85_29"><text:s/></text:span><text:span text:style-name="T85_30">tags</text:span><text:span text:style-name="T85_31">.</text:span></text:p>
      <text:p text:style-name="P86"><text:span text:style-name="T86_1">Correct</text:span><text:span text:style-name="T86_2">:</text:span></text:p>
      <text:p text:style-name="P87"><text:span text:style-name="T87_1">&lt;?</text:span><text:span text:style-name="T87_2">php</text:span><text:span text:style-name="T87_3"><text:s/>...<text:s/>?&gt;<text:line-break/></text:span></text:p>
      <text:p text:style-name="P88"><text:span text:style-name="T88_1">Incorrect</text:span><text:span text:style-name="T88_2">:</text:span></text:p>
      <text:p text:style-name="P89"><text:span text:style-name="T89_1">&lt;?<text:s/>...<text:s/>?&gt;<text:line-break/>&lt;?=$</text:span><text:span text:style-name="T89_2">var</text:span><text:span text:style-name="T89_3">?&gt;</text:span></text:p>
      <text:p text:style-name="P90"/>
      <text:p text:style-name="P91"><text:span text:style-name="T91_1">Note</text:span><text:span text:style-name="T91_2"><text:s/></text:span><text:span text:style-name="T91_3">that</text:span><text:span text:style-name="T91_4"><text:s/></text:span><text:span text:style-name="T91_5">as</text:span><text:span text:style-name="T91_6"><text:s/></text:span><text:span text:style-name="T91_7">of</text:span><text:span text:style-name="T91_8"><text:s/></text:span><text:span text:style-name="T91_9">Drupal</text:span><text:span text:style-name="T91_10"><text:s/>4.7,<text:s/></text:span><text:span text:style-name="T91_11">the</text:span><text:span text:style-name="T91_12"><text:s/>?&gt;<text:s/></text:span><text:span text:style-name="T91_13">at</text:span><text:span text:style-name="T91_14"><text:s/></text:span><text:span text:style-name="T91_15">the</text:span><text:span text:style-name="T91_16"><text:s/></text:span><text:span text:style-name="T91_17">end</text:span><text:span text:style-name="T91_18"><text:s/></text:span><text:span text:style-name="T91_19">of</text:span><text:span text:style-name="T91_20"><text:s/></text:span><text:span text:style-name="T91_21">code</text:span><text:span text:style-name="T91_22"><text:s/></text:span><text:span text:style-name="T91_23">files</text:span><text:span text:style-name="T91_24"><text:s/></text:span><text:span text:style-name="T91_25">is</text:span><text:span text:style-name="T91_26"><text:s/></text:span><text:span text:style-name="T91_27">purposely</text:span><text:span text:style-name="T91_28"><text:s/></text:span><text:span text:style-name="T91_29">omitted</text:span><text:span text:style-name="T91_30">.<text:s/></text:span><text:span text:style-name="T91_31">This</text:span><text:span text:style-name="T91_32"><text:s/></text:span><text:span text:style-name="T91_33">includes</text:span><text:span text:style-name="T91_34"><text:s/></text:span><text:span text:style-name="T91_35">for</text:span><text:span text:style-name="T91_36"><text:s/></text:span><text:span text:style-name="T91_37">module</text:span><text:span text:style-name="T91_38"><text:s/></text:span><text:span text:style-name="T91_39">and</text:span><text:span text:style-name="T91_40"><text:s/></text:span><text:span text:style-name="T91_41">include</text:span><text:span text:style-name="T91_42"><text:s/></text:span><text:span text:style-name="T91_43">files</text:span><text:span text:style-name="T91_44">.<text:s/></text:span><text:span text:style-name="T91_45">The</text:span><text:span text:style-name="T91_46"><text:s/></text:span><text:span text:style-name="T91_47">reasons</text:span><text:span text:style-name="T91_48"><text:s/></text:span><text:span text:style-name="T91_49">for</text:span><text:span text:style-name="T91_50"><text:s/></text:span><text:span text:style-name="T91_51">this</text:span><text:span text:style-name="T91_52"><text:s/></text:span><text:span text:style-name="T91_53">can</text:span><text:span text:style-name="T91_54"><text:s/></text:span><text:span text:style-name="T91_55">be</text:span><text:span text:style-name="T91_56"><text:s/></text:span><text:span text:style-name="T91_57">summarized</text:span><text:span text:style-name="T91_58"><text:s/></text:span><text:span text:style-name="T91_59">as</text:span><text:span text:style-name="T91_60">:</text:span></text:p>
      <text:list text:style-name="LS4" xml:id="list12">
        <text:list-item>
          <text:p text:style-name="P92"><text:span text:style-name="T92_1">Removing</text:span><text:span text:style-name="T92_2"><text:s/></text:span><text:span text:style-name="T92_3">it</text:span><text:span text:style-name="T92_4"><text:s/></text:span><text:span text:style-name="T92_5">eliminates</text:span><text:span text:style-name="T92_6"><text:s/></text:span><text:span text:style-name="T92_7">the</text:span><text:span text:style-name="T92_8"><text:s/></text:span><text:span text:style-name="T92_9">possibility</text:span><text:span text:style-name="T92_10"><text:s/></text:span><text:span text:style-name="T92_11">for</text:span><text:span text:style-name="T92_12"><text:s/></text:span><text:span text:style-name="T92_13">unwanted</text:span><text:span text:style-name="T92_14"><text:s/></text:span><text:span text:style-name="T92_15">whitespace</text:span><text:span text:style-name="T92_16"><text:s/></text:span><text:span text:style-name="T92_17">at</text:span><text:span text:style-name="T92_18"><text:s/></text:span><text:span text:style-name="T92_19">the</text:span><text:span text:style-name="T92_20"><text:s/></text:span><text:span text:style-name="T92_21">end</text:span><text:span text:style-name="T92_22"><text:s/></text:span><text:span text:style-name="T92_23">of</text:span><text:span text:style-name="T92_24"><text:s/></text:span><text:span text:style-name="T92_25">files</text:span><text:span text:style-name="T92_26"><text:s/></text:span><text:span text:style-name="T92_27">which</text:span><text:span text:style-name="T92_28"><text:s/></text:span><text:span text:style-name="T92_29">can</text:span><text:span text:style-name="T92_30"><text:s/></text:span><text:span text:style-name="T92_31">cause</text:span><text:span text:style-name="T92_32"><text:s/>"</text:span><text:span text:style-name="T92_33">header</text:span><text:span text:style-name="T92_34"><text:s/></text:span><text:span text:style-name="T92_35">already</text:span><text:span text:style-name="T92_36"><text:s/></text:span><text:span text:style-name="T92_37">sent</text:span><text:span text:style-name="T92_38">"<text:s/></text:span><text:span text:style-name="T92_39">errors</text:span><text:span text:style-name="T92_40">,<text:s/></text:span><text:span text:style-name="T92_41">XHTML</text:span><text:span text:style-name="T92_42">/</text:span><text:span text:style-name="T92_43">XML</text:span><text:span text:style-name="T92_44"><text:s/></text:span><text:span text:style-name="T92_45">validation</text:span><text:span text:style-name="T92_46"><text:s/></text:span><text:span text:style-name="T92_47">issues</text:span><text:span text:style-name="T92_48">,<text:s/></text:span><text:span text:style-name="T92_49">and</text:span><text:span text:style-name="T92_50"><text:s/></text:span><text:span text:style-name="T92_51">other</text:span><text:span text:style-name="T92_52"><text:s/></text:span><text:span text:style-name="T92_53">problems</text:span><text:span text:style-name="T92_54">.</text:span></text:p>
        </text:list-item>
        <text:list-item>
          <text:p text:style-name="P93"><text:span text:style-name="T93_1">The</text:span><text:span text:style-name="T93_2"><text:s/></text:span><text:span text:style-name="T93_3"><text:a xlink:type="simple" xlink:href="http://www.php.net/basic-syntax.instruction-separation"><text:span text:style-name="T93_4">closing</text:span></text:a></text:span><text:span text:style-name="T93_5"><text:a xlink:type="simple" xlink:href="http://www.php.net/basic-syntax.instruction-separation"><text:span text:style-name="T93_6"><text:s/></text:span></text:a></text:span><text:span text:style-name="T93_7"><text:a xlink:type="simple" xlink:href="http://www.php.net/basic-syntax.instruction-separation"><text:span text:style-name="T93_8">delimiter</text:span></text:a></text:span><text:span text:style-name="T93_9"><text:a xlink:type="simple" xlink:href="http://www.php.net/basic-syntax.instruction-separation"><text:span text:style-name="T93_10"><text:s/></text:span></text:a></text:span><text:span text:style-name="T93_11"><text:a xlink:type="simple" xlink:href="http://www.php.net/basic-syntax.instruction-separation"><text:span text:style-name="T93_12">at</text:span></text:a></text:span><text:span text:style-name="T93_13"><text:a xlink:type="simple" xlink:href="http://www.php.net/basic-syntax.instruction-separation"><text:span text:style-name="T93_14"><text:s/></text:span></text:a></text:span><text:span text:style-name="T93_15"><text:a xlink:type="simple" xlink:href="http://www.php.net/basic-syntax.instruction-separation"><text:span text:style-name="T93_16">the</text:span></text:a></text:span><text:span text:style-name="T93_17"><text:a xlink:type="simple" xlink:href="http://www.php.net/basic-syntax.instruction-separation"><text:span text:style-name="T93_18"><text:s/></text:span></text:a></text:span><text:span text:style-name="T93_19"><text:a xlink:type="simple" xlink:href="http://www.php.net/basic-syntax.instruction-separation"><text:span text:style-name="T93_20">end</text:span></text:a></text:span><text:span text:style-name="T93_21"><text:a xlink:type="simple" xlink:href="http://www.php.net/basic-syntax.instruction-separation"><text:span text:style-name="T93_22"><text:s/></text:span></text:a></text:span><text:span text:style-name="T93_23"><text:a xlink:type="simple" xlink:href="http://www.php.net/basic-syntax.instruction-separation"><text:span text:style-name="T93_24">of</text:span></text:a></text:span><text:span text:style-name="T93_25"><text:a xlink:type="simple" xlink:href="http://www.php.net/basic-syntax.instruction-separation"><text:span text:style-name="T93_26"><text:s/></text:span></text:a></text:span><text:span text:style-name="T93_27"><text:a xlink:type="simple" xlink:href="http://www.php.net/basic-syntax.instruction-separation"><text:span text:style-name="T93_28">a</text:span></text:a></text:span><text:span text:style-name="T93_29"><text:a xlink:type="simple" xlink:href="http://www.php.net/basic-syntax.instruction-separation"><text:span text:style-name="T93_30"><text:s/></text:span></text:a></text:span><text:span text:style-name="T93_31"><text:a xlink:type="simple" xlink:href="http://www.php.net/basic-syntax.instruction-separation"><text:span text:style-name="T93_32">file</text:span></text:a></text:span><text:span text:style-name="T93_33"><text:a xlink:type="simple" xlink:href="http://www.php.net/basic-syntax.instruction-separation"><text:span text:style-name="T93_34"><text:s/></text:span></text:a></text:span><text:span text:style-name="T93_35"><text:a xlink:type="simple" xlink:href="http://www.php.net/basic-syntax.instruction-separation"><text:span text:style-name="T93_36">is</text:span></text:a></text:span><text:span text:style-name="T93_37"><text:a xlink:type="simple" xlink:href="http://www.php.net/basic-syntax.instruction-separation"><text:span text:style-name="T93_38"><text:s/></text:span></text:a></text:span><text:span text:style-name="T93_39"><text:a xlink:type="simple" xlink:href="http://www.php.net/basic-syntax.instruction-separation"><text:span text:style-name="T93_40">optional</text:span></text:a></text:span><text:span text:style-name="T93_41">.</text:span></text:p>
        </text:list-item>
        <text:list-item>
          <text:p text:style-name="P94"><text:span text:style-name="T94_1">PHP</text:span><text:span text:style-name="T94_2">.</text:span><text:span text:style-name="T94_3">net</text:span><text:span text:style-name="T94_4"><text:s/></text:span><text:span text:style-name="T94_5">itself</text:span><text:span text:style-name="T94_6"><text:s/></text:span><text:span text:style-name="T94_7">removes</text:span><text:span text:style-name="T94_8"><text:s/></text:span><text:span text:style-name="T94_9">the</text:span><text:span text:style-name="T94_10"><text:s/></text:span><text:span text:style-name="T94_11">closing</text:span><text:span text:style-name="T94_12"><text:s/></text:span><text:span text:style-name="T94_13">delimiter</text:span><text:span text:style-name="T94_14"><text:s/></text:span><text:span text:style-name="T94_15">from</text:span><text:span text:style-name="T94_16"><text:s/></text:span><text:span text:style-name="T94_17">the</text:span><text:span text:style-name="T94_18"><text:s/></text:span><text:span text:style-name="T94_19">end</text:span><text:span text:style-name="T94_20"><text:s/></text:span><text:span text:style-name="T94_21">of</text:span><text:span text:style-name="T94_22"><text:s/></text:span><text:span text:style-name="T94_23">its</text:span><text:span text:style-name="T94_24"><text:s/></text:span><text:span text:style-name="T94_25">files</text:span><text:span text:style-name="T94_26"><text:s/>(</text:span><text:span text:style-name="T94_27">example</text:span><text:span text:style-name="T94_28">:</text:span><text:span text:style-name="T94_29"><text:a xlink:type="simple" xlink:href="http://www.php.net/source.php?url=/include/prepend.inc"><text:span text:style-name="T94_30">prepend</text:span></text:a></text:span><text:span text:style-name="T94_31"><text:a xlink:type="simple" xlink:href="http://www.php.net/source.php?url=/include/prepend.inc"><text:span text:style-name="T94_32">.</text:span></text:a></text:span><text:span text:style-name="T94_33"><text:a xlink:type="simple" xlink:href="http://www.php.net/source.php?url=/include/prepend.inc"><text:span text:style-name="T94_34">inc</text:span></text:a></text:span><text:span text:style-name="T94_35">),<text:s/></text:span><text:span text:style-name="T94_36">so</text:span><text:span text:style-name="T94_37"><text:s/></text:span><text:span text:style-name="T94_38">this</text:span><text:span text:style-name="T94_39"><text:s/></text:span><text:span text:style-name="T94_40">can</text:span><text:span text:style-name="T94_41"><text:s/></text:span><text:span text:style-name="T94_42">be</text:span><text:span text:style-name="T94_43"><text:s/></text:span><text:span text:style-name="T94_44">seen</text:span><text:span text:style-name="T94_45"><text:s/></text:span><text:span text:style-name="T94_46">as</text:span><text:span text:style-name="T94_47"><text:s/></text:span><text:span text:style-name="T94_48">a</text:span><text:span text:style-name="T94_49"><text:s/>"</text:span><text:span text:style-name="T94_50">best</text:span><text:span text:style-name="T94_51"><text:s/></text:span><text:span text:style-name="T94_52">practice</text:span><text:span text:style-name="T94_53">."</text:span></text:p>
        </text:list-item>
      </text:list>
      <text:p text:style-name="P95"/>
      <text:h text:style-name="P96" text:outline-level="10"><text:bookmark-start text:name="h.kgi4mjfznxxw"/><text:bookmark-end text:name="h.kgi4mjfznxxw"/><text:span text:style-name="T96_1">Commenting</text:span></text:h>
      <text:p text:style-name="P97"/>
      <text:p text:style-name="P98"><text:span text:style-name="T98_1">Comment</text:span><text:span text:style-name="T98_2"><text:s/></text:span><text:span text:style-name="T98_3">Blocks</text:span></text:p>
      <text:p text:style-name="P99"><text:span text:style-name="T99_1">-<text:s/></text:span><text:span text:style-name="T99_2">Immediately</text:span><text:span text:style-name="T99_3"><text:s/></text:span><text:span text:style-name="T99_4">before</text:span><text:span text:style-name="T99_5"><text:s/></text:span><text:span text:style-name="T99_6">the</text:span><text:span text:style-name="T99_7"><text:s/></text:span><text:span text:style-name="T99_8">function</text:span><text:span text:style-name="T99_9"><text:s/></text:span><text:span text:style-name="T99_10">is</text:span><text:span text:style-name="T99_11"><text:s/></text:span><text:span text:style-name="T99_12">defined</text:span><text:span text:style-name="T99_13"><text:s/></text:span><text:span text:style-name="T99_14">it</text:span><text:span text:style-name="T99_15"><text:s/></text:span><text:span text:style-name="T99_16">should</text:span><text:span text:style-name="T99_17"><text:s/></text:span><text:span text:style-name="T99_18">define</text:span></text:p>
      <text:p text:style-name="P100"><text:span text:style-name="T100_1">--<text:s/></text:span><text:span text:style-name="T100_2">What</text:span><text:span text:style-name="T100_3"><text:s/></text:span><text:span text:style-name="T100_4">each</text:span><text:span text:style-name="T100_5"><text:s/></text:span><text:span text:style-name="T100_6">argument</text:span><text:span text:style-name="T100_7"><text:s/></text:span><text:span text:style-name="T100_8">does</text:span></text:p>
      <text:p text:style-name="P101"><text:span text:style-name="T101_1">--<text:s/></text:span><text:span text:style-name="T101_2">What</text:span><text:span text:style-name="T101_3"><text:s/></text:span><text:span text:style-name="T101_4">return</text:span><text:span text:style-name="T101_5"><text:s/></text:span><text:span text:style-name="T101_6">value</text:span><text:span text:style-name="T101_7"><text:s/></text:span><text:span text:style-name="T101_8">it</text:span><text:span text:style-name="T101_9"><text:s/></text:span><text:span text:style-name="T101_10">provides</text:span><text:span text:style-name="T101_11"><text:s/></text:span></text:p>
      <text:p text:style-name="P102"><text:span text:style-name="T102_1">--<text:s/></text:span><text:span text:style-name="T102_2">Should</text:span><text:span text:style-name="T102_3"><text:s/></text:span><text:span text:style-name="T102_4">start</text:span><text:span text:style-name="T102_5"><text:s/></text:span><text:span text:style-name="T102_6">with</text:span><text:span text:style-name="T102_7"><text:s/></text:span><text:span text:style-name="T102_8">doublestar</text:span><text:span text:style-name="T102_9"><text:s/></text:span><text:span text:style-name="T102_10">comments</text:span></text:p>
      <text:p text:style-name="P103"><text:span text:style-name="T103_1">--<text:s/></text:span><text:span text:style-name="T103_2">Stars</text:span><text:span text:style-name="T103_3"><text:s/></text:span><text:span text:style-name="T103_4">on</text:span><text:span text:style-name="T103_5"><text:s/></text:span><text:span text:style-name="T103_6">the</text:span><text:span text:style-name="T103_7"><text:s/></text:span><text:span text:style-name="T103_8">lines</text:span><text:span text:style-name="T103_9"><text:s/></text:span><text:span text:style-name="T103_10">between</text:span><text:span text:style-name="T103_11"><text:s/></text:span><text:span text:style-name="T103_12">the</text:span><text:span text:style-name="T103_13"><text:s/></text:span><text:span text:style-name="T103_14">first</text:span><text:span text:style-name="T103_15"><text:s/></text:span><text:span text:style-name="T103_16">and</text:span><text:span text:style-name="T103_17"><text:s/></text:span><text:span text:style-name="T103_18">the</text:span><text:span text:style-name="T103_19"><text:s/></text:span><text:span text:style-name="T103_20">last</text:span><text:span text:style-name="T103_21"><text:s/></text:span><text:span text:style-name="T103_22">should</text:span><text:span text:style-name="T103_23"><text:s/></text:span><text:span text:style-name="T103_24">have</text:span><text:span text:style-name="T103_25"><text:s/></text:span><text:span text:style-name="T103_26">a</text:span><text:span text:style-name="T103_27"><text:s/></text:span><text:span text:style-name="T103_28">space</text:span><text:span text:style-name="T103_29"><text:s/></text:span><text:span text:style-name="T103_30">before</text:span><text:span text:style-name="T103_31"><text:s/></text:span><text:span text:style-name="T103_32">the</text:span><text:span text:style-name="T103_33"><text:s/></text:span><text:span text:style-name="T103_34">line</text:span><text:span text:style-name="T103_35"><text:s/></text:span><text:span text:style-name="T103_36">beginning</text:span></text:p>
      <text:p text:style-name="P104"><text:span text:style-name="T104_1">--<text:s/></text:span><text:span text:style-name="T104_2">Comments</text:span><text:span text:style-name="T104_3"><text:s/></text:span><text:span text:style-name="T104_4">should</text:span><text:span text:style-name="T104_5"><text:s/></text:span><text:span text:style-name="T104_6">follow</text:span><text:span text:style-name="T104_7"><text:s/></text:span><text:span text:style-name="T104_8">doxygen</text:span><text:span text:style-name="T104_9"><text:s/></text:span><text:span text:style-name="T104_10">standards</text:span><text:span text:style-name="T104_11"><text:s/>(</text:span><text:span text:style-name="T104_12">even</text:span><text:span text:style-name="T104_13"><text:s/></text:span><text:span text:style-name="T104_14">though</text:span><text:span text:style-name="T104_15"><text:s/></text:span><text:span text:style-name="T104_16">it</text:span><text:span text:style-name="T104_17"><text:s/></text:span><text:span text:style-name="T104_18">sucks</text:span><text:span text:style-name="T104_19">).<text:s/></text:span><text:span text:style-name="T104_20"><text:a xlink:type="simple" xlink:href="http://drupal.org/node/1354"><text:span text:style-name="T104_21">http</text:span></text:a></text:span><text:span text:style-name="T104_22"><text:a xlink:type="simple" xlink:href="http://drupal.org/node/1354"><text:span text:style-name="T104_23">://</text:span></text:a></text:span><text:span text:style-name="T104_24"><text:a xlink:type="simple" xlink:href="http://drupal.org/node/1354"><text:span text:style-name="T104_25">drupal</text:span></text:a></text:span><text:span text:style-name="T104_26"><text:a xlink:type="simple" xlink:href="http://drupal.org/node/1354"><text:span text:style-name="T104_27">.</text:span></text:a></text:span><text:span text:style-name="T104_28"><text:a xlink:type="simple" xlink:href="http://drupal.org/node/1354"><text:span text:style-name="T104_29">org</text:span></text:a></text:span><text:span text:style-name="T104_30"><text:a xlink:type="simple" xlink:href="http://drupal.org/node/1354"><text:span text:style-name="T104_31">/</text:span></text:a></text:span><text:span text:style-name="T104_32"><text:a xlink:type="simple" xlink:href="http://drupal.org/node/1354"><text:span text:style-name="T104_33">node</text:span></text:a></text:span><text:span text:style-name="T104_34"><text:a xlink:type="simple" xlink:href="http://drupal.org/node/1354"><text:span text:style-name="T104_35">/1354</text:span></text:a></text:span></text:p>
      <text:p text:style-name="P105"/>
      <text:p text:style-name="P106"><text:span text:style-name="T106_1">Valid</text:span><text:span text:style-name="T106_2"><text:s/></text:span><text:span text:style-name="T106_3">Example</text:span></text:p>
      <text:p text:style-name="P107"><text:span text:style-name="T107_1">/**<text:line-break/><text:s/>*<text:s/></text:span><text:span text:style-name="T107_2">Verifies</text:span><text:span text:style-name="T107_3"><text:s/></text:span><text:span text:style-name="T107_4">the</text:span><text:span text:style-name="T107_5"><text:s/></text:span><text:span text:style-name="T107_6">syntax</text:span><text:span text:style-name="T107_7"><text:s/></text:span><text:span text:style-name="T107_8">of</text:span><text:span text:style-name="T107_9"><text:s/></text:span><text:span text:style-name="T107_10">the</text:span><text:span text:style-name="T107_11"><text:s/></text:span><text:span text:style-name="T107_12">given</text:span><text:span text:style-name="T107_13"><text:s/></text:span><text:span text:style-name="T107_14">e</text:span><text:span text:style-name="T107_15">-</text:span><text:span text:style-name="T107_16">mail</text:span><text:span text:style-name="T107_17"><text:s/></text:span><text:span text:style-name="T107_18">address</text:span><text:span text:style-name="T107_19">.<text:line-break/><text:s/>*<text:line-break/><text:s/>*<text:s/></text:span><text:span text:style-name="T107_20">Empty</text:span><text:span text:style-name="T107_21"><text:s/></text:span><text:span text:style-name="T107_22">e</text:span><text:span text:style-name="T107_23">-</text:span><text:span text:style-name="T107_24">mail</text:span><text:span text:style-name="T107_25"><text:s/></text:span><text:span text:style-name="T107_26">addresses</text:span><text:span text:style-name="T107_27"><text:s/></text:span><text:span text:style-name="T107_28">are</text:span><text:span text:style-name="T107_29"><text:s/></text:span><text:span text:style-name="T107_30">allowed</text:span><text:span text:style-name="T107_31">.<text:s/></text:span><text:span text:style-name="T107_32">See</text:span><text:span text:style-name="T107_33"><text:s/></text:span><text:span text:style-name="T107_34">RFC</text:span><text:span text:style-name="T107_35"><text:s/>2822<text:s/></text:span><text:span text:style-name="T107_36">for</text:span><text:span text:style-name="T107_37"><text:s/></text:span><text:span text:style-name="T107_38">details</text:span><text:span text:style-name="T107_39">.<text:line-break/><text:s/>*<text:line-break/><text:s/>*<text:s/>@</text:span><text:span text:style-name="T107_40">param</text:span><text:span text:style-name="T107_41"><text:s/>$</text:span><text:span text:style-name="T107_42">mail</text:span><text:span text:style-name="T107_43"><text:line-break/><text:s/>*<text:s text:c="3"/></text:span><text:span text:style-name="T107_44">A</text:span><text:span text:style-name="T107_45"><text:s/></text:span><text:span text:style-name="T107_46">string</text:span><text:span text:style-name="T107_47"><text:s/></text:span><text:span text:style-name="T107_48">containing</text:span><text:span text:style-name="T107_49"><text:s/></text:span><text:span text:style-name="T107_50">an</text:span><text:span text:style-name="T107_51"><text:s/></text:span><text:span text:style-name="T107_52">email</text:span><text:span text:style-name="T107_53"><text:s/></text:span><text:span text:style-name="T107_54">address</text:span><text:span text:style-name="T107_55">.<text:line-break/><text:s/>*<text:line-break/><text:s/>*<text:s/>@</text:span><text:span text:style-name="T107_56">return</text:span><text:span text:style-name="T107_57"><text:line-break/><text:s/>*<text:s text:c="3"/></text:span><text:span text:style-name="T107_58">TRUE</text:span><text:span text:style-name="T107_59"><text:s/></text:span><text:span text:style-name="T107_60">if</text:span><text:span text:style-name="T107_61"><text:s/></text:span><text:span text:style-name="T107_62">the</text:span><text:span text:style-name="T107_63"><text:s/></text:span><text:span text:style-name="T107_64">address</text:span><text:span text:style-name="T107_65"><text:s/></text:span><text:span text:style-name="T107_66">is</text:span><text:span text:style-name="T107_67"><text:s/></text:span><text:span text:style-name="T107_68">in</text:span><text:span text:style-name="T107_69"><text:s/></text:span><text:span text:style-name="T107_70">a</text:span><text:span text:style-name="T107_71"><text:s/></text:span><text:span text:style-name="T107_72">valid</text:span><text:span text:style-name="T107_73"><text:s/></text:span><text:span text:style-name="T107_74">format</text:span><text:span text:style-name="T107_75">,<text:s/></text:span><text:span text:style-name="T107_76">and</text:span><text:span text:style-name="T107_77"><text:s/></text:span><text:span text:style-name="T107_78">FALSE</text:span><text:span text:style-name="T107_79"><text:s/></text:span><text:span text:style-name="T107_80">if</text:span><text:span text:style-name="T107_81"><text:s/></text:span><text:span text:style-name="T107_82">it</text:span><text:span text:style-name="T107_83"><text:s/></text:span><text:span text:style-name="T107_84">isn</text:span><text:span text:style-name="T107_85">'</text:span><text:span text:style-name="T107_86">t</text:span><text:span text:style-name="T107_87">.<text:line-break/><text:s/>*/</text:span></text:p>
      <text:p text:style-name="P108"><text:span text:style-name="T108_1"><text:line-break/></text:span><text:span text:style-name="T108_2">Single</text:span><text:span text:style-name="T108_3"><text:s/></text:span><text:span text:style-name="T108_4">line</text:span><text:span text:style-name="T108_5"><text:s/></text:span><text:span text:style-name="T108_6">comments</text:span></text:p>
      <text:p text:style-name="P109"><text:span text:style-name="T109_1">-<text:s/></text:span><text:span text:style-name="T109_2">Single</text:span><text:span text:style-name="T109_3"><text:s/></text:span><text:span text:style-name="T109_4">line</text:span><text:span text:style-name="T109_5"><text:s/></text:span><text:span text:style-name="T109_6">comments</text:span><text:span text:style-name="T109_7"><text:s/></text:span><text:span text:style-name="T109_8">should</text:span><text:span text:style-name="T109_9"><text:s/></text:span><text:span text:style-name="T109_10">always</text:span><text:span text:style-name="T109_11"><text:s/></text:span><text:span text:style-name="T109_12">be</text:span><text:span text:style-name="T109_13"><text:s/></text:span><text:span text:style-name="T109_14">double</text:span><text:span text:style-name="T109_15"><text:s/></text:span><text:span text:style-name="T109_16">forward</text:span><text:span text:style-name="T109_17"><text:s/></text:span><text:span text:style-name="T109_18">slash</text:span><text:span text:style-name="T109_19"><text:s/>(<text:s/>//<text:s/>)<text:s/></text:span><text:span text:style-name="T109_20">not</text:span><text:span text:style-name="T109_21"><text:s/></text:span><text:span text:style-name="T109_22">perl</text:span><text:span text:style-name="T109_23"><text:s/></text:span><text:span text:style-name="T109_24">style</text:span><text:span text:style-name="T109_25"><text:s/></text:span><text:span text:style-name="T109_26">comments</text:span><text:span text:style-name="T109_27"><text:s/>(<text:s/>#<text:s/>)</text:span></text:p>
      <text:p text:style-name="P110"><text:span text:style-name="T110_1">-<text:s/></text:span><text:span text:style-name="T110_2">A</text:span><text:span text:style-name="T110_3"><text:s/></text:span><text:span text:style-name="T110_4">tab</text:span><text:span text:style-name="T110_5"><text:s/></text:span><text:span text:style-name="T110_6">should</text:span><text:span text:style-name="T110_7"><text:s/></text:span><text:span text:style-name="T110_8">exist</text:span><text:span text:style-name="T110_9"><text:s/></text:span><text:span text:style-name="T110_10">after</text:span><text:span text:style-name="T110_11"><text:s/></text:span><text:span text:style-name="T110_12">a</text:span><text:span text:style-name="T110_13"><text:s/></text:span><text:span text:style-name="T110_14">double</text:span><text:span text:style-name="T110_15"><text:s/></text:span><text:span text:style-name="T110_16">slash</text:span><text:span text:style-name="T110_17"><text:s/></text:span><text:span text:style-name="T110_18">comment</text:span></text:p>
      <text:p text:style-name="P111"><text:span text:style-name="T111_1">Not</text:span><text:span text:style-name="T111_2"><text:s/></text:span><text:span text:style-name="T111_3">valid</text:span></text:p>
      <text:p text:style-name="P112"><text:span text:style-name="T112_1">//</text:span><text:span text:style-name="T112_2">fdsfdjsklfsd</text:span><text:span text:style-name="T112_3"> <text:s/></text:span></text:p>
      <text:p text:style-name="P113"><text:span text:style-name="T113_1">Valid</text:span></text:p>
      <text:p text:style-name="P114"><text:span text:style-name="T114_1">//<text:s/></text:span><text:span text:style-name="T114_2">foo</text:span><text:span text:style-name="T114_3">_</text:span><text:span text:style-name="T114_4">bar</text:span><text:span text:style-name="T114_5"><text:s/></text:span><text:span text:style-name="T114_6">is</text:span><text:span text:style-name="T114_7"><text:s/></text:span><text:span text:style-name="T114_8">a</text:span><text:span text:style-name="T114_9"><text:s/></text:span><text:span text:style-name="T114_10">great</text:span><text:span text:style-name="T114_11"><text:s/></text:span><text:span text:style-name="T114_12">function</text:span><text:span text:style-name="T114_13"><text:s/></text:span><text:span text:style-name="T114_14">i</text:span><text:span text:style-name="T114_15"><text:s/></text:span><text:span text:style-name="T114_16">love</text:span><text:span text:style-name="T114_17"><text:s/></text:span><text:span text:style-name="T114_18">it</text:span><text:span text:style-name="T114_19">!</text:span></text:p>
      <text:h text:style-name="P115" text:outline-level="10"><text:bookmark-start text:name="h.8896apn6cuuj"/><text:bookmark-end text:name="h.8896apn6cuuj"/><text:span text:style-name="T115_1">Operators</text:span></text:h>
      <text:p text:style-name="P116"><text:span text:style-name="T116_1">All</text:span><text:span text:style-name="T116_2"><text:s/></text:span><text:span text:style-name="T116_3">binary</text:span><text:span text:style-name="T116_4"><text:s/></text:span><text:span text:style-name="T116_5">operators</text:span><text:span text:style-name="T116_6"><text:s/>(</text:span><text:span text:style-name="T116_7">operators</text:span><text:span text:style-name="T116_8"><text:s/></text:span><text:span text:style-name="T116_9">that</text:span><text:span text:style-name="T116_10"><text:s/></text:span><text:span text:style-name="T116_11">come</text:span><text:span text:style-name="T116_12"><text:s/></text:span><text:span text:style-name="T116_13">between</text:span><text:span text:style-name="T116_14"><text:s/></text:span><text:span text:style-name="T116_15">two</text:span><text:span text:style-name="T116_16"><text:s/></text:span><text:span text:style-name="T116_17">values</text:span><text:span text:style-name="T116_18">),<text:s/></text:span><text:span text:style-name="T116_19">such</text:span><text:span text:style-name="T116_20"><text:s/></text:span><text:span text:style-name="T116_21">as</text:span><text:span text:style-name="T116_22"><text:s/>+,<text:s/>-,<text:s/>=,<text:s/>!=,<text:s/>==,<text:s/>&gt;,<text:s/></text:span><text:span text:style-name="T116_23">etc</text:span><text:span text:style-name="T116_24">.<text:s/></text:span><text:span text:style-name="T116_25">should</text:span><text:span text:style-name="T116_26"><text:s/></text:span><text:span text:style-name="T116_27">have</text:span><text:span text:style-name="T116_28"><text:s/></text:span><text:span text:style-name="T116_29">a</text:span><text:span text:style-name="T116_30"><text:s/></text:span><text:span text:style-name="T116_31">space</text:span><text:span text:style-name="T116_32"><text:s/></text:span><text:span text:style-name="T116_33">before</text:span><text:span text:style-name="T116_34"><text:s/></text:span><text:span text:style-name="T116_35">and</text:span><text:span text:style-name="T116_36"><text:s/></text:span><text:span text:style-name="T116_37">after</text:span><text:span text:style-name="T116_38"><text:s/></text:span><text:span text:style-name="T116_39">the</text:span><text:span text:style-name="T116_40"><text:s/></text:span><text:span text:style-name="T116_41">operator</text:span><text:span text:style-name="T116_42">,<text:s/></text:span><text:span text:style-name="T116_43">for</text:span><text:span text:style-name="T116_44"><text:s/></text:span><text:span text:style-name="T116_45">readability</text:span><text:span text:style-name="T116_46">.<text:s/></text:span><text:span text:style-name="T116_47">For</text:span><text:span text:style-name="T116_48"><text:s/></text:span><text:span text:style-name="T116_49">example</text:span><text:span text:style-name="T116_50">,<text:s/></text:span><text:span text:style-name="T116_51">an</text:span><text:span text:style-name="T116_52"><text:s/></text:span><text:span text:style-name="T116_53">assignment</text:span><text:span text:style-name="T116_54"><text:s/></text:span><text:span text:style-name="T116_55">should</text:span><text:span text:style-name="T116_56"><text:s/></text:span><text:span text:style-name="T116_57">be</text:span><text:span text:style-name="T116_58"><text:s/></text:span><text:span text:style-name="T116_59">formatted</text:span><text:span text:style-name="T116_60"><text:s/></text:span><text:span text:style-name="T116_61">as</text:span><text:span text:style-name="T116_62"><text:s/>$</text:span><text:span text:style-name="T116_63">foo</text:span><text:span text:style-name="T116_64"><text:s/>=<text:s/>$</text:span><text:span text:style-name="T116_65">bar</text:span><text:span text:style-name="T116_66">;<text:s/></text:span><text:span text:style-name="T116_67">rather</text:span><text:span text:style-name="T116_68"><text:s/></text:span><text:span text:style-name="T116_69">than</text:span><text:span text:style-name="T116_70"><text:s/>$</text:span><text:span text:style-name="T116_71">foo</text:span><text:span text:style-name="T116_72">=$</text:span><text:span text:style-name="T116_73">bar</text:span><text:span text:style-name="T116_74">;.<text:s/></text:span><text:span text:style-name="T116_75">Unary</text:span><text:span text:style-name="T116_76"><text:s/></text:span><text:span text:style-name="T116_77">operators</text:span><text:span text:style-name="T116_78"><text:s/>(</text:span><text:span text:style-name="T116_79">operators</text:span><text:span text:style-name="T116_80"><text:s/></text:span><text:span text:style-name="T116_81">that</text:span><text:span text:style-name="T116_82"><text:s/></text:span><text:span text:style-name="T116_83">operate</text:span><text:span text:style-name="T116_84"><text:s/></text:span><text:span text:style-name="T116_85">on</text:span><text:span text:style-name="T116_86"><text:s/></text:span><text:span text:style-name="T116_87">only</text:span><text:span text:style-name="T116_88"><text:s/></text:span><text:span text:style-name="T116_89">one</text:span><text:span text:style-name="T116_90"><text:s/></text:span><text:span text:style-name="T116_91">value</text:span><text:span text:style-name="T116_92">),<text:s/></text:span><text:span text:style-name="T116_93">such</text:span><text:span text:style-name="T116_94"><text:s/></text:span><text:span text:style-name="T116_95">as</text:span><text:span text:style-name="T116_96"><text:s/>++,<text:s/></text:span><text:span text:style-name="T116_97">should</text:span><text:span text:style-name="T116_98"><text:s/></text:span><text:span text:style-name="T116_99">not</text:span><text:span text:style-name="T116_100"><text:s/></text:span><text:span text:style-name="T116_101">have</text:span><text:span text:style-name="T116_102"><text:s/></text:span><text:span text:style-name="T116_103">a</text:span><text:span text:style-name="T116_104"><text:s/></text:span><text:span text:style-name="T116_105">space</text:span><text:span text:style-name="T116_106"><text:s/></text:span><text:span text:style-name="T116_107">between</text:span><text:span text:style-name="T116_108"><text:s/></text:span><text:span text:style-name="T116_109">the</text:span><text:span text:style-name="T116_110"><text:s/></text:span><text:span text:style-name="T116_111">operator</text:span><text:span text:style-name="T116_112"><text:s/></text:span><text:span text:style-name="T116_113">and</text:span><text:span text:style-name="T116_114"><text:s/></text:span><text:span text:style-name="T116_115">the</text:span><text:span text:style-name="T116_116"><text:s/></text:span><text:span text:style-name="T116_117">variable</text:span><text:span text:style-name="T116_118"><text:s/></text:span><text:span text:style-name="T116_119">or</text:span><text:span text:style-name="T116_120"><text:s/></text:span><text:span text:style-name="T116_121">number</text:span><text:span text:style-name="T116_122"><text:s/></text:span><text:span text:style-name="T116_123">they</text:span><text:span text:style-name="T116_124"><text:s/></text:span><text:span text:style-name="T116_125">are</text:span><text:span text:style-name="T116_126"><text:s/></text:span><text:span text:style-name="T116_127">operating</text:span><text:span text:style-name="T116_128"><text:s/></text:span><text:span text:style-name="T116_129">on</text:span><text:span text:style-name="T116_130">.</text:span></text:p>
      <text:p text:style-name="P117"/>
      <text:p text:style-name="P118"><text:span text:style-name="T118_1">Example</text:span><text:span text:style-name="T118_2">:<text:s/>$</text:span><text:span text:style-name="T118_3">i</text:span><text:span text:style-name="T118_4">++;<text:s/></text:span></text:p>
      <text:p text:style-name="P119"><text:span text:style-name="T119_1">Not</text:span><text:span text:style-name="T119_2"><text:s/></text:span><text:span text:style-name="T119_3">Valid</text:span><text:span text:style-name="T119_4">:<text:s/>$</text:span><text:span text:style-name="T119_5">i</text:span><text:span text:style-name="T119_6"><text:s/>++;</text:span></text:p>
      <text:h text:style-name="P120" text:outline-level="10"><text:bookmark-start text:name="h.tamvk3dipdy0"/><text:bookmark-end text:name="h.tamvk3dipdy0"/><text:span text:style-name="T120_1">Casting</text:span></text:h>
      <text:p text:style-name="P121"><text:span text:style-name="T121_1">Put</text:span><text:span text:style-name="T121_2"><text:s/></text:span><text:span text:style-name="T121_3">a</text:span><text:span text:style-name="T121_4"><text:s/></text:span><text:span text:style-name="T121_5">space</text:span><text:span text:style-name="T121_6"><text:s/></text:span><text:span text:style-name="T121_7">between</text:span><text:span text:style-name="T121_8"><text:s/></text:span><text:span text:style-name="T121_9">the</text:span><text:span text:style-name="T121_10"><text:s/>(</text:span><text:span text:style-name="T121_11">type</text:span><text:span text:style-name="T121_12">)<text:s/></text:span><text:span text:style-name="T121_13">and</text:span><text:span text:style-name="T121_14"><text:s/></text:span><text:span text:style-name="T121_15">the</text:span><text:span text:style-name="T121_16"><text:s/>$</text:span><text:span text:style-name="T121_17">variable</text:span><text:span text:style-name="T121_18"><text:s/></text:span><text:span text:style-name="T121_19">in</text:span><text:span text:style-name="T121_20"><text:s/></text:span><text:span text:style-name="T121_21">a</text:span><text:span text:style-name="T121_22"><text:s/></text:span><text:span text:style-name="T121_23">cast</text:span><text:span text:style-name="T121_24">:<text:s/>(</text:span><text:span text:style-name="T121_25">int</text:span><text:span text:style-name="T121_26">)<text:s/>$</text:span><text:span text:style-name="T121_27">mynumber</text:span><text:span text:style-name="T121_28">.</text:span></text:p>
      <text:h text:style-name="P122" text:outline-level="10"><text:bookmark-start text:name="h.qx79nh378pvv"/><text:bookmark-end text:name="h.qx79nh378pvv"/><text:span text:style-name="T122_1">Control</text:span><text:span text:style-name="T122_2"><text:s/></text:span><text:span text:style-name="T122_3">Structures</text:span></text:h>
      <text:p text:style-name="P123"><text:span text:style-name="T123_1">Control</text:span><text:span text:style-name="T123_2"><text:s/></text:span><text:span text:style-name="T123_3">structures</text:span><text:span text:style-name="T123_4"><text:s/></text:span><text:span text:style-name="T123_5">include</text:span><text:span text:style-name="T123_6"><text:s/></text:span><text:span text:style-name="T123_7">if</text:span><text:span text:style-name="T123_8">,<text:s/></text:span><text:span text:style-name="T123_9">for</text:span><text:span text:style-name="T123_10">,<text:s/></text:span><text:span text:style-name="T123_11">while</text:span><text:span text:style-name="T123_12">,<text:s/></text:span><text:span text:style-name="T123_13">switch</text:span><text:span text:style-name="T123_14">,<text:s/></text:span><text:span text:style-name="T123_15">etc</text:span><text:span text:style-name="T123_16">.<text:s/></text:span><text:span text:style-name="T123_17">Here</text:span><text:span text:style-name="T123_18"><text:s/></text:span><text:span text:style-name="T123_19">is</text:span><text:span text:style-name="T123_20"><text:s/></text:span><text:span text:style-name="T123_21">a</text:span><text:span text:style-name="T123_22"><text:s/></text:span><text:span text:style-name="T123_23">sample</text:span><text:span text:style-name="T123_24"><text:s/></text:span><text:span text:style-name="T123_25">if</text:span><text:span text:style-name="T123_26"><text:s/></text:span><text:span text:style-name="T123_27">statement</text:span><text:span text:style-name="T123_28">,<text:s/></text:span><text:span text:style-name="T123_29">since</text:span><text:span text:style-name="T123_30"><text:s/></text:span><text:span text:style-name="T123_31">it</text:span><text:span text:style-name="T123_32"><text:s/></text:span><text:span text:style-name="T123_33">is</text:span><text:span text:style-name="T123_34"><text:s/></text:span><text:span text:style-name="T123_35">the</text:span><text:span text:style-name="T123_36"><text:s/></text:span><text:span text:style-name="T123_37">most</text:span><text:span text:style-name="T123_38"><text:s/></text:span><text:span text:style-name="T123_39">complicated</text:span><text:span text:style-name="T123_40"><text:s/></text:span><text:span text:style-name="T123_41">of</text:span><text:span text:style-name="T123_42"><text:s/></text:span><text:span text:style-name="T123_43">them</text:span><text:span text:style-name="T123_44">:</text:span></text:p>
      <text:p text:style-name="P124"/>
      <text:p text:style-name="P125"><text:span text:style-name="T125_1">if</text:span><text:span text:style-name="T125_2"><text:s/>(</text:span><text:span text:style-name="T125_3">condition</text:span><text:span text:style-name="T125_4">1<text:s/>||<text:s/></text:span><text:span text:style-name="T125_5">condition</text:span><text:span text:style-name="T125_6">2)<text:s text:c="3"/></text:span><text:span text:style-name="T125_7">action</text:span><text:span text:style-name="T125_8">1;</text:span></text:p>
      <text:p text:style-name="P126"/>
      <text:p text:style-name="P127"><text:span text:style-name="T127_1">elseif</text:span><text:span text:style-name="T127_2"><text:s/>(</text:span><text:span text:style-name="T127_3">condition</text:span><text:span text:style-name="T127_4">3<text:s/>&amp;&amp;<text:s/></text:span><text:span text:style-name="T127_5">condition</text:span><text:span text:style-name="T127_6">4)<text:s/>{</text:span></text:p>
      <text:p text:style-name="P128"><text:span text:style-name="T128_1"><text:s text:c="2"/></text:span><text:span text:style-name="T128_2">action</text:span><text:span text:style-name="T128_3">2;</text:span></text:p>
      <text:p text:style-name="P129"><text:span text:style-name="T129_1">}</text:span></text:p>
      <text:p text:style-name="P130"><text:span text:style-name="T130_1">else</text:span><text:span text:style-name="T130_2"><text:s/>{</text:span></text:p>
      <text:p text:style-name="P131"><text:span text:style-name="T131_1"><text:s text:c="2"/></text:span><text:span text:style-name="T131_2">defaultaction</text:span><text:span text:style-name="T131_3">;</text:span></text:p>
      <text:p text:style-name="P132"><text:span text:style-name="T132_1">}</text:span></text:p>
      <text:p text:style-name="P133"/>
      <text:p text:style-name="P134"><text:span text:style-name="T134_1">Control</text:span><text:span text:style-name="T134_2"><text:s/></text:span><text:span text:style-name="T134_3">statements</text:span><text:span text:style-name="T134_4"><text:s/></text:span><text:span text:style-name="T134_5">should</text:span><text:span text:style-name="T134_6"><text:s/></text:span><text:span text:style-name="T134_7">have</text:span><text:span text:style-name="T134_8"><text:s/></text:span><text:span text:style-name="T134_9">one</text:span><text:span text:style-name="T134_10"><text:s/></text:span><text:span text:style-name="T134_11">space</text:span><text:span text:style-name="T134_12"><text:s/></text:span><text:span text:style-name="T134_13">between</text:span><text:span text:style-name="T134_14"><text:s/></text:span><text:span text:style-name="T134_15">the</text:span><text:span text:style-name="T134_16"><text:s/></text:span><text:span text:style-name="T134_17">control</text:span><text:span text:style-name="T134_18"><text:s/></text:span><text:span text:style-name="T134_19">keyword</text:span><text:span text:style-name="T134_20"><text:s/></text:span><text:span text:style-name="T134_21">and</text:span><text:span text:style-name="T134_22"><text:s/></text:span><text:span text:style-name="T134_23">opening</text:span><text:span text:style-name="T134_24"><text:s/></text:span><text:span text:style-name="T134_25">parenthesis</text:span><text:span text:style-name="T134_26">,<text:s/></text:span><text:span text:style-name="T134_27">to</text:span><text:span text:style-name="T134_28"><text:s/></text:span><text:span text:style-name="T134_29">distinguish</text:span><text:span text:style-name="T134_30"><text:s/></text:span><text:span text:style-name="T134_31">them</text:span><text:span text:style-name="T134_32"><text:s/></text:span><text:span text:style-name="T134_33">from</text:span><text:span text:style-name="T134_34"><text:s/></text:span><text:span text:style-name="T134_35">function</text:span><text:span text:style-name="T134_36"><text:s/></text:span><text:span text:style-name="T134_37">calls</text:span><text:span text:style-name="T134_38">.</text:span></text:p>
      <text:p text:style-name="P135"/>
      <text:h text:style-name="P136" text:outline-level="10"><text:bookmark-start text:name="h.4prt0dsizwib"/><text:bookmark-end text:name="h.4prt0dsizwib"/><text:span text:style-name="T136_1">Shortcut</text:span><text:span text:style-name="T136_2"><text:s/></text:span><text:span text:style-name="T136_3">statements</text:span></text:h>
      <text:p text:style-name="P137"/>
      <text:p text:style-name="P138"><text:span text:style-name="T138_1">The</text:span><text:span text:style-name="T138_2"><text:s/></text:span><text:span text:style-name="T138_3">shortcut</text:span><text:span text:style-name="T138_4"><text:s/></text:span><text:span text:style-name="T138_5">control</text:span><text:span text:style-name="T138_6"><text:s/></text:span><text:span text:style-name="T138_7">structure</text:span><text:span text:style-name="T138_8"><text:s/></text:span><text:span text:style-name="T138_9">of</text:span><text:span text:style-name="T138_10">:<text:s/></text:span></text:p>
      <text:p text:style-name="P139"/>
      <text:p text:style-name="P140"><text:span text:style-name="T140_1">&lt;?</text:span><text:span text:style-name="T140_2">php</text:span><text:span text:style-name="T140_3"><text:s/></text:span><text:span text:style-name="T140_4">if</text:span><text:span text:style-name="T140_5"><text:s/>($</text:span><text:span text:style-name="T140_6">arg</text:span><text:span text:style-name="T140_7">):<text:s/>?&gt;<text:s/>&lt;?</text:span><text:span text:style-name="T140_8">php</text:span><text:span text:style-name="T140_9"><text:s/></text:span><text:span text:style-name="T140_10">endif</text:span><text:span text:style-name="T140_11">;<text:s/>?&gt;<text:s/></text:span></text:p>
      <text:p text:style-name="P141"/>
      <text:p text:style-name="P142"><text:span text:style-name="T142_1">The</text:span><text:span text:style-name="T142_2"><text:s/></text:span><text:span text:style-name="T142_3">aforementioned</text:span><text:span text:style-name="T142_4"><text:s/></text:span><text:span text:style-name="T142_5">should</text:span><text:span text:style-name="T142_6"><text:s/></text:span><text:span text:style-name="T142_7">only</text:span><text:span text:style-name="T142_8"><text:s/></text:span><text:span text:style-name="T142_9">be</text:span><text:span text:style-name="T142_10"><text:s/></text:span><text:span text:style-name="T142_11">used</text:span><text:span text:style-name="T142_12"><text:s/></text:span><text:span text:style-name="T142_13">when</text:span><text:span text:style-name="T142_14"><text:s/></text:span><text:span text:style-name="T142_15">html</text:span><text:span text:style-name="T142_16"><text:s/></text:span><text:span text:style-name="T142_17">output</text:span><text:span text:style-name="T142_18"><text:s/></text:span><text:span text:style-name="T142_19">is</text:span><text:span text:style-name="T142_20"><text:s/></text:span><text:span text:style-name="T142_21">mixed</text:span><text:span text:style-name="T142_22"><text:s/></text:span><text:span text:style-name="T142_23">in</text:span><text:span text:style-name="T142_24"><text:s/></text:span><text:span text:style-name="T142_25">with</text:span><text:span text:style-name="T142_26"><text:s/></text:span><text:span text:style-name="T142_27">php</text:span><text:span text:style-name="T142_28">.</text:span></text:p>
      <text:p text:style-name="P143"/>
      <text:p text:style-name="P144"><text:span text:style-name="T144_1">(</text:span><text:span text:style-name="T144_2">Small</text:span><text:span text:style-name="T144_3"><text:s/></text:span><text:span text:style-name="T144_4">Difference</text:span><text:span text:style-name="T144_5"><text:s/></text:span><text:span text:style-name="T144_6">from</text:span><text:span text:style-name="T144_7"><text:s/></text:span><text:span text:style-name="T144_8">Drupal</text:span><text:span text:style-name="T144_9"><text:s/></text:span><text:span text:style-name="T144_10">Coding</text:span><text:span text:style-name="T144_11"><text:s/></text:span><text:span text:style-name="T144_12">Standards</text:span><text:span text:style-name="T144_13">)</text:span></text:p>
      <text:p text:style-name="P145"><text:span text:style-name="T145_1">All</text:span><text:span text:style-name="T145_2"><text:s/></text:span><text:span text:style-name="T145_3">control</text:span><text:span text:style-name="T145_4"><text:s/></text:span><text:span text:style-name="T145_5">structures</text:span><text:span text:style-name="T145_6"><text:s/></text:span><text:span text:style-name="T145_7">should</text:span><text:span text:style-name="T145_8"><text:s/></text:span><text:span text:style-name="T145_9">contain</text:span><text:span text:style-name="T145_10"><text:s/></text:span><text:span text:style-name="T145_11">an</text:span><text:span text:style-name="T145_12"><text:s/></text:span><text:span text:style-name="T145_13">start</text:span><text:span text:style-name="T145_14"><text:s/></text:span><text:span text:style-name="T145_15">and</text:span><text:span text:style-name="T145_16"><text:s/></text:span><text:span text:style-name="T145_17">end</text:span><text:span text:style-name="T145_18"><text:s/></text:span><text:span text:style-name="T145_19">brace</text:span><text:span text:style-name="T145_20">.<text:s/></text:span><text:span text:style-name="T145_21">The</text:span><text:span text:style-name="T145_22"><text:s/></text:span><text:span text:style-name="T145_23">only</text:span><text:span text:style-name="T145_24"><text:s/></text:span><text:span text:style-name="T145_25">exception</text:span><text:span text:style-name="T145_26"><text:s/></text:span><text:span text:style-name="T145_27">exists</text:span><text:span text:style-name="T145_28"><text:s/></text:span><text:span text:style-name="T145_29">is</text:span><text:span text:style-name="T145_30"><text:s/></text:span><text:span text:style-name="T145_31">that</text:span><text:span text:style-name="T145_32"><text:s/></text:span><text:span text:style-name="T145_33">if</text:span><text:span text:style-name="T145_34"><text:s/></text:span><text:span text:style-name="T145_35">it</text:span><text:span text:style-name="T145_36">’</text:span><text:span text:style-name="T145_37">s</text:span><text:span text:style-name="T145_38"><text:s/></text:span><text:span text:style-name="T145_39">a</text:span><text:span text:style-name="T145_40"><text:s/></text:span><text:span text:style-name="T145_41">one</text:span><text:span text:style-name="T145_42"><text:s/></text:span><text:span text:style-name="T145_43">line</text:span><text:span text:style-name="T145_44"><text:s/></text:span><text:span text:style-name="T145_45">statement</text:span><text:span text:style-name="T145_46"><text:s/></text:span><text:span text:style-name="T145_47">a</text:span><text:span text:style-name="T145_48"><text:s/></text:span><text:span text:style-name="T145_49">start</text:span><text:span text:style-name="T145_50"><text:s/></text:span><text:span text:style-name="T145_51">and</text:span><text:span text:style-name="T145_52"><text:s/></text:span><text:span text:style-name="T145_53">end</text:span><text:span text:style-name="T145_54"><text:s/></text:span><text:span text:style-name="T145_55">brace</text:span><text:span text:style-name="T145_56"><text:s/></text:span><text:span text:style-name="T145_57">is</text:span><text:span text:style-name="T145_58"><text:s/></text:span><text:span text:style-name="T145_59">not</text:span><text:span text:style-name="T145_60"><text:s/></text:span><text:span text:style-name="T145_61">required</text:span><text:span text:style-name="T145_62">.</text:span></text:p>
      <text:h text:style-name="P146" text:outline-level="10"><text:bookmark-start text:name="h.b57b2yrbxhoz"/><text:bookmark-end text:name="h.b57b2yrbxhoz"/><text:span text:style-name="T146_1">Classes</text:span></text:h>
      <text:p text:style-name="P147"><text:span text:style-name="T147_1">When</text:span><text:span text:style-name="T147_2"><text:s/></text:span><text:span text:style-name="T147_3">calling</text:span><text:span text:style-name="T147_4"><text:s/></text:span><text:span text:style-name="T147_5">class</text:span><text:span text:style-name="T147_6"><text:s/></text:span><text:span text:style-name="T147_7">constructors</text:span><text:span text:style-name="T147_8"><text:s/></text:span><text:span text:style-name="T147_9">with</text:span><text:span text:style-name="T147_10"><text:s/></text:span><text:span text:style-name="T147_11">no</text:span><text:span text:style-name="T147_12"><text:s/></text:span><text:span text:style-name="T147_13">arguments</text:span><text:span text:style-name="T147_14">,<text:s/></text:span><text:span text:style-name="T147_15">always</text:span><text:span text:style-name="T147_16"><text:s/></text:span><text:span text:style-name="T147_17">include</text:span><text:span text:style-name="T147_18"><text:s/></text:span><text:span text:style-name="T147_19">parentheses</text:span><text:span text:style-name="T147_20">:</text:span></text:p>
      <text:p text:style-name="P148"/>
      <text:p text:style-name="P149"><text:span text:style-name="T149_1">Valid</text:span><text:span text:style-name="T149_2"><text:s/></text:span><text:span text:style-name="T149_3">Example</text:span><text:span text:style-name="T149_4">:<text:s/></text:span></text:p>
      <text:p text:style-name="P150"><text:span text:style-name="T150_1">$</text:span><text:span text:style-name="T150_2">foo</text:span><text:span text:style-name="T150_3"><text:s/>=<text:s/></text:span><text:span text:style-name="T150_4">new</text:span><text:span text:style-name="T150_5"><text:s/></text:span><text:span text:style-name="T150_6">MyClassName</text:span><text:span text:style-name="T150_7">();</text:span></text:p>
      <text:p text:style-name="P151"><text:span text:style-name="T151_1">Not</text:span><text:span text:style-name="T151_2"><text:s/></text:span><text:span text:style-name="T151_3">Valid</text:span><text:span text:style-name="T151_4"><text:s/></text:span><text:span text:style-name="T151_5">Example</text:span><text:span text:style-name="T151_6">:</text:span></text:p>
      <text:p text:style-name="P152"><text:span text:style-name="T152_1">$</text:span><text:span text:style-name="T152_2">foo</text:span><text:span text:style-name="T152_3"><text:s/>=<text:s/></text:span><text:span text:style-name="T152_4">new</text:span><text:span text:style-name="T152_5"><text:s/></text:span><text:span text:style-name="T152_6">myclassname</text:span><text:span text:style-name="T152_7">;</text:span></text:p>
      <text:p text:style-name="P153"/>
      <text:p text:style-name="P154"><text:span text:style-name="T154_1">This</text:span><text:span text:style-name="T154_2"><text:s/></text:span><text:span text:style-name="T154_3">is</text:span><text:span text:style-name="T154_4"><text:s/></text:span><text:span text:style-name="T154_5">to</text:span><text:span text:style-name="T154_6"><text:s/></text:span><text:span text:style-name="T154_7">maintain</text:span><text:span text:style-name="T154_8"><text:s/></text:span><text:span text:style-name="T154_9">consistency</text:span><text:span text:style-name="T154_10"><text:s/></text:span><text:span text:style-name="T154_11">with</text:span><text:span text:style-name="T154_12"><text:s/></text:span><text:span text:style-name="T154_13">constructors</text:span><text:span text:style-name="T154_14"><text:s/></text:span><text:span text:style-name="T154_15">that</text:span><text:span text:style-name="T154_16"><text:s/></text:span><text:span text:style-name="T154_17">have</text:span><text:span text:style-name="T154_18"><text:s/></text:span><text:span text:style-name="T154_19">arguments</text:span><text:span text:style-name="T154_20">:</text:span></text:p>
      <text:p text:style-name="P155"><text:span text:style-name="T155_1">$</text:span><text:span text:style-name="T155_2">foo</text:span><text:span text:style-name="T155_3"><text:s/>=<text:s/></text:span><text:span text:style-name="T155_4">new</text:span><text:span text:style-name="T155_5"><text:s/></text:span><text:span text:style-name="T155_6">MyClassName</text:span><text:span text:style-name="T155_7">($</text:span><text:span text:style-name="T155_8">arg</text:span><text:span text:style-name="T155_9">1,<text:s/>$</text:span><text:span text:style-name="T155_10">arg</text:span><text:span text:style-name="T155_11">2);</text:span></text:p>
      <text:p text:style-name="P156"/>
      <text:p text:style-name="P157"><text:span text:style-name="T157_1">When</text:span><text:span text:style-name="T157_2"><text:s/></text:span><text:span text:style-name="T157_3">defining</text:span><text:span text:style-name="T157_4"><text:s/></text:span><text:span text:style-name="T157_5">classes</text:span><text:span text:style-name="T157_6">.<text:s/></text:span><text:span text:style-name="T157_7">The</text:span><text:span text:style-name="T157_8"><text:s/></text:span><text:span text:style-name="T157_9">opening</text:span><text:span text:style-name="T157_10"><text:s/></text:span><text:span text:style-name="T157_11">brace</text:span><text:span text:style-name="T157_12"><text:s/></text:span><text:span text:style-name="T157_13">shall</text:span><text:span text:style-name="T157_14"><text:s/></text:span><text:span text:style-name="T157_15">be</text:span><text:span text:style-name="T157_16"><text:s/></text:span><text:span text:style-name="T157_17">on</text:span><text:span text:style-name="T157_18"><text:s/></text:span><text:span text:style-name="T157_19">the</text:span><text:span text:style-name="T157_20"><text:s/></text:span><text:span text:style-name="T157_21">same</text:span><text:span text:style-name="T157_22"><text:s/></text:span><text:span text:style-name="T157_23">line</text:span><text:span text:style-name="T157_24">.</text:span></text:p>
      <text:p text:style-name="P158"><text:span text:style-name="T158_1">Example</text:span><text:span text:style-name="T158_2">:<text:s/></text:span></text:p>
      <text:p text:style-name="P159"><text:span text:style-name="T159_1">&lt;?</text:span><text:span text:style-name="T159_2">php</text:span></text:p>
      <text:p text:style-name="P160"><text:span text:style-name="T160_1">class</text:span><text:span text:style-name="T160_2"><text:s/></text:span><text:span text:style-name="T160_3">FooBar</text:span><text:span text:style-name="T160_4"><text:s/></text:span><text:span text:style-name="T160_5">{</text:span></text:p>
      <text:p text:style-name="P161"><text:span text:style-name="T161_1"><text:s text:c="4"/></text:span><text:span text:style-name="T161_2">//...<text:s/></text:span><text:span text:style-name="T161_3">code</text:span><text:span text:style-name="T161_4"><text:s/></text:span><text:span text:style-name="T161_5">goes</text:span><text:span text:style-name="T161_6"><text:s/></text:span><text:span text:style-name="T161_7">here</text:span></text:p>
      <text:p text:style-name="P162"><text:span text:style-name="T162_1">}</text:span></text:p>
      <text:p text:style-name="P163"><text:span text:style-name="T163_1">?&gt;</text:span></text:p>
      <text:h text:style-name="P164" text:outline-level="10"><text:bookmark-start text:name="h.jdusy0wxkuy6"/><text:bookmark-end text:name="h.jdusy0wxkuy6"/><text:span text:style-name="T164_1">Arrays</text:span></text:h>
      <text:p text:style-name="P165"><text:span text:style-name="T165_1">Arrays</text:span><text:span text:style-name="T165_2"><text:s/></text:span><text:span text:style-name="T165_3">should</text:span><text:span text:style-name="T165_4"><text:s/></text:span><text:span text:style-name="T165_5">be</text:span><text:span text:style-name="T165_6"><text:s/></text:span><text:span text:style-name="T165_7">formatted</text:span><text:span text:style-name="T165_8"><text:s/></text:span><text:span text:style-name="T165_9">with</text:span><text:span text:style-name="T165_10"><text:s/></text:span><text:span text:style-name="T165_11">a</text:span><text:span text:style-name="T165_12"><text:s/></text:span><text:span text:style-name="T165_13">space</text:span><text:span text:style-name="T165_14"><text:s/></text:span><text:span text:style-name="T165_15">separating</text:span><text:span text:style-name="T165_16"><text:s/></text:span><text:span text:style-name="T165_17">each</text:span><text:span text:style-name="T165_18"><text:s/></text:span><text:span text:style-name="T165_19">element</text:span><text:span text:style-name="T165_20"><text:s/>(</text:span><text:span text:style-name="T165_21">after</text:span><text:span text:style-name="T165_22"><text:s/></text:span><text:span text:style-name="T165_23">the</text:span><text:span text:style-name="T165_24"><text:s/></text:span><text:span text:style-name="T165_25">comma</text:span><text:span text:style-name="T165_26">),<text:s/></text:span><text:span text:style-name="T165_27">and</text:span><text:span text:style-name="T165_28"><text:s/></text:span><text:span text:style-name="T165_29">spaces</text:span><text:span text:style-name="T165_30"><text:s/></text:span><text:span text:style-name="T165_31">around</text:span><text:span text:style-name="T165_32"><text:s/></text:span><text:span text:style-name="T165_33">the</text:span><text:span text:style-name="T165_34"><text:s/>=&gt;<text:s/></text:span><text:span text:style-name="T165_35">key</text:span><text:span text:style-name="T165_36"><text:s/></text:span><text:span text:style-name="T165_37">association</text:span><text:span text:style-name="T165_38"><text:s/></text:span><text:span text:style-name="T165_39">operator</text:span><text:span text:style-name="T165_40">,<text:s/></text:span><text:span text:style-name="T165_41">if</text:span><text:span text:style-name="T165_42"><text:s/></text:span><text:span text:style-name="T165_43">applicable</text:span><text:span text:style-name="T165_44">:</text:span></text:p>
      <text:p text:style-name="P166"><text:span text:style-name="T166_1">$</text:span><text:span text:style-name="T166_2">some</text:span><text:span text:style-name="T166_3">_</text:span><text:span text:style-name="T166_4">array</text:span><text:span text:style-name="T166_5"><text:s/>=<text:s/></text:span><text:span text:style-name="T166_6">array</text:span><text:span text:style-name="T166_7">(“</text:span><text:span text:style-name="T166_8">hello</text:span><text:span text:style-name="T166_9">”,<text:s/>“</text:span><text:span text:style-name="T166_10">world</text:span><text:span text:style-name="T166_11">”,<text:s/>“</text:span><text:span text:style-name="T166_12">foo</text:span><text:span text:style-name="T166_13">”<text:s/>=&gt;<text:s/>“</text:span><text:span text:style-name="T166_14">bar</text:span><text:span text:style-name="T166_15">”);</text:span></text:p>
      <text:p text:style-name="P167"/>
      <text:p text:style-name="P168"><text:span text:style-name="T168_1">When</text:span><text:span text:style-name="T168_2"><text:s/></text:span><text:span text:style-name="T168_3">an</text:span><text:span text:style-name="T168_4"><text:s/></text:span><text:span text:style-name="T168_5">array</text:span><text:span text:style-name="T168_6"><text:s/></text:span><text:span text:style-name="T168_7">has</text:span><text:span text:style-name="T168_8"><text:s/></text:span><text:span text:style-name="T168_9">more</text:span><text:span text:style-name="T168_10"><text:s/></text:span><text:span text:style-name="T168_11">than</text:span><text:span text:style-name="T168_12"><text:s/>2<text:s/></text:span><text:span text:style-name="T168_13">associative</text:span><text:span text:style-name="T168_14"><text:s/></text:span><text:span text:style-name="T168_15">values</text:span><text:span text:style-name="T168_16"><text:s/></text:span><text:span text:style-name="T168_17">each</text:span><text:span text:style-name="T168_18"><text:s/></text:span><text:span text:style-name="T168_19">value</text:span><text:span text:style-name="T168_20"><text:s/></text:span><text:span text:style-name="T168_21">should</text:span><text:span text:style-name="T168_22"><text:s/></text:span><text:span text:style-name="T168_23">have</text:span><text:span text:style-name="T168_24"><text:s/></text:span><text:span text:style-name="T168_25">it</text:span><text:span text:style-name="T168_26">’</text:span><text:span text:style-name="T168_27">s</text:span><text:span text:style-name="T168_28"><text:s/></text:span><text:span text:style-name="T168_29">own</text:span><text:span text:style-name="T168_30"><text:s/></text:span><text:span text:style-name="T168_31">line</text:span><text:span text:style-name="T168_32">.</text:span></text:p>
      <text:p text:style-name="P169"><text:span text:style-name="T169_1">Valid</text:span><text:span text:style-name="T169_2"><text:s/></text:span><text:span text:style-name="T169_3">Example</text:span><text:span text:style-name="T169_4">:</text:span></text:p>
      <text:p text:style-name="P170"/>
      <text:p text:style-name="P171"><text:span text:style-name="T171_1">$</text:span><text:span text:style-name="T171_2">form</text:span><text:span text:style-name="T171_3">[“</text:span><text:span text:style-name="T171_4">title</text:span><text:span text:style-name="T171_5">”]<text:s/>=<text:s/></text:span><text:span text:style-name="T171_6">array</text:span><text:span text:style-name="T171_7">(</text:span></text:p>
      <text:p text:style-name="P172"><text:span text:style-name="T172_1"><text:s text:c="2"/>“#</text:span><text:span text:style-name="T172_2">type</text:span><text:span text:style-name="T172_3">”<text:s/>=&gt;<text:s/>“</text:span><text:span text:style-name="T172_4">textfield</text:span><text:span text:style-name="T172_5">”,</text:span></text:p>
      <text:p text:style-name="P173"><text:span text:style-name="T173_1"><text:s text:c="2"/>“#</text:span><text:span text:style-name="T173_2">title</text:span><text:span text:style-name="T173_3">”<text:s/>=&gt;<text:s/></text:span><text:span text:style-name="T173_4">t</text:span><text:span text:style-name="T173_5">(“</text:span><text:span text:style-name="T173_6">Title</text:span><text:span text:style-name="T173_7">”),</text:span></text:p>
      <text:p text:style-name="P174"><text:span text:style-name="T174_1"><text:s text:c="2"/>“#</text:span><text:span text:style-name="T174_2">size</text:span><text:span text:style-name="T174_3">”<text:s/>=&gt;<text:s/>60,</text:span></text:p>
      <text:p text:style-name="P175"><text:span text:style-name="T175_1"><text:s text:c="2"/>“#</text:span><text:span text:style-name="T175_2">maxlength</text:span><text:span text:style-name="T175_3">”<text:s/>=&gt;<text:s/>128,</text:span></text:p>
      <text:p text:style-name="P176"><text:span text:style-name="T176_1"><text:s text:c="2"/>“#</text:span><text:span text:style-name="T176_2">description</text:span><text:span text:style-name="T176_3">”<text:s/>=&gt;<text:s/></text:span><text:span text:style-name="T176_4">t</text:span><text:span text:style-name="T176_5">(“</text:span><text:span text:style-name="T176_6">The</text:span><text:span text:style-name="T176_7"><text:s/></text:span><text:span text:style-name="T176_8">title</text:span><text:span text:style-name="T176_9"><text:s/></text:span><text:span text:style-name="T176_10">of</text:span><text:span text:style-name="T176_11"><text:s/></text:span><text:span text:style-name="T176_12">your</text:span><text:span text:style-name="T176_13"><text:s/></text:span><text:span text:style-name="T176_14">node</text:span><text:span text:style-name="T176_15">.”),</text:span></text:p>
      <text:p text:style-name="P177"><text:span text:style-name="T177_1">);</text:span></text:p>
      <text:p text:style-name="P178"/>
      <text:p text:style-name="P179"><text:span text:style-name="T179_1">Note</text:span><text:span text:style-name="T179_2"><text:s/></text:span><text:span text:style-name="T179_3">the</text:span><text:span text:style-name="T179_4"><text:s/></text:span><text:span text:style-name="T179_5">comma</text:span><text:span text:style-name="T179_6"><text:s/></text:span><text:span text:style-name="T179_7">at</text:span><text:span text:style-name="T179_8"><text:s/></text:span><text:span text:style-name="T179_9">the</text:span><text:span text:style-name="T179_10"><text:s/></text:span><text:span text:style-name="T179_11">end</text:span><text:span text:style-name="T179_12"><text:s/></text:span><text:span text:style-name="T179_13">of</text:span><text:span text:style-name="T179_14"><text:s/></text:span><text:span text:style-name="T179_15">the</text:span><text:span text:style-name="T179_16"><text:s/></text:span><text:span text:style-name="T179_17">last</text:span><text:span text:style-name="T179_18"><text:s/></text:span><text:span text:style-name="T179_19">array</text:span><text:span text:style-name="T179_20"><text:s/></text:span><text:span text:style-name="T179_21">element</text:span><text:span text:style-name="T179_22">;<text:s/></text:span><text:span text:style-name="T179_23">This</text:span><text:span text:style-name="T179_24"><text:s/></text:span><text:span text:style-name="T179_25">is</text:span><text:span text:style-name="T179_26"><text:s/></text:span><text:span text:style-name="T179_27">not</text:span><text:span text:style-name="T179_28"><text:s/></text:span><text:span text:style-name="T179_29">a</text:span><text:span text:style-name="T179_30"><text:s/></text:span><text:span text:style-name="T179_31">typo</text:span><text:span text:style-name="T179_32">!<text:s/></text:span><text:span text:style-name="T179_33">It</text:span><text:span text:style-name="T179_34"><text:s/></text:span><text:span text:style-name="T179_35">helps</text:span><text:span text:style-name="T179_36"><text:s/></text:span><text:span text:style-name="T179_37">prevent</text:span><text:span text:style-name="T179_38"><text:s/></text:span><text:span text:style-name="T179_39">parsing</text:span><text:span text:style-name="T179_40"><text:s/></text:span><text:span text:style-name="T179_41">errors</text:span><text:span text:style-name="T179_42"><text:s/></text:span><text:span text:style-name="T179_43">if</text:span><text:span text:style-name="T179_44"><text:s/></text:span><text:span text:style-name="T179_45">another</text:span><text:span text:style-name="T179_46"><text:s/></text:span><text:span text:style-name="T179_47">element</text:span><text:span text:style-name="T179_48"><text:s/></text:span><text:span text:style-name="T179_49">is</text:span><text:span text:style-name="T179_50"><text:s/></text:span><text:span text:style-name="T179_51">placed</text:span><text:span text:style-name="T179_52"><text:s/></text:span><text:span text:style-name="T179_53">at</text:span><text:span text:style-name="T179_54"><text:s/></text:span><text:span text:style-name="T179_55">the</text:span><text:span text:style-name="T179_56"><text:s/></text:span><text:span text:style-name="T179_57">end</text:span><text:span text:style-name="T179_58"><text:s/></text:span><text:span text:style-name="T179_59">of</text:span><text:span text:style-name="T179_60"><text:s/></text:span><text:span text:style-name="T179_61">the</text:span><text:span text:style-name="T179_62"><text:s/></text:span><text:span text:style-name="T179_63">list</text:span><text:span text:style-name="T179_64"><text:s/></text:span><text:span text:style-name="T179_65">later</text:span><text:span text:style-name="T179_66">.</text:span></text:p>
      <text:h text:style-name="P180" text:outline-level="10"><text:span text:style-name="T180_1">String</text:span><text:span text:style-name="T180_2"><text:s/></text:span><text:span text:style-name="T180_3">Concatenations</text:span></text:h>
      <text:p text:style-name="P181"><text:span text:style-name="T181_1">Always</text:span><text:span text:style-name="T181_2"><text:s/></text:span><text:span text:style-name="T181_3">use</text:span><text:span text:style-name="T181_4"><text:s/></text:span><text:span text:style-name="T181_5">a</text:span><text:span text:style-name="T181_6"><text:s/></text:span><text:span text:style-name="T181_7">space</text:span><text:span text:style-name="T181_8"><text:s/></text:span><text:span text:style-name="T181_9">between</text:span><text:span text:style-name="T181_10"><text:s/></text:span><text:span text:style-name="T181_11">the</text:span><text:span text:style-name="T181_12"><text:s/></text:span><text:span text:style-name="T181_13">dot</text:span><text:span text:style-name="T181_14"><text:s/></text:span><text:span text:style-name="T181_15">and</text:span><text:span text:style-name="T181_16"><text:s/></text:span><text:span text:style-name="T181_17">the</text:span><text:span text:style-name="T181_18"><text:s/></text:span><text:span text:style-name="T181_19">concatenated</text:span><text:span text:style-name="T181_20"><text:s/></text:span><text:span text:style-name="T181_21">parts</text:span><text:span text:style-name="T181_22"><text:s/></text:span><text:span text:style-name="T181_23">to</text:span><text:span text:style-name="T181_24"><text:s/></text:span><text:span text:style-name="T181_25">improve</text:span><text:span text:style-name="T181_26"><text:s/></text:span><text:span text:style-name="T181_27">readability</text:span><text:span text:style-name="T181_28">.</text:span></text:p>
      <text:p text:style-name="P182"><text:span text:style-name="T182_1">Example</text:span><text:span text:style-name="T182_2">:</text:span></text:p>
      <text:p text:style-name="P183"><text:span text:style-name="T183_1">&lt;?</text:span><text:span text:style-name="T183_2">php</text:span></text:p>
      <text:p text:style-name="P184"><text:span text:style-name="T184_1">$</text:span><text:span text:style-name="T184_2">foo</text:span><text:span text:style-name="T184_3"><text:s/>.<text:s/>$</text:span><text:span text:style-name="T184_4">bar</text:span><text:span text:style-name="T184_5">;<text:s/></text:span></text:p>
      <text:p text:style-name="P185"><text:span text:style-name="T185_1">$</text:span><text:span text:style-name="T185_2">foo</text:span><text:span text:style-name="T185_3"><text:s/>.<text:s/>“</text:span><text:span text:style-name="T185_4">bar</text:span><text:span text:style-name="T185_5"><text:s/></text:span><text:span text:style-name="T185_6">baz</text:span><text:span text:style-name="T185_7"><text:s/></text:span><text:span text:style-name="T185_8">quuz</text:span><text:span text:style-name="T185_9">”;</text:span></text:p>
      <text:p text:style-name="P186"><text:span text:style-name="T186_1">?&gt;</text:span></text:p>
      <text:p text:style-name="P187"/>
      <text:p text:style-name="P188"><text:span text:style-name="T188_1">When</text:span><text:span text:style-name="T188_2"><text:s/></text:span><text:span text:style-name="T188_3">using</text:span><text:span text:style-name="T188_4"><text:s/></text:span><text:span text:style-name="T188_5">the</text:span><text:span text:style-name="T188_6"><text:s/></text:span><text:span text:style-name="T188_7">concatenating</text:span><text:span text:style-name="T188_8"><text:s/></text:span><text:span text:style-name="T188_9">assignment</text:span><text:span text:style-name="T188_10"><text:s/></text:span><text:span text:style-name="T188_11">operator</text:span><text:span text:style-name="T188_12"><text:s/>('.='),<text:s/></text:span><text:span text:style-name="T188_13">use</text:span><text:span text:style-name="T188_14"><text:s/></text:span><text:span text:style-name="T188_15">a</text:span><text:span text:style-name="T188_16"><text:s/></text:span><text:span text:style-name="T188_17">space</text:span><text:span text:style-name="T188_18"><text:s/></text:span><text:span text:style-name="T188_19">on</text:span><text:span text:style-name="T188_20"><text:s/></text:span><text:span text:style-name="T188_21">each</text:span><text:span text:style-name="T188_22"><text:s/></text:span><text:span text:style-name="T188_23">side</text:span><text:span text:style-name="T188_24"><text:s/></text:span><text:span text:style-name="T188_25">as</text:span><text:span text:style-name="T188_26"><text:s/></text:span><text:span text:style-name="T188_27">with</text:span><text:span text:style-name="T188_28"><text:s/></text:span><text:span text:style-name="T188_29">the</text:span><text:span text:style-name="T188_30"><text:s/></text:span><text:span text:style-name="T188_31">assignment</text:span><text:span text:style-name="T188_32"><text:s/></text:span><text:span text:style-name="T188_33">operator</text:span><text:span text:style-name="T188_34">:</text:span></text:p>
      <text:p text:style-name="P189"><text:span text:style-name="T189_1">&lt;?</text:span><text:span text:style-name="T189_2">php</text:span></text:p>
      <text:p text:style-name="P190"><text:span text:style-name="T190_1">$</text:span><text:span text:style-name="T190_2">string</text:span><text:span text:style-name="T190_3"><text:s/></text:span><text:span text:style-name="T190_4">.=<text:s/></text:span><text:span text:style-name="T190_5">“</text:span><text:span text:style-name="T190_6">Foo</text:span><text:span text:style-name="T190_7">”</text:span><text:span text:style-name="T190_8">;</text:span></text:p>
      <text:p text:style-name="P191"><text:span text:style-name="T191_1">$</text:span><text:span text:style-name="T191_2">string</text:span><text:span text:style-name="T191_3"><text:s/></text:span><text:span text:style-name="T191_4">.=<text:s/></text:span><text:span text:style-name="T191_5">$</text:span><text:span text:style-name="T191_6">bar</text:span><text:span text:style-name="T191_7">;</text:span></text:p>
      <text:p text:style-name="P192"><text:span text:style-name="T192_1">$</text:span><text:span text:style-name="T192_2">string</text:span><text:span text:style-name="T192_3"><text:s/></text:span><text:span text:style-name="T192_4">.=<text:s/></text:span><text:span text:style-name="T192_5">baz</text:span><text:span text:style-name="T192_6">();</text:span></text:p>
      <text:p text:style-name="P193"><text:span text:style-name="T193_1">?&gt;</text:span></text:p>
      <text:h text:style-name="P194" text:outline-level="10"><text:bookmark-start text:name="h.jcr149h2prl0"/><text:bookmark-end text:name="h.jcr149h2prl0"/><text:span text:style-name="T194_1">Ternerary</text:span><text:span text:style-name="T194_2"><text:s/></text:span><text:span text:style-name="T194_3">Operators</text:span></text:h>
      <text:p text:style-name="P195"><text:span text:style-name="T195_1">Ternary</text:span><text:span text:style-name="T195_2"><text:s/></text:span><text:span text:style-name="T195_3">operators</text:span><text:span text:style-name="T195_4"><text:s/></text:span><text:span text:style-name="T195_5">can</text:span><text:span text:style-name="T195_6"><text:s/></text:span><text:span text:style-name="T195_7">be</text:span><text:span text:style-name="T195_8"><text:s/></text:span><text:span text:style-name="T195_9">difficult</text:span><text:span text:style-name="T195_10"><text:s/></text:span><text:span text:style-name="T195_11">to</text:span><text:span text:style-name="T195_12"><text:s/></text:span><text:span text:style-name="T195_13">read</text:span><text:span text:style-name="T195_14">.<text:s/></text:span><text:span text:style-name="T195_15">Therefore</text:span><text:span text:style-name="T195_16">,<text:s/></text:span><text:span text:style-name="T195_17">when</text:span><text:span text:style-name="T195_18"><text:s/></text:span><text:span text:style-name="T195_19">using</text:span><text:span text:style-name="T195_20"><text:s/></text:span><text:span text:style-name="T195_21">ternary</text:span><text:span text:style-name="T195_22"><text:s/></text:span><text:span text:style-name="T195_23">operators</text:span><text:span text:style-name="T195_24"><text:s/></text:span><text:span text:style-name="T195_25">please</text:span><text:span text:style-name="T195_26"><text:s/></text:span><text:span text:style-name="T195_27">separate</text:span><text:span text:style-name="T195_28"><text:s/></text:span><text:span text:style-name="T195_29">them</text:span><text:span text:style-name="T195_30"><text:s/></text:span><text:span text:style-name="T195_31">into</text:span><text:span text:style-name="T195_32"><text:s/></text:span><text:span text:style-name="T195_33">at</text:span><text:span text:style-name="T195_34"><text:s/></text:span><text:span text:style-name="T195_35">least</text:span><text:span text:style-name="T195_36"><text:s/>2<text:s/></text:span><text:span text:style-name="T195_37">lines</text:span><text:span text:style-name="T195_38">:</text:span></text:p>
      <text:p text:style-name="P196"><text:span text:style-name="T196_1">Example</text:span><text:span text:style-name="T196_2">:</text:span></text:p>
      <text:p text:style-name="P197"><text:span text:style-name="T197_1">&lt;?</text:span><text:span text:style-name="T197_2">php</text:span></text:p>
      <text:p text:style-name="P198"/>
      <text:p text:style-name="P199"><text:span text:style-name="T199_1">$</text:span><text:span text:style-name="T199_2">a</text:span><text:span text:style-name="T199_3"><text:s/></text:span><text:span text:style-name="T199_4">=<text:s/></text:span><text:span text:style-name="T199_5">$</text:span><text:span text:style-name="T199_6">condition</text:span><text:span text:style-name="T199_7">1<text:s/></text:span><text:span text:style-name="T199_8">&amp;&amp;<text:s/></text:span><text:span text:style-name="T199_9">$</text:span><text:span text:style-name="T199_10">condition</text:span><text:span text:style-name="T199_11">2</text:span></text:p>
      <text:p text:style-name="P200"><text:span text:style-name="T200_1"><text:s text:c="4"/></text:span><text:span text:style-name="T200_2">?<text:s/></text:span><text:span text:style-name="T200_3">$</text:span><text:span text:style-name="T200_4">foo</text:span><text:span text:style-name="T200_5"><text:s/></text:span><text:span text:style-name="T200_6">:<text:s/></text:span><text:span text:style-name="T200_7">$</text:span><text:span text:style-name="T200_8">bar</text:span><text:span text:style-name="T200_9">;</text:span></text:p>
      <text:p text:style-name="P201"/>
      <text:p text:style-name="P202"><text:span text:style-name="T202_1">$</text:span><text:span text:style-name="T202_2">b</text:span><text:span text:style-name="T202_3"><text:s/></text:span><text:span text:style-name="T202_4">=<text:s/></text:span><text:span text:style-name="T202_5">$</text:span><text:span text:style-name="T202_6">condition</text:span><text:span text:style-name="T202_7">3<text:s/></text:span><text:span text:style-name="T202_8">&amp;&amp;<text:s/></text:span><text:span text:style-name="T202_9">$</text:span><text:span text:style-name="T202_10">condition</text:span><text:span text:style-name="T202_11">4</text:span></text:p>
      <text:p text:style-name="P203"><text:span text:style-name="T203_1"><text:s text:c="4"/></text:span><text:span text:style-name="T203_2">?<text:s/></text:span><text:span text:style-name="T203_3">$</text:span><text:span text:style-name="T203_4">foo</text:span><text:span text:style-name="T203_5">_</text:span><text:span text:style-name="T203_6">man</text:span><text:span text:style-name="T203_7">_</text:span><text:span text:style-name="T203_8">this</text:span><text:span text:style-name="T203_9">_</text:span><text:span text:style-name="T203_10">is</text:span><text:span text:style-name="T203_11">_</text:span><text:span text:style-name="T203_12">too</text:span><text:span text:style-name="T203_13">_</text:span><text:span text:style-name="T203_14">long</text:span><text:span text:style-name="T203_15">_</text:span><text:span text:style-name="T203_16">what</text:span><text:span text:style-name="T203_17">_</text:span><text:span text:style-name="T203_18">should</text:span><text:span text:style-name="T203_19">_</text:span><text:span text:style-name="T203_20">i</text:span><text:span text:style-name="T203_21">_</text:span><text:span text:style-name="T203_22">do</text:span></text:p>
      <text:p text:style-name="P204"><text:span text:style-name="T204_1"><text:s text:c="4"/></text:span><text:span text:style-name="T204_2">:<text:s/></text:span><text:span text:style-name="T204_3">$</text:span><text:span text:style-name="T204_4">bar</text:span><text:span text:style-name="T204_5">;</text:span></text:p>
      <text:p text:style-name="P205"><text:span text:style-name="T205_1">?&gt;</text:span></text:p>
      <text:h text:style-name="P206" text:outline-level="10"><text:bookmark-start text:name="h.fspggc9tiqfn"/><text:bookmark-end text:name="h.fspggc9tiqfn"/><text:span text:style-name="T206_1">Yoda</text:span><text:span text:style-name="T206_2"><text:s/></text:span><text:span text:style-name="T206_3">Condition</text:span></text:h>
      <text:p text:style-name="P207"><text:span text:style-name="T207_1">The</text:span><text:span text:style-name="T207_2"><text:s/>“</text:span><text:span text:style-name="T207_3">Yoda</text:span><text:span text:style-name="T207_4">”<text:s/></text:span><text:span text:style-name="T207_5">Condition</text:span><text:span text:style-name="T207_6"><text:s/></text:span><text:span text:style-name="T207_7">should</text:span><text:span text:style-name="T207_8"><text:s/></text:span><text:span text:style-name="T207_9">be</text:span><text:span text:style-name="T207_10"><text:s/></text:span><text:span text:style-name="T207_11">avoided</text:span><text:span text:style-name="T207_12">.<text:s/></text:span><text:span text:style-name="T207_13">See</text:span><text:span text:style-name="T207_14"><text:s/></text:span><text:span text:style-name="T207_15"><text:a xlink:type="simple" xlink:href="http://codex.wordpress.org/WordPress_Coding_Standards#Yoda_Conditions"><text:span text:style-name="T207_16">http</text:span></text:a></text:span><text:span text:style-name="T207_17"><text:a xlink:type="simple" xlink:href="http://codex.wordpress.org/WordPress_Coding_Standards#Yoda_Conditions"><text:span text:style-name="T207_18">://</text:span></text:a></text:span><text:span text:style-name="T207_19"><text:a xlink:type="simple" xlink:href="http://codex.wordpress.org/WordPress_Coding_Standards#Yoda_Conditions"><text:span text:style-name="T207_20">codex</text:span></text:a></text:span><text:span text:style-name="T207_21"><text:a xlink:type="simple" xlink:href="http://codex.wordpress.org/WordPress_Coding_Standards#Yoda_Conditions"><text:span text:style-name="T207_22">.</text:span></text:a></text:span><text:span text:style-name="T207_23"><text:a xlink:type="simple" xlink:href="http://codex.wordpress.org/WordPress_Coding_Standards#Yoda_Conditions"><text:span text:style-name="T207_24">wordpress</text:span></text:a></text:span><text:span text:style-name="T207_25"><text:a xlink:type="simple" xlink:href="http://codex.wordpress.org/WordPress_Coding_Standards#Yoda_Conditions"><text:span text:style-name="T207_26">.</text:span></text:a></text:span><text:span text:style-name="T207_27"><text:a xlink:type="simple" xlink:href="http://codex.wordpress.org/WordPress_Coding_Standards#Yoda_Conditions"><text:span text:style-name="T207_28">org</text:span></text:a></text:span><text:span text:style-name="T207_29"><text:a xlink:type="simple" xlink:href="http://codex.wordpress.org/WordPress_Coding_Standards#Yoda_Conditions"><text:span text:style-name="T207_30">/</text:span></text:a></text:span><text:span text:style-name="T207_31"><text:a xlink:type="simple" xlink:href="http://codex.wordpress.org/WordPress_Coding_Standards#Yoda_Conditions"><text:span text:style-name="T207_32">WordPress</text:span></text:a></text:span><text:span text:style-name="T207_33"><text:a xlink:type="simple" xlink:href="http://codex.wordpress.org/WordPress_Coding_Standards#Yoda_Conditions"><text:span text:style-name="T207_34">_</text:span></text:a></text:span><text:span text:style-name="T207_35"><text:a xlink:type="simple" xlink:href="http://codex.wordpress.org/WordPress_Coding_Standards#Yoda_Conditions"><text:span text:style-name="T207_36">Coding</text:span></text:a></text:span><text:span text:style-name="T207_37"><text:a xlink:type="simple" xlink:href="http://codex.wordpress.org/WordPress_Coding_Standards#Yoda_Conditions"><text:span text:style-name="T207_38">_</text:span></text:a></text:span><text:span text:style-name="T207_39"><text:a xlink:type="simple" xlink:href="http://codex.wordpress.org/WordPress_Coding_Standards#Yoda_Conditions"><text:span text:style-name="T207_40">Standards</text:span></text:a></text:span><text:span text:style-name="T207_41"><text:a xlink:type="simple" xlink:href="http://codex.wordpress.org/WordPress_Coding_Standards#Yoda_Conditions"><text:span text:style-name="T207_42">#</text:span></text:a></text:span><text:span text:style-name="T207_43"><text:a xlink:type="simple" xlink:href="http://codex.wordpress.org/WordPress_Coding_Standards#Yoda_Conditions"><text:span text:style-name="T207_44">Yoda</text:span></text:a></text:span><text:span text:style-name="T207_45"><text:a xlink:type="simple" xlink:href="http://codex.wordpress.org/WordPress_Coding_Standards#Yoda_Conditions"><text:span text:style-name="T207_46">_</text:span></text:a></text:span><text:span text:style-name="T207_47"><text:a xlink:type="simple" xlink:href="http://codex.wordpress.org/WordPress_Coding_Standards#Yoda_Conditions"><text:span text:style-name="T207_48">Conditions</text:span></text:a></text:span><text:span text:style-name="T207_49"><text:s/>.</text:span></text:p>
      <text:h text:style-name="P208" text:outline-level="10"><text:bookmark-start text:name="h.q55oa6t5dn0i"/><text:bookmark-end text:name="h.q55oa6t5dn0i"/><text:span text:style-name="T208_1">Semicolons</text:span></text:h>
      <text:p text:style-name="P209"><text:span text:style-name="T209_1">The</text:span><text:span text:style-name="T209_2"><text:s/></text:span><text:span text:style-name="T209_3">PHP</text:span><text:span text:style-name="T209_4"><text:s/></text:span><text:span text:style-name="T209_5">language</text:span><text:span text:style-name="T209_6"><text:s/></text:span><text:span text:style-name="T209_7">requires</text:span><text:span text:style-name="T209_8"><text:s/></text:span><text:span text:style-name="T209_9">semicolons</text:span><text:span text:style-name="T209_10"><text:s/></text:span><text:span text:style-name="T209_11">at</text:span><text:span text:style-name="T209_12"><text:s/></text:span><text:span text:style-name="T209_13">the</text:span><text:span text:style-name="T209_14"><text:s/></text:span><text:span text:style-name="T209_15">end</text:span><text:span text:style-name="T209_16"><text:s/></text:span><text:span text:style-name="T209_17">of</text:span><text:span text:style-name="T209_18"><text:s/></text:span><text:span text:style-name="T209_19">most</text:span><text:span text:style-name="T209_20"><text:s/></text:span><text:span text:style-name="T209_21">lines</text:span><text:span text:style-name="T209_22">,<text:s/></text:span><text:span text:style-name="T209_23">but</text:span><text:span text:style-name="T209_24"><text:s/></text:span><text:span text:style-name="T209_25">allows</text:span><text:span text:style-name="T209_26"><text:s/></text:span><text:span text:style-name="T209_27">them</text:span><text:span text:style-name="T209_28"><text:s/></text:span><text:span text:style-name="T209_29">to</text:span><text:span text:style-name="T209_30"><text:s/></text:span><text:span text:style-name="T209_31">be</text:span><text:span text:style-name="T209_32"><text:s/></text:span><text:span text:style-name="T209_33">omitted</text:span><text:span text:style-name="T209_34"><text:s/></text:span><text:span text:style-name="T209_35">at</text:span><text:span text:style-name="T209_36"><text:s/></text:span><text:span text:style-name="T209_37">the</text:span><text:span text:style-name="T209_38"><text:s/></text:span><text:span text:style-name="T209_39">end</text:span><text:span text:style-name="T209_40"><text:s/></text:span><text:span text:style-name="T209_41">of</text:span><text:span text:style-name="T209_42"><text:s/></text:span><text:span text:style-name="T209_43">code</text:span><text:span text:style-name="T209_44"><text:s/></text:span><text:span text:style-name="T209_45">blocks</text:span><text:span text:style-name="T209_46">.<text:s/></text:span><text:span text:style-name="T209_47">Drupal</text:span><text:span text:style-name="T209_48"><text:s/></text:span><text:span text:style-name="T209_49">coding</text:span><text:span text:style-name="T209_50"><text:s/></text:span><text:span text:style-name="T209_51">standards</text:span><text:span text:style-name="T209_52"><text:s/></text:span><text:span text:style-name="T209_53">require</text:span><text:span text:style-name="T209_54"><text:s/></text:span><text:span text:style-name="T209_55">them</text:span><text:span text:style-name="T209_56">,<text:s/></text:span><text:span text:style-name="T209_57">even</text:span><text:span text:style-name="T209_58"><text:s/></text:span><text:span text:style-name="T209_59">at</text:span><text:span text:style-name="T209_60"><text:s/></text:span><text:span text:style-name="T209_61">the</text:span><text:span text:style-name="T209_62"><text:s/></text:span><text:span text:style-name="T209_63">end</text:span><text:span text:style-name="T209_64"><text:s/></text:span><text:span text:style-name="T209_65">of</text:span><text:span text:style-name="T209_66"><text:s/></text:span><text:span text:style-name="T209_67">code</text:span><text:span text:style-name="T209_68"><text:s/></text:span><text:span text:style-name="T209_69">blocks</text:span><text:span text:style-name="T209_70">.<text:s/></text:span><text:span text:style-name="T209_71">In</text:span><text:span text:style-name="T209_72"><text:s/></text:span><text:span text:style-name="T209_73">particular</text:span><text:span text:style-name="T209_74">,<text:s/></text:span><text:span text:style-name="T209_75">for</text:span><text:span text:style-name="T209_76"><text:s/></text:span><text:span text:style-name="T209_77">one</text:span><text:span text:style-name="T209_78">-</text:span><text:span text:style-name="T209_79">line</text:span><text:span text:style-name="T209_80"><text:s/></text:span><text:span text:style-name="T209_81">PHP</text:span><text:span text:style-name="T209_82"><text:s/></text:span><text:span text:style-name="T209_83">blocks</text:span><text:span text:style-name="T209_84">:</text:span></text:p>
      <text:p text:style-name="P210"><text:span text:style-name="T210_1">&lt;?</text:span><text:span text:style-name="T210_2">php</text:span><text:span text:style-name="T210_3"><text:s/></text:span><text:span text:style-name="T210_4">print</text:span><text:span text:style-name="T210_5"><text:s/></text:span><text:span text:style-name="T210_6">$</text:span><text:span text:style-name="T210_7">tax</text:span><text:span text:style-name="T210_8">;<text:s/></text:span><text:span text:style-name="T210_9">?&gt;</text:span><text:span text:style-name="T210_10"><text:s/>--<text:s/></text:span><text:span text:style-name="T210_11">YES</text:span></text:p>
      <text:p text:style-name="P211"><text:span text:style-name="T211_1">&lt;?</text:span><text:span text:style-name="T211_2">php</text:span><text:span text:style-name="T211_3"><text:s/></text:span><text:span text:style-name="T211_4">print</text:span><text:span text:style-name="T211_5"><text:s/></text:span><text:span text:style-name="T211_6">$</text:span><text:span text:style-name="T211_7">tax</text:span><text:span text:style-name="T211_8"><text:s/>?&gt;</text:span><text:span text:style-name="T211_9"><text:s/>--<text:s/></text:span><text:span text:style-name="T211_10">NO</text:span></text:p>
      <text:h text:style-name="P212" text:outline-level="10"><text:bookmark-start text:name="h.2fb3lr1crugw"/><text:bookmark-end text:name="h.2fb3lr1crugw"/><text:span text:style-name="T212_1">Constants</text:span></text:h>
      <text:list text:style-name="LS5" xml:id="list15">
        <text:list-item>
          <text:p text:style-name="P213"><text:span text:style-name="T213_1">Constants</text:span><text:span text:style-name="T213_2"><text:s/></text:span><text:span text:style-name="T213_3">should</text:span><text:span text:style-name="T213_4"><text:s/></text:span><text:span text:style-name="T213_5">always</text:span><text:span text:style-name="T213_6"><text:s/></text:span><text:span text:style-name="T213_7">be</text:span><text:span text:style-name="T213_8"><text:s/></text:span><text:span text:style-name="T213_9">all</text:span><text:span text:style-name="T213_10">-</text:span><text:span text:style-name="T213_11">uppercase</text:span><text:span text:style-name="T213_12">,<text:s/></text:span><text:span text:style-name="T213_13">with</text:span><text:span text:style-name="T213_14"><text:s/></text:span><text:span text:style-name="T213_15">underscores</text:span><text:span text:style-name="T213_16"><text:s/></text:span><text:span text:style-name="T213_17">to</text:span><text:span text:style-name="T213_18"><text:s/></text:span><text:span text:style-name="T213_19">separate</text:span><text:span text:style-name="T213_20"><text:s/></text:span><text:span text:style-name="T213_21">words</text:span><text:span text:style-name="T213_22">.<text:s/>(</text:span><text:span text:style-name="T213_23">This</text:span><text:span text:style-name="T213_24"><text:s/></text:span><text:span text:style-name="T213_25">includes</text:span><text:span text:style-name="T213_26"><text:s/></text:span><text:span text:style-name="T213_27">pre</text:span><text:span text:style-name="T213_28">-</text:span><text:span text:style-name="T213_29">defined</text:span><text:span text:style-name="T213_30"><text:s/></text:span><text:span text:style-name="T213_31">PHP</text:span><text:span text:style-name="T213_32"><text:s/></text:span><text:span text:style-name="T213_33">constants</text:span><text:span text:style-name="T213_34"><text:s/></text:span><text:span text:style-name="T213_35">like</text:span><text:span text:style-name="T213_36"><text:s/></text:span><text:span text:style-name="T213_37">TRUE</text:span><text:span text:style-name="T213_38">,<text:s/></text:span><text:span text:style-name="T213_39">FALSE</text:span><text:span text:style-name="T213_40">,<text:s/></text:span><text:span text:style-name="T213_41">and</text:span><text:span text:style-name="T213_42"><text:s/></text:span><text:span text:style-name="T213_43">NULL</text:span><text:span text:style-name="T213_44">.)</text:span></text:p>
        </text:list-item>
        <text:list-item>
          <text:p text:style-name="P214"><text:span text:style-name="T214_1">Module</text:span><text:span text:style-name="T214_2">-</text:span><text:span text:style-name="T214_3">defined</text:span><text:span text:style-name="T214_4"><text:s/></text:span><text:span text:style-name="T214_5">constant</text:span><text:span text:style-name="T214_6"><text:s/></text:span><text:span text:style-name="T214_7">names</text:span><text:span text:style-name="T214_8"><text:s/></text:span><text:span text:style-name="T214_9">should</text:span><text:span text:style-name="T214_10"><text:s/></text:span><text:span text:style-name="T214_11">also</text:span><text:span text:style-name="T214_12"><text:s/></text:span><text:span text:style-name="T214_13">be</text:span><text:span text:style-name="T214_14"><text:s/></text:span><text:span text:style-name="T214_15">prefixed</text:span><text:span text:style-name="T214_16"><text:s/></text:span><text:span text:style-name="T214_17">by</text:span><text:span text:style-name="T214_18"><text:s/></text:span><text:span text:style-name="T214_19">an</text:span><text:span text:style-name="T214_20"><text:s/></text:span><text:span text:style-name="T214_21">uppercase</text:span><text:span text:style-name="T214_22"><text:s/></text:span><text:span text:style-name="T214_23">spelling</text:span><text:span text:style-name="T214_24"><text:s/></text:span><text:span text:style-name="T214_25">of</text:span><text:span text:style-name="T214_26"><text:s/></text:span><text:span text:style-name="T214_27">the</text:span><text:span text:style-name="T214_28"><text:s/></text:span><text:span text:style-name="T214_29">module</text:span><text:span text:style-name="T214_30"><text:s/></text:span><text:span text:style-name="T214_31">that</text:span><text:span text:style-name="T214_32"><text:s/></text:span><text:span text:style-name="T214_33">defines</text:span><text:span text:style-name="T214_34"><text:s/></text:span><text:span text:style-name="T214_35">them</text:span><text:span text:style-name="T214_36">.</text:span></text:p>
        </text:list-item>
      </text:list>
      <text:h text:style-name="P215" text:outline-level="10"><text:bookmark-start text:name="h.ne27g77014eq"/><text:bookmark-end text:name="h.ne27g77014eq"/><text:span text:style-name="T215_1">Including</text:span><text:span text:style-name="T215_2"><text:s/></text:span><text:span text:style-name="T215_3">Code</text:span></text:h>
      <text:p text:style-name="P216"><text:span text:style-name="T216_1">Anywhere</text:span><text:span text:style-name="T216_2"><text:s/></text:span><text:span text:style-name="T216_3">you</text:span><text:span text:style-name="T216_4"><text:s/></text:span><text:span text:style-name="T216_5">are</text:span><text:span text:style-name="T216_6"><text:s/></text:span><text:span text:style-name="T216_7">unconditionally</text:span><text:span text:style-name="T216_8"><text:s/></text:span><text:span text:style-name="T216_9">including</text:span><text:span text:style-name="T216_10"><text:s/></text:span><text:span text:style-name="T216_11">a</text:span><text:span text:style-name="T216_12"><text:s/></text:span><text:span text:style-name="T216_13">class</text:span><text:span text:style-name="T216_14"><text:s/></text:span><text:span text:style-name="T216_15">file</text:span><text:span text:style-name="T216_16">,<text:s/></text:span><text:span text:style-name="T216_17">use</text:span><text:span text:style-name="T216_18"><text:s/></text:span><text:span text:style-name="T216_19">require</text:span><text:span text:style-name="T216_20">_</text:span><text:span text:style-name="T216_21">once</text:span><text:span text:style-name="T216_22">().<text:s/></text:span><text:span text:style-name="T216_23">Anywhere</text:span><text:span text:style-name="T216_24"><text:s/></text:span><text:span text:style-name="T216_25">you</text:span><text:span text:style-name="T216_26"><text:s/></text:span><text:span text:style-name="T216_27">are</text:span><text:span text:style-name="T216_28"><text:s/></text:span><text:span text:style-name="T216_29">conditionally</text:span><text:span text:style-name="T216_30"><text:s/></text:span><text:span text:style-name="T216_31">including</text:span><text:span text:style-name="T216_32"><text:s/></text:span><text:span text:style-name="T216_33">a</text:span><text:span text:style-name="T216_34"><text:s/></text:span><text:span text:style-name="T216_35">class</text:span><text:span text:style-name="T216_36"><text:s/></text:span><text:span text:style-name="T216_37">file</text:span><text:span text:style-name="T216_38"><text:s/>(</text:span><text:span text:style-name="T216_39">for</text:span><text:span text:style-name="T216_40"><text:s/></text:span><text:span text:style-name="T216_41">example</text:span><text:span text:style-name="T216_42">,<text:s/></text:span><text:span text:style-name="T216_43">factory</text:span><text:span text:style-name="T216_44"><text:s/></text:span><text:span text:style-name="T216_45">methods</text:span><text:span text:style-name="T216_46">),<text:s/></text:span><text:span text:style-name="T216_47">use</text:span><text:span text:style-name="T216_48"><text:s/></text:span><text:span text:style-name="T216_49">include</text:span><text:span text:style-name="T216_50">_</text:span><text:span text:style-name="T216_51">once</text:span><text:span text:style-name="T216_52">().<text:s/></text:span><text:span text:style-name="T216_53">Either</text:span><text:span text:style-name="T216_54"><text:s/></text:span><text:span text:style-name="T216_55">of</text:span><text:span text:style-name="T216_56"><text:s/></text:span><text:span text:style-name="T216_57">these</text:span><text:span text:style-name="T216_58"><text:s/></text:span><text:span text:style-name="T216_59">will</text:span><text:span text:style-name="T216_60"><text:s/></text:span><text:span text:style-name="T216_61">ensure</text:span><text:span text:style-name="T216_62"><text:s/></text:span><text:span text:style-name="T216_63">that</text:span><text:span text:style-name="T216_64"><text:s/></text:span><text:span text:style-name="T216_65">class</text:span><text:span text:style-name="T216_66"><text:s/></text:span><text:span text:style-name="T216_67">files</text:span><text:span text:style-name="T216_68"><text:s/></text:span><text:span text:style-name="T216_69">are</text:span><text:span text:style-name="T216_70"><text:s/></text:span><text:span text:style-name="T216_71">included</text:span><text:span text:style-name="T216_72"><text:s/></text:span><text:span text:style-name="T216_73">only</text:span><text:span text:style-name="T216_74"><text:s/></text:span><text:span text:style-name="T216_75">once</text:span><text:span text:style-name="T216_76">.<text:s/></text:span><text:span text:style-name="T216_77">They</text:span><text:span text:style-name="T216_78"><text:s/></text:span><text:span text:style-name="T216_79">share</text:span><text:span text:style-name="T216_80"><text:s/></text:span><text:span text:style-name="T216_81">the</text:span><text:span text:style-name="T216_82"><text:s/></text:span><text:span text:style-name="T216_83">same</text:span><text:span text:style-name="T216_84"><text:s/></text:span><text:span text:style-name="T216_85">file</text:span><text:span text:style-name="T216_86"><text:s/></text:span><text:span text:style-name="T216_87">list</text:span><text:span text:style-name="T216_88">,<text:s/></text:span><text:span text:style-name="T216_89">so</text:span><text:span text:style-name="T216_90"><text:s/></text:span><text:span text:style-name="T216_91">you</text:span><text:span text:style-name="T216_92"><text:s/></text:span><text:span text:style-name="T216_93">don</text:span><text:span text:style-name="T216_94">'</text:span><text:span text:style-name="T216_95">t</text:span><text:span text:style-name="T216_96"><text:s/></text:span><text:span text:style-name="T216_97">need</text:span><text:span text:style-name="T216_98"><text:s/></text:span><text:span text:style-name="T216_99">to</text:span><text:span text:style-name="T216_100"><text:s/></text:span><text:span text:style-name="T216_101">worry</text:span><text:span text:style-name="T216_102"><text:s/></text:span><text:span text:style-name="T216_103">about</text:span><text:span text:style-name="T216_104"><text:s/></text:span><text:span text:style-name="T216_105">mixing</text:span><text:span text:style-name="T216_106"><text:s/></text:span><text:span text:style-name="T216_107">them</text:span><text:span text:style-name="T216_108"><text:s/>-<text:s/></text:span><text:span text:style-name="T216_109">a</text:span><text:span text:style-name="T216_110"><text:s/></text:span><text:span text:style-name="T216_111">file</text:span><text:span text:style-name="T216_112"><text:s/></text:span><text:span text:style-name="T216_113">included</text:span><text:span text:style-name="T216_114"><text:s/></text:span><text:span text:style-name="T216_115">with</text:span><text:span text:style-name="T216_116"><text:s/></text:span><text:span text:style-name="T216_117">require</text:span><text:span text:style-name="T216_118">_</text:span><text:span text:style-name="T216_119">once</text:span><text:span text:style-name="T216_120">()<text:s/></text:span><text:span text:style-name="T216_121">will</text:span><text:span text:style-name="T216_122"><text:s/></text:span><text:span text:style-name="T216_123">not</text:span><text:span text:style-name="T216_124"><text:s/></text:span><text:span text:style-name="T216_125">be</text:span><text:span text:style-name="T216_126"><text:s/></text:span><text:span text:style-name="T216_127">included</text:span><text:span text:style-name="T216_128"><text:s/></text:span><text:span text:style-name="T216_129">again</text:span><text:span text:style-name="T216_130"><text:s/></text:span><text:span text:style-name="T216_131">by</text:span><text:span text:style-name="T216_132"><text:s/></text:span><text:span text:style-name="T216_133">include</text:span><text:span text:style-name="T216_134">_</text:span><text:span text:style-name="T216_135">once</text:span><text:span text:style-name="T216_136">().</text:span></text:p>
      <text:p text:style-name="P217"/>
      <text:p text:style-name="P218"><text:span text:style-name="T218_1">Note</text:span><text:span text:style-name="T218_2">:<text:s/></text:span><text:span text:style-name="T218_3">include</text:span><text:span text:style-name="T218_4">_</text:span><text:span text:style-name="T218_5">once</text:span><text:span text:style-name="T218_6">()<text:s/></text:span><text:span text:style-name="T218_7">and</text:span><text:span text:style-name="T218_8"><text:s/></text:span><text:span text:style-name="T218_9">require</text:span><text:span text:style-name="T218_10">_</text:span><text:span text:style-name="T218_11">once</text:span><text:span text:style-name="T218_12">()<text:s/></text:span><text:span text:style-name="T218_13">are</text:span><text:span text:style-name="T218_14"><text:s/></text:span><text:span text:style-name="T218_15">statements</text:span><text:span text:style-name="T218_16">,<text:s/></text:span><text:span text:style-name="T218_17">not</text:span><text:span text:style-name="T218_18"><text:s/></text:span><text:span text:style-name="T218_19">functions</text:span><text:span text:style-name="T218_20">.<text:s/></text:span><text:span text:style-name="T218_21">You</text:span><text:span text:style-name="T218_22"><text:s/></text:span><text:span text:style-name="T218_23">don</text:span><text:span text:style-name="T218_24">'</text:span><text:span text:style-name="T218_25">t</text:span><text:span text:style-name="T218_26"><text:s/></text:span><text:span text:style-name="T218_27">need</text:span><text:span text:style-name="T218_28"><text:s/></text:span><text:span text:style-name="T218_29">parentheses</text:span><text:span text:style-name="T218_30"><text:s/></text:span><text:span text:style-name="T218_31">around</text:span><text:span text:style-name="T218_32"><text:s/></text:span><text:span text:style-name="T218_33">the</text:span><text:span text:style-name="T218_34"><text:s/></text:span><text:span text:style-name="T218_35">file</text:span><text:span text:style-name="T218_36"><text:s/></text:span><text:span text:style-name="T218_37">name</text:span><text:span text:style-name="T218_38"><text:s/></text:span><text:span text:style-name="T218_39">to</text:span><text:span text:style-name="T218_40"><text:s/></text:span><text:span text:style-name="T218_41">be</text:span><text:span text:style-name="T218_42"><text:s/></text:span><text:span text:style-name="T218_43">included</text:span><text:span text:style-name="T218_44">.</text:span></text:p>
      <text:h text:style-name="P219" text:outline-level="10"><text:bookmark-start text:name="h.811ydclftl8w"/><text:bookmark-end text:name="h.811ydclftl8w"/><text:span text:style-name="T219_1">File</text:span><text:span text:style-name="T219_2"><text:s/></text:span><text:span text:style-name="T219_3">names</text:span></text:h>
      <text:p text:style-name="P220"><text:span text:style-name="T220_1">All</text:span><text:span text:style-name="T220_2"><text:s/></text:span><text:span text:style-name="T220_3">documentation</text:span><text:span text:style-name="T220_4"><text:s/></text:span><text:span text:style-name="T220_5">files</text:span><text:span text:style-name="T220_6"><text:s/></text:span><text:span text:style-name="T220_7">should</text:span><text:span text:style-name="T220_8"><text:s/></text:span><text:span text:style-name="T220_9">have</text:span><text:span text:style-name="T220_10"><text:s/></text:span><text:span text:style-name="T220_11">the</text:span><text:span text:style-name="T220_12"><text:s/></text:span><text:span text:style-name="T220_13">file</text:span><text:span text:style-name="T220_14"><text:s/></text:span><text:span text:style-name="T220_15">name</text:span><text:span text:style-name="T220_16"><text:s/></text:span><text:span text:style-name="T220_17">extension</text:span><text:span text:style-name="T220_18"><text:s/>".</text:span><text:span text:style-name="T220_19">txt</text:span><text:span text:style-name="T220_20">"<text:s/></text:span><text:span text:style-name="T220_21">to</text:span><text:span text:style-name="T220_22"><text:s/></text:span><text:span text:style-name="T220_23">make</text:span><text:span text:style-name="T220_24"><text:s/></text:span><text:span text:style-name="T220_25">viewing</text:span><text:span text:style-name="T220_26"><text:s/></text:span><text:span text:style-name="T220_27">them</text:span><text:span text:style-name="T220_28"><text:s/></text:span><text:span text:style-name="T220_29">on</text:span><text:span text:style-name="T220_30"><text:s/></text:span><text:span text:style-name="T220_31">Windows</text:span><text:span text:style-name="T220_32"><text:s/></text:span><text:span text:style-name="T220_33">systems</text:span><text:span text:style-name="T220_34"><text:s/></text:span><text:span text:style-name="T220_35">easier</text:span><text:span text:style-name="T220_36">.<text:s/></text:span><text:span text:style-name="T220_37">Also</text:span><text:span text:style-name="T220_38">,<text:s/></text:span><text:span text:style-name="T220_39">the</text:span><text:span text:style-name="T220_40"><text:s/></text:span><text:span text:style-name="T220_41">file</text:span><text:span text:style-name="T220_42"><text:s/></text:span><text:span text:style-name="T220_43">names</text:span><text:span text:style-name="T220_44"><text:s/></text:span><text:span text:style-name="T220_45">for</text:span><text:span text:style-name="T220_46"><text:s/></text:span><text:span text:style-name="T220_47">such</text:span><text:span text:style-name="T220_48"><text:s/></text:span><text:span text:style-name="T220_49">files</text:span><text:span text:style-name="T220_50"><text:s/></text:span><text:span text:style-name="T220_51">should</text:span><text:span text:style-name="T220_52"><text:s/></text:span><text:span text:style-name="T220_53">be</text:span><text:span text:style-name="T220_54"><text:s/></text:span><text:span text:style-name="T220_55">all</text:span><text:span text:style-name="T220_56">-</text:span><text:span text:style-name="T220_57">caps</text:span><text:span text:style-name="T220_58"><text:s/>(</text:span><text:span text:style-name="T220_59">e</text:span><text:span text:style-name="T220_60">.</text:span><text:span text:style-name="T220_61">g</text:span><text:span text:style-name="T220_62">.<text:s/></text:span><text:span text:style-name="T220_63">README</text:span><text:span text:style-name="T220_64">.</text:span><text:span text:style-name="T220_65">txt</text:span><text:span text:style-name="T220_66"><text:s/></text:span><text:span text:style-name="T220_67">instead</text:span><text:span text:style-name="T220_68"><text:s/></text:span><text:span text:style-name="T220_69">of</text:span><text:span text:style-name="T220_70"><text:s/></text:span><text:span text:style-name="T220_71">readme</text:span><text:span text:style-name="T220_72">.</text:span><text:span text:style-name="T220_73">txt</text:span><text:span text:style-name="T220_74">)<text:s/></text:span><text:span text:style-name="T220_75">while</text:span><text:span text:style-name="T220_76"><text:s/></text:span><text:span text:style-name="T220_77">the</text:span><text:span text:style-name="T220_78"><text:s/></text:span><text:span text:style-name="T220_79">extension</text:span><text:span text:style-name="T220_80"><text:s/></text:span><text:span text:style-name="T220_81">itself</text:span><text:span text:style-name="T220_82"><text:s/></text:span><text:span text:style-name="T220_83">is</text:span><text:span text:style-name="T220_84"><text:s/></text:span><text:span text:style-name="T220_85">all</text:span><text:span text:style-name="T220_86">-</text:span><text:span text:style-name="T220_87">lowercase</text:span><text:span text:style-name="T220_88"><text:s/>(</text:span><text:span text:style-name="T220_89">i</text:span><text:span text:style-name="T220_90">.</text:span><text:span text:style-name="T220_91">e</text:span><text:span text:style-name="T220_92">.<text:s/></text:span><text:span text:style-name="T220_93">txt</text:span><text:span text:style-name="T220_94"><text:s/></text:span><text:span text:style-name="T220_95">instead</text:span><text:span text:style-name="T220_96"><text:s/></text:span><text:span text:style-name="T220_97">of</text:span><text:span text:style-name="T220_98"><text:s/></text:span><text:span text:style-name="T220_99">TXT</text:span><text:span text:style-name="T220_100">).</text:span></text:p>
      <text:p text:style-name="P221"><text:span text:style-name="T221_1">Examples</text:span><text:span text:style-name="T221_2">:<text:s/></text:span><text:span text:style-name="T221_3">README</text:span><text:span text:style-name="T221_4">.</text:span><text:span text:style-name="T221_5">txt</text:span><text:span text:style-name="T221_6">,<text:s/></text:span><text:span text:style-name="T221_7">INSTALL</text:span><text:span text:style-name="T221_8">.</text:span><text:span text:style-name="T221_9">txt</text:span><text:span text:style-name="T221_10">,<text:s/></text:span><text:span text:style-name="T221_11">TODO</text:span><text:span text:style-name="T221_12">.</text:span><text:span text:style-name="T221_13">txt</text:span><text:span text:style-name="T221_14">,<text:s/></text:span><text:span text:style-name="T221_15">CHANGELOG</text:span><text:span text:style-name="T221_16">.</text:span><text:span text:style-name="T221_17">txt</text:span><text:span text:style-name="T221_18"><text:s/></text:span><text:span text:style-name="T221_19">etc</text:span><text:span text:style-name="T221_20">.</text:span></text:p>
      <text:p text:style-name="P222"/>
      <text:h text:style-name="P223" text:outline-level="10"><text:bookmark-start text:name="h.wy0n8uzdab8w"/><text:bookmark-end text:name="h.wy0n8uzdab8w"/><text:span text:style-name="T223_1">HTML</text:span></text:h>
      <text:p text:style-name="P224"><text:span text:style-name="T224_1">Tags</text:span></text:p>
      <text:p text:style-name="P225"/>
      <text:list text:style-name="LS6" xml:id="list17">
        <text:list-item>
          <text:p text:style-name="P226"><text:span text:style-name="T226_1">All</text:span><text:span text:style-name="T226_2"><text:s/></text:span><text:span text:style-name="T226_3">HTML</text:span><text:span text:style-name="T226_4"><text:s/></text:span><text:span text:style-name="T226_5">pages</text:span><text:span text:style-name="T226_6"><text:s/></text:span><text:span text:style-name="T226_7">should</text:span><text:span text:style-name="T226_8"><text:s/></text:span><text:span text:style-name="T226_9">be</text:span><text:span text:style-name="T226_10"><text:s/></text:span><text:span text:style-name="T226_11">verified</text:span><text:span text:style-name="T226_12"><text:s/></text:span><text:span text:style-name="T226_13">against</text:span><text:span text:style-name="T226_14"><text:s/></text:span><text:span text:style-name="T226_15"><text:a xlink:type="simple" xlink:href="http://validator.w3.org/"><text:span text:style-name="T226_16">the</text:span></text:a></text:span><text:span text:style-name="T226_17"><text:a xlink:type="simple" xlink:href="http://validator.w3.org/"><text:span text:style-name="T226_18"><text:s/></text:span></text:a></text:span><text:span text:style-name="T226_19"><text:a xlink:type="simple" xlink:href="http://validator.w3.org/"><text:span text:style-name="T226_20">W</text:span></text:a></text:span><text:span text:style-name="T226_21"><text:a xlink:type="simple" xlink:href="http://validator.w3.org/"><text:span text:style-name="T226_22">3</text:span></text:a></text:span><text:span text:style-name="T226_23"><text:a xlink:type="simple" xlink:href="http://validator.w3.org/"><text:span text:style-name="T226_24">C</text:span></text:a></text:span><text:span text:style-name="T226_25"><text:a xlink:type="simple" xlink:href="http://validator.w3.org/"><text:span text:style-name="T226_26"><text:s/></text:span></text:a></text:span><text:span text:style-name="T226_27"><text:a xlink:type="simple" xlink:href="http://validator.w3.org/"><text:span text:style-name="T226_28">validator</text:span></text:a></text:span><text:span text:style-name="T226_29"><text:s/></text:span><text:span text:style-name="T226_30">to</text:span><text:span text:style-name="T226_31"><text:s/></text:span><text:span text:style-name="T226_32">ensure</text:span><text:span text:style-name="T226_33"><text:s/></text:span><text:span text:style-name="T226_34">that</text:span><text:span text:style-name="T226_35"><text:s/></text:span><text:span text:style-name="T226_36">the</text:span><text:span text:style-name="T226_37"><text:s/></text:span><text:span text:style-name="T226_38">markup</text:span><text:span text:style-name="T226_39"><text:s/></text:span><text:span text:style-name="T226_40">is</text:span><text:span text:style-name="T226_41"><text:s/></text:span><text:span text:style-name="T226_42">well</text:span><text:span text:style-name="T226_43"><text:s/></text:span><text:span text:style-name="T226_44">formed</text:span><text:span text:style-name="T226_45">.</text:span></text:p>
        </text:list-item>
        <text:list-item>
          <text:p text:style-name="P227"><text:span text:style-name="T227_1">All</text:span><text:span text:style-name="T227_2"><text:s/></text:span><text:span text:style-name="T227_3">tags</text:span><text:span text:style-name="T227_4"><text:s/></text:span><text:span text:style-name="T227_5">must</text:span><text:span text:style-name="T227_6"><text:s/></text:span><text:span text:style-name="T227_7">be</text:span><text:span text:style-name="T227_8"><text:s/></text:span><text:span text:style-name="T227_9">properly</text:span><text:span text:style-name="T227_10"><text:s/></text:span><text:span text:style-name="T227_11">closed</text:span><text:span text:style-name="T227_12">.</text:span></text:p>
        </text:list-item>
        <text:list-item>
          <text:p text:style-name="P228"><text:span text:style-name="T228_1">All</text:span><text:span text:style-name="T228_2"><text:s/></text:span><text:span text:style-name="T228_3">tags</text:span><text:span text:style-name="T228_4"><text:s/></text:span><text:span text:style-name="T228_5">should</text:span><text:span text:style-name="T228_6"><text:s/></text:span><text:span text:style-name="T228_7">be</text:span><text:span text:style-name="T228_8"><text:s/></text:span><text:span text:style-name="T228_9">lowercase</text:span></text:p>
        </text:list-item>
        <text:list-item>
          <text:p text:style-name="P229"><text:span text:style-name="T229_1">Enclosed</text:span><text:span text:style-name="T229_2"><text:s/></text:span><text:span text:style-name="T229_3">tags</text:span><text:span text:style-name="T229_4"><text:s/></text:span><text:span text:style-name="T229_5">should</text:span><text:span text:style-name="T229_6"><text:s/></text:span><text:span text:style-name="T229_7">be</text:span><text:span text:style-name="T229_8"><text:s/></text:span><text:span text:style-name="T229_9">properly</text:span><text:span text:style-name="T229_10"><text:s/></text:span><text:span text:style-name="T229_11">indented</text:span><text:span text:style-name="T229_12"><text:s/>(</text:span><text:span text:style-name="T229_13">see</text:span><text:span text:style-name="T229_14"><text:s/></text:span><text:span text:style-name="T229_15">indentation</text:span><text:span text:style-name="T229_16"><text:s/></text:span><text:span text:style-name="T229_17">rules</text:span><text:span text:style-name="T229_18"><text:s/></text:span><text:span text:style-name="T229_19">aforementioned</text:span><text:span text:style-name="T229_20">)</text:span></text:p>
        </text:list-item>
        <text:list-item>
          <text:p text:style-name="P230"><text:span text:style-name="T230_1">All</text:span><text:span text:style-name="T230_2"><text:s/></text:span><text:span text:style-name="T230_3">documents</text:span><text:span text:style-name="T230_4"><text:s/></text:span><text:span text:style-name="T230_5">should</text:span><text:span text:style-name="T230_6"><text:s/></text:span><text:span text:style-name="T230_7">be</text:span><text:span text:style-name="T230_8"><text:s/></text:span><text:span text:style-name="T230_9">HTML</text:span><text:span text:style-name="T230_10"><text:s/></text:span><text:span text:style-name="T230_11">Strict</text:span><text:span text:style-name="T230_12"><text:s/>1.0</text:span></text:p>
        </text:list-item>
        <text:list-item>
          <text:p text:style-name="P231"><text:span text:style-name="T231_1">Avoid</text:span><text:span text:style-name="T231_2"><text:s/></text:span><text:span text:style-name="T231_3">inline</text:span><text:span text:style-name="T231_4"><text:s/></text:span><text:span text:style-name="T231_5">styles</text:span><text:span text:style-name="T231_6"><text:s/></text:span><text:span text:style-name="T231_7">and</text:span><text:span text:style-name="T231_8"><text:s/></text:span><text:span text:style-name="T231_9">javascript</text:span><text:span text:style-name="T231_10"><text:s/></text:span><text:span text:style-name="T231_11">if</text:span><text:span text:style-name="T231_12"><text:s/></text:span><text:span text:style-name="T231_13">possible</text:span><text:span text:style-name="T231_14">.<text:s/></text:span><text:span text:style-name="T231_15">Reference</text:span><text:span text:style-name="T231_16"><text:s/></text:span><text:span text:style-name="T231_17">them</text:span><text:span text:style-name="T231_18"><text:s/></text:span><text:span text:style-name="T231_19">via</text:span><text:span text:style-name="T231_20"><text:s/></text:span><text:span text:style-name="T231_21">external</text:span><text:span text:style-name="T231_22"><text:s/></text:span><text:span text:style-name="T231_23">files</text:span><text:span text:style-name="T231_24">.<text:s/></text:span></text:p>
        </text:list-item>
        <text:list-item>
          <text:p text:style-name="P232"><text:span text:style-name="T232_1">When</text:span><text:span text:style-name="T232_2"><text:s/></text:span><text:span text:style-name="T232_3">possible</text:span><text:span text:style-name="T232_4"><text:s/></text:span><text:span text:style-name="T232_5">limit</text:span><text:span text:style-name="T232_6"><text:s/></text:span><text:span text:style-name="T232_7">the</text:span><text:span text:style-name="T232_8"><text:s/></text:span><text:span text:style-name="T232_9">number</text:span><text:span text:style-name="T232_10"><text:s/></text:span><text:span text:style-name="T232_11">of</text:span><text:span text:style-name="T232_12"><text:s/></text:span><text:span text:style-name="T232_13">externally</text:span><text:span text:style-name="T232_14"><text:s/></text:span><text:span text:style-name="T232_15">linked</text:span><text:span text:style-name="T232_16"><text:s/></text:span><text:span text:style-name="T232_17">files</text:span><text:span text:style-name="T232_18">.</text:span></text:p>
        </text:list-item>
        <text:list-item>
          <text:p text:style-name="P233"><text:span text:style-name="T233_1">Attributes</text:span><text:span text:style-name="T233_2"><text:s/></text:span><text:span text:style-name="T233_3">should</text:span><text:span text:style-name="T233_4"><text:s/></text:span><text:span text:style-name="T233_5">always</text:span><text:span text:style-name="T233_6"><text:s/></text:span><text:span text:style-name="T233_7">be</text:span><text:span text:style-name="T233_8"><text:s/></text:span><text:span text:style-name="T233_9">in</text:span><text:span text:style-name="T233_10"><text:s/></text:span><text:span text:style-name="T233_11">lowercase</text:span><text:span text:style-name="T233_12"><text:s/></text:span><text:span text:style-name="T233_13">and</text:span><text:span text:style-name="T233_14"><text:s/></text:span><text:span text:style-name="T233_15">on</text:span><text:span text:style-name="T233_16"><text:s/></text:span><text:span text:style-name="T233_17">the</text:span><text:span text:style-name="T233_18"><text:s/></text:span><text:span text:style-name="T233_19">same</text:span><text:span text:style-name="T233_20"><text:s/></text:span><text:span text:style-name="T233_21">line</text:span><text:span text:style-name="T233_22"><text:s/></text:span><text:span text:style-name="T233_23">if</text:span><text:span text:style-name="T233_24"><text:s/></text:span><text:span text:style-name="T233_25">possible</text:span><text:span text:style-name="T233_26">.</text:span></text:p>
        </text:list-item>
        <text:list-item>
          <text:p text:style-name="P234"><text:span text:style-name="T234_1">All</text:span><text:span text:style-name="T234_2"><text:s/></text:span><text:span text:style-name="T234_3">Attributes</text:span><text:span text:style-name="T234_4"><text:s/></text:span><text:span text:style-name="T234_5">should</text:span><text:span text:style-name="T234_6"><text:s/></text:span><text:span text:style-name="T234_7">have</text:span><text:span text:style-name="T234_8"><text:s/></text:span><text:span text:style-name="T234_9">a</text:span><text:span text:style-name="T234_10"><text:s/></text:span><text:span text:style-name="T234_11">value</text:span></text:p>
        </text:list-item>
      </text:list>
      <text:p text:style-name="P235"><text:span text:style-name="T235_1">Example</text:span><text:span text:style-name="T235_2">:<text:s/></text:span></text:p>
      <text:p text:style-name="P236"><text:span text:style-name="T236_1">&lt;</text:span><text:span text:style-name="T236_2">a</text:span><text:span text:style-name="T236_3"><text:s/></text:span><text:span text:style-name="T236_4">href</text:span><text:span text:style-name="T236_5">=”#</text:span><text:span text:style-name="T236_6">link</text:span><text:span text:style-name="T236_7">”&gt;</text:span><text:span text:style-name="T236_8">Test</text:span><text:span text:style-name="T236_9">&lt;/</text:span><text:span text:style-name="T236_10">a</text:span><text:span text:style-name="T236_11">&gt;</text:span></text:p>
      <text:h text:style-name="P237" text:outline-level="10"><text:bookmark-start text:name="h.ilfiv3xe215g"/><text:bookmark-end text:name="h.ilfiv3xe215g"/><text:span text:style-name="T237_1">Performance</text:span></text:h>
      <text:list text:style-name="LS7" xml:id="list26">
        <text:list-item>
          <text:p text:style-name="P238"><text:span text:style-name="T238_1">Always</text:span><text:span text:style-name="T238_2"><text:s/></text:span><text:span text:style-name="T238_3">optimize</text:span><text:span text:style-name="T238_4"><text:s/></text:span><text:span text:style-name="T238_5">javascript</text:span><text:span text:style-name="T238_6"><text:s/></text:span><text:span text:style-name="T238_7">loading</text:span><text:span text:style-name="T238_8"><text:s/></text:span><text:span text:style-name="T238_9">non</text:span><text:span text:style-name="T238_10">-</text:span><text:span text:style-name="T238_11">essential</text:span><text:span text:style-name="T238_12"><text:s/></text:span><text:span text:style-name="T238_13">scripts</text:span><text:span text:style-name="T238_14"><text:s/></text:span><text:span text:style-name="T238_15">should</text:span><text:span text:style-name="T238_16"><text:s/></text:span><text:span text:style-name="T238_17">be</text:span><text:span text:style-name="T238_18"><text:s/></text:span><text:span text:style-name="T238_19">loaded</text:span><text:span text:style-name="T238_20"><text:s/></text:span><text:span text:style-name="T238_21">at</text:span><text:span text:style-name="T238_22"><text:s/></text:span><text:span text:style-name="T238_23">the</text:span><text:span text:style-name="T238_24"><text:s/></text:span><text:span text:style-name="T238_25">footer</text:span><text:span text:style-name="T238_26"><text:s/></text:span><text:span text:style-name="T238_27">to</text:span><text:span text:style-name="T238_28"><text:s/></text:span><text:span text:style-name="T238_29">improve</text:span><text:span text:style-name="T238_30"><text:s/></text:span><text:span text:style-name="T238_31">load</text:span><text:span text:style-name="T238_32"><text:s/></text:span><text:span text:style-name="T238_33">speed</text:span></text:p>
        </text:list-item>
        <text:list-item>
          <text:p text:style-name="P239"><text:span text:style-name="T239_1">Google</text:span><text:span text:style-name="T239_2"><text:s/></text:span><text:span text:style-name="T239_3">analytics</text:span><text:span text:style-name="T239_4"><text:s/></text:span><text:span text:style-name="T239_5">tracking</text:span><text:span text:style-name="T239_6"><text:s/></text:span><text:span text:style-name="T239_7">must</text:span><text:span text:style-name="T239_8"><text:s/></text:span><text:span text:style-name="T239_9">be</text:span><text:span text:style-name="T239_10"><text:s/></text:span><text:span text:style-name="T239_11">attached</text:span><text:span text:style-name="T239_12"><text:s/></text:span><text:span text:style-name="T239_13">to</text:span><text:span text:style-name="T239_14"><text:s/></text:span><text:span text:style-name="T239_15">the</text:span><text:span text:style-name="T239_16"><text:s/></text:span><text:span text:style-name="T239_17">end</text:span><text:span text:style-name="T239_18"><text:s/></text:span><text:span text:style-name="T239_19">of</text:span><text:span text:style-name="T239_20"><text:s/></text:span><text:span text:style-name="T239_21">the</text:span><text:span text:style-name="T239_22"><text:s/></text:span><text:span text:style-name="T239_23">page</text:span></text:p>
        </text:list-item>
      </text:list>
      <text:h text:style-name="P240" text:outline-level="10"><text:bookmark-start text:name="h.nfwtx84tknrm"/><text:bookmark-end text:name="h.nfwtx84tknrm"/><text:span text:style-name="T240_1">CSS</text:span></text:h>
      <text:h text:style-name="P241" text:outline-level="10"><text:bookmark-start text:name="h.li1fof9ass8x"/><text:bookmark-end text:name="h.li1fof9ass8x"/><text:span text:style-name="T241_1">Naming</text:span><text:span text:style-name="T241_2"><text:s/></text:span><text:span text:style-name="T241_3">Conventions</text:span></text:h>
      <text:list text:style-name="LS8" xml:id="list28">
        <text:list-item>
          <text:p text:style-name="P242"><text:span text:style-name="T242_1">Every</text:span><text:span text:style-name="T242_2"><text:s/></text:span><text:span text:style-name="T242_3">web</text:span><text:span text:style-name="T242_4"><text:s/></text:span><text:span text:style-name="T242_5">document</text:span><text:span text:style-name="T242_6"><text:s/></text:span><text:span text:style-name="T242_7">should</text:span><text:span text:style-name="T242_8"><text:s/></text:span><text:span text:style-name="T242_9">contain</text:span><text:span text:style-name="T242_10"><text:s/>#</text:span><text:span text:style-name="T242_11">header</text:span><text:span text:style-name="T242_12">,<text:s/>#</text:span><text:span text:style-name="T242_13">footer</text:span><text:span text:style-name="T242_14">,<text:s/></text:span><text:span text:style-name="T242_15">and</text:span><text:span text:style-name="T242_16"><text:s/>#</text:span><text:span text:style-name="T242_17">content</text:span><text:span text:style-name="T242_18"><text:s/></text:span><text:span text:style-name="T242_19">at</text:span><text:span text:style-name="T242_20"><text:s/></text:span><text:span text:style-name="T242_21">minimal</text:span></text:p>
        </text:list-item>
        <text:list-item>
          <text:p text:style-name="P243"><text:span text:style-name="T243_1">ID</text:span><text:span text:style-name="T243_2"><text:s/></text:span><text:span text:style-name="T243_3">and</text:span><text:span text:style-name="T243_4"><text:s/></text:span><text:span text:style-name="T243_5">Classes</text:span><text:span text:style-name="T243_6"><text:s/></text:span><text:span text:style-name="T243_7">should</text:span><text:span text:style-name="T243_8"><text:s/></text:span><text:span text:style-name="T243_9">not</text:span><text:span text:style-name="T243_10"><text:s/></text:span><text:span text:style-name="T243_11">start</text:span><text:span text:style-name="T243_12"><text:s/></text:span><text:span text:style-name="T243_13">with</text:span><text:span text:style-name="T243_14"><text:s/></text:span><text:span text:style-name="T243_15">numbers</text:span><text:span text:style-name="T243_16"><text:s/></text:span><text:span text:style-name="T243_17">or</text:span><text:span text:style-name="T243_18"><text:s/></text:span><text:span text:style-name="T243_19">underscores</text:span></text:p>
        </text:list-item>
        <text:list-item>
          <text:p text:style-name="P244"><text:span text:style-name="T244_1">ID</text:span><text:span text:style-name="T244_2"><text:s/>&amp;<text:s/></text:span><text:span text:style-name="T244_3">Class</text:span><text:span text:style-name="T244_4"><text:s/></text:span><text:span text:style-name="T244_5">names</text:span><text:span text:style-name="T244_6"><text:s/></text:span><text:span text:style-name="T244_7">should</text:span><text:span text:style-name="T244_8"><text:s/></text:span><text:span text:style-name="T244_9">not</text:span><text:span text:style-name="T244_10"><text:s/></text:span><text:span text:style-name="T244_11">contain</text:span><text:span text:style-name="T244_12"><text:s/></text:span><text:span text:style-name="T244_13">uppercase</text:span><text:span text:style-name="T244_14"><text:s/></text:span><text:span text:style-name="T244_15">characters</text:span></text:p>
        </text:list-item>
      </text:list>
      <text:list text:style-name="LS9" xml:id="list31">
        <text:list-item>
          <text:p text:style-name="P245"><text:span text:style-name="T245_1">In</text:span><text:span text:style-name="T245_2"><text:s/></text:span><text:span text:style-name="T245_3">css</text:span><text:span text:style-name="T245_4"><text:s/></text:span><text:span text:style-name="T245_5">dashes</text:span><text:span text:style-name="T245_6"><text:s/></text:span><text:span text:style-name="T245_7">should</text:span><text:span text:style-name="T245_8"><text:s/></text:span><text:span text:style-name="T245_9">be</text:span><text:span text:style-name="T245_10"><text:s/></text:span><text:span text:style-name="T245_11">used</text:span><text:span text:style-name="T245_12"><text:s/></text:span><text:span text:style-name="T245_13">in</text:span><text:span text:style-name="T245_14"><text:s/></text:span><text:span text:style-name="T245_15">place</text:span><text:span text:style-name="T245_16"><text:s/></text:span><text:span text:style-name="T245_17">of</text:span><text:span text:style-name="T245_18"><text:s/></text:span><text:span text:style-name="T245_19">underscores</text:span></text:p>
        </text:list-item>
        <text:list-item>
          <text:p text:style-name="P246"><text:span text:style-name="T246_1">CamelCase</text:span><text:span text:style-name="T246_2"><text:s/>(</text:span><text:span text:style-name="T246_3">like</text:span><text:span text:style-name="T246_4"><text:s/></text:span><text:span text:style-name="T246_5">so</text:span><text:span text:style-name="T246_6">)<text:s/></text:span><text:span text:style-name="T246_7">is</text:span><text:span text:style-name="T246_8"><text:s/></text:span><text:span text:style-name="T246_9">unacceptable</text:span></text:p>
        </text:list-item>
        <text:list-item>
          <text:p text:style-name="P247"><text:span text:style-name="T247_1">Classes</text:span><text:span text:style-name="T247_2"><text:s/></text:span><text:span text:style-name="T247_3">and</text:span><text:span text:style-name="T247_4"><text:s/></text:span><text:span text:style-name="T247_5">ID</text:span><text:span text:style-name="T247_6">’</text:span><text:span text:style-name="T247_7">s</text:span><text:span text:style-name="T247_8"><text:s/></text:span><text:span text:style-name="T247_9">should</text:span><text:span text:style-name="T247_10"><text:s/></text:span><text:span text:style-name="T247_11">not</text:span><text:span text:style-name="T247_12"><text:s/></text:span><text:span text:style-name="T247_13">be</text:span><text:span text:style-name="T247_14"><text:s/></text:span><text:span text:style-name="T247_15">named</text:span><text:span text:style-name="T247_16"><text:s/></text:span><text:span text:style-name="T247_17">after</text:span><text:span text:style-name="T247_18"><text:s/></text:span><text:span text:style-name="T247_19">relative</text:span><text:span text:style-name="T247_20"><text:s/></text:span><text:span text:style-name="T247_21">descriptors</text:span><text:span text:style-name="T247_22"><text:s/>(</text:span><text:span text:style-name="T247_23">left</text:span><text:span text:style-name="T247_24">,<text:s/></text:span><text:span text:style-name="T247_25">right</text:span><text:span text:style-name="T247_26">,<text:s/></text:span><text:span text:style-name="T247_27">center</text:span><text:span text:style-name="T247_28">,<text:s/></text:span><text:span text:style-name="T247_29">middle</text:span><text:span text:style-name="T247_30">,<text:s/></text:span><text:span text:style-name="T247_31">etc</text:span><text:span text:style-name="T247_32">)</text:span></text:p>
        </text:list-item>
      </text:list>
      <text:list text:style-name="LS10" xml:id="list34">
        <text:list-item>
          <text:p text:style-name="P248"><text:span text:style-name="T248_1">Instead</text:span><text:span text:style-name="T248_2"><text:s/></text:span><text:span text:style-name="T248_3">they</text:span><text:span text:style-name="T248_4"><text:s/></text:span><text:span text:style-name="T248_5">should</text:span><text:span text:style-name="T248_6"><text:s/></text:span><text:span text:style-name="T248_7">indicate</text:span><text:span text:style-name="T248_8"><text:s/></text:span><text:span text:style-name="T248_9">the</text:span><text:span text:style-name="T248_10"><text:s/></text:span><text:span text:style-name="T248_11">order</text:span><text:span text:style-name="T248_12"><text:s/></text:span><text:span text:style-name="T248_13">that</text:span><text:span text:style-name="T248_14"><text:s/></text:span><text:span text:style-name="T248_15">they</text:span><text:span text:style-name="T248_16"><text:s/></text:span><text:span text:style-name="T248_17">appear</text:span><text:span text:style-name="T248_18"><text:s/>(</text:span><text:span text:style-name="T248_19">primary</text:span><text:span text:style-name="T248_20">,<text:s/></text:span><text:span text:style-name="T248_21">secondary</text:span><text:span text:style-name="T248_22">,<text:s/></text:span><text:span text:style-name="T248_23">tertiary</text:span><text:span text:style-name="T248_24">)</text:span></text:p>
        </text:list-item>
      </text:list>
      <text:list text:style-name="LS9" xml:id="list35">
        <text:list-item>
          <text:p text:style-name="P249"><text:span text:style-name="T249_1">CSS</text:span><text:span text:style-name="T249_2"><text:s/></text:span><text:span text:style-name="T249_3">classes</text:span><text:span text:style-name="T249_4"><text:s/></text:span><text:span text:style-name="T249_5">should</text:span><text:span text:style-name="T249_6"><text:s/></text:span><text:span text:style-name="T249_7">be</text:span><text:span text:style-name="T249_8"><text:s/></text:span><text:span text:style-name="T249_9">modular</text:span><text:span text:style-name="T249_10"><text:s/></text:span><text:span text:style-name="T249_11">and</text:span><text:span text:style-name="T249_12"><text:s/></text:span><text:span text:style-name="T249_13">not</text:span><text:span text:style-name="T249_14"><text:s/></text:span><text:span text:style-name="T249_15">dependant</text:span><text:span text:style-name="T249_16"><text:s/></text:span><text:span text:style-name="T249_17">on</text:span><text:span text:style-name="T249_18"><text:s/></text:span><text:span text:style-name="T249_19">other</text:span><text:span text:style-name="T249_20"><text:s/></text:span><text:span text:style-name="T249_21">styles</text:span></text:p>
        </text:list-item>
      </text:list>
      <text:p text:style-name="P250"/>
      <text:p text:style-name="P251"><text:span text:style-name="T251_1">Class</text:span><text:span text:style-name="T251_2"><text:s/></text:span><text:span text:style-name="T251_3">Use</text:span></text:p>
      <text:list text:style-name="LS11" xml:id="list36">
        <text:list-item>
          <text:p text:style-name="P252"><text:span text:style-name="T252_1">ID</text:span><text:span text:style-name="T252_2">’</text:span><text:span text:style-name="T252_3">s</text:span><text:span text:style-name="T252_4"><text:s/></text:span><text:span text:style-name="T252_5">contain</text:span><text:span text:style-name="T252_6"><text:s/></text:span><text:span text:style-name="T252_7">theme</text:span><text:span text:style-name="T252_8"><text:s/></text:span><text:span text:style-name="T252_9">specific</text:span><text:span text:style-name="T252_10"><text:s/></text:span><text:span text:style-name="T252_11">styles</text:span><text:span text:style-name="T252_12">.<text:s/></text:span><text:span text:style-name="T252_13">ID</text:span><text:span text:style-name="T252_14"><text:s/></text:span><text:span text:style-name="T252_15">is</text:span><text:span text:style-name="T252_16"><text:s/></text:span><text:span text:style-name="T252_17">unique</text:span><text:span text:style-name="T252_18"><text:s/></text:span><text:span text:style-name="T252_19">to</text:span><text:span text:style-name="T252_20"><text:s/></text:span><text:span text:style-name="T252_21">the</text:span><text:span text:style-name="T252_22"><text:s/></text:span><text:span text:style-name="T252_23">single</text:span><text:span text:style-name="T252_24"><text:s/></text:span><text:span text:style-name="T252_25">instance</text:span><text:span text:style-name="T252_26"><text:s/></text:span><text:span text:style-name="T252_27">and</text:span><text:span text:style-name="T252_28"><text:s/></text:span><text:span text:style-name="T252_29">not</text:span><text:span text:style-name="T252_30"><text:s/></text:span><text:span text:style-name="T252_31">reusable</text:span></text:p>
        </text:list-item>
        <text:list-item>
          <text:p text:style-name="P253"><text:span text:style-name="T253_1">Classes</text:span><text:span text:style-name="T253_2"><text:s/></text:span><text:span text:style-name="T253_3">should</text:span><text:span text:style-name="T253_4"><text:s/></text:span><text:span text:style-name="T253_5">be</text:span><text:span text:style-name="T253_6"><text:s/></text:span><text:span text:style-name="T253_7">created</text:span><text:span text:style-name="T253_8"><text:s/></text:span><text:span text:style-name="T253_9">for</text:span><text:span text:style-name="T253_10"><text:s/></text:span><text:span text:style-name="T253_11">reuse</text:span></text:p>
        </text:list-item>
      </text:list>
      <text:p text:style-name="P254"/>
      <text:p text:style-name="P255"><text:span text:style-name="T255_1">Selectors</text:span></text:p>
      <text:list text:style-name="LS12" xml:id="list38">
        <text:list-item>
          <text:p text:style-name="P256"><text:span text:style-name="T256_1">All</text:span><text:span text:style-name="T256_2"><text:s/></text:span><text:span text:style-name="T256_3">selectors</text:span><text:span text:style-name="T256_4"><text:s/></text:span><text:span text:style-name="T256_5">should</text:span><text:span text:style-name="T256_6"><text:s/></text:span><text:span text:style-name="T256_7">have</text:span><text:span text:style-name="T256_8"><text:s/></text:span><text:span text:style-name="T256_9">a</text:span><text:span text:style-name="T256_10"><text:s/></text:span><text:span text:style-name="T256_11">space</text:span><text:span text:style-name="T256_12"><text:s/></text:span><text:span text:style-name="T256_13">between</text:span><text:span text:style-name="T256_14"><text:s/></text:span><text:span text:style-name="T256_15">a</text:span><text:span text:style-name="T256_16"><text:s/></text:span><text:span text:style-name="T256_17">comma</text:span><text:span text:style-name="T256_18"><text:s/></text:span><text:span text:style-name="T256_19">and</text:span><text:span text:style-name="T256_20"><text:s/></text:span><text:span text:style-name="T256_21">the</text:span><text:span text:style-name="T256_22"><text:s/></text:span><text:span text:style-name="T256_23">next</text:span><text:span text:style-name="T256_24"><text:s/></text:span><text:span text:style-name="T256_25">selector</text:span></text:p>
        </text:list-item>
      </text:list>
      <text:p text:style-name="P257"><text:span text:style-name="T257_1">Example</text:span><text:span text:style-name="T257_2">:<text:s/>#</text:span><text:span text:style-name="T257_3">foo</text:span><text:span text:style-name="T257_4">,<text:s/>#</text:span><text:span text:style-name="T257_5">bar</text:span><text:span text:style-name="T257_6">,<text:s/>#</text:span><text:span text:style-name="T257_7">baz</text:span><text:span text:style-name="T257_8">,<text:s/>#</text:span><text:span text:style-name="T257_9">quux</text:span></text:p>
      <text:list text:style-name="LS12" xml:id="list39">
        <text:list-item>
          <text:p text:style-name="P258"><text:span text:style-name="T258_1">All</text:span><text:span text:style-name="T258_2"><text:s/></text:span><text:span text:style-name="T258_3">selectors</text:span><text:span text:style-name="T258_4"><text:s/></text:span><text:span text:style-name="T258_5">should</text:span><text:span text:style-name="T258_6"><text:s/></text:span><text:span text:style-name="T258_7">have</text:span><text:span text:style-name="T258_8"><text:s/></text:span><text:span text:style-name="T258_9">a</text:span><text:span text:style-name="T258_10"><text:s/></text:span><text:span text:style-name="T258_11">space</text:span><text:span text:style-name="T258_12"><text:s/></text:span><text:span text:style-name="T258_13">before</text:span><text:span text:style-name="T258_14"><text:s/></text:span><text:span text:style-name="T258_15">the</text:span><text:span text:style-name="T258_16"><text:s/></text:span><text:span text:style-name="T258_17">curley</text:span><text:span text:style-name="T258_18"><text:s/></text:span><text:span text:style-name="T258_19">brace</text:span></text:p>
        </text:list-item>
      </text:list>
      <text:p text:style-name="P259"><text:span text:style-name="T259_1">Example</text:span><text:span text:style-name="T259_2">:<text:s/>#</text:span><text:span text:style-name="T259_3">foo</text:span><text:span text:style-name="T259_4"><text:s/>{<text:s/></text:span><text:span text:style-name="T259_5">color</text:span><text:span text:style-name="T259_6">:<text:s/>#</text:span><text:span text:style-name="T259_7">fff</text:span><text:span text:style-name="T259_8">;<text:s/>}</text:span></text:p>
      <text:list text:style-name="LS12" xml:id="list40">
        <text:list-item>
          <text:p text:style-name="P260"><text:span text:style-name="T260_1">All</text:span><text:span text:style-name="T260_2"><text:s/></text:span><text:span text:style-name="T260_3">selectors</text:span><text:span text:style-name="T260_4"><text:s/></text:span><text:span text:style-name="T260_5">should</text:span><text:span text:style-name="T260_6"><text:s/></text:span><text:span text:style-name="T260_7">end</text:span><text:span text:style-name="T260_8"><text:s/></text:span><text:span text:style-name="T260_9">in</text:span><text:span text:style-name="T260_10"><text:s/></text:span><text:span text:style-name="T260_11">a</text:span><text:span text:style-name="T260_12"><text:s/></text:span><text:span text:style-name="T260_13">opening</text:span><text:span text:style-name="T260_14"><text:s/></text:span><text:span text:style-name="T260_15">brace</text:span><text:span text:style-name="T260_16"><text:s/></text:span><text:span text:style-name="T260_17">on</text:span><text:span text:style-name="T260_18"><text:s/></text:span><text:span text:style-name="T260_19">the</text:span><text:span text:style-name="T260_20"><text:s/></text:span><text:span text:style-name="T260_21">same</text:span><text:span text:style-name="T260_22"><text:s/></text:span><text:span text:style-name="T260_23">line</text:span></text:p>
        </text:list-item>
        <text:list-item>
          <text:p text:style-name="P261"><text:span text:style-name="T261_1">The</text:span><text:span text:style-name="T261_2"><text:s/></text:span><text:span text:style-name="T261_3">brace</text:span><text:span text:style-name="T261_4"><text:s/></text:span><text:span text:style-name="T261_5">in</text:span><text:span text:style-name="T261_6"><text:s/></text:span><text:span text:style-name="T261_7">a</text:span><text:span text:style-name="T261_8"><text:s/></text:span><text:span text:style-name="T261_9">multi</text:span><text:span text:style-name="T261_10">-</text:span><text:span text:style-name="T261_11">line</text:span><text:span text:style-name="T261_12"><text:s/></text:span><text:span text:style-name="T261_13">style</text:span><text:span text:style-name="T261_14"><text:s/></text:span><text:span text:style-name="T261_15">declarations</text:span><text:span text:style-name="T261_16"><text:s/></text:span><text:span text:style-name="T261_17">should</text:span><text:span text:style-name="T261_18"><text:s/></text:span><text:span text:style-name="T261_19">be</text:span><text:span text:style-name="T261_20"><text:s/></text:span><text:span text:style-name="T261_21">on</text:span><text:span text:style-name="T261_22"><text:s/></text:span><text:span text:style-name="T261_23">it</text:span><text:span text:style-name="T261_24">’</text:span><text:span text:style-name="T261_25">s</text:span><text:span text:style-name="T261_26"><text:s/></text:span><text:span text:style-name="T261_27">own</text:span><text:span text:style-name="T261_28"><text:s/></text:span><text:span text:style-name="T261_29">line</text:span></text:p>
        </text:list-item>
      </text:list>
      <text:p text:style-name="P262"><text:span text:style-name="T262_1">Example</text:span><text:span text:style-name="T262_2">:<text:s/></text:span></text:p>
      <text:p text:style-name="P263"><text:span text:style-name="T263_1">#</text:span><text:span text:style-name="T263_2">foo</text:span><text:span text:style-name="T263_3"><text:s/>{</text:span></text:p>
      <text:p text:style-name="P264"><text:span text:style-name="T264_1"><text:s text:c="2"/></text:span><text:span text:style-name="T264_2">color</text:span><text:span text:style-name="T264_3">:<text:s/>#000;</text:span></text:p>
      <text:p text:style-name="P265"><text:span text:style-name="T265_1"><text:s text:c="2"/></text:span><text:span text:style-name="T265_2">border</text:span><text:span text:style-name="T265_3">:<text:s/>0<text:s/></text:span><text:span text:style-name="T265_4">none</text:span><text:span text:style-name="T265_5">;</text:span></text:p>
      <text:p text:style-name="P266"><text:span text:style-name="T266_1"><text:s text:c="2"/></text:span><text:span text:style-name="T266_2">background</text:span><text:span text:style-name="T266_3">:<text:s/></text:span><text:span text:style-name="T266_4">transparent</text:span><text:span text:style-name="T266_5">;</text:span></text:p>
      <text:p text:style-name="P267"><text:span text:style-name="T267_1"><text:s text:c="2"/></text:span><text:span text:style-name="T267_2">outline</text:span><text:span text:style-name="T267_3">:<text:s/>1</text:span><text:span text:style-name="T267_4">px</text:span><text:span text:style-name="T267_5">;</text:span></text:p>
      <text:p text:style-name="P268"><text:span text:style-name="T268_1">}</text:span></text:p>
      <text:p text:style-name="P269"/>
      <text:p text:style-name="P270"><text:span text:style-name="T270_1">Indentation</text:span></text:p>
      <text:list text:style-name="LS12" xml:id="list42">
        <text:list-item>
          <text:p text:style-name="P271"><text:span text:style-name="T271_1">Line</text:span><text:span text:style-name="T271_2"><text:s/></text:span><text:span text:style-name="T271_3">up</text:span><text:span text:style-name="T271_4"><text:s/></text:span><text:span text:style-name="T271_5">closing</text:span><text:span text:style-name="T271_6"><text:s/></text:span><text:span text:style-name="T271_7">brace</text:span><text:span text:style-name="T271_8"><text:s/></text:span><text:span text:style-name="T271_9">with</text:span><text:span text:style-name="T271_10"><text:s/></text:span><text:span text:style-name="T271_11">indented</text:span><text:span text:style-name="T271_12"><text:s/></text:span><text:span text:style-name="T271_13">styles</text:span></text:p>
        </text:list-item>
      </text:list>
      <text:p text:style-name="P272"><text:span text:style-name="T272_1">Example</text:span><text:span text:style-name="T272_2">:<text:s/></text:span></text:p>
      <text:p text:style-name="P273"><text:span text:style-name="T273_1">#</text:span><text:span text:style-name="T273_2">foo</text:span><text:span text:style-name="T273_3"><text:s/>{<text:s/></text:span><text:span text:style-name="T273_4">color</text:span><text:span text:style-name="T273_5">:<text:s/>#</text:span><text:span text:style-name="T273_6">fff</text:span><text:span text:style-name="T273_7">;}</text:span></text:p>
      <text:p text:style-name="P274"><text:span text:style-name="T274_1"><text:s text:c="4"/>#</text:span><text:span text:style-name="T274_2">foo</text:span><text:span text:style-name="T274_3"><text:s/>.</text:span><text:span text:style-name="T274_4">bar</text:span><text:span text:style-name="T274_5"><text:s/>{</text:span></text:p>
      <text:p text:style-name="P275"><text:span text:style-name="T275_1"><text:s text:c="7"/></text:span><text:span text:style-name="T275_2">color</text:span><text:span text:style-name="T275_3">:<text:s/>#000;</text:span></text:p>
      <text:p text:style-name="P276"><text:span text:style-name="T276_1"><text:s text:c="7"/>}</text:span></text:p>
      <text:list text:style-name="LS12" xml:id="list43">
        <text:list-item>
          <text:p text:style-name="P277"><text:span text:style-name="T277_1">If</text:span><text:span text:style-name="T277_2"><text:s/></text:span><text:span text:style-name="T277_3">there</text:span><text:span text:style-name="T277_4"><text:s/></text:span><text:span text:style-name="T277_5">are</text:span><text:span text:style-name="T277_6"><text:s/></text:span><text:span text:style-name="T277_7">more</text:span><text:span text:style-name="T277_8"><text:s/></text:span><text:span text:style-name="T277_9">than</text:span><text:span text:style-name="T277_10"><text:s/></text:span><text:span text:style-name="T277_11">three</text:span><text:span text:style-name="T277_12"><text:s/></text:span><text:span text:style-name="T277_13">attributes</text:span><text:span text:style-name="T277_14"><text:s/></text:span><text:span text:style-name="T277_15">it</text:span><text:span text:style-name="T277_16"><text:s/></text:span><text:span text:style-name="T277_17">should</text:span><text:span text:style-name="T277_18"><text:s/></text:span><text:span text:style-name="T277_19">be</text:span><text:span text:style-name="T277_20"><text:s/></text:span><text:span text:style-name="T277_21">on</text:span><text:span text:style-name="T277_22"><text:s/></text:span><text:span text:style-name="T277_23">a</text:span><text:span text:style-name="T277_24"><text:s/></text:span><text:span text:style-name="T277_25">block</text:span><text:span text:style-name="T277_26"><text:s/></text:span><text:span text:style-name="T277_27">style</text:span><text:span text:style-name="T277_28"><text:s/></text:span><text:span text:style-name="T277_29">declaration</text:span><text:span text:style-name="T277_30"><text:s/></text:span><text:span text:style-name="T277_31">otherwise</text:span><text:span text:style-name="T277_32"><text:s/></text:span><text:span text:style-name="T277_33">you</text:span><text:span text:style-name="T277_34"><text:s/></text:span><text:span text:style-name="T277_35">are</text:span><text:span text:style-name="T277_36"><text:s/></text:span><text:span text:style-name="T277_37">allowed</text:span><text:span text:style-name="T277_38"><text:s/></text:span><text:span text:style-name="T277_39">to</text:span><text:span text:style-name="T277_40"><text:s/></text:span><text:span text:style-name="T277_41">use</text:span><text:span text:style-name="T277_42"><text:s/></text:span><text:span text:style-name="T277_43">one</text:span><text:span text:style-name="T277_44"><text:s/></text:span><text:span text:style-name="T277_45">line</text:span><text:span text:style-name="T277_46">.</text:span></text:p>
        </text:list-item>
      </text:list>
      <text:p text:style-name="P278"><text:span text:style-name="T278_1">Example</text:span><text:span text:style-name="T278_2">:</text:span></text:p>
      <text:p text:style-name="P279"><text:span text:style-name="T279_1">#</text:span><text:span text:style-name="T279_2">foo</text:span><text:span text:style-name="T279_3"><text:s/>{<text:s/></text:span><text:span text:style-name="T279_4">color</text:span><text:span text:style-name="T279_5">:<text:s/>#</text:span><text:span text:style-name="T279_6">fff</text:span><text:span text:style-name="T279_7">;<text:s/></text:span><text:span text:style-name="T279_8">background</text:span><text:span text:style-name="T279_9">:<text:s/></text:span><text:span text:style-name="T279_10">url</text:span><text:span text:style-name="T279_11">(“</text:span><text:span text:style-name="T279_12">background</text:span><text:span text:style-name="T279_13">.</text:span><text:span text:style-name="T279_14">jpg</text:span><text:span text:style-name="T279_15">”)<text:s/></text:span><text:span text:style-name="T279_16">no</text:span><text:span text:style-name="T279_17">-</text:span><text:span text:style-name="T279_18">repeat</text:span><text:span text:style-name="T279_19"><text:s/>0%<text:s/>50%; <text:s/></text:span><text:span text:style-name="T279_20">margin</text:span><text:span text:style-name="T279_21">:<text:s/>3</text:span><text:span text:style-name="T279_22">px</text:span><text:span text:style-name="T279_23"><text:s/>0</text:span><text:span text:style-name="T279_24">px</text:span><text:span text:style-name="T279_25"><text:s/>0</text:span><text:span text:style-name="T279_26">px</text:span><text:span text:style-name="T279_27"><text:s/>0</text:span><text:span text:style-name="T279_28">px</text:span><text:span text:style-name="T279_29">;<text:s/>}</text:span></text:p>
      <text:p text:style-name="P280"><text:span text:style-name="T280_1">#</text:span><text:span text:style-name="T280_2">bar</text:span><text:span text:style-name="T280_3"><text:s/>{<text:s/></text:span></text:p>
      <text:p text:style-name="P281"><text:span text:style-name="T281_1"><text:s text:c="3"/></text:span><text:span text:style-name="T281_2">background</text:span><text:span text:style-name="T281_3">:<text:s/></text:span><text:span text:style-name="T281_4">url</text:span><text:span text:style-name="T281_5">(“</text:span><text:span text:style-name="T281_6">background</text:span><text:span text:style-name="T281_7">.</text:span><text:span text:style-name="T281_8">jpg</text:span><text:span text:style-name="T281_9">”)<text:s/></text:span><text:span text:style-name="T281_10">no</text:span><text:span text:style-name="T281_11">-</text:span><text:span text:style-name="T281_12">repeat</text:span><text:span text:style-name="T281_13"><text:s/>0%<text:s/>50%; <text:s/></text:span></text:p>
      <text:p text:style-name="P282"><text:span text:style-name="T282_1"><text:s text:c="3"/></text:span><text:span text:style-name="T282_2">margin</text:span><text:span text:style-name="T282_3">:<text:s/>3</text:span><text:span text:style-name="T282_4">px</text:span><text:span text:style-name="T282_5"><text:s/>0</text:span><text:span text:style-name="T282_6">px</text:span><text:span text:style-name="T282_7"><text:s/>0</text:span><text:span text:style-name="T282_8">px</text:span><text:span text:style-name="T282_9"><text:s/>0</text:span><text:span text:style-name="T282_10">px</text:span><text:span text:style-name="T282_11">; <text:s/></text:span></text:p>
      <text:p text:style-name="P283"><text:span text:style-name="T283_1"><text:s text:c="3"/></text:span><text:span text:style-name="T283_2">color</text:span><text:span text:style-name="T283_3">:<text:s/>#</text:span><text:span text:style-name="T283_4">fff</text:span><text:span text:style-name="T283_5">;<text:s/></text:span><text:span text:style-name="T283_6">border</text:span><text:span text:style-name="T283_7">-</text:span><text:span text:style-name="T283_8">radius</text:span><text:span text:style-name="T283_9">:<text:s/></text:span></text:p>
      <text:p text:style-name="P284"><text:span text:style-name="T284_1">}</text:span></text:p>
      <text:p text:style-name="P285"/>
      <text:p text:style-name="P286"><text:span text:style-name="T286_1">Support</text:span><text:span text:style-name="T286_2"><text:s/></text:span><text:span text:style-name="T286_3">Policy</text:span><text:span text:style-name="T286_4"><text:s/></text:span><text:span text:style-name="T286_5">for</text:span><text:span text:style-name="T286_6"><text:s/></text:span><text:span text:style-name="T286_7">CSS</text:span><text:span text:style-name="T286_8">3<text:s/></text:span><text:span text:style-name="T286_9">Modules</text:span></text:p>
      <text:list text:style-name="LS13" xml:id="list44">
        <text:list-item>
          <text:p text:style-name="P287"><text:span text:style-name="T287_1">As</text:span><text:span text:style-name="T287_2"><text:s/></text:span><text:span text:style-name="T287_3">of</text:span><text:span text:style-name="T287_4"><text:s/></text:span><text:span text:style-name="T287_5">this</text:span><text:span text:style-name="T287_6"><text:s/></text:span><text:span text:style-name="T287_7">year</text:span><text:span text:style-name="T287_8">,<text:s/></text:span><text:span text:style-name="T287_9">adoption</text:span><text:span text:style-name="T287_10"><text:s/></text:span><text:span text:style-name="T287_11">for</text:span><text:span text:style-name="T287_12"><text:s/></text:span><text:span text:style-name="T287_13">CSS</text:span><text:span text:style-name="T287_14">3<text:s/></text:span><text:span text:style-name="T287_15">is</text:span><text:span text:style-name="T287_16"><text:s/></text:span><text:span text:style-name="T287_17">growing</text:span><text:span text:style-name="T287_18"><text:s/></text:span><text:span text:style-name="T287_19">and</text:span><text:span text:style-name="T287_20"><text:s/></text:span><text:span text:style-name="T287_21">approaching</text:span><text:span text:style-name="T287_22"><text:s/></text:span><text:span text:style-name="T287_23">maturity</text:span><text:span text:style-name="T287_24">. <text:s/></text:span><text:span text:style-name="T287_25">Nonetheless</text:span><text:span text:style-name="T287_26">,<text:s/></text:span><text:span text:style-name="T287_27">support</text:span><text:span text:style-name="T287_28"><text:s/></text:span><text:span text:style-name="T287_29">for</text:span><text:span text:style-name="T287_30"><text:s/></text:span><text:span text:style-name="T287_31">Internet</text:span><text:span text:style-name="T287_32"><text:s/></text:span><text:span text:style-name="T287_33">Explorer</text:span><text:span text:style-name="T287_34"><text:s/>7<text:s/></text:span><text:span text:style-name="T287_35">still</text:span><text:span text:style-name="T287_36"><text:s/></text:span><text:span text:style-name="T287_37">exists</text:span><text:span text:style-name="T287_38">.<text:s/></text:span><text:span text:style-name="T287_39">We</text:span><text:span text:style-name="T287_40"><text:s/></text:span><text:span text:style-name="T287_41">should</text:span><text:span text:style-name="T287_42"><text:s/></text:span><text:span text:style-name="T287_43">do</text:span><text:span text:style-name="T287_44"><text:s/></text:span><text:span text:style-name="T287_45">our</text:span><text:span text:style-name="T287_46"><text:s/></text:span><text:span text:style-name="T287_47">best</text:span><text:span text:style-name="T287_48"><text:s/></text:span><text:span text:style-name="T287_49">to</text:span><text:span text:style-name="T287_50"><text:s/></text:span><text:span text:style-name="T287_51">provide</text:span><text:span text:style-name="T287_52"><text:s/></text:span><text:span text:style-name="T287_53">near</text:span><text:span text:style-name="T287_54"><text:s/></text:span><text:span text:style-name="T287_55">pixel</text:span><text:span text:style-name="T287_56"><text:s/></text:span><text:span text:style-name="T287_57">perfect</text:span><text:span text:style-name="T287_58"><text:s/></text:span><text:span text:style-name="T287_59">support</text:span><text:span text:style-name="T287_60"><text:s/></text:span><text:span text:style-name="T287_61">for</text:span><text:span text:style-name="T287_62"><text:s/></text:span><text:span text:style-name="T287_63">those</text:span><text:span text:style-name="T287_64"><text:s/></text:span><text:span text:style-name="T287_65">browsers</text:span><text:span text:style-name="T287_66">.</text:span></text:p>
        </text:list-item>
        <text:list-item>
          <text:p text:style-name="P288"><text:span text:style-name="T288_1">With</text:span><text:span text:style-name="T288_2"><text:s/></text:span><text:span text:style-name="T288_3">our</text:span><text:span text:style-name="T288_4"><text:s/></text:span><text:span text:style-name="T288_5">recent</text:span><text:span text:style-name="T288_6"><text:s/></text:span><text:span text:style-name="T288_7">adoption</text:span><text:span text:style-name="T288_8"><text:s/></text:span><text:span text:style-name="T288_9">of</text:span><text:span text:style-name="T288_10"><text:s/></text:span><text:span text:style-name="T288_11">sass</text:span><text:span text:style-name="T288_12">,<text:s/></text:span><text:span text:style-name="T288_13">making</text:span><text:span text:style-name="T288_14"><text:s/></text:span><text:span text:style-name="T288_15">changes</text:span><text:span text:style-name="T288_16"><text:s/></text:span><text:span text:style-name="T288_17">is</text:span><text:span text:style-name="T288_18"><text:s/></text:span><text:span text:style-name="T288_19">cheap</text:span><text:span text:style-name="T288_20"><text:s/></text:span><text:span text:style-name="T288_21">and</text:span><text:span text:style-name="T288_22"><text:s/></text:span><text:span text:style-name="T288_23">it</text:span><text:span text:style-name="T288_24"><text:s/></text:span><text:span text:style-name="T288_25">makes</text:span><text:span text:style-name="T288_26"><text:s/></text:span><text:span text:style-name="T288_27">sense</text:span><text:span text:style-name="T288_28"><text:s/></text:span><text:span text:style-name="T288_29">to</text:span><text:span text:style-name="T288_30"><text:s/></text:span><text:span text:style-name="T288_31">continue</text:span><text:span text:style-name="T288_32"><text:s/></text:span><text:span text:style-name="T288_33">to</text:span><text:span text:style-name="T288_34"><text:s/></text:span><text:span text:style-name="T288_35">adopt</text:span><text:span text:style-name="T288_36"><text:s/></text:span><text:span text:style-name="T288_37">graceful</text:span><text:span text:style-name="T288_38"><text:s/></text:span><text:span text:style-name="T288_39">degradation</text:span><text:span text:style-name="T288_40"><text:s/></text:span><text:span text:style-name="T288_41">policy</text:span><text:span text:style-name="T288_42"><text:s/></text:span><text:span text:style-name="T288_43">instead</text:span><text:span text:style-name="T288_44"><text:s/></text:span><text:span text:style-name="T288_45">of</text:span><text:span text:style-name="T288_46"><text:s/></text:span><text:span text:style-name="T288_47">progressive</text:span><text:span text:style-name="T288_48"><text:s/></text:span><text:span text:style-name="T288_49">enhancement</text:span><text:span text:style-name="T288_50">.</text:span></text:p>
        </text:list-item>
      </text:list>
      <text:h text:style-name="P289" text:outline-level="10"><text:bookmark-start text:name="h.a6k34d49efl9"/><text:bookmark-end text:name="h.a6k34d49efl9"/><text:span text:style-name="T289_1">Appendix</text:span><text:span text:style-name="T289_2"><text:s/></text:span><text:span text:style-name="T289_3">I</text:span><text:span text:style-name="T289_4">:<text:s/></text:span><text:span text:style-name="T289_5">Open</text:span><text:span text:style-name="T289_6"><text:s/></text:span><text:span text:style-name="T289_7">Source</text:span><text:span text:style-name="T289_8"><text:s/></text:span><text:span text:style-name="T289_9">Standards</text:span></text:h>
      <text:p text:style-name="P290"/>
      <text:p text:style-name="P291"><text:span text:style-name="T291_1">When</text:span><text:span text:style-name="T291_2"><text:s/></text:span><text:span text:style-name="T291_3">contributing</text:span><text:span text:style-name="T291_4"><text:s/></text:span><text:span text:style-name="T291_5">to</text:span><text:span text:style-name="T291_6"><text:s/></text:span><text:span text:style-name="T291_7">open</text:span><text:span text:style-name="T291_8"><text:s/></text:span><text:span text:style-name="T291_9">source</text:span><text:span text:style-name="T291_10"><text:s/></text:span><text:span text:style-name="T291_11">projects</text:span><text:span text:style-name="T291_12">.<text:s/></text:span><text:span text:style-name="T291_13">We</text:span><text:span text:style-name="T291_14"><text:s/></text:span><text:span text:style-name="T291_15">should</text:span><text:span text:style-name="T291_16"><text:s/></text:span><text:span text:style-name="T291_17">adhere</text:span><text:span text:style-name="T291_18"><text:s/></text:span><text:span text:style-name="T291_19">to</text:span><text:span text:style-name="T291_20"><text:s/></text:span><text:span text:style-name="T291_21">their</text:span><text:span text:style-name="T291_22"><text:s/></text:span><text:span text:style-name="T291_23">respective</text:span><text:span text:style-name="T291_24"><text:s/></text:span><text:span text:style-name="T291_25">development</text:span><text:span text:style-name="T291_26"><text:s/>/<text:s/></text:span><text:span text:style-name="T291_27">coding</text:span><text:span text:style-name="T291_28"><text:s/></text:span><text:span text:style-name="T291_29">guidelines</text:span><text:span text:style-name="T291_30">.<text:s/></text:span><text:span text:style-name="T291_31">Whether</text:span><text:span text:style-name="T291_32"><text:s/></text:span><text:span text:style-name="T291_33">they</text:span><text:span text:style-name="T291_34"><text:s/></text:span><text:span text:style-name="T291_35">are</text:span><text:span text:style-name="T291_36"><text:s/></text:span><text:span text:style-name="T291_37">pear</text:span><text:span text:style-name="T291_38">,<text:s/></text:span><text:span text:style-name="T291_39">wordpress</text:span><text:span text:style-name="T291_40">,<text:s/></text:span><text:span text:style-name="T291_41">drupal</text:span><text:span text:style-name="T291_42">,<text:s/></text:span><text:span text:style-name="T291_43">etc</text:span><text:span text:style-name="T291_44">.<text:s/></text:span><text:span text:style-name="T291_45">For</text:span><text:span text:style-name="T291_46"><text:s/></text:span><text:span text:style-name="T291_47">most</text:span><text:span text:style-name="T291_48"><text:s/></text:span><text:span text:style-name="T291_49">cases</text:span><text:span text:style-name="T291_50"><text:s/></text:span><text:span text:style-name="T291_51">we</text:span><text:span text:style-name="T291_52"><text:s/></text:span><text:span text:style-name="T291_53">should</text:span><text:span text:style-name="T291_54"><text:s/></text:span><text:span text:style-name="T291_55">follow</text:span><text:span text:style-name="T291_56"><text:s/></text:span><text:span text:style-name="T291_57">our</text:span><text:span text:style-name="T291_58"><text:s/></text:span><text:span text:style-name="T291_59">own</text:span><text:span text:style-name="T291_60"><text:s/></text:span><text:span text:style-name="T291_61">development</text:span><text:span text:style-name="T291_62"><text:s/></text:span><text:span text:style-name="T291_63">standards</text:span><text:span text:style-name="T291_64"><text:s/></text:span><text:span text:style-name="T291_65">for</text:span><text:span text:style-name="T291_66"><text:s/></text:span><text:span text:style-name="T291_67">developing</text:span><text:span text:style-name="T291_68"><text:s/></text:span><text:span text:style-name="T291_69">client</text:span><text:span text:style-name="T291_70"><text:s/></text:span><text:span text:style-name="T291_71">projects</text:span><text:span text:style-name="T291_72">.</text:span></text:p>
      <text:p text:style-name="P292"/>
      <text:p text:style-name="P293"><text:span text:style-name="T293_1">E</text:span><text:span text:style-name="T293_2">.</text:span><text:span text:style-name="T293_3">g</text:span><text:span text:style-name="T293_4">.<text:s/></text:span><text:span text:style-name="T293_5">A</text:span><text:span text:style-name="T293_6"><text:s/></text:span><text:span text:style-name="T293_7">drupal</text:span><text:span text:style-name="T293_8"><text:s/></text:span><text:span text:style-name="T293_9">file</text:span><text:span text:style-name="T293_10"><text:s/></text:span><text:span text:style-name="T293_11">should</text:span><text:span text:style-name="T293_12"><text:s/></text:span><text:span text:style-name="T293_13">follow</text:span><text:span text:style-name="T293_14"><text:s/></text:span><text:span text:style-name="T293_15">drupal</text:span><text:span text:style-name="T293_16"><text:s/>(</text:span><text:span text:style-name="T293_17">core</text:span><text:span text:style-name="T293_18">)<text:s/></text:span><text:span text:style-name="T293_19">standards</text:span><text:span text:style-name="T293_20">,<text:s/></text:span><text:span text:style-name="T293_21">a</text:span><text:span text:style-name="T293_22"><text:s/></text:span><text:span text:style-name="T293_23">symfony</text:span><text:span text:style-name="T293_24"><text:s/></text:span><text:span text:style-name="T293_25">file</text:span><text:span text:style-name="T293_26"><text:s/></text:span><text:span text:style-name="T293_27">should</text:span><text:span text:style-name="T293_28"><text:s/></text:span><text:span text:style-name="T293_29">follow</text:span><text:span text:style-name="T293_30"><text:s/></text:span><text:span text:style-name="T293_31">symfony</text:span><text:span text:style-name="T293_32"><text:s/></text:span><text:span text:style-name="T293_33">standards</text:span><text:span text:style-name="T293_34">,<text:s/></text:span><text:span text:style-name="T293_35">a</text:span><text:span text:style-name="T293_36"><text:s/></text:span><text:span text:style-name="T293_37">wordpress</text:span><text:span text:style-name="T293_38"><text:s/>(</text:span><text:span text:style-name="T293_39">core</text:span><text:span text:style-name="T293_40">)<text:s/></text:span><text:span text:style-name="T293_41">file</text:span><text:span text:style-name="T293_42"><text:s/></text:span><text:span text:style-name="T293_43">should</text:span><text:span text:style-name="T293_44"><text:s/></text:span><text:span text:style-name="T293_45">follow</text:span><text:span text:style-name="T293_46"><text:s/></text:span><text:span text:style-name="T293_47">wordpress</text:span><text:span text:style-name="T293_48"><text:s/></text:span><text:span text:style-name="T293_49">standards</text:span><text:span text:style-name="T293_50">,<text:s/></text:span><text:span text:style-name="T293_51">etc</text:span><text:span text:style-name="T293_52">.</text:span></text:p>
      <text:p text:style-name="P294"/>
      <text:h text:style-name="P295" text:outline-level="10"><text:bookmark-start text:name="h.r4rm45a76uwv"/><text:bookmark-end text:name="h.r4rm45a76uwv"/><text:span text:style-name="T295_1">Appendix</text:span><text:span text:style-name="T295_2"><text:s/></text:span><text:span text:style-name="T295_3">II</text:span><text:span text:style-name="T295_4">: <text:s/></text:span><text:span text:style-name="T295_5">Augusta</text:span><text:span text:style-name="T295_6"><text:s/></text:span><text:span text:style-name="T295_7">CSS</text:span><text:span text:style-name="T295_8"><text:s/></text:span><text:span text:style-name="T295_9">Structure</text:span></text:h>
      <text:p text:style-name="P296"/>
      <text:p text:style-name="P297"><text:span text:style-name="T297_1">mixins</text:span></text:p>
      <text:p text:style-name="P298"><text:span text:style-name="T298_1">.</text:span><text:span text:style-name="T298_2">zone</text:span><text:span text:style-name="T298_3">()</text:span></text:p>
      <text:p text:style-name="P299"><text:span text:style-name="T299_1"><text:s text:c="2"/>.</text:span><text:span text:style-name="T299_2">section</text:span><text:span text:style-name="T299_3">()</text:span></text:p>
      <text:p text:style-name="P300"><text:span text:style-name="T300_1"><text:s text:c="6"/></text:span></text:p>
      <text:p text:style-name="P301"><text:span text:style-name="T301_1">---</text:span></text:p>
      <text:p text:style-name="P302"><text:span text:style-name="T302_1">CSS</text:span><text:span text:style-name="T302_2"> <text:s/></text:span><text:span text:style-name="T302_3">Namespaces</text:span></text:p>
      <text:p text:style-name="P303"/>
      <text:p text:style-name="P304"><text:span text:style-name="T304_1"><text:s text:c="6"/></text:span><text:span text:style-name="T304_2">.</text:span><text:span text:style-name="T304_3">header</text:span></text:p>
      <text:p text:style-name="P305"><text:span text:style-name="T305_1"><text:s text:c="9"/>.</text:span><text:span text:style-name="T305_2">logo</text:span><text:span text:style-name="T305_3"><text:s text:c="11"/></text:span></text:p>
      <text:p text:style-name="P306"><text:span text:style-name="T306_1"><text:s text:c="6"/>.</text:span><text:span text:style-name="T306_2">nav</text:span></text:p>
      <text:p text:style-name="P307"><text:span text:style-name="T307_1"><text:s text:c="6"/></text:span><text:span text:style-name="T307_2">.</text:span><text:span text:style-name="T307_3">content</text:span></text:p>
      <text:p text:style-name="P308"><text:span text:style-name="T308_1"><text:s text:c="10"/>.</text:span><text:span text:style-name="T308_2">hero</text:span></text:p>
      <text:p text:style-name="P309"><text:span text:style-name="T309_1"><text:s text:c="10"/>.</text:span><text:span text:style-name="T309_2">article</text:span><text:span text:style-name="T309_3"><text:s/>(</text:span><text:span text:style-name="T309_4">loop</text:span><text:span text:style-name="T309_5">)</text:span></text:p>
      <text:p text:style-name="P310"><text:span text:style-name="T310_1"><text:s text:c="14"/>.</text:span><text:span text:style-name="T310_2">hgroup</text:span></text:p>
      <text:p text:style-name="P311"><text:span text:style-name="T311_1"><text:s text:c="18"/></text:span><text:span text:style-name="T311_2">h</text:span><text:span text:style-name="T311_3">1</text:span></text:p>
      <text:p text:style-name="P312"><text:span text:style-name="T312_1"><text:s text:c="18"/></text:span><text:span text:style-name="T312_2">h</text:span><text:span text:style-name="T312_3">2</text:span></text:p>
      <text:p text:style-name="P313"><text:span text:style-name="T313_1"><text:s text:c="14"/>.</text:span><text:span text:style-name="T313_2">figure</text:span></text:p>
      <text:p text:style-name="P314"><text:span text:style-name="T314_1"><text:s text:c="19"/></text:span><text:span text:style-name="T314_2">img</text:span></text:p>
      <text:p text:style-name="P315"><text:span text:style-name="T315_1"><text:s text:c="19"/>.</text:span><text:span text:style-name="T315_2">figcaption</text:span></text:p>
      <text:p text:style-name="P316"><text:span text:style-name="T316_1"><text:s text:c="10"/>.</text:span><text:span text:style-name="T316_2">sidebar</text:span></text:p>
      <text:p text:style-name="P317"><text:span text:style-name="T317_1"><text:s text:c="14"/>.</text:span><text:span text:style-name="T317_2">search</text:span></text:p>
      <text:p text:style-name="P318"><text:span text:style-name="T318_1"><text:s text:c="7"/></text:span><text:span text:style-name="T318_2">.</text:span><text:span text:style-name="T318_3">footer</text:span></text:p>
      <text:p text:style-name="P319"><text:span text:style-name="T319_1"><text:s text:c="6"/></text:span><text:span text:style-name="T319_2"><text:s/>.</text:span><text:span text:style-name="T319_3">meta</text:span></text:p>
      <text:p text:style-name="P320"><text:span text:style-name="T320_1"><text:s text:c="11"/>.</text:span><text:span text:style-name="T320_2">company</text:span></text:p>
      <text:p text:style-name="P321"><text:span text:style-name="T321_1"><text:s text:c="11"/>.</text:span><text:span text:style-name="T321_2">colophon</text:span></text:p>
      <text:p text:style-name="P322"><text:span text:style-name="T322_1">----</text:span></text:p>
      <text:p text:style-name="P323"/>
      <text:p text:style-name="P324"><text:span text:style-name="T324_1">Stylesheet</text:span><text:span text:style-name="T324_2"><text:s/></text:span><text:span text:style-name="T324_3">load</text:span><text:span text:style-name="T324_4"><text:s/></text:span><text:span text:style-name="T324_5">order</text:span></text:p>
      <text:p text:style-name="P325"/>
      <text:p text:style-name="P326"><text:span text:style-name="T326_1"><text:s text:c="3"/></text:span><text:span text:style-name="T326_2">reset</text:span></text:p>
      <text:p text:style-name="P327"><text:span text:style-name="T327_1"><text:s text:c="3"/></text:span><text:span text:style-name="T327_2">text</text:span></text:p>
      <text:p text:style-name="P328"><text:span text:style-name="T328_1"><text:s text:c="3"/>960</text:span><text:span text:style-name="T328_2">gs</text:span></text:p>
      <text:p text:style-name="P329"><text:span text:style-name="T329_1"><text:s text:c="3"/></text:span><text:span text:style-name="T329_2">formalize</text:span><text:span text:style-name="T329_3">.</text:span><text:span text:style-name="T329_4">css</text:span></text:p>
      <text:p text:style-name="P330"><text:span text:style-name="T330_1"><text:s text:c="3"/></text:span><text:span text:style-name="T330_2">helper</text:span><text:span text:style-name="T330_3">.</text:span><text:span text:style-name="T330_4">css</text:span></text:p>
      <text:p text:style-name="P331"><text:span text:style-name="T331_1"><text:s/></text:span><text:span text:style-name="T331_2">global</text:span><text:span text:style-name="T331_3">.</text:span><text:span text:style-name="T331_4">css</text:span></text:p>
      <text:p text:style-name="P332"><text:span text:style-name="T332_1"><text:s text:c="2"/>1200.</text:span><text:span text:style-name="T332_2">css</text:span></text:p>
      <text:p text:style-name="P333"><text:span text:style-name="T333_1"><text:s/></text:span></text:p>
      <text:p text:style-name="P3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